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sures, extérieures, plein soleil, ombre, végétation" table:style-name="ta1"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Uv*2000</text:p>
          </table:table-cell>
          <table:table-cell table:number-columns-repeated="2" office:value-type="string" calcext:value-type="string">
            <text:p>ratio lux / uv</text:p>
          </table:table-cell>
          <table:table-cell table:style-name="Default" office:value-type="string" calcext:value-type="string">
            <text:p>LV</text:p>
          </table:table-cell>
          <table:table-cell table:style-name="Default" office:value-type="string" calcext:value-type="string">
            <text:p>log uv</text:p>
          </table:table-cell>
          <table:table-cell/>
          <table:table-cell office:value-type="string" calcext:value-type="string">
            <text:p>coef u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float" office:value="3" calcext:value-type="float">
            <text:p>3</text:p>
          </table:table-cell>
          <table:table-cell table:formula="of:=[.B2]*2000" office:value-type="float" office:value="6000" calcext:value-type="float">
            <text:p>6000</text:p>
          </table:table-cell>
          <table:table-cell table:formula="of:=10 * [.A2]/[.B2]" office:value-type="float" office:value="21516.6666666667" calcext:value-type="float">
            <text:p>21516,6666666667</text:p>
          </table:table-cell>
          <table:table-cell table:formula="of:=[.A2]/[.B2]" office:value-type="float" office:value="2151.66666666667" calcext:value-type="float">
            <text:p>2151,66666666667</text:p>
          </table:table-cell>
          <table:table-cell table:formula="of:=LOG([.A2];2)-1.3219" office:value-type="float" office:value="11.3343013801946" calcext:value-type="float">
            <text:p>11,33</text:p>
          </table:table-cell>
          <table:table-cell table:formula="of:=[.$J$1] * LOG([.B2] + [.$J$2]; 2) + [.$J$3]" office:value-type="float" office:value="11.264536430999" calcext:value-type="float">
            <text:p>11,26</text:p>
          </table:table-cell>
          <table:table-cell/>
          <table:table-cell office:value-type="string" calcext:value-type="string">
            <text:p>offset pas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float" office:value="3" calcext:value-type="float">
            <text:p>3</text:p>
          </table:table-cell>
          <table:table-cell table:formula="of:=[.B3]*2000" office:value-type="float" office:value="6000" calcext:value-type="float">
            <text:p>6000</text:p>
          </table:table-cell>
          <table:table-cell table:formula="of:=10 * [.A3]/[.B3]" office:value-type="float" office:value="21506.6666666667" calcext:value-type="float">
            <text:p>21506,6666666667</text:p>
          </table:table-cell>
          <table:table-cell table:formula="of:=[.A3]/[.B3]" office:value-type="float" office:value="2150.66666666667" calcext:value-type="float">
            <text:p>2150,66666666667</text:p>
          </table:table-cell>
          <table:table-cell table:formula="of:=LOG([.A3];2)-1.3219" office:value-type="float" office:value="11.3336307231556" calcext:value-type="float">
            <text:p>11,33</text:p>
          </table:table-cell>
          <table:table-cell table:formula="of:=[.$J$1] * LOG([.B3] + [.$J$2]; 2) + [.$J$3]" office:value-type="float" office:value="11.264536430999" calcext:value-type="float">
            <text:p>11,26</text:p>
          </table:table-cell>
          <table:table-cell/>
          <table:table-cell office:value-type="string" calcext:value-type="string">
            <text:p>offset uv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float" office:value="3" calcext:value-type="float">
            <text:p>3</text:p>
          </table:table-cell>
          <table:table-cell table:formula="of:=[.B4]*2000" office:value-type="float" office:value="6000" calcext:value-type="float">
            <text:p>6000</text:p>
          </table:table-cell>
          <table:table-cell table:formula="of:=10 * [.A4]/[.B4]" office:value-type="float" office:value="21506.6666666667" calcext:value-type="float">
            <text:p>21506,6666666667</text:p>
          </table:table-cell>
          <table:table-cell table:formula="of:=[.A4]/[.B4]" office:value-type="float" office:value="2150.66666666667" calcext:value-type="float">
            <text:p>2150,66666666667</text:p>
          </table:table-cell>
          <table:table-cell table:formula="of:=LOG([.A4];2)-1.3219" office:value-type="float" office:value="11.3336307231556" calcext:value-type="float">
            <text:p>11,33</text:p>
          </table:table-cell>
          <table:table-cell table:formula="of:=[.$J$1] * LOG([.B4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float" office:value="3" calcext:value-type="float">
            <text:p>3</text:p>
          </table:table-cell>
          <table:table-cell table:formula="of:=[.B5]*2000" office:value-type="float" office:value="6000" calcext:value-type="float">
            <text:p>6000</text:p>
          </table:table-cell>
          <table:table-cell table:formula="of:=10 * [.A5]/[.B5]" office:value-type="float" office:value="21436.6666666667" calcext:value-type="float">
            <text:p>21436,6666666667</text:p>
          </table:table-cell>
          <table:table-cell table:formula="of:=[.A5]/[.B5]" office:value-type="float" office:value="2143.66666666667" calcext:value-type="float">
            <text:p>2143,66666666667</text:p>
          </table:table-cell>
          <table:table-cell table:formula="of:=LOG([.A5];2)-1.3219" office:value-type="float" office:value="11.3289273741388" calcext:value-type="float">
            <text:p>11,33</text:p>
          </table:table-cell>
          <table:table-cell table:formula="of:=[.$J$1] * LOG([.B5] + [.$J$2]; 2) + [.$J$3]" office:value-type="float" office:value="11.264536430999" calcext:value-type="float">
            <text:p>11,26</text:p>
          </table:table-cell>
          <table:table-cell>
            <draw:frame table:end-cell-address="'Mesures, extérieures, plein soleil, ombre, végétation'.Q32" table:end-x="17.9mm" table:end-y="2.64mm" draw:z-index="0" draw:style-name="gr1" draw:text-style-name="P1" svg:width="212.83mm" svg:height="122.7mm" svg:x="8.27mm" svg:y="1.86mm">
              <draw:object draw:notify-on-update-of-ranges="'Mesures, extérieures, plein soleil, ombre, végétation'.F1:'Mesures, extérieures, plein soleil, ombre, végétation'.F1 'Mesures, extérieures, plein soleil, ombre, végétation'.F2:'Mesures, extérieures, plein soleil, ombre, végétation'.F621 'Mesures, extérieures, plein soleil, ombre, végétation'.G1:'Mesures, extérieures, plein soleil, ombre, végétation'.G1 'Mesures, extérieures, plein soleil, ombre, végétation'.G2:'Mesures, extérieures, plein soleil, ombre, végétation'.G62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float" office:value="3" calcext:value-type="float">
            <text:p>3</text:p>
          </table:table-cell>
          <table:table-cell table:formula="of:=[.B6]*2000" office:value-type="float" office:value="6000" calcext:value-type="float">
            <text:p>6000</text:p>
          </table:table-cell>
          <table:table-cell table:formula="of:=10 * [.A6]/[.B6]" office:value-type="float" office:value="21436.6666666667" calcext:value-type="float">
            <text:p>21436,6666666667</text:p>
          </table:table-cell>
          <table:table-cell table:formula="of:=[.A6]/[.B6]" office:value-type="float" office:value="2143.66666666667" calcext:value-type="float">
            <text:p>2143,66666666667</text:p>
          </table:table-cell>
          <table:table-cell table:formula="of:=LOG([.A6];2)-1.3219" office:value-type="float" office:value="11.3289273741388" calcext:value-type="float">
            <text:p>11,33</text:p>
          </table:table-cell>
          <table:table-cell table:formula="of:=[.$J$1] * LOG([.B6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6368" calcext:value-type="float">
            <text:p>6368</text:p>
          </table:table-cell>
          <table:table-cell office:value-type="float" office:value="3" calcext:value-type="float">
            <text:p>3</text:p>
          </table:table-cell>
          <table:table-cell table:formula="of:=[.B7]*2000" office:value-type="float" office:value="6000" calcext:value-type="float">
            <text:p>6000</text:p>
          </table:table-cell>
          <table:table-cell table:formula="of:=10 * [.A7]/[.B7]" office:value-type="float" office:value="21226.6666666667" calcext:value-type="float">
            <text:p>21226,6666666667</text:p>
          </table:table-cell>
          <table:table-cell table:formula="of:=[.A7]/[.B7]" office:value-type="float" office:value="2122.66666666667" calcext:value-type="float">
            <text:p>2122,66666666667</text:p>
          </table:table-cell>
          <table:table-cell table:formula="of:=LOG([.A7];2)-1.3219" office:value-type="float" office:value="11.3147246205437" calcext:value-type="float">
            <text:p>11,31</text:p>
          </table:table-cell>
          <table:table-cell table:formula="of:=[.$J$1] * LOG([.B7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6368" calcext:value-type="float">
            <text:p>6368</text:p>
          </table:table-cell>
          <table:table-cell office:value-type="float" office:value="3" calcext:value-type="float">
            <text:p>3</text:p>
          </table:table-cell>
          <table:table-cell table:formula="of:=[.B8]*2000" office:value-type="float" office:value="6000" calcext:value-type="float">
            <text:p>6000</text:p>
          </table:table-cell>
          <table:table-cell table:formula="of:=10 * [.A8]/[.B8]" office:value-type="float" office:value="21226.6666666667" calcext:value-type="float">
            <text:p>21226,6666666667</text:p>
          </table:table-cell>
          <table:table-cell table:formula="of:=[.A8]/[.B8]" office:value-type="float" office:value="2122.66666666667" calcext:value-type="float">
            <text:p>2122,66666666667</text:p>
          </table:table-cell>
          <table:table-cell table:formula="of:=LOG([.A8];2)-1.3219" office:value-type="float" office:value="11.3147246205437" calcext:value-type="float">
            <text:p>11,31</text:p>
          </table:table-cell>
          <table:table-cell table:formula="of:=[.$J$1] * LOG([.B8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3" calcext:value-type="float">
            <text:p>3</text:p>
          </table:table-cell>
          <table:table-cell table:formula="of:=[.B9]*2000" office:value-type="float" office:value="6000" calcext:value-type="float">
            <text:p>6000</text:p>
          </table:table-cell>
          <table:table-cell table:formula="of:=10 * [.A9]/[.B9]" office:value-type="float" office:value="21120" calcext:value-type="float">
            <text:p>21120</text:p>
          </table:table-cell>
          <table:table-cell table:formula="of:=[.A9]/[.B9]" office:value-type="float" office:value="2112" calcext:value-type="float">
            <text:p>2112</text:p>
          </table:table-cell>
          <table:table-cell table:formula="of:=LOG([.A9];2)-1.3219" office:value-type="float" office:value="11.3074566200796" calcext:value-type="float">
            <text:p>11,31</text:p>
          </table:table-cell>
          <table:table-cell table:formula="of:=[.$J$1] * LOG([.B9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3" calcext:value-type="float">
            <text:p>3</text:p>
          </table:table-cell>
          <table:table-cell table:formula="of:=[.B10]*2000" office:value-type="float" office:value="6000" calcext:value-type="float">
            <text:p>6000</text:p>
          </table:table-cell>
          <table:table-cell table:formula="of:=10 * [.A10]/[.B10]" office:value-type="float" office:value="21120" calcext:value-type="float">
            <text:p>21120</text:p>
          </table:table-cell>
          <table:table-cell table:formula="of:=[.A10]/[.B10]" office:value-type="float" office:value="2112" calcext:value-type="float">
            <text:p>2112</text:p>
          </table:table-cell>
          <table:table-cell table:formula="of:=LOG([.A10];2)-1.3219" office:value-type="float" office:value="11.3074566200796" calcext:value-type="float">
            <text:p>11,31</text:p>
          </table:table-cell>
          <table:table-cell table:formula="of:=[.$J$1] * LOG([.B10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float" office:value="3" calcext:value-type="float">
            <text:p>3</text:p>
          </table:table-cell>
          <table:table-cell table:formula="of:=[.B11]*2000" office:value-type="float" office:value="6000" calcext:value-type="float">
            <text:p>6000</text:p>
          </table:table-cell>
          <table:table-cell table:formula="of:=10 * [.A11]/[.B11]" office:value-type="float" office:value="21080" calcext:value-type="float">
            <text:p>21080</text:p>
          </table:table-cell>
          <table:table-cell table:formula="of:=[.A11]/[.B11]" office:value-type="float" office:value="2108" calcext:value-type="float">
            <text:p>2108</text:p>
          </table:table-cell>
          <table:table-cell table:formula="of:=LOG([.A11];2)-1.3219" office:value-type="float" office:value="11.3047216523584" calcext:value-type="float">
            <text:p>11,30</text:p>
          </table:table-cell>
          <table:table-cell table:formula="of:=[.$J$1] * LOG([.B11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float" office:value="3" calcext:value-type="float">
            <text:p>3</text:p>
          </table:table-cell>
          <table:table-cell table:formula="of:=[.B12]*2000" office:value-type="float" office:value="6000" calcext:value-type="float">
            <text:p>6000</text:p>
          </table:table-cell>
          <table:table-cell table:formula="of:=10 * [.A12]/[.B12]" office:value-type="float" office:value="21080" calcext:value-type="float">
            <text:p>21080</text:p>
          </table:table-cell>
          <table:table-cell table:formula="of:=[.A12]/[.B12]" office:value-type="float" office:value="2108" calcext:value-type="float">
            <text:p>2108</text:p>
          </table:table-cell>
          <table:table-cell table:formula="of:=LOG([.A12];2)-1.3219" office:value-type="float" office:value="11.3047216523584" calcext:value-type="float">
            <text:p>11,30</text:p>
          </table:table-cell>
          <table:table-cell table:formula="of:=[.$J$1] * LOG([.B12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float" office:value="3" calcext:value-type="float">
            <text:p>3</text:p>
          </table:table-cell>
          <table:table-cell table:formula="of:=[.B13]*2000" office:value-type="float" office:value="6000" calcext:value-type="float">
            <text:p>6000</text:p>
          </table:table-cell>
          <table:table-cell table:formula="of:=10 * [.A13]/[.B13]" office:value-type="float" office:value="21043.3333333333" calcext:value-type="float">
            <text:p>21043,3333333333</text:p>
          </table:table-cell>
          <table:table-cell table:formula="of:=[.A13]/[.B13]" office:value-type="float" office:value="2104.33333333333" calcext:value-type="float">
            <text:p>2104,33333333333</text:p>
          </table:table-cell>
          <table:table-cell table:formula="of:=LOG([.A13];2)-1.3219" office:value-type="float" office:value="11.302210035763" calcext:value-type="float">
            <text:p>11,30</text:p>
          </table:table-cell>
          <table:table-cell table:formula="of:=[.$J$1] * LOG([.B13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float" office:value="3" calcext:value-type="float">
            <text:p>3</text:p>
          </table:table-cell>
          <table:table-cell table:formula="of:=[.B14]*2000" office:value-type="float" office:value="6000" calcext:value-type="float">
            <text:p>6000</text:p>
          </table:table-cell>
          <table:table-cell table:formula="of:=10 * [.A14]/[.B14]" office:value-type="float" office:value="21043.3333333333" calcext:value-type="float">
            <text:p>21043,3333333333</text:p>
          </table:table-cell>
          <table:table-cell table:formula="of:=[.A14]/[.B14]" office:value-type="float" office:value="2104.33333333333" calcext:value-type="float">
            <text:p>2104,33333333333</text:p>
          </table:table-cell>
          <table:table-cell table:formula="of:=LOG([.A14];2)-1.3219" office:value-type="float" office:value="11.302210035763" calcext:value-type="float">
            <text:p>11,30</text:p>
          </table:table-cell>
          <table:table-cell table:formula="of:=[.$J$1] * LOG([.B14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float" office:value="3" calcext:value-type="float">
            <text:p>3</text:p>
          </table:table-cell>
          <table:table-cell table:formula="of:=[.B15]*2000" office:value-type="float" office:value="6000" calcext:value-type="float">
            <text:p>6000</text:p>
          </table:table-cell>
          <table:table-cell table:formula="of:=10 * [.A15]/[.B15]" office:value-type="float" office:value="21090" calcext:value-type="float">
            <text:p>21090</text:p>
          </table:table-cell>
          <table:table-cell table:formula="of:=[.A15]/[.B15]" office:value-type="float" office:value="2109" calcext:value-type="float">
            <text:p>2109</text:p>
          </table:table-cell>
          <table:table-cell table:formula="of:=LOG([.A15];2)-1.3219" office:value-type="float" office:value="11.3054058805149" calcext:value-type="float">
            <text:p>11,31</text:p>
          </table:table-cell>
          <table:table-cell table:formula="of:=[.$J$1] * LOG([.B15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float" office:value="3" calcext:value-type="float">
            <text:p>3</text:p>
          </table:table-cell>
          <table:table-cell table:formula="of:=[.B16]*2000" office:value-type="float" office:value="6000" calcext:value-type="float">
            <text:p>6000</text:p>
          </table:table-cell>
          <table:table-cell table:formula="of:=10 * [.A16]/[.B16]" office:value-type="float" office:value="21090" calcext:value-type="float">
            <text:p>21090</text:p>
          </table:table-cell>
          <table:table-cell table:formula="of:=[.A16]/[.B16]" office:value-type="float" office:value="2109" calcext:value-type="float">
            <text:p>2109</text:p>
          </table:table-cell>
          <table:table-cell table:formula="of:=LOG([.A16];2)-1.3219" office:value-type="float" office:value="11.3054058805149" calcext:value-type="float">
            <text:p>11,31</text:p>
          </table:table-cell>
          <table:table-cell table:formula="of:=[.$J$1] * LOG([.B16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3" calcext:value-type="float">
            <text:p>3</text:p>
          </table:table-cell>
          <table:table-cell table:formula="of:=[.B17]*2000" office:value-type="float" office:value="6000" calcext:value-type="float">
            <text:p>6000</text:p>
          </table:table-cell>
          <table:table-cell table:formula="of:=10 * [.A17]/[.B17]" office:value-type="float" office:value="20883.3333333333" calcext:value-type="float">
            <text:p>20883,3333333333</text:p>
          </table:table-cell>
          <table:table-cell table:formula="of:=[.A17]/[.B17]" office:value-type="float" office:value="2088.33333333333" calcext:value-type="float">
            <text:p>2088,33333333333</text:p>
          </table:table-cell>
          <table:table-cell table:formula="of:=LOG([.A17];2)-1.3219" office:value-type="float" office:value="11.2911987942092" calcext:value-type="float">
            <text:p>11,29</text:p>
          </table:table-cell>
          <table:table-cell table:formula="of:=[.$J$1] * LOG([.B17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3" calcext:value-type="float">
            <text:p>3</text:p>
          </table:table-cell>
          <table:table-cell table:formula="of:=[.B18]*2000" office:value-type="float" office:value="6000" calcext:value-type="float">
            <text:p>6000</text:p>
          </table:table-cell>
          <table:table-cell table:formula="of:=10 * [.A18]/[.B18]" office:value-type="float" office:value="20883.3333333333" calcext:value-type="float">
            <text:p>20883,3333333333</text:p>
          </table:table-cell>
          <table:table-cell table:formula="of:=[.A18]/[.B18]" office:value-type="float" office:value="2088.33333333333" calcext:value-type="float">
            <text:p>2088,33333333333</text:p>
          </table:table-cell>
          <table:table-cell table:formula="of:=LOG([.A18];2)-1.3219" office:value-type="float" office:value="11.2911987942092" calcext:value-type="float">
            <text:p>11,29</text:p>
          </table:table-cell>
          <table:table-cell table:formula="of:=[.$J$1] * LOG([.B18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3" calcext:value-type="float">
            <text:p>3</text:p>
          </table:table-cell>
          <table:table-cell table:formula="of:=[.B19]*2000" office:value-type="float" office:value="6000" calcext:value-type="float">
            <text:p>6000</text:p>
          </table:table-cell>
          <table:table-cell table:formula="of:=10 * [.A19]/[.B19]" office:value-type="float" office:value="20543.3333333333" calcext:value-type="float">
            <text:p>20543,3333333333</text:p>
          </table:table-cell>
          <table:table-cell table:formula="of:=[.A19]/[.B19]" office:value-type="float" office:value="2054.33333333333" calcext:value-type="float">
            <text:p>2054,33333333333</text:p>
          </table:table-cell>
          <table:table-cell table:formula="of:=LOG([.A19];2)-1.3219" office:value-type="float" office:value="11.2675170757686" calcext:value-type="float">
            <text:p>11,27</text:p>
          </table:table-cell>
          <table:table-cell table:formula="of:=[.$J$1] * LOG([.B19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3" calcext:value-type="float">
            <text:p>3</text:p>
          </table:table-cell>
          <table:table-cell table:formula="of:=[.B20]*2000" office:value-type="float" office:value="6000" calcext:value-type="float">
            <text:p>6000</text:p>
          </table:table-cell>
          <table:table-cell table:formula="of:=10 * [.A20]/[.B20]" office:value-type="float" office:value="20543.3333333333" calcext:value-type="float">
            <text:p>20543,3333333333</text:p>
          </table:table-cell>
          <table:table-cell table:formula="of:=[.A20]/[.B20]" office:value-type="float" office:value="2054.33333333333" calcext:value-type="float">
            <text:p>2054,33333333333</text:p>
          </table:table-cell>
          <table:table-cell table:formula="of:=LOG([.A20];2)-1.3219" office:value-type="float" office:value="11.2675170757686" calcext:value-type="float">
            <text:p>11,27</text:p>
          </table:table-cell>
          <table:table-cell table:formula="of:=[.$J$1] * LOG([.B20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float" office:value="3" calcext:value-type="float">
            <text:p>3</text:p>
          </table:table-cell>
          <table:table-cell table:formula="of:=[.B21]*2000" office:value-type="float" office:value="6000" calcext:value-type="float">
            <text:p>6000</text:p>
          </table:table-cell>
          <table:table-cell table:formula="of:=10 * [.A21]/[.B21]" office:value-type="float" office:value="20583.3333333333" calcext:value-type="float">
            <text:p>20583,3333333333</text:p>
          </table:table-cell>
          <table:table-cell table:formula="of:=[.A21]/[.B21]" office:value-type="float" office:value="2058.33333333333" calcext:value-type="float">
            <text:p>2058,33333333333</text:p>
          </table:table-cell>
          <table:table-cell table:formula="of:=LOG([.A21];2)-1.3219" office:value-type="float" office:value="11.2703234213594" calcext:value-type="float">
            <text:p>11,27</text:p>
          </table:table-cell>
          <table:table-cell table:formula="of:=[.$J$1] * LOG([.B21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float" office:value="3" calcext:value-type="float">
            <text:p>3</text:p>
          </table:table-cell>
          <table:table-cell table:formula="of:=[.B22]*2000" office:value-type="float" office:value="6000" calcext:value-type="float">
            <text:p>6000</text:p>
          </table:table-cell>
          <table:table-cell table:formula="of:=10 * [.A22]/[.B22]" office:value-type="float" office:value="20583.3333333333" calcext:value-type="float">
            <text:p>20583,3333333333</text:p>
          </table:table-cell>
          <table:table-cell table:formula="of:=[.A22]/[.B22]" office:value-type="float" office:value="2058.33333333333" calcext:value-type="float">
            <text:p>2058,33333333333</text:p>
          </table:table-cell>
          <table:table-cell table:formula="of:=LOG([.A22];2)-1.3219" office:value-type="float" office:value="11.2703234213594" calcext:value-type="float">
            <text:p>11,27</text:p>
          </table:table-cell>
          <table:table-cell table:formula="of:=[.$J$1] * LOG([.B22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float" office:value="3" calcext:value-type="float">
            <text:p>3</text:p>
          </table:table-cell>
          <table:table-cell table:formula="of:=[.B23]*2000" office:value-type="float" office:value="6000" calcext:value-type="float">
            <text:p>6000</text:p>
          </table:table-cell>
          <table:table-cell table:formula="of:=10 * [.A23]/[.B23]" office:value-type="float" office:value="20740" calcext:value-type="float">
            <text:p>20740</text:p>
          </table:table-cell>
          <table:table-cell table:formula="of:=[.A23]/[.B23]" office:value-type="float" office:value="2074" calcext:value-type="float">
            <text:p>2074</text:p>
          </table:table-cell>
          <table:table-cell table:formula="of:=LOG([.A23];2)-1.3219" office:value-type="float" office:value="11.2812626795344" calcext:value-type="float">
            <text:p>11,28</text:p>
          </table:table-cell>
          <table:table-cell table:formula="of:=[.$J$1] * LOG([.B23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float" office:value="2" calcext:value-type="float">
            <text:p>2</text:p>
          </table:table-cell>
          <table:table-cell table:formula="of:=[.B24]*2000" office:value-type="float" office:value="4000" calcext:value-type="float">
            <text:p>4000</text:p>
          </table:table-cell>
          <table:table-cell table:formula="of:=10 * [.A24]/[.B24]" office:value-type="float" office:value="31110" calcext:value-type="float">
            <text:p>31110</text:p>
          </table:table-cell>
          <table:table-cell table:formula="of:=[.A24]/[.B24]" office:value-type="float" office:value="3111" calcext:value-type="float">
            <text:p>3111</text:p>
          </table:table-cell>
          <table:table-cell table:formula="of:=LOG([.A24];2)-1.3219" office:value-type="float" office:value="11.2812626795344" calcext:value-type="float">
            <text:p>11,28</text:p>
          </table:table-cell>
          <table:table-cell table:formula="of:=[.$J$1] * LOG([.B24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2" calcext:value-type="float">
            <text:p>2</text:p>
          </table:table-cell>
          <table:table-cell table:formula="of:=[.B25]*2000" office:value-type="float" office:value="4000" calcext:value-type="float">
            <text:p>4000</text:p>
          </table:table-cell>
          <table:table-cell table:formula="of:=10 * [.A25]/[.B25]" office:value-type="float" office:value="30230" calcext:value-type="float">
            <text:p>30230</text:p>
          </table:table-cell>
          <table:table-cell table:formula="of:=[.A25]/[.B25]" office:value-type="float" office:value="3023" calcext:value-type="float">
            <text:p>3023</text:p>
          </table:table-cell>
          <table:table-cell table:formula="of:=LOG([.A25];2)-1.3219" office:value-type="float" office:value="11.2398652636277" calcext:value-type="float">
            <text:p>11,24</text:p>
          </table:table-cell>
          <table:table-cell table:formula="of:=[.$J$1] * LOG([.B25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2" calcext:value-type="float">
            <text:p>2</text:p>
          </table:table-cell>
          <table:table-cell table:formula="of:=[.B26]*2000" office:value-type="float" office:value="4000" calcext:value-type="float">
            <text:p>4000</text:p>
          </table:table-cell>
          <table:table-cell table:formula="of:=10 * [.A26]/[.B26]" office:value-type="float" office:value="30230" calcext:value-type="float">
            <text:p>30230</text:p>
          </table:table-cell>
          <table:table-cell table:formula="of:=[.A26]/[.B26]" office:value-type="float" office:value="3023" calcext:value-type="float">
            <text:p>3023</text:p>
          </table:table-cell>
          <table:table-cell table:formula="of:=LOG([.A26];2)-1.3219" office:value-type="float" office:value="11.2398652636277" calcext:value-type="float">
            <text:p>11,24</text:p>
          </table:table-cell>
          <table:table-cell table:formula="of:=[.$J$1] * LOG([.B26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float" office:value="2" calcext:value-type="float">
            <text:p>2</text:p>
          </table:table-cell>
          <table:table-cell table:formula="of:=[.B27]*2000" office:value-type="float" office:value="4000" calcext:value-type="float">
            <text:p>4000</text:p>
          </table:table-cell>
          <table:table-cell table:formula="of:=10 * [.A27]/[.B27]" office:value-type="float" office:value="26955" calcext:value-type="float">
            <text:p>26955</text:p>
          </table:table-cell>
          <table:table-cell table:formula="of:=[.A27]/[.B27]" office:value-type="float" office:value="2695.5" calcext:value-type="float">
            <text:p>2695,5</text:p>
          </table:table-cell>
          <table:table-cell table:formula="of:=LOG([.A27];2)-1.3219" office:value-type="float" office:value="11.0744371942311" calcext:value-type="float">
            <text:p>11,07</text:p>
          </table:table-cell>
          <table:table-cell table:formula="of:=[.$J$1] * LOG([.B27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float" office:value="2" calcext:value-type="float">
            <text:p>2</text:p>
          </table:table-cell>
          <table:table-cell table:formula="of:=[.B28]*2000" office:value-type="float" office:value="4000" calcext:value-type="float">
            <text:p>4000</text:p>
          </table:table-cell>
          <table:table-cell table:formula="of:=10 * [.A28]/[.B28]" office:value-type="float" office:value="26955" calcext:value-type="float">
            <text:p>26955</text:p>
          </table:table-cell>
          <table:table-cell table:formula="of:=[.A28]/[.B28]" office:value-type="float" office:value="2695.5" calcext:value-type="float">
            <text:p>2695,5</text:p>
          </table:table-cell>
          <table:table-cell table:formula="of:=LOG([.A28];2)-1.3219" office:value-type="float" office:value="11.0744371942311" calcext:value-type="float">
            <text:p>11,07</text:p>
          </table:table-cell>
          <table:table-cell table:formula="of:=[.$J$1] * LOG([.B28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float" office:value="2" calcext:value-type="float">
            <text:p>2</text:p>
          </table:table-cell>
          <table:table-cell table:formula="of:=[.B29]*2000" office:value-type="float" office:value="4000" calcext:value-type="float">
            <text:p>4000</text:p>
          </table:table-cell>
          <table:table-cell table:formula="of:=10 * [.A29]/[.B29]" office:value-type="float" office:value="29490" calcext:value-type="float">
            <text:p>29490</text:p>
          </table:table-cell>
          <table:table-cell table:formula="of:=[.A29]/[.B29]" office:value-type="float" office:value="2949" calcext:value-type="float">
            <text:p>2949</text:p>
          </table:table-cell>
          <table:table-cell table:formula="of:=LOG([.A29];2)-1.3219" office:value-type="float" office:value="11.2041101070617" calcext:value-type="float">
            <text:p>11,20</text:p>
          </table:table-cell>
          <table:table-cell table:formula="of:=[.$J$1] * LOG([.B29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float" office:value="2" calcext:value-type="float">
            <text:p>2</text:p>
          </table:table-cell>
          <table:table-cell table:formula="of:=[.B30]*2000" office:value-type="float" office:value="4000" calcext:value-type="float">
            <text:p>4000</text:p>
          </table:table-cell>
          <table:table-cell table:formula="of:=10 * [.A30]/[.B30]" office:value-type="float" office:value="29490" calcext:value-type="float">
            <text:p>29490</text:p>
          </table:table-cell>
          <table:table-cell table:formula="of:=[.A30]/[.B30]" office:value-type="float" office:value="2949" calcext:value-type="float">
            <text:p>2949</text:p>
          </table:table-cell>
          <table:table-cell table:formula="of:=LOG([.A30];2)-1.3219" office:value-type="float" office:value="11.2041101070617" calcext:value-type="float">
            <text:p>11,20</text:p>
          </table:table-cell>
          <table:table-cell table:formula="of:=[.$J$1] * LOG([.B30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float" office:value="2" calcext:value-type="float">
            <text:p>2</text:p>
          </table:table-cell>
          <table:table-cell table:formula="of:=[.B31]*2000" office:value-type="float" office:value="4000" calcext:value-type="float">
            <text:p>4000</text:p>
          </table:table-cell>
          <table:table-cell table:formula="of:=10 * [.A31]/[.B31]" office:value-type="float" office:value="30940" calcext:value-type="float">
            <text:p>30940</text:p>
          </table:table-cell>
          <table:table-cell table:formula="of:=[.A31]/[.B31]" office:value-type="float" office:value="3094" calcext:value-type="float">
            <text:p>3094</text:p>
          </table:table-cell>
          <table:table-cell table:formula="of:=LOG([.A31];2)-1.3219" office:value-type="float" office:value="11.273357481449" calcext:value-type="float">
            <text:p>11,27</text:p>
          </table:table-cell>
          <table:table-cell table:formula="of:=[.$J$1] * LOG([.B31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float" office:value="2" calcext:value-type="float">
            <text:p>2</text:p>
          </table:table-cell>
          <table:table-cell table:formula="of:=[.B32]*2000" office:value-type="float" office:value="4000" calcext:value-type="float">
            <text:p>4000</text:p>
          </table:table-cell>
          <table:table-cell table:formula="of:=10 * [.A32]/[.B32]" office:value-type="float" office:value="30940" calcext:value-type="float">
            <text:p>30940</text:p>
          </table:table-cell>
          <table:table-cell table:formula="of:=[.A32]/[.B32]" office:value-type="float" office:value="3094" calcext:value-type="float">
            <text:p>3094</text:p>
          </table:table-cell>
          <table:table-cell table:formula="of:=LOG([.A32];2)-1.3219" office:value-type="float" office:value="11.273357481449" calcext:value-type="float">
            <text:p>11,27</text:p>
          </table:table-cell>
          <table:table-cell table:formula="of:=[.$J$1] * LOG([.B32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2" calcext:value-type="float">
            <text:p>2</text:p>
          </table:table-cell>
          <table:table-cell table:formula="of:=[.B33]*2000" office:value-type="float" office:value="4000" calcext:value-type="float">
            <text:p>4000</text:p>
          </table:table-cell>
          <table:table-cell table:formula="of:=10 * [.A33]/[.B33]" office:value-type="float" office:value="33900" calcext:value-type="float">
            <text:p>33900</text:p>
          </table:table-cell>
          <table:table-cell table:formula="of:=[.A33]/[.B33]" office:value-type="float" office:value="3390" calcext:value-type="float">
            <text:p>3390</text:p>
          </table:table-cell>
          <table:table-cell table:formula="of:=LOG([.A33];2)-1.3219" office:value-type="float" office:value="11.4051695580237" calcext:value-type="float">
            <text:p>11,41</text:p>
          </table:table-cell>
          <table:table-cell table:formula="of:=[.$J$1] * LOG([.B33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2" calcext:value-type="float">
            <text:p>2</text:p>
          </table:table-cell>
          <table:table-cell table:formula="of:=[.B34]*2000" office:value-type="float" office:value="4000" calcext:value-type="float">
            <text:p>4000</text:p>
          </table:table-cell>
          <table:table-cell table:formula="of:=10 * [.A34]/[.B34]" office:value-type="float" office:value="33900" calcext:value-type="float">
            <text:p>33900</text:p>
          </table:table-cell>
          <table:table-cell table:formula="of:=[.A34]/[.B34]" office:value-type="float" office:value="3390" calcext:value-type="float">
            <text:p>3390</text:p>
          </table:table-cell>
          <table:table-cell table:formula="of:=LOG([.A34];2)-1.3219" office:value-type="float" office:value="11.4051695580237" calcext:value-type="float">
            <text:p>11,41</text:p>
          </table:table-cell>
          <table:table-cell table:formula="of:=[.$J$1] * LOG([.B34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7309" calcext:value-type="float">
            <text:p>7309</text:p>
          </table:table-cell>
          <table:table-cell office:value-type="float" office:value="2" calcext:value-type="float">
            <text:p>2</text:p>
          </table:table-cell>
          <table:table-cell table:formula="of:=[.B35]*2000" office:value-type="float" office:value="4000" calcext:value-type="float">
            <text:p>4000</text:p>
          </table:table-cell>
          <table:table-cell table:formula="of:=10 * [.A35]/[.B35]" office:value-type="float" office:value="36545" calcext:value-type="float">
            <text:p>36545</text:p>
          </table:table-cell>
          <table:table-cell table:formula="of:=[.A35]/[.B35]" office:value-type="float" office:value="3654.5" calcext:value-type="float">
            <text:p>3654,5</text:p>
          </table:table-cell>
          <table:table-cell table:formula="of:=LOG([.A35];2)-1.3219" office:value-type="float" office:value="11.5135583182366" calcext:value-type="float">
            <text:p>11,51</text:p>
          </table:table-cell>
          <table:table-cell table:formula="of:=[.$J$1] * LOG([.B35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7309" calcext:value-type="float">
            <text:p>7309</text:p>
          </table:table-cell>
          <table:table-cell office:value-type="float" office:value="3" calcext:value-type="float">
            <text:p>3</text:p>
          </table:table-cell>
          <table:table-cell table:formula="of:=[.B36]*2000" office:value-type="float" office:value="6000" calcext:value-type="float">
            <text:p>6000</text:p>
          </table:table-cell>
          <table:table-cell table:formula="of:=10 * [.A36]/[.B36]" office:value-type="float" office:value="24363.3333333333" calcext:value-type="float">
            <text:p>24363,3333333333</text:p>
          </table:table-cell>
          <table:table-cell table:formula="of:=[.A36]/[.B36]" office:value-type="float" office:value="2436.33333333333" calcext:value-type="float">
            <text:p>2436,33333333333</text:p>
          </table:table-cell>
          <table:table-cell table:formula="of:=LOG([.A36];2)-1.3219" office:value-type="float" office:value="11.5135583182366" calcext:value-type="float">
            <text:p>11,51</text:p>
          </table:table-cell>
          <table:table-cell table:formula="of:=[.$J$1] * LOG([.B36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float" office:value="3" calcext:value-type="float">
            <text:p>3</text:p>
          </table:table-cell>
          <table:table-cell table:formula="of:=[.B37]*2000" office:value-type="float" office:value="6000" calcext:value-type="float">
            <text:p>6000</text:p>
          </table:table-cell>
          <table:table-cell table:formula="of:=10 * [.A37]/[.B37]" office:value-type="float" office:value="22030" calcext:value-type="float">
            <text:p>22030</text:p>
          </table:table-cell>
          <table:table-cell table:formula="of:=[.A37]/[.B37]" office:value-type="float" office:value="2203" calcext:value-type="float">
            <text:p>2203</text:p>
          </table:table-cell>
          <table:table-cell table:formula="of:=LOG([.A37];2)-1.3219" office:value-type="float" office:value="11.368316280422" calcext:value-type="float">
            <text:p>11,37</text:p>
          </table:table-cell>
          <table:table-cell table:formula="of:=[.$J$1] * LOG([.B37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float" office:value="2" calcext:value-type="float">
            <text:p>2</text:p>
          </table:table-cell>
          <table:table-cell table:formula="of:=[.B38]*2000" office:value-type="float" office:value="4000" calcext:value-type="float">
            <text:p>4000</text:p>
          </table:table-cell>
          <table:table-cell table:formula="of:=10 * [.A38]/[.B38]" office:value-type="float" office:value="33045" calcext:value-type="float">
            <text:p>33045</text:p>
          </table:table-cell>
          <table:table-cell table:formula="of:=[.A38]/[.B38]" office:value-type="float" office:value="3304.5" calcext:value-type="float">
            <text:p>3304,5</text:p>
          </table:table-cell>
          <table:table-cell table:formula="of:=LOG([.A38];2)-1.3219" office:value-type="float" office:value="11.368316280422" calcext:value-type="float">
            <text:p>11,37</text:p>
          </table:table-cell>
          <table:table-cell table:formula="of:=[.$J$1] * LOG([.B38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2" calcext:value-type="float">
            <text:p>2</text:p>
          </table:table-cell>
          <table:table-cell table:formula="of:=[.B39]*2000" office:value-type="float" office:value="4000" calcext:value-type="float">
            <text:p>4000</text:p>
          </table:table-cell>
          <table:table-cell table:formula="of:=10 * [.A39]/[.B39]" office:value-type="float" office:value="30615" calcext:value-type="float">
            <text:p>30615</text:p>
          </table:table-cell>
          <table:table-cell table:formula="of:=[.A39]/[.B39]" office:value-type="float" office:value="3061.5" calcext:value-type="float">
            <text:p>3061,5</text:p>
          </table:table-cell>
          <table:table-cell table:formula="of:=LOG([.A39];2)-1.3219" office:value-type="float" office:value="11.2581229677539" calcext:value-type="float">
            <text:p>11,26</text:p>
          </table:table-cell>
          <table:table-cell table:formula="of:=[.$J$1] * LOG([.B39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2" calcext:value-type="float">
            <text:p>2</text:p>
          </table:table-cell>
          <table:table-cell table:formula="of:=[.B40]*2000" office:value-type="float" office:value="4000" calcext:value-type="float">
            <text:p>4000</text:p>
          </table:table-cell>
          <table:table-cell table:formula="of:=10 * [.A40]/[.B40]" office:value-type="float" office:value="30615" calcext:value-type="float">
            <text:p>30615</text:p>
          </table:table-cell>
          <table:table-cell table:formula="of:=[.A40]/[.B40]" office:value-type="float" office:value="3061.5" calcext:value-type="float">
            <text:p>3061,5</text:p>
          </table:table-cell>
          <table:table-cell table:formula="of:=LOG([.A40];2)-1.3219" office:value-type="float" office:value="11.2581229677539" calcext:value-type="float">
            <text:p>11,26</text:p>
          </table:table-cell>
          <table:table-cell table:formula="of:=[.$J$1] * LOG([.B40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float" office:value="2" calcext:value-type="float">
            <text:p>2</text:p>
          </table:table-cell>
          <table:table-cell table:formula="of:=[.B41]*2000" office:value-type="float" office:value="4000" calcext:value-type="float">
            <text:p>4000</text:p>
          </table:table-cell>
          <table:table-cell table:formula="of:=10 * [.A41]/[.B41]" office:value-type="float" office:value="29115" calcext:value-type="float">
            <text:p>29115</text:p>
          </table:table-cell>
          <table:table-cell table:formula="of:=[.A41]/[.B41]" office:value-type="float" office:value="2911.5" calcext:value-type="float">
            <text:p>2911,5</text:p>
          </table:table-cell>
          <table:table-cell table:formula="of:=LOG([.A41];2)-1.3219" office:value-type="float" office:value="11.1856469034348" calcext:value-type="float">
            <text:p>11,19</text:p>
          </table:table-cell>
          <table:table-cell table:formula="of:=[.$J$1] * LOG([.B41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float" office:value="2" calcext:value-type="float">
            <text:p>2</text:p>
          </table:table-cell>
          <table:table-cell table:formula="of:=[.B42]*2000" office:value-type="float" office:value="4000" calcext:value-type="float">
            <text:p>4000</text:p>
          </table:table-cell>
          <table:table-cell table:formula="of:=10 * [.A42]/[.B42]" office:value-type="float" office:value="29115" calcext:value-type="float">
            <text:p>29115</text:p>
          </table:table-cell>
          <table:table-cell table:formula="of:=[.A42]/[.B42]" office:value-type="float" office:value="2911.5" calcext:value-type="float">
            <text:p>2911,5</text:p>
          </table:table-cell>
          <table:table-cell table:formula="of:=LOG([.A42];2)-1.3219" office:value-type="float" office:value="11.1856469034348" calcext:value-type="float">
            <text:p>11,19</text:p>
          </table:table-cell>
          <table:table-cell table:formula="of:=[.$J$1] * LOG([.B42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float" office:value="2" calcext:value-type="float">
            <text:p>2</text:p>
          </table:table-cell>
          <table:table-cell table:formula="of:=[.B43]*2000" office:value-type="float" office:value="4000" calcext:value-type="float">
            <text:p>4000</text:p>
          </table:table-cell>
          <table:table-cell table:formula="of:=10 * [.A43]/[.B43]" office:value-type="float" office:value="29730" calcext:value-type="float">
            <text:p>29730</text:p>
          </table:table-cell>
          <table:table-cell table:formula="of:=[.A43]/[.B43]" office:value-type="float" office:value="2973" calcext:value-type="float">
            <text:p>2973</text:p>
          </table:table-cell>
          <table:table-cell table:formula="of:=LOG([.A43];2)-1.3219" office:value-type="float" office:value="11.2158037479076" calcext:value-type="float">
            <text:p>11,22</text:p>
          </table:table-cell>
          <table:table-cell table:formula="of:=[.$J$1] * LOG([.B43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float" office:value="2" calcext:value-type="float">
            <text:p>2</text:p>
          </table:table-cell>
          <table:table-cell table:formula="of:=[.B44]*2000" office:value-type="float" office:value="4000" calcext:value-type="float">
            <text:p>4000</text:p>
          </table:table-cell>
          <table:table-cell table:formula="of:=10 * [.A44]/[.B44]" office:value-type="float" office:value="29730" calcext:value-type="float">
            <text:p>29730</text:p>
          </table:table-cell>
          <table:table-cell table:formula="of:=[.A44]/[.B44]" office:value-type="float" office:value="2973" calcext:value-type="float">
            <text:p>2973</text:p>
          </table:table-cell>
          <table:table-cell table:formula="of:=LOG([.A44];2)-1.3219" office:value-type="float" office:value="11.2158037479076" calcext:value-type="float">
            <text:p>11,22</text:p>
          </table:table-cell>
          <table:table-cell table:formula="of:=[.$J$1] * LOG([.B44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float" office:value="2" calcext:value-type="float">
            <text:p>2</text:p>
          </table:table-cell>
          <table:table-cell table:formula="of:=[.B45]*2000" office:value-type="float" office:value="4000" calcext:value-type="float">
            <text:p>4000</text:p>
          </table:table-cell>
          <table:table-cell table:formula="of:=10 * [.A45]/[.B45]" office:value-type="float" office:value="30070" calcext:value-type="float">
            <text:p>30070</text:p>
          </table:table-cell>
          <table:table-cell table:formula="of:=[.A45]/[.B45]" office:value-type="float" office:value="3007" calcext:value-type="float">
            <text:p>3007</text:p>
          </table:table-cell>
          <table:table-cell table:formula="of:=LOG([.A45];2)-1.3219" office:value-type="float" office:value="11.232209152574" calcext:value-type="float">
            <text:p>11,23</text:p>
          </table:table-cell>
          <table:table-cell table:formula="of:=[.$J$1] * LOG([.B45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float" office:value="2" calcext:value-type="float">
            <text:p>2</text:p>
          </table:table-cell>
          <table:table-cell table:formula="of:=[.B46]*2000" office:value-type="float" office:value="4000" calcext:value-type="float">
            <text:p>4000</text:p>
          </table:table-cell>
          <table:table-cell table:formula="of:=10 * [.A46]/[.B46]" office:value-type="float" office:value="30070" calcext:value-type="float">
            <text:p>30070</text:p>
          </table:table-cell>
          <table:table-cell table:formula="of:=[.A46]/[.B46]" office:value-type="float" office:value="3007" calcext:value-type="float">
            <text:p>3007</text:p>
          </table:table-cell>
          <table:table-cell table:formula="of:=LOG([.A46];2)-1.3219" office:value-type="float" office:value="11.232209152574" calcext:value-type="float">
            <text:p>11,23</text:p>
          </table:table-cell>
          <table:table-cell table:formula="of:=[.$J$1] * LOG([.B46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float" office:value="2" calcext:value-type="float">
            <text:p>2</text:p>
          </table:table-cell>
          <table:table-cell table:formula="of:=[.B47]*2000" office:value-type="float" office:value="4000" calcext:value-type="float">
            <text:p>4000</text:p>
          </table:table-cell>
          <table:table-cell table:formula="of:=10 * [.A47]/[.B47]" office:value-type="float" office:value="30660" calcext:value-type="float">
            <text:p>30660</text:p>
          </table:table-cell>
          <table:table-cell table:formula="of:=[.A47]/[.B47]" office:value-type="float" office:value="3066" calcext:value-type="float">
            <text:p>3066</text:p>
          </table:table-cell>
          <table:table-cell table:formula="of:=LOG([.A47];2)-1.3219" office:value-type="float" office:value="11.2602419816588" calcext:value-type="float">
            <text:p>11,26</text:p>
          </table:table-cell>
          <table:table-cell table:formula="of:=[.$J$1] * LOG([.B47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float" office:value="4" calcext:value-type="float">
            <text:p>4</text:p>
          </table:table-cell>
          <table:table-cell table:formula="of:=[.B48]*2000" office:value-type="float" office:value="8000" calcext:value-type="float">
            <text:p>8000</text:p>
          </table:table-cell>
          <table:table-cell table:formula="of:=10 * [.A48]/[.B48]" office:value-type="float" office:value="15330" calcext:value-type="float">
            <text:p>15330</text:p>
          </table:table-cell>
          <table:table-cell table:formula="of:=[.A48]/[.B48]" office:value-type="float" office:value="1533" calcext:value-type="float">
            <text:p>1533</text:p>
          </table:table-cell>
          <table:table-cell table:formula="of:=LOG([.A48];2)-1.3219" office:value-type="float" office:value="11.2602419816588" calcext:value-type="float">
            <text:p>11,26</text:p>
          </table:table-cell>
          <table:table-cell table:formula="of:=[.$J$1] * LOG([.B48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4" calcext:value-type="float">
            <text:p>4</text:p>
          </table:table-cell>
          <table:table-cell table:formula="of:=[.B49]*2000" office:value-type="float" office:value="8000" calcext:value-type="float">
            <text:p>8000</text:p>
          </table:table-cell>
          <table:table-cell table:formula="of:=10 * [.A49]/[.B49]" office:value-type="float" office:value="21995" calcext:value-type="float">
            <text:p>21995</text:p>
          </table:table-cell>
          <table:table-cell table:formula="of:=[.A49]/[.B49]" office:value-type="float" office:value="2199.5" calcext:value-type="float">
            <text:p>2199,5</text:p>
          </table:table-cell>
          <table:table-cell table:formula="of:=LOG([.A49];2)-1.3219" office:value-type="float" office:value="11.7810598859101" calcext:value-type="float">
            <text:p>11,78</text:p>
          </table:table-cell>
          <table:table-cell table:formula="of:=[.$J$1] * LOG([.B49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7" calcext:value-type="float">
            <text:p>7</text:p>
          </table:table-cell>
          <table:table-cell table:formula="of:=[.B50]*2000" office:value-type="float" office:value="14000" calcext:value-type="float">
            <text:p>14000</text:p>
          </table:table-cell>
          <table:table-cell table:formula="of:=10 * [.A50]/[.B50]" office:value-type="float" office:value="12568.5714285714" calcext:value-type="float">
            <text:p>12568,5714285714</text:p>
          </table:table-cell>
          <table:table-cell table:formula="of:=[.A50]/[.B50]" office:value-type="float" office:value="1256.85714285714" calcext:value-type="float">
            <text:p>1256,85714285714</text:p>
          </table:table-cell>
          <table:table-cell table:formula="of:=LOG([.A50];2)-1.3219" office:value-type="float" office:value="11.7810598859101" calcext:value-type="float">
            <text:p>11,78</text:p>
          </table:table-cell>
          <table:table-cell table:formula="of:=[.$J$1] * LOG([.B50] + [.$J$2]; 2) + [.$J$3]" office:value-type="float" office:value="13.6556380492346" calcext:value-type="float">
            <text:p>13,66</text:p>
          </table:table-cell>
          <table:table-cell table:number-columns-repeated="3"/>
        </table:table-row>
        <table:table-row table:style-name="ro1">
          <table:table-cell office:value-type="float" office:value="14413" calcext:value-type="float">
            <text:p>14413</text:p>
          </table:table-cell>
          <table:table-cell office:value-type="float" office:value="7" calcext:value-type="float">
            <text:p>7</text:p>
          </table:table-cell>
          <table:table-cell table:formula="of:=[.B51]*2000" office:value-type="float" office:value="14000" calcext:value-type="float">
            <text:p>14000</text:p>
          </table:table-cell>
          <table:table-cell table:formula="of:=10 * [.A51]/[.B51]" office:value-type="float" office:value="20590" calcext:value-type="float">
            <text:p>20590</text:p>
          </table:table-cell>
          <table:table-cell table:formula="of:=[.A51]/[.B51]" office:value-type="float" office:value="2059" calcext:value-type="float">
            <text:p>2059</text:p>
          </table:table-cell>
          <table:table-cell table:formula="of:=LOG([.A51];2)-1.3219" office:value-type="float" office:value="12.4931830366899" calcext:value-type="float">
            <text:p>12,49</text:p>
          </table:table-cell>
          <table:table-cell table:formula="of:=[.$J$1] * LOG([.B51] + [.$J$2]; 2) + [.$J$3]" office:value-type="float" office:value="13.6556380492346" calcext:value-type="float">
            <text:p>13,66</text:p>
          </table:table-cell>
          <table:table-cell table:number-columns-repeated="3"/>
        </table:table-row>
        <table:table-row table:style-name="ro1">
          <table:table-cell office:value-type="float" office:value="14413" calcext:value-type="float">
            <text:p>14413</text:p>
          </table:table-cell>
          <table:table-cell office:value-type="float" office:value="6" calcext:value-type="float">
            <text:p>6</text:p>
          </table:table-cell>
          <table:table-cell table:formula="of:=[.B52]*2000" office:value-type="float" office:value="12000" calcext:value-type="float">
            <text:p>12000</text:p>
          </table:table-cell>
          <table:table-cell table:formula="of:=10 * [.A52]/[.B52]" office:value-type="float" office:value="24021.6666666667" calcext:value-type="float">
            <text:p>24021,6666666667</text:p>
          </table:table-cell>
          <table:table-cell table:formula="of:=[.A52]/[.B52]" office:value-type="float" office:value="2402.16666666667" calcext:value-type="float">
            <text:p>2402,16666666667</text:p>
          </table:table-cell>
          <table:table-cell table:formula="of:=LOG([.A52];2)-1.3219" office:value-type="float" office:value="12.4931830366899" calcext:value-type="float">
            <text:p>12,49</text:p>
          </table:table-cell>
          <table:table-cell table:formula="of:=[.$J$1] * LOG([.B52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6665" calcext:value-type="float">
            <text:p>16665</text:p>
          </table:table-cell>
          <table:table-cell office:value-type="float" office:value="6" calcext:value-type="float">
            <text:p>6</text:p>
          </table:table-cell>
          <table:table-cell table:formula="of:=[.B53]*2000" office:value-type="float" office:value="12000" calcext:value-type="float">
            <text:p>12000</text:p>
          </table:table-cell>
          <table:table-cell table:formula="of:=10 * [.A53]/[.B53]" office:value-type="float" office:value="27775" calcext:value-type="float">
            <text:p>27775</text:p>
          </table:table-cell>
          <table:table-cell table:formula="of:=[.A53]/[.B53]" office:value-type="float" office:value="2777.5" calcext:value-type="float">
            <text:p>2777,5</text:p>
          </table:table-cell>
          <table:table-cell table:formula="of:=LOG([.A53];2)-1.3219" office:value-type="float" office:value="12.7026336969976" calcext:value-type="float">
            <text:p>12,70</text:p>
          </table:table-cell>
          <table:table-cell table:formula="of:=[.$J$1] * LOG([.B53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6665" calcext:value-type="float">
            <text:p>16665</text:p>
          </table:table-cell>
          <table:table-cell office:value-type="float" office:value="5" calcext:value-type="float">
            <text:p>5</text:p>
          </table:table-cell>
          <table:table-cell table:formula="of:=[.B54]*2000" office:value-type="float" office:value="10000" calcext:value-type="float">
            <text:p>10000</text:p>
          </table:table-cell>
          <table:table-cell table:formula="of:=10 * [.A54]/[.B54]" office:value-type="float" office:value="33330" calcext:value-type="float">
            <text:p>33330</text:p>
          </table:table-cell>
          <table:table-cell table:formula="of:=[.A54]/[.B54]" office:value-type="float" office:value="3333" calcext:value-type="float">
            <text:p>3333</text:p>
          </table:table-cell>
          <table:table-cell table:formula="of:=LOG([.A54];2)-1.3219" office:value-type="float" office:value="12.7026336969976" calcext:value-type="float">
            <text:p>12,70</text:p>
          </table:table-cell>
          <table:table-cell table:formula="of:=[.$J$1] * LOG([.B54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7072" calcext:value-type="float">
            <text:p>17072</text:p>
          </table:table-cell>
          <table:table-cell office:value-type="float" office:value="5" calcext:value-type="float">
            <text:p>5</text:p>
          </table:table-cell>
          <table:table-cell table:formula="of:=[.B55]*2000" office:value-type="float" office:value="10000" calcext:value-type="float">
            <text:p>10000</text:p>
          </table:table-cell>
          <table:table-cell table:formula="of:=10 * [.A55]/[.B55]" office:value-type="float" office:value="34144" calcext:value-type="float">
            <text:p>34144</text:p>
          </table:table-cell>
          <table:table-cell table:formula="of:=[.A55]/[.B55]" office:value-type="float" office:value="3414.4" calcext:value-type="float">
            <text:p>3414,4</text:p>
          </table:table-cell>
          <table:table-cell table:formula="of:=LOG([.A55];2)-1.3219" office:value-type="float" office:value="12.7374444608244" calcext:value-type="float">
            <text:p>12,74</text:p>
          </table:table-cell>
          <table:table-cell table:formula="of:=[.$J$1] * LOG([.B55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7072" calcext:value-type="float">
            <text:p>17072</text:p>
          </table:table-cell>
          <table:table-cell office:value-type="float" office:value="5" calcext:value-type="float">
            <text:p>5</text:p>
          </table:table-cell>
          <table:table-cell table:formula="of:=[.B56]*2000" office:value-type="float" office:value="10000" calcext:value-type="float">
            <text:p>10000</text:p>
          </table:table-cell>
          <table:table-cell table:formula="of:=10 * [.A56]/[.B56]" office:value-type="float" office:value="34144" calcext:value-type="float">
            <text:p>34144</text:p>
          </table:table-cell>
          <table:table-cell table:formula="of:=[.A56]/[.B56]" office:value-type="float" office:value="3414.4" calcext:value-type="float">
            <text:p>3414,4</text:p>
          </table:table-cell>
          <table:table-cell table:formula="of:=LOG([.A56];2)-1.3219" office:value-type="float" office:value="12.7374444608244" calcext:value-type="float">
            <text:p>12,74</text:p>
          </table:table-cell>
          <table:table-cell table:formula="of:=[.$J$1] * LOG([.B56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7350" calcext:value-type="float">
            <text:p>17350</text:p>
          </table:table-cell>
          <table:table-cell office:value-type="float" office:value="5" calcext:value-type="float">
            <text:p>5</text:p>
          </table:table-cell>
          <table:table-cell table:formula="of:=[.B57]*2000" office:value-type="float" office:value="10000" calcext:value-type="float">
            <text:p>10000</text:p>
          </table:table-cell>
          <table:table-cell table:formula="of:=10 * [.A57]/[.B57]" office:value-type="float" office:value="34700" calcext:value-type="float">
            <text:p>34700</text:p>
          </table:table-cell>
          <table:table-cell table:formula="of:=[.A57]/[.B57]" office:value-type="float" office:value="3470" calcext:value-type="float">
            <text:p>3470</text:p>
          </table:table-cell>
          <table:table-cell table:formula="of:=LOG([.A57];2)-1.3219" office:value-type="float" office:value="12.760748042353" calcext:value-type="float">
            <text:p>12,76</text:p>
          </table:table-cell>
          <table:table-cell table:formula="of:=[.$J$1] * LOG([.B57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7350" calcext:value-type="float">
            <text:p>17350</text:p>
          </table:table-cell>
          <table:table-cell office:value-type="float" office:value="5" calcext:value-type="float">
            <text:p>5</text:p>
          </table:table-cell>
          <table:table-cell table:formula="of:=[.B58]*2000" office:value-type="float" office:value="10000" calcext:value-type="float">
            <text:p>10000</text:p>
          </table:table-cell>
          <table:table-cell table:formula="of:=10 * [.A58]/[.B58]" office:value-type="float" office:value="34700" calcext:value-type="float">
            <text:p>34700</text:p>
          </table:table-cell>
          <table:table-cell table:formula="of:=[.A58]/[.B58]" office:value-type="float" office:value="3470" calcext:value-type="float">
            <text:p>3470</text:p>
          </table:table-cell>
          <table:table-cell table:formula="of:=LOG([.A58];2)-1.3219" office:value-type="float" office:value="12.760748042353" calcext:value-type="float">
            <text:p>12,76</text:p>
          </table:table-cell>
          <table:table-cell table:formula="of:=[.$J$1] * LOG([.B58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7356" calcext:value-type="float">
            <text:p>17356</text:p>
          </table:table-cell>
          <table:table-cell office:value-type="float" office:value="5" calcext:value-type="float">
            <text:p>5</text:p>
          </table:table-cell>
          <table:table-cell table:formula="of:=[.B59]*2000" office:value-type="float" office:value="10000" calcext:value-type="float">
            <text:p>10000</text:p>
          </table:table-cell>
          <table:table-cell table:formula="of:=10 * [.A59]/[.B59]" office:value-type="float" office:value="34712" calcext:value-type="float">
            <text:p>34712</text:p>
          </table:table-cell>
          <table:table-cell table:formula="of:=[.A59]/[.B59]" office:value-type="float" office:value="3471.2" calcext:value-type="float">
            <text:p>3471,2</text:p>
          </table:table-cell>
          <table:table-cell table:formula="of:=LOG([.A59];2)-1.3219" office:value-type="float" office:value="12.7612468708167" calcext:value-type="float">
            <text:p>12,76</text:p>
          </table:table-cell>
          <table:table-cell table:formula="of:=[.$J$1] * LOG([.B59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7356" calcext:value-type="float">
            <text:p>17356</text:p>
          </table:table-cell>
          <table:table-cell office:value-type="float" office:value="5" calcext:value-type="float">
            <text:p>5</text:p>
          </table:table-cell>
          <table:table-cell table:formula="of:=[.B60]*2000" office:value-type="float" office:value="10000" calcext:value-type="float">
            <text:p>10000</text:p>
          </table:table-cell>
          <table:table-cell table:formula="of:=10 * [.A60]/[.B60]" office:value-type="float" office:value="34712" calcext:value-type="float">
            <text:p>34712</text:p>
          </table:table-cell>
          <table:table-cell table:formula="of:=[.A60]/[.B60]" office:value-type="float" office:value="3471.2" calcext:value-type="float">
            <text:p>3471,2</text:p>
          </table:table-cell>
          <table:table-cell table:formula="of:=LOG([.A60];2)-1.3219" office:value-type="float" office:value="12.7612468708167" calcext:value-type="float">
            <text:p>12,76</text:p>
          </table:table-cell>
          <table:table-cell table:formula="of:=[.$J$1] * LOG([.B60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7092" calcext:value-type="float">
            <text:p>17092</text:p>
          </table:table-cell>
          <table:table-cell office:value-type="float" office:value="5" calcext:value-type="float">
            <text:p>5</text:p>
          </table:table-cell>
          <table:table-cell table:formula="of:=[.B61]*2000" office:value-type="float" office:value="10000" calcext:value-type="float">
            <text:p>10000</text:p>
          </table:table-cell>
          <table:table-cell table:formula="of:=10 * [.A61]/[.B61]" office:value-type="float" office:value="34184" calcext:value-type="float">
            <text:p>34184</text:p>
          </table:table-cell>
          <table:table-cell table:formula="of:=[.A61]/[.B61]" office:value-type="float" office:value="3418.4" calcext:value-type="float">
            <text:p>3418,4</text:p>
          </table:table-cell>
          <table:table-cell table:formula="of:=LOG([.A61];2)-1.3219" office:value-type="float" office:value="12.7391336016811" calcext:value-type="float">
            <text:p>12,74</text:p>
          </table:table-cell>
          <table:table-cell table:formula="of:=[.$J$1] * LOG([.B61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7092" calcext:value-type="float">
            <text:p>17092</text:p>
          </table:table-cell>
          <table:table-cell office:value-type="float" office:value="5" calcext:value-type="float">
            <text:p>5</text:p>
          </table:table-cell>
          <table:table-cell table:formula="of:=[.B62]*2000" office:value-type="float" office:value="10000" calcext:value-type="float">
            <text:p>10000</text:p>
          </table:table-cell>
          <table:table-cell table:formula="of:=10 * [.A62]/[.B62]" office:value-type="float" office:value="34184" calcext:value-type="float">
            <text:p>34184</text:p>
          </table:table-cell>
          <table:table-cell table:formula="of:=[.A62]/[.B62]" office:value-type="float" office:value="3418.4" calcext:value-type="float">
            <text:p>3418,4</text:p>
          </table:table-cell>
          <table:table-cell table:formula="of:=LOG([.A62];2)-1.3219" office:value-type="float" office:value="12.7391336016811" calcext:value-type="float">
            <text:p>12,74</text:p>
          </table:table-cell>
          <table:table-cell table:formula="of:=[.$J$1] * LOG([.B62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7138" calcext:value-type="float">
            <text:p>17138</text:p>
          </table:table-cell>
          <table:table-cell office:value-type="float" office:value="5" calcext:value-type="float">
            <text:p>5</text:p>
          </table:table-cell>
          <table:table-cell table:formula="of:=[.B63]*2000" office:value-type="float" office:value="10000" calcext:value-type="float">
            <text:p>10000</text:p>
          </table:table-cell>
          <table:table-cell table:formula="of:=10 * [.A63]/[.B63]" office:value-type="float" office:value="34276" calcext:value-type="float">
            <text:p>34276</text:p>
          </table:table-cell>
          <table:table-cell table:formula="of:=[.A63]/[.B63]" office:value-type="float" office:value="3427.6" calcext:value-type="float">
            <text:p>3427,6</text:p>
          </table:table-cell>
          <table:table-cell table:formula="of:=LOG([.A63];2)-1.3219" office:value-type="float" office:value="12.743011136699" calcext:value-type="float">
            <text:p>12,74</text:p>
          </table:table-cell>
          <table:table-cell table:formula="of:=[.$J$1] * LOG([.B63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7138" calcext:value-type="float">
            <text:p>17138</text:p>
          </table:table-cell>
          <table:table-cell office:value-type="float" office:value="5" calcext:value-type="float">
            <text:p>5</text:p>
          </table:table-cell>
          <table:table-cell table:formula="of:=[.B64]*2000" office:value-type="float" office:value="10000" calcext:value-type="float">
            <text:p>10000</text:p>
          </table:table-cell>
          <table:table-cell table:formula="of:=10 * [.A64]/[.B64]" office:value-type="float" office:value="34276" calcext:value-type="float">
            <text:p>34276</text:p>
          </table:table-cell>
          <table:table-cell table:formula="of:=[.A64]/[.B64]" office:value-type="float" office:value="3427.6" calcext:value-type="float">
            <text:p>3427,6</text:p>
          </table:table-cell>
          <table:table-cell table:formula="of:=LOG([.A64];2)-1.3219" office:value-type="float" office:value="12.743011136699" calcext:value-type="float">
            <text:p>12,74</text:p>
          </table:table-cell>
          <table:table-cell table:formula="of:=[.$J$1] * LOG([.B64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7550" calcext:value-type="float">
            <text:p>17550</text:p>
          </table:table-cell>
          <table:table-cell office:value-type="float" office:value="5" calcext:value-type="float">
            <text:p>5</text:p>
          </table:table-cell>
          <table:table-cell table:formula="of:=[.B65]*2000" office:value-type="float" office:value="10000" calcext:value-type="float">
            <text:p>10000</text:p>
          </table:table-cell>
          <table:table-cell table:formula="of:=10 * [.A65]/[.B65]" office:value-type="float" office:value="35100" calcext:value-type="float">
            <text:p>35100</text:p>
          </table:table-cell>
          <table:table-cell table:formula="of:=[.A65]/[.B65]" office:value-type="float" office:value="3510" calcext:value-type="float">
            <text:p>3510</text:p>
          </table:table-cell>
          <table:table-cell table:formula="of:=LOG([.A65];2)-1.3219" office:value-type="float" office:value="12.7772834100793" calcext:value-type="float">
            <text:p>12,78</text:p>
          </table:table-cell>
          <table:table-cell table:formula="of:=[.$J$1] * LOG([.B65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7550" calcext:value-type="float">
            <text:p>17550</text:p>
          </table:table-cell>
          <table:table-cell office:value-type="float" office:value="4" calcext:value-type="float">
            <text:p>4</text:p>
          </table:table-cell>
          <table:table-cell table:formula="of:=[.B66]*2000" office:value-type="float" office:value="8000" calcext:value-type="float">
            <text:p>8000</text:p>
          </table:table-cell>
          <table:table-cell table:formula="of:=10 * [.A66]/[.B66]" office:value-type="float" office:value="43875" calcext:value-type="float">
            <text:p>43875</text:p>
          </table:table-cell>
          <table:table-cell table:formula="of:=[.A66]/[.B66]" office:value-type="float" office:value="4387.5" calcext:value-type="float">
            <text:p>4387,5</text:p>
          </table:table-cell>
          <table:table-cell table:formula="of:=LOG([.A66];2)-1.3219" office:value-type="float" office:value="12.7772834100793" calcext:value-type="float">
            <text:p>12,78</text:p>
          </table:table-cell>
          <table:table-cell table:formula="of:=[.$J$1] * LOG([.B66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7754" calcext:value-type="float">
            <text:p>17754</text:p>
          </table:table-cell>
          <table:table-cell office:value-type="float" office:value="4" calcext:value-type="float">
            <text:p>4</text:p>
          </table:table-cell>
          <table:table-cell table:formula="of:=[.B67]*2000" office:value-type="float" office:value="8000" calcext:value-type="float">
            <text:p>8000</text:p>
          </table:table-cell>
          <table:table-cell table:formula="of:=10 * [.A67]/[.B67]" office:value-type="float" office:value="44385" calcext:value-type="float">
            <text:p>44385</text:p>
          </table:table-cell>
          <table:table-cell table:formula="of:=[.A67]/[.B67]" office:value-type="float" office:value="4438.5" calcext:value-type="float">
            <text:p>4438,5</text:p>
          </table:table-cell>
          <table:table-cell table:formula="of:=LOG([.A67];2)-1.3219" office:value-type="float" office:value="12.7939564819151" calcext:value-type="float">
            <text:p>12,79</text:p>
          </table:table-cell>
          <table:table-cell table:formula="of:=[.$J$1] * LOG([.B67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7754" calcext:value-type="float">
            <text:p>17754</text:p>
          </table:table-cell>
          <table:table-cell office:value-type="float" office:value="4" calcext:value-type="float">
            <text:p>4</text:p>
          </table:table-cell>
          <table:table-cell table:formula="of:=[.B68]*2000" office:value-type="float" office:value="8000" calcext:value-type="float">
            <text:p>8000</text:p>
          </table:table-cell>
          <table:table-cell table:formula="of:=10 * [.A68]/[.B68]" office:value-type="float" office:value="44385" calcext:value-type="float">
            <text:p>44385</text:p>
          </table:table-cell>
          <table:table-cell table:formula="of:=[.A68]/[.B68]" office:value-type="float" office:value="4438.5" calcext:value-type="float">
            <text:p>4438,5</text:p>
          </table:table-cell>
          <table:table-cell table:formula="of:=LOG([.A68];2)-1.3219" office:value-type="float" office:value="12.7939564819151" calcext:value-type="float">
            <text:p>12,79</text:p>
          </table:table-cell>
          <table:table-cell table:formula="of:=[.$J$1] * LOG([.B68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7632" calcext:value-type="float">
            <text:p>17632</text:p>
          </table:table-cell>
          <table:table-cell office:value-type="float" office:value="4" calcext:value-type="float">
            <text:p>4</text:p>
          </table:table-cell>
          <table:table-cell table:formula="of:=[.B69]*2000" office:value-type="float" office:value="8000" calcext:value-type="float">
            <text:p>8000</text:p>
          </table:table-cell>
          <table:table-cell table:formula="of:=10 * [.A69]/[.B69]" office:value-type="float" office:value="44080" calcext:value-type="float">
            <text:p>44080</text:p>
          </table:table-cell>
          <table:table-cell table:formula="of:=[.A69]/[.B69]" office:value-type="float" office:value="4408" calcext:value-type="float">
            <text:p>4408</text:p>
          </table:table-cell>
          <table:table-cell table:formula="of:=LOG([.A69];2)-1.3219" office:value-type="float" office:value="12.7840085085712" calcext:value-type="float">
            <text:p>12,78</text:p>
          </table:table-cell>
          <table:table-cell table:formula="of:=[.$J$1] * LOG([.B69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7632" calcext:value-type="float">
            <text:p>17632</text:p>
          </table:table-cell>
          <table:table-cell office:value-type="float" office:value="4" calcext:value-type="float">
            <text:p>4</text:p>
          </table:table-cell>
          <table:table-cell table:formula="of:=[.B70]*2000" office:value-type="float" office:value="8000" calcext:value-type="float">
            <text:p>8000</text:p>
          </table:table-cell>
          <table:table-cell table:formula="of:=10 * [.A70]/[.B70]" office:value-type="float" office:value="44080" calcext:value-type="float">
            <text:p>44080</text:p>
          </table:table-cell>
          <table:table-cell table:formula="of:=[.A70]/[.B70]" office:value-type="float" office:value="4408" calcext:value-type="float">
            <text:p>4408</text:p>
          </table:table-cell>
          <table:table-cell table:formula="of:=LOG([.A70];2)-1.3219" office:value-type="float" office:value="12.7840085085712" calcext:value-type="float">
            <text:p>12,78</text:p>
          </table:table-cell>
          <table:table-cell table:formula="of:=[.$J$1] * LOG([.B70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7612" calcext:value-type="float">
            <text:p>17612</text:p>
          </table:table-cell>
          <table:table-cell office:value-type="float" office:value="4" calcext:value-type="float">
            <text:p>4</text:p>
          </table:table-cell>
          <table:table-cell table:formula="of:=[.B71]*2000" office:value-type="float" office:value="8000" calcext:value-type="float">
            <text:p>8000</text:p>
          </table:table-cell>
          <table:table-cell table:formula="of:=10 * [.A71]/[.B71]" office:value-type="float" office:value="44030" calcext:value-type="float">
            <text:p>44030</text:p>
          </table:table-cell>
          <table:table-cell table:formula="of:=[.A71]/[.B71]" office:value-type="float" office:value="4403" calcext:value-type="float">
            <text:p>4403</text:p>
          </table:table-cell>
          <table:table-cell table:formula="of:=LOG([.A71];2)-1.3219" office:value-type="float" office:value="12.7823711289369" calcext:value-type="float">
            <text:p>12,78</text:p>
          </table:table-cell>
          <table:table-cell table:formula="of:=[.$J$1] * LOG([.B71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7612" calcext:value-type="float">
            <text:p>17612</text:p>
          </table:table-cell>
          <table:table-cell office:value-type="float" office:value="4" calcext:value-type="float">
            <text:p>4</text:p>
          </table:table-cell>
          <table:table-cell table:formula="of:=[.B72]*2000" office:value-type="float" office:value="8000" calcext:value-type="float">
            <text:p>8000</text:p>
          </table:table-cell>
          <table:table-cell table:formula="of:=10 * [.A72]/[.B72]" office:value-type="float" office:value="44030" calcext:value-type="float">
            <text:p>44030</text:p>
          </table:table-cell>
          <table:table-cell table:formula="of:=[.A72]/[.B72]" office:value-type="float" office:value="4403" calcext:value-type="float">
            <text:p>4403</text:p>
          </table:table-cell>
          <table:table-cell table:formula="of:=LOG([.A72];2)-1.3219" office:value-type="float" office:value="12.7823711289369" calcext:value-type="float">
            <text:p>12,78</text:p>
          </table:table-cell>
          <table:table-cell table:formula="of:=[.$J$1] * LOG([.B72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7546" calcext:value-type="float">
            <text:p>17546</text:p>
          </table:table-cell>
          <table:table-cell office:value-type="float" office:value="4" calcext:value-type="float">
            <text:p>4</text:p>
          </table:table-cell>
          <table:table-cell table:formula="of:=[.B73]*2000" office:value-type="float" office:value="8000" calcext:value-type="float">
            <text:p>8000</text:p>
          </table:table-cell>
          <table:table-cell table:formula="of:=10 * [.A73]/[.B73]" office:value-type="float" office:value="43865" calcext:value-type="float">
            <text:p>43865</text:p>
          </table:table-cell>
          <table:table-cell table:formula="of:=[.A73]/[.B73]" office:value-type="float" office:value="4386.5" calcext:value-type="float">
            <text:p>4386,5</text:p>
          </table:table-cell>
          <table:table-cell table:formula="of:=LOG([.A73];2)-1.3219" office:value-type="float" office:value="12.7769545532188" calcext:value-type="float">
            <text:p>12,78</text:p>
          </table:table-cell>
          <table:table-cell table:formula="of:=[.$J$1] * LOG([.B73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7546" calcext:value-type="float">
            <text:p>17546</text:p>
          </table:table-cell>
          <table:table-cell office:value-type="float" office:value="4" calcext:value-type="float">
            <text:p>4</text:p>
          </table:table-cell>
          <table:table-cell table:formula="of:=[.B74]*2000" office:value-type="float" office:value="8000" calcext:value-type="float">
            <text:p>8000</text:p>
          </table:table-cell>
          <table:table-cell table:formula="of:=10 * [.A74]/[.B74]" office:value-type="float" office:value="43865" calcext:value-type="float">
            <text:p>43865</text:p>
          </table:table-cell>
          <table:table-cell table:formula="of:=[.A74]/[.B74]" office:value-type="float" office:value="4386.5" calcext:value-type="float">
            <text:p>4386,5</text:p>
          </table:table-cell>
          <table:table-cell table:formula="of:=LOG([.A74];2)-1.3219" office:value-type="float" office:value="12.7769545532188" calcext:value-type="float">
            <text:p>12,78</text:p>
          </table:table-cell>
          <table:table-cell table:formula="of:=[.$J$1] * LOG([.B74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7666" calcext:value-type="float">
            <text:p>17666</text:p>
          </table:table-cell>
          <table:table-cell office:value-type="float" office:value="4" calcext:value-type="float">
            <text:p>4</text:p>
          </table:table-cell>
          <table:table-cell table:formula="of:=[.B75]*2000" office:value-type="float" office:value="8000" calcext:value-type="float">
            <text:p>8000</text:p>
          </table:table-cell>
          <table:table-cell table:formula="of:=10 * [.A75]/[.B75]" office:value-type="float" office:value="44165" calcext:value-type="float">
            <text:p>44165</text:p>
          </table:table-cell>
          <table:table-cell table:formula="of:=[.A75]/[.B75]" office:value-type="float" office:value="4416.5" calcext:value-type="float">
            <text:p>4416,5</text:p>
          </table:table-cell>
          <table:table-cell table:formula="of:=LOG([.A75];2)-1.3219" office:value-type="float" office:value="12.7867877961546" calcext:value-type="float">
            <text:p>12,79</text:p>
          </table:table-cell>
          <table:table-cell table:formula="of:=[.$J$1] * LOG([.B75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7666" calcext:value-type="float">
            <text:p>17666</text:p>
          </table:table-cell>
          <table:table-cell office:value-type="float" office:value="4" calcext:value-type="float">
            <text:p>4</text:p>
          </table:table-cell>
          <table:table-cell table:formula="of:=[.B76]*2000" office:value-type="float" office:value="8000" calcext:value-type="float">
            <text:p>8000</text:p>
          </table:table-cell>
          <table:table-cell table:formula="of:=10 * [.A76]/[.B76]" office:value-type="float" office:value="44165" calcext:value-type="float">
            <text:p>44165</text:p>
          </table:table-cell>
          <table:table-cell table:formula="of:=[.A76]/[.B76]" office:value-type="float" office:value="4416.5" calcext:value-type="float">
            <text:p>4416,5</text:p>
          </table:table-cell>
          <table:table-cell table:formula="of:=LOG([.A76];2)-1.3219" office:value-type="float" office:value="12.7867877961546" calcext:value-type="float">
            <text:p>12,79</text:p>
          </table:table-cell>
          <table:table-cell table:formula="of:=[.$J$1] * LOG([.B76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7889" calcext:value-type="float">
            <text:p>17889</text:p>
          </table:table-cell>
          <table:table-cell office:value-type="float" office:value="4" calcext:value-type="float">
            <text:p>4</text:p>
          </table:table-cell>
          <table:table-cell table:formula="of:=[.B77]*2000" office:value-type="float" office:value="8000" calcext:value-type="float">
            <text:p>8000</text:p>
          </table:table-cell>
          <table:table-cell table:formula="of:=10 * [.A77]/[.B77]" office:value-type="float" office:value="44722.5" calcext:value-type="float">
            <text:p>44722,5</text:p>
          </table:table-cell>
          <table:table-cell table:formula="of:=[.A77]/[.B77]" office:value-type="float" office:value="4472.25" calcext:value-type="float">
            <text:p>4472,25</text:p>
          </table:table-cell>
          <table:table-cell table:formula="of:=LOG([.A77];2)-1.3219" office:value-type="float" office:value="12.8048851221453" calcext:value-type="float">
            <text:p>12,80</text:p>
          </table:table-cell>
          <table:table-cell table:formula="of:=[.$J$1] * LOG([.B77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7889" calcext:value-type="float">
            <text:p>17889</text:p>
          </table:table-cell>
          <table:table-cell office:value-type="float" office:value="4" calcext:value-type="float">
            <text:p>4</text:p>
          </table:table-cell>
          <table:table-cell table:formula="of:=[.B78]*2000" office:value-type="float" office:value="8000" calcext:value-type="float">
            <text:p>8000</text:p>
          </table:table-cell>
          <table:table-cell table:formula="of:=10 * [.A78]/[.B78]" office:value-type="float" office:value="44722.5" calcext:value-type="float">
            <text:p>44722,5</text:p>
          </table:table-cell>
          <table:table-cell table:formula="of:=[.A78]/[.B78]" office:value-type="float" office:value="4472.25" calcext:value-type="float">
            <text:p>4472,25</text:p>
          </table:table-cell>
          <table:table-cell table:formula="of:=LOG([.A78];2)-1.3219" office:value-type="float" office:value="12.8048851221453" calcext:value-type="float">
            <text:p>12,80</text:p>
          </table:table-cell>
          <table:table-cell table:formula="of:=[.$J$1] * LOG([.B78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7949" calcext:value-type="float">
            <text:p>17949</text:p>
          </table:table-cell>
          <table:table-cell office:value-type="float" office:value="4" calcext:value-type="float">
            <text:p>4</text:p>
          </table:table-cell>
          <table:table-cell table:formula="of:=[.B79]*2000" office:value-type="float" office:value="8000" calcext:value-type="float">
            <text:p>8000</text:p>
          </table:table-cell>
          <table:table-cell table:formula="of:=10 * [.A79]/[.B79]" office:value-type="float" office:value="44872.5" calcext:value-type="float">
            <text:p>44872,5</text:p>
          </table:table-cell>
          <table:table-cell table:formula="of:=[.A79]/[.B79]" office:value-type="float" office:value="4487.25" calcext:value-type="float">
            <text:p>4487,25</text:p>
          </table:table-cell>
          <table:table-cell table:formula="of:=LOG([.A79];2)-1.3219" office:value-type="float" office:value="12.8097158483761" calcext:value-type="float">
            <text:p>12,81</text:p>
          </table:table-cell>
          <table:table-cell table:formula="of:=[.$J$1] * LOG([.B79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7949" calcext:value-type="float">
            <text:p>17949</text:p>
          </table:table-cell>
          <table:table-cell office:value-type="float" office:value="4" calcext:value-type="float">
            <text:p>4</text:p>
          </table:table-cell>
          <table:table-cell table:formula="of:=[.B80]*2000" office:value-type="float" office:value="8000" calcext:value-type="float">
            <text:p>8000</text:p>
          </table:table-cell>
          <table:table-cell table:formula="of:=10 * [.A80]/[.B80]" office:value-type="float" office:value="44872.5" calcext:value-type="float">
            <text:p>44872,5</text:p>
          </table:table-cell>
          <table:table-cell table:formula="of:=[.A80]/[.B80]" office:value-type="float" office:value="4487.25" calcext:value-type="float">
            <text:p>4487,25</text:p>
          </table:table-cell>
          <table:table-cell table:formula="of:=LOG([.A80];2)-1.3219" office:value-type="float" office:value="12.8097158483761" calcext:value-type="float">
            <text:p>12,81</text:p>
          </table:table-cell>
          <table:table-cell table:formula="of:=[.$J$1] * LOG([.B80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8009" calcext:value-type="float">
            <text:p>18009</text:p>
          </table:table-cell>
          <table:table-cell office:value-type="float" office:value="4" calcext:value-type="float">
            <text:p>4</text:p>
          </table:table-cell>
          <table:table-cell table:formula="of:=[.B81]*2000" office:value-type="float" office:value="8000" calcext:value-type="float">
            <text:p>8000</text:p>
          </table:table-cell>
          <table:table-cell table:formula="of:=10 * [.A81]/[.B81]" office:value-type="float" office:value="45022.5" calcext:value-type="float">
            <text:p>45022,5</text:p>
          </table:table-cell>
          <table:table-cell table:formula="of:=[.A81]/[.B81]" office:value-type="float" office:value="4502.25" calcext:value-type="float">
            <text:p>4502,25</text:p>
          </table:table-cell>
          <table:table-cell table:formula="of:=LOG([.A81];2)-1.3219" office:value-type="float" office:value="12.8145304533481" calcext:value-type="float">
            <text:p>12,81</text:p>
          </table:table-cell>
          <table:table-cell table:formula="of:=[.$J$1] * LOG([.B81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8009" calcext:value-type="float">
            <text:p>18009</text:p>
          </table:table-cell>
          <table:table-cell office:value-type="float" office:value="4" calcext:value-type="float">
            <text:p>4</text:p>
          </table:table-cell>
          <table:table-cell table:formula="of:=[.B82]*2000" office:value-type="float" office:value="8000" calcext:value-type="float">
            <text:p>8000</text:p>
          </table:table-cell>
          <table:table-cell table:formula="of:=10 * [.A82]/[.B82]" office:value-type="float" office:value="45022.5" calcext:value-type="float">
            <text:p>45022,5</text:p>
          </table:table-cell>
          <table:table-cell table:formula="of:=[.A82]/[.B82]" office:value-type="float" office:value="4502.25" calcext:value-type="float">
            <text:p>4502,25</text:p>
          </table:table-cell>
          <table:table-cell table:formula="of:=LOG([.A82];2)-1.3219" office:value-type="float" office:value="12.8145304533481" calcext:value-type="float">
            <text:p>12,81</text:p>
          </table:table-cell>
          <table:table-cell table:formula="of:=[.$J$1] * LOG([.B82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8128" calcext:value-type="float">
            <text:p>18128</text:p>
          </table:table-cell>
          <table:table-cell office:value-type="float" office:value="4" calcext:value-type="float">
            <text:p>4</text:p>
          </table:table-cell>
          <table:table-cell table:formula="of:=[.B83]*2000" office:value-type="float" office:value="8000" calcext:value-type="float">
            <text:p>8000</text:p>
          </table:table-cell>
          <table:table-cell table:formula="of:=10 * [.A83]/[.B83]" office:value-type="float" office:value="45320" calcext:value-type="float">
            <text:p>45320</text:p>
          </table:table-cell>
          <table:table-cell table:formula="of:=[.A83]/[.B83]" office:value-type="float" office:value="4532" calcext:value-type="float">
            <text:p>4532</text:p>
          </table:table-cell>
          <table:table-cell table:formula="of:=LOG([.A83];2)-1.3219" office:value-type="float" office:value="12.8240321458205" calcext:value-type="float">
            <text:p>12,82</text:p>
          </table:table-cell>
          <table:table-cell table:formula="of:=[.$J$1] * LOG([.B83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8128" calcext:value-type="float">
            <text:p>18128</text:p>
          </table:table-cell>
          <table:table-cell office:value-type="float" office:value="4" calcext:value-type="float">
            <text:p>4</text:p>
          </table:table-cell>
          <table:table-cell table:formula="of:=[.B84]*2000" office:value-type="float" office:value="8000" calcext:value-type="float">
            <text:p>8000</text:p>
          </table:table-cell>
          <table:table-cell table:formula="of:=10 * [.A84]/[.B84]" office:value-type="float" office:value="45320" calcext:value-type="float">
            <text:p>45320</text:p>
          </table:table-cell>
          <table:table-cell table:formula="of:=[.A84]/[.B84]" office:value-type="float" office:value="4532" calcext:value-type="float">
            <text:p>4532</text:p>
          </table:table-cell>
          <table:table-cell table:formula="of:=LOG([.A84];2)-1.3219" office:value-type="float" office:value="12.8240321458205" calcext:value-type="float">
            <text:p>12,82</text:p>
          </table:table-cell>
          <table:table-cell table:formula="of:=[.$J$1] * LOG([.B84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8078" calcext:value-type="float">
            <text:p>18078</text:p>
          </table:table-cell>
          <table:table-cell office:value-type="float" office:value="4" calcext:value-type="float">
            <text:p>4</text:p>
          </table:table-cell>
          <table:table-cell table:formula="of:=[.B85]*2000" office:value-type="float" office:value="8000" calcext:value-type="float">
            <text:p>8000</text:p>
          </table:table-cell>
          <table:table-cell table:formula="of:=10 * [.A85]/[.B85]" office:value-type="float" office:value="45195" calcext:value-type="float">
            <text:p>45195</text:p>
          </table:table-cell>
          <table:table-cell table:formula="of:=[.A85]/[.B85]" office:value-type="float" office:value="4519.5" calcext:value-type="float">
            <text:p>4519,5</text:p>
          </table:table-cell>
          <table:table-cell table:formula="of:=LOG([.A85];2)-1.3219" office:value-type="float" office:value="12.8200474583156" calcext:value-type="float">
            <text:p>12,82</text:p>
          </table:table-cell>
          <table:table-cell table:formula="of:=[.$J$1] * LOG([.B85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8078" calcext:value-type="float">
            <text:p>18078</text:p>
          </table:table-cell>
          <table:table-cell office:value-type="float" office:value="4" calcext:value-type="float">
            <text:p>4</text:p>
          </table:table-cell>
          <table:table-cell table:formula="of:=[.B86]*2000" office:value-type="float" office:value="8000" calcext:value-type="float">
            <text:p>8000</text:p>
          </table:table-cell>
          <table:table-cell table:formula="of:=10 * [.A86]/[.B86]" office:value-type="float" office:value="45195" calcext:value-type="float">
            <text:p>45195</text:p>
          </table:table-cell>
          <table:table-cell table:formula="of:=[.A86]/[.B86]" office:value-type="float" office:value="4519.5" calcext:value-type="float">
            <text:p>4519,5</text:p>
          </table:table-cell>
          <table:table-cell table:formula="of:=LOG([.A86];2)-1.3219" office:value-type="float" office:value="12.8200474583156" calcext:value-type="float">
            <text:p>12,82</text:p>
          </table:table-cell>
          <table:table-cell table:formula="of:=[.$J$1] * LOG([.B86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8043" calcext:value-type="float">
            <text:p>18043</text:p>
          </table:table-cell>
          <table:table-cell office:value-type="float" office:value="4" calcext:value-type="float">
            <text:p>4</text:p>
          </table:table-cell>
          <table:table-cell table:formula="of:=[.B87]*2000" office:value-type="float" office:value="8000" calcext:value-type="float">
            <text:p>8000</text:p>
          </table:table-cell>
          <table:table-cell table:formula="of:=10 * [.A87]/[.B87]" office:value-type="float" office:value="45107.5" calcext:value-type="float">
            <text:p>45107,5</text:p>
          </table:table-cell>
          <table:table-cell table:formula="of:=[.A87]/[.B87]" office:value-type="float" office:value="4510.75" calcext:value-type="float">
            <text:p>4510,75</text:p>
          </table:table-cell>
          <table:table-cell table:formula="of:=LOG([.A87];2)-1.3219" office:value-type="float" office:value="12.817251614223" calcext:value-type="float">
            <text:p>12,82</text:p>
          </table:table-cell>
          <table:table-cell table:formula="of:=[.$J$1] * LOG([.B87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8043" calcext:value-type="float">
            <text:p>18043</text:p>
          </table:table-cell>
          <table:table-cell office:value-type="float" office:value="4" calcext:value-type="float">
            <text:p>4</text:p>
          </table:table-cell>
          <table:table-cell table:formula="of:=[.B88]*2000" office:value-type="float" office:value="8000" calcext:value-type="float">
            <text:p>8000</text:p>
          </table:table-cell>
          <table:table-cell table:formula="of:=10 * [.A88]/[.B88]" office:value-type="float" office:value="45107.5" calcext:value-type="float">
            <text:p>45107,5</text:p>
          </table:table-cell>
          <table:table-cell table:formula="of:=[.A88]/[.B88]" office:value-type="float" office:value="4510.75" calcext:value-type="float">
            <text:p>4510,75</text:p>
          </table:table-cell>
          <table:table-cell table:formula="of:=LOG([.A88];2)-1.3219" office:value-type="float" office:value="12.817251614223" calcext:value-type="float">
            <text:p>12,82</text:p>
          </table:table-cell>
          <table:table-cell table:formula="of:=[.$J$1] * LOG([.B88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8146" calcext:value-type="float">
            <text:p>18146</text:p>
          </table:table-cell>
          <table:table-cell office:value-type="float" office:value="4" calcext:value-type="float">
            <text:p>4</text:p>
          </table:table-cell>
          <table:table-cell table:formula="of:=[.B89]*2000" office:value-type="float" office:value="8000" calcext:value-type="float">
            <text:p>8000</text:p>
          </table:table-cell>
          <table:table-cell table:formula="of:=10 * [.A89]/[.B89]" office:value-type="float" office:value="45365" calcext:value-type="float">
            <text:p>45365</text:p>
          </table:table-cell>
          <table:table-cell table:formula="of:=[.A89]/[.B89]" office:value-type="float" office:value="4536.5" calcext:value-type="float">
            <text:p>4536,5</text:p>
          </table:table-cell>
          <table:table-cell table:formula="of:=LOG([.A89];2)-1.3219" office:value-type="float" office:value="12.8254639434093" calcext:value-type="float">
            <text:p>12,83</text:p>
          </table:table-cell>
          <table:table-cell table:formula="of:=[.$J$1] * LOG([.B89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8146" calcext:value-type="float">
            <text:p>18146</text:p>
          </table:table-cell>
          <table:table-cell office:value-type="float" office:value="4" calcext:value-type="float">
            <text:p>4</text:p>
          </table:table-cell>
          <table:table-cell table:formula="of:=[.B90]*2000" office:value-type="float" office:value="8000" calcext:value-type="float">
            <text:p>8000</text:p>
          </table:table-cell>
          <table:table-cell table:formula="of:=10 * [.A90]/[.B90]" office:value-type="float" office:value="45365" calcext:value-type="float">
            <text:p>45365</text:p>
          </table:table-cell>
          <table:table-cell table:formula="of:=[.A90]/[.B90]" office:value-type="float" office:value="4536.5" calcext:value-type="float">
            <text:p>4536,5</text:p>
          </table:table-cell>
          <table:table-cell table:formula="of:=LOG([.A90];2)-1.3219" office:value-type="float" office:value="12.8254639434093" calcext:value-type="float">
            <text:p>12,83</text:p>
          </table:table-cell>
          <table:table-cell table:formula="of:=[.$J$1] * LOG([.B90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8070" calcext:value-type="float">
            <text:p>18070</text:p>
          </table:table-cell>
          <table:table-cell office:value-type="float" office:value="4" calcext:value-type="float">
            <text:p>4</text:p>
          </table:table-cell>
          <table:table-cell table:formula="of:=[.B91]*2000" office:value-type="float" office:value="8000" calcext:value-type="float">
            <text:p>8000</text:p>
          </table:table-cell>
          <table:table-cell table:formula="of:=10 * [.A91]/[.B91]" office:value-type="float" office:value="45175" calcext:value-type="float">
            <text:p>45175</text:p>
          </table:table-cell>
          <table:table-cell table:formula="of:=[.A91]/[.B91]" office:value-type="float" office:value="4517.5" calcext:value-type="float">
            <text:p>4517,5</text:p>
          </table:table-cell>
          <table:table-cell table:formula="of:=LOG([.A91];2)-1.3219" office:value-type="float" office:value="12.819408885752" calcext:value-type="float">
            <text:p>12,82</text:p>
          </table:table-cell>
          <table:table-cell table:formula="of:=[.$J$1] * LOG([.B91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8070" calcext:value-type="float">
            <text:p>18070</text:p>
          </table:table-cell>
          <table:table-cell office:value-type="float" office:value="4" calcext:value-type="float">
            <text:p>4</text:p>
          </table:table-cell>
          <table:table-cell table:formula="of:=[.B92]*2000" office:value-type="float" office:value="8000" calcext:value-type="float">
            <text:p>8000</text:p>
          </table:table-cell>
          <table:table-cell table:formula="of:=10 * [.A92]/[.B92]" office:value-type="float" office:value="45175" calcext:value-type="float">
            <text:p>45175</text:p>
          </table:table-cell>
          <table:table-cell table:formula="of:=[.A92]/[.B92]" office:value-type="float" office:value="4517.5" calcext:value-type="float">
            <text:p>4517,5</text:p>
          </table:table-cell>
          <table:table-cell table:formula="of:=LOG([.A92];2)-1.3219" office:value-type="float" office:value="12.819408885752" calcext:value-type="float">
            <text:p>12,82</text:p>
          </table:table-cell>
          <table:table-cell table:formula="of:=[.$J$1] * LOG([.B92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7965" calcext:value-type="float">
            <text:p>17965</text:p>
          </table:table-cell>
          <table:table-cell office:value-type="float" office:value="4" calcext:value-type="float">
            <text:p>4</text:p>
          </table:table-cell>
          <table:table-cell table:formula="of:=[.B93]*2000" office:value-type="float" office:value="8000" calcext:value-type="float">
            <text:p>8000</text:p>
          </table:table-cell>
          <table:table-cell table:formula="of:=10 * [.A93]/[.B93]" office:value-type="float" office:value="44912.5" calcext:value-type="float">
            <text:p>44912,5</text:p>
          </table:table-cell>
          <table:table-cell table:formula="of:=[.A93]/[.B93]" office:value-type="float" office:value="4491.25" calcext:value-type="float">
            <text:p>4491,25</text:p>
          </table:table-cell>
          <table:table-cell table:formula="of:=LOG([.A93];2)-1.3219" office:value-type="float" office:value="12.8110013148895" calcext:value-type="float">
            <text:p>12,81</text:p>
          </table:table-cell>
          <table:table-cell table:formula="of:=[.$J$1] * LOG([.B93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7965" calcext:value-type="float">
            <text:p>17965</text:p>
          </table:table-cell>
          <table:table-cell office:value-type="float" office:value="5" calcext:value-type="float">
            <text:p>5</text:p>
          </table:table-cell>
          <table:table-cell table:formula="of:=[.B94]*2000" office:value-type="float" office:value="10000" calcext:value-type="float">
            <text:p>10000</text:p>
          </table:table-cell>
          <table:table-cell table:formula="of:=10 * [.A94]/[.B94]" office:value-type="float" office:value="35930" calcext:value-type="float">
            <text:p>35930</text:p>
          </table:table-cell>
          <table:table-cell table:formula="of:=[.A94]/[.B94]" office:value-type="float" office:value="3593" calcext:value-type="float">
            <text:p>3593</text:p>
          </table:table-cell>
          <table:table-cell table:formula="of:=LOG([.A94];2)-1.3219" office:value-type="float" office:value="12.8110013148895" calcext:value-type="float">
            <text:p>12,81</text:p>
          </table:table-cell>
          <table:table-cell table:formula="of:=[.$J$1] * LOG([.B94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8111" calcext:value-type="float">
            <text:p>18111</text:p>
          </table:table-cell>
          <table:table-cell office:value-type="float" office:value="5" calcext:value-type="float">
            <text:p>5</text:p>
          </table:table-cell>
          <table:table-cell table:formula="of:=[.B95]*2000" office:value-type="float" office:value="10000" calcext:value-type="float">
            <text:p>10000</text:p>
          </table:table-cell>
          <table:table-cell table:formula="of:=10 * [.A95]/[.B95]" office:value-type="float" office:value="36222" calcext:value-type="float">
            <text:p>36222</text:p>
          </table:table-cell>
          <table:table-cell table:formula="of:=[.A95]/[.B95]" office:value-type="float" office:value="3622.2" calcext:value-type="float">
            <text:p>3622,2</text:p>
          </table:table-cell>
          <table:table-cell table:formula="of:=LOG([.A95];2)-1.3219" office:value-type="float" office:value="12.8226785865339" calcext:value-type="float">
            <text:p>12,82</text:p>
          </table:table-cell>
          <table:table-cell table:formula="of:=[.$J$1] * LOG([.B95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8111" calcext:value-type="float">
            <text:p>18111</text:p>
          </table:table-cell>
          <table:table-cell office:value-type="float" office:value="5" calcext:value-type="float">
            <text:p>5</text:p>
          </table:table-cell>
          <table:table-cell table:formula="of:=[.B96]*2000" office:value-type="float" office:value="10000" calcext:value-type="float">
            <text:p>10000</text:p>
          </table:table-cell>
          <table:table-cell table:formula="of:=10 * [.A96]/[.B96]" office:value-type="float" office:value="36222" calcext:value-type="float">
            <text:p>36222</text:p>
          </table:table-cell>
          <table:table-cell table:formula="of:=[.A96]/[.B96]" office:value-type="float" office:value="3622.2" calcext:value-type="float">
            <text:p>3622,2</text:p>
          </table:table-cell>
          <table:table-cell table:formula="of:=LOG([.A96];2)-1.3219" office:value-type="float" office:value="12.8226785865339" calcext:value-type="float">
            <text:p>12,82</text:p>
          </table:table-cell>
          <table:table-cell table:formula="of:=[.$J$1] * LOG([.B96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8177" calcext:value-type="float">
            <text:p>18177</text:p>
          </table:table-cell>
          <table:table-cell office:value-type="float" office:value="5" calcext:value-type="float">
            <text:p>5</text:p>
          </table:table-cell>
          <table:table-cell table:formula="of:=[.B97]*2000" office:value-type="float" office:value="10000" calcext:value-type="float">
            <text:p>10000</text:p>
          </table:table-cell>
          <table:table-cell table:formula="of:=10 * [.A97]/[.B97]" office:value-type="float" office:value="36354" calcext:value-type="float">
            <text:p>36354</text:p>
          </table:table-cell>
          <table:table-cell table:formula="of:=[.A97]/[.B97]" office:value-type="float" office:value="3635.4" calcext:value-type="float">
            <text:p>3635,4</text:p>
          </table:table-cell>
          <table:table-cell table:formula="of:=LOG([.A97];2)-1.3219" office:value-type="float" office:value="12.8279264909481" calcext:value-type="float">
            <text:p>12,83</text:p>
          </table:table-cell>
          <table:table-cell table:formula="of:=[.$J$1] * LOG([.B97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8177" calcext:value-type="float">
            <text:p>18177</text:p>
          </table:table-cell>
          <table:table-cell office:value-type="float" office:value="5" calcext:value-type="float">
            <text:p>5</text:p>
          </table:table-cell>
          <table:table-cell table:formula="of:=[.B98]*2000" office:value-type="float" office:value="10000" calcext:value-type="float">
            <text:p>10000</text:p>
          </table:table-cell>
          <table:table-cell table:formula="of:=10 * [.A98]/[.B98]" office:value-type="float" office:value="36354" calcext:value-type="float">
            <text:p>36354</text:p>
          </table:table-cell>
          <table:table-cell table:formula="of:=[.A98]/[.B98]" office:value-type="float" office:value="3635.4" calcext:value-type="float">
            <text:p>3635,4</text:p>
          </table:table-cell>
          <table:table-cell table:formula="of:=LOG([.A98];2)-1.3219" office:value-type="float" office:value="12.8279264909481" calcext:value-type="float">
            <text:p>12,83</text:p>
          </table:table-cell>
          <table:table-cell table:formula="of:=[.$J$1] * LOG([.B98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8172" calcext:value-type="float">
            <text:p>18172</text:p>
          </table:table-cell>
          <table:table-cell office:value-type="float" office:value="5" calcext:value-type="float">
            <text:p>5</text:p>
          </table:table-cell>
          <table:table-cell table:formula="of:=[.B99]*2000" office:value-type="float" office:value="10000" calcext:value-type="float">
            <text:p>10000</text:p>
          </table:table-cell>
          <table:table-cell table:formula="of:=10 * [.A99]/[.B99]" office:value-type="float" office:value="36344" calcext:value-type="float">
            <text:p>36344</text:p>
          </table:table-cell>
          <table:table-cell table:formula="of:=[.A99]/[.B99]" office:value-type="float" office:value="3634.4" calcext:value-type="float">
            <text:p>3634,4</text:p>
          </table:table-cell>
          <table:table-cell table:formula="of:=LOG([.A99];2)-1.3219" office:value-type="float" office:value="12.8275295900567" calcext:value-type="float">
            <text:p>12,83</text:p>
          </table:table-cell>
          <table:table-cell table:formula="of:=[.$J$1] * LOG([.B99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8172" calcext:value-type="float">
            <text:p>18172</text:p>
          </table:table-cell>
          <table:table-cell office:value-type="float" office:value="5" calcext:value-type="float">
            <text:p>5</text:p>
          </table:table-cell>
          <table:table-cell table:formula="of:=[.B100]*2000" office:value-type="float" office:value="10000" calcext:value-type="float">
            <text:p>10000</text:p>
          </table:table-cell>
          <table:table-cell table:formula="of:=10 * [.A100]/[.B100]" office:value-type="float" office:value="36344" calcext:value-type="float">
            <text:p>36344</text:p>
          </table:table-cell>
          <table:table-cell table:formula="of:=[.A100]/[.B100]" office:value-type="float" office:value="3634.4" calcext:value-type="float">
            <text:p>3634,4</text:p>
          </table:table-cell>
          <table:table-cell table:formula="of:=LOG([.A100];2)-1.3219" office:value-type="float" office:value="12.8275295900567" calcext:value-type="float">
            <text:p>12,83</text:p>
          </table:table-cell>
          <table:table-cell table:formula="of:=[.$J$1] * LOG([.B100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8129" calcext:value-type="float">
            <text:p>18129</text:p>
          </table:table-cell>
          <table:table-cell office:value-type="float" office:value="5" calcext:value-type="float">
            <text:p>5</text:p>
          </table:table-cell>
          <table:table-cell table:formula="of:=[.B101]*2000" office:value-type="float" office:value="10000" calcext:value-type="float">
            <text:p>10000</text:p>
          </table:table-cell>
          <table:table-cell table:formula="of:=10 * [.A101]/[.B101]" office:value-type="float" office:value="36258" calcext:value-type="float">
            <text:p>36258</text:p>
          </table:table-cell>
          <table:table-cell table:formula="of:=[.A101]/[.B101]" office:value-type="float" office:value="3625.8" calcext:value-type="float">
            <text:p>3625,8</text:p>
          </table:table-cell>
          <table:table-cell table:formula="of:=LOG([.A101];2)-1.3219" office:value-type="float" office:value="12.8241117274208" calcext:value-type="float">
            <text:p>12,82</text:p>
          </table:table-cell>
          <table:table-cell table:formula="of:=[.$J$1] * LOG([.B101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8129" calcext:value-type="float">
            <text:p>18129</text:p>
          </table:table-cell>
          <table:table-cell office:value-type="float" office:value="6" calcext:value-type="float">
            <text:p>6</text:p>
          </table:table-cell>
          <table:table-cell table:formula="of:=[.B102]*2000" office:value-type="float" office:value="12000" calcext:value-type="float">
            <text:p>12000</text:p>
          </table:table-cell>
          <table:table-cell table:formula="of:=10 * [.A102]/[.B102]" office:value-type="float" office:value="30215" calcext:value-type="float">
            <text:p>30215</text:p>
          </table:table-cell>
          <table:table-cell table:formula="of:=[.A102]/[.B102]" office:value-type="float" office:value="3021.5" calcext:value-type="float">
            <text:p>3021,5</text:p>
          </table:table-cell>
          <table:table-cell table:formula="of:=LOG([.A102];2)-1.3219" office:value-type="float" office:value="12.8241117274208" calcext:value-type="float">
            <text:p>12,82</text:p>
          </table:table-cell>
          <table:table-cell table:formula="of:=[.$J$1] * LOG([.B102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8026" calcext:value-type="float">
            <text:p>18026</text:p>
          </table:table-cell>
          <table:table-cell office:value-type="float" office:value="6" calcext:value-type="float">
            <text:p>6</text:p>
          </table:table-cell>
          <table:table-cell table:formula="of:=[.B103]*2000" office:value-type="float" office:value="12000" calcext:value-type="float">
            <text:p>12000</text:p>
          </table:table-cell>
          <table:table-cell table:formula="of:=10 * [.A103]/[.B103]" office:value-type="float" office:value="30043.3333333333" calcext:value-type="float">
            <text:p>30043,3333333333</text:p>
          </table:table-cell>
          <table:table-cell table:formula="of:=[.A103]/[.B103]" office:value-type="float" office:value="3004.33333333333" calcext:value-type="float">
            <text:p>3004,33333333333</text:p>
          </table:table-cell>
          <table:table-cell table:formula="of:=LOG([.A103];2)-1.3219" office:value-type="float" office:value="12.8158916753552" calcext:value-type="float">
            <text:p>12,82</text:p>
          </table:table-cell>
          <table:table-cell table:formula="of:=[.$J$1] * LOG([.B103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8026" calcext:value-type="float">
            <text:p>18026</text:p>
          </table:table-cell>
          <table:table-cell office:value-type="float" office:value="8" calcext:value-type="float">
            <text:p>8</text:p>
          </table:table-cell>
          <table:table-cell table:formula="of:=[.B104]*2000" office:value-type="float" office:value="16000" calcext:value-type="float">
            <text:p>16000</text:p>
          </table:table-cell>
          <table:table-cell table:formula="of:=10 * [.A104]/[.B104]" office:value-type="float" office:value="22532.5" calcext:value-type="float">
            <text:p>22532,5</text:p>
          </table:table-cell>
          <table:table-cell table:formula="of:=[.A104]/[.B104]" office:value-type="float" office:value="2253.25" calcext:value-type="float">
            <text:p>2253,25</text:p>
          </table:table-cell>
          <table:table-cell table:formula="of:=LOG([.A104];2)-1.3219" office:value-type="float" office:value="12.8158916753552" calcext:value-type="float">
            <text:p>12,82</text:p>
          </table:table-cell>
          <table:table-cell table:formula="of:=[.$J$1] * LOG([.B104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7298" calcext:value-type="float">
            <text:p>17298</text:p>
          </table:table-cell>
          <table:table-cell office:value-type="float" office:value="8" calcext:value-type="float">
            <text:p>8</text:p>
          </table:table-cell>
          <table:table-cell table:formula="of:=[.B105]*2000" office:value-type="float" office:value="16000" calcext:value-type="float">
            <text:p>16000</text:p>
          </table:table-cell>
          <table:table-cell table:formula="of:=10 * [.A105]/[.B105]" office:value-type="float" office:value="21622.5" calcext:value-type="float">
            <text:p>21622,5</text:p>
          </table:table-cell>
          <table:table-cell table:formula="of:=[.A105]/[.B105]" office:value-type="float" office:value="2162.25" calcext:value-type="float">
            <text:p>2162,25</text:p>
          </table:table-cell>
          <table:table-cell table:formula="of:=LOG([.A105];2)-1.3219" office:value-type="float" office:value="12.7564176222161" calcext:value-type="float">
            <text:p>12,76</text:p>
          </table:table-cell>
          <table:table-cell table:formula="of:=[.$J$1] * LOG([.B105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7298" calcext:value-type="float">
            <text:p>17298</text:p>
          </table:table-cell>
          <table:table-cell office:value-type="float" office:value="12" calcext:value-type="float">
            <text:p>12</text:p>
          </table:table-cell>
          <table:table-cell table:formula="of:=[.B106]*2000" office:value-type="float" office:value="24000" calcext:value-type="float">
            <text:p>24000</text:p>
          </table:table-cell>
          <table:table-cell table:formula="of:=10 * [.A106]/[.B106]" office:value-type="float" office:value="14415" calcext:value-type="float">
            <text:p>14415</text:p>
          </table:table-cell>
          <table:table-cell table:formula="of:=[.A106]/[.B106]" office:value-type="float" office:value="1441.5" calcext:value-type="float">
            <text:p>1441,5</text:p>
          </table:table-cell>
          <table:table-cell table:formula="of:=LOG([.A106];2)-1.3219" office:value-type="float" office:value="12.7564176222161" calcext:value-type="float">
            <text:p>12,76</text:p>
          </table:table-cell>
          <table:table-cell table:formula="of:=[.$J$1] * LOG([.B106] + [.$J$2]; 2) + [.$J$3]" office:value-type="float" office:value="15.1938702847745" calcext:value-type="float">
            <text:p>15,19</text:p>
          </table:table-cell>
          <table:table-cell table:number-columns-repeated="3"/>
        </table:table-row>
        <table:table-row table:style-name="ro1">
          <table:table-cell office:value-type="float" office:value="13192" calcext:value-type="float">
            <text:p>13192</text:p>
          </table:table-cell>
          <table:table-cell office:value-type="float" office:value="12" calcext:value-type="float">
            <text:p>12</text:p>
          </table:table-cell>
          <table:table-cell table:formula="of:=[.B107]*2000" office:value-type="float" office:value="24000" calcext:value-type="float">
            <text:p>24000</text:p>
          </table:table-cell>
          <table:table-cell table:formula="of:=10 * [.A107]/[.B107]" office:value-type="float" office:value="10993.3333333333" calcext:value-type="float">
            <text:p>10993,3333333333</text:p>
          </table:table-cell>
          <table:table-cell table:formula="of:=[.A107]/[.B107]" office:value-type="float" office:value="1099.33333333333" calcext:value-type="float">
            <text:p>1099,33333333333</text:p>
          </table:table-cell>
          <table:table-cell table:formula="of:=LOG([.A107];2)-1.3219" office:value-type="float" office:value="12.3654756834375" calcext:value-type="float">
            <text:p>12,37</text:p>
          </table:table-cell>
          <table:table-cell table:formula="of:=[.$J$1] * LOG([.B107] + [.$J$2]; 2) + [.$J$3]" office:value-type="float" office:value="15.1938702847745" calcext:value-type="float">
            <text:p>15,19</text:p>
          </table:table-cell>
          <table:table-cell table:number-columns-repeated="3"/>
        </table:table-row>
        <table:table-row table:style-name="ro1">
          <table:table-cell office:value-type="float" office:value="13192" calcext:value-type="float">
            <text:p>13192</text:p>
          </table:table-cell>
          <table:table-cell office:value-type="float" office:value="13" calcext:value-type="float">
            <text:p>13</text:p>
          </table:table-cell>
          <table:table-cell table:formula="of:=[.B108]*2000" office:value-type="float" office:value="26000" calcext:value-type="float">
            <text:p>26000</text:p>
          </table:table-cell>
          <table:table-cell table:formula="of:=10 * [.A108]/[.B108]" office:value-type="float" office:value="10147.6923076923" calcext:value-type="float">
            <text:p>10147,6923076923</text:p>
          </table:table-cell>
          <table:table-cell table:formula="of:=[.A108]/[.B108]" office:value-type="float" office:value="1014.76923076923" calcext:value-type="float">
            <text:p>1014,76923076923</text:p>
          </table:table-cell>
          <table:table-cell table:formula="of:=LOG([.A108];2)-1.3219" office:value-type="float" office:value="12.3654756834375" calcext:value-type="float">
            <text:p>12,37</text:p>
          </table:table-cell>
          <table:table-cell table:formula="of:=[.$J$1] * LOG([.B108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4214" calcext:value-type="float">
            <text:p>14214</text:p>
          </table:table-cell>
          <table:table-cell office:value-type="float" office:value="13" calcext:value-type="float">
            <text:p>13</text:p>
          </table:table-cell>
          <table:table-cell table:formula="of:=[.B109]*2000" office:value-type="float" office:value="26000" calcext:value-type="float">
            <text:p>26000</text:p>
          </table:table-cell>
          <table:table-cell table:formula="of:=10 * [.A109]/[.B109]" office:value-type="float" office:value="10933.8461538462" calcext:value-type="float">
            <text:p>10933,8461538462</text:p>
          </table:table-cell>
          <table:table-cell table:formula="of:=[.A109]/[.B109]" office:value-type="float" office:value="1093.38461538462" calcext:value-type="float">
            <text:p>1093,38461538462</text:p>
          </table:table-cell>
          <table:table-cell table:formula="of:=LOG([.A109];2)-1.3219" office:value-type="float" office:value="12.4731249839614" calcext:value-type="float">
            <text:p>12,47</text:p>
          </table:table-cell>
          <table:table-cell table:formula="of:=[.$J$1] * LOG([.B109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4214" calcext:value-type="float">
            <text:p>14214</text:p>
          </table:table-cell>
          <table:table-cell office:value-type="float" office:value="13" calcext:value-type="float">
            <text:p>13</text:p>
          </table:table-cell>
          <table:table-cell table:formula="of:=[.B110]*2000" office:value-type="float" office:value="26000" calcext:value-type="float">
            <text:p>26000</text:p>
          </table:table-cell>
          <table:table-cell table:formula="of:=10 * [.A110]/[.B110]" office:value-type="float" office:value="10933.8461538462" calcext:value-type="float">
            <text:p>10933,8461538462</text:p>
          </table:table-cell>
          <table:table-cell table:formula="of:=[.A110]/[.B110]" office:value-type="float" office:value="1093.38461538462" calcext:value-type="float">
            <text:p>1093,38461538462</text:p>
          </table:table-cell>
          <table:table-cell table:formula="of:=LOG([.A110];2)-1.3219" office:value-type="float" office:value="12.4731249839614" calcext:value-type="float">
            <text:p>12,47</text:p>
          </table:table-cell>
          <table:table-cell table:formula="of:=[.$J$1] * LOG([.B110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6699" calcext:value-type="float">
            <text:p>16699</text:p>
          </table:table-cell>
          <table:table-cell office:value-type="float" office:value="13" calcext:value-type="float">
            <text:p>13</text:p>
          </table:table-cell>
          <table:table-cell table:formula="of:=[.B111]*2000" office:value-type="float" office:value="26000" calcext:value-type="float">
            <text:p>26000</text:p>
          </table:table-cell>
          <table:table-cell table:formula="of:=10 * [.A111]/[.B111]" office:value-type="float" office:value="12845.3846153846" calcext:value-type="float">
            <text:p>12845,3846153846</text:p>
          </table:table-cell>
          <table:table-cell table:formula="of:=[.A111]/[.B111]" office:value-type="float" office:value="1284.53846153846" calcext:value-type="float">
            <text:p>1284,53846153846</text:p>
          </table:table-cell>
          <table:table-cell table:formula="of:=LOG([.A111];2)-1.3219" office:value-type="float" office:value="12.7055740907376" calcext:value-type="float">
            <text:p>12,71</text:p>
          </table:table-cell>
          <table:table-cell table:formula="of:=[.$J$1] * LOG([.B111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6699" calcext:value-type="float">
            <text:p>16699</text:p>
          </table:table-cell>
          <table:table-cell office:value-type="float" office:value="13" calcext:value-type="float">
            <text:p>13</text:p>
          </table:table-cell>
          <table:table-cell table:formula="of:=[.B112]*2000" office:value-type="float" office:value="26000" calcext:value-type="float">
            <text:p>26000</text:p>
          </table:table-cell>
          <table:table-cell table:formula="of:=10 * [.A112]/[.B112]" office:value-type="float" office:value="12845.3846153846" calcext:value-type="float">
            <text:p>12845,3846153846</text:p>
          </table:table-cell>
          <table:table-cell table:formula="of:=[.A112]/[.B112]" office:value-type="float" office:value="1284.53846153846" calcext:value-type="float">
            <text:p>1284,53846153846</text:p>
          </table:table-cell>
          <table:table-cell table:formula="of:=LOG([.A112];2)-1.3219" office:value-type="float" office:value="12.7055740907376" calcext:value-type="float">
            <text:p>12,71</text:p>
          </table:table-cell>
          <table:table-cell table:formula="of:=[.$J$1] * LOG([.B112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7408" calcext:value-type="float">
            <text:p>17408</text:p>
          </table:table-cell>
          <table:table-cell office:value-type="float" office:value="13" calcext:value-type="float">
            <text:p>13</text:p>
          </table:table-cell>
          <table:table-cell table:formula="of:=[.B113]*2000" office:value-type="float" office:value="26000" calcext:value-type="float">
            <text:p>26000</text:p>
          </table:table-cell>
          <table:table-cell table:formula="of:=10 * [.A113]/[.B113]" office:value-type="float" office:value="13390.7692307692" calcext:value-type="float">
            <text:p>13390,7692307692</text:p>
          </table:table-cell>
          <table:table-cell table:formula="of:=[.A113]/[.B113]" office:value-type="float" office:value="1339.07692307692" calcext:value-type="float">
            <text:p>1339,07692307692</text:p>
          </table:table-cell>
          <table:table-cell table:formula="of:=LOG([.A113];2)-1.3219" office:value-type="float" office:value="12.7655628412503" calcext:value-type="float">
            <text:p>12,77</text:p>
          </table:table-cell>
          <table:table-cell table:formula="of:=[.$J$1] * LOG([.B113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7408" calcext:value-type="float">
            <text:p>17408</text:p>
          </table:table-cell>
          <table:table-cell office:value-type="float" office:value="13" calcext:value-type="float">
            <text:p>13</text:p>
          </table:table-cell>
          <table:table-cell table:formula="of:=[.B114]*2000" office:value-type="float" office:value="26000" calcext:value-type="float">
            <text:p>26000</text:p>
          </table:table-cell>
          <table:table-cell table:formula="of:=10 * [.A114]/[.B114]" office:value-type="float" office:value="13390.7692307692" calcext:value-type="float">
            <text:p>13390,7692307692</text:p>
          </table:table-cell>
          <table:table-cell table:formula="of:=[.A114]/[.B114]" office:value-type="float" office:value="1339.07692307692" calcext:value-type="float">
            <text:p>1339,07692307692</text:p>
          </table:table-cell>
          <table:table-cell table:formula="of:=LOG([.A114];2)-1.3219" office:value-type="float" office:value="12.7655628412503" calcext:value-type="float">
            <text:p>12,77</text:p>
          </table:table-cell>
          <table:table-cell table:formula="of:=[.$J$1] * LOG([.B114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7610" calcext:value-type="float">
            <text:p>17610</text:p>
          </table:table-cell>
          <table:table-cell office:value-type="float" office:value="13" calcext:value-type="float">
            <text:p>13</text:p>
          </table:table-cell>
          <table:table-cell table:formula="of:=[.B115]*2000" office:value-type="float" office:value="26000" calcext:value-type="float">
            <text:p>26000</text:p>
          </table:table-cell>
          <table:table-cell table:formula="of:=10 * [.A115]/[.B115]" office:value-type="float" office:value="13546.1538461538" calcext:value-type="float">
            <text:p>13546,1538461538</text:p>
          </table:table-cell>
          <table:table-cell table:formula="of:=[.A115]/[.B115]" office:value-type="float" office:value="1354.61538461538" calcext:value-type="float">
            <text:p>1354,61538461538</text:p>
          </table:table-cell>
          <table:table-cell table:formula="of:=LOG([.A115];2)-1.3219" office:value-type="float" office:value="12.7822072887186" calcext:value-type="float">
            <text:p>12,78</text:p>
          </table:table-cell>
          <table:table-cell table:formula="of:=[.$J$1] * LOG([.B115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7610" calcext:value-type="float">
            <text:p>17610</text:p>
          </table:table-cell>
          <table:table-cell office:value-type="float" office:value="13" calcext:value-type="float">
            <text:p>13</text:p>
          </table:table-cell>
          <table:table-cell table:formula="of:=[.B116]*2000" office:value-type="float" office:value="26000" calcext:value-type="float">
            <text:p>26000</text:p>
          </table:table-cell>
          <table:table-cell table:formula="of:=10 * [.A116]/[.B116]" office:value-type="float" office:value="13546.1538461538" calcext:value-type="float">
            <text:p>13546,1538461538</text:p>
          </table:table-cell>
          <table:table-cell table:formula="of:=[.A116]/[.B116]" office:value-type="float" office:value="1354.61538461538" calcext:value-type="float">
            <text:p>1354,61538461538</text:p>
          </table:table-cell>
          <table:table-cell table:formula="of:=LOG([.A116];2)-1.3219" office:value-type="float" office:value="12.7822072887186" calcext:value-type="float">
            <text:p>12,78</text:p>
          </table:table-cell>
          <table:table-cell table:formula="of:=[.$J$1] * LOG([.B116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7431" calcext:value-type="float">
            <text:p>17431</text:p>
          </table:table-cell>
          <table:table-cell office:value-type="float" office:value="13" calcext:value-type="float">
            <text:p>13</text:p>
          </table:table-cell>
          <table:table-cell table:formula="of:=[.B117]*2000" office:value-type="float" office:value="26000" calcext:value-type="float">
            <text:p>26000</text:p>
          </table:table-cell>
          <table:table-cell table:formula="of:=10 * [.A117]/[.B117]" office:value-type="float" office:value="13408.4615384615" calcext:value-type="float">
            <text:p>13408,4615384615</text:p>
          </table:table-cell>
          <table:table-cell table:formula="of:=[.A117]/[.B117]" office:value-type="float" office:value="1340.84615384615" calcext:value-type="float">
            <text:p>1340,84615384615</text:p>
          </table:table-cell>
          <table:table-cell table:formula="of:=LOG([.A117];2)-1.3219" office:value-type="float" office:value="12.7674677174386" calcext:value-type="float">
            <text:p>12,77</text:p>
          </table:table-cell>
          <table:table-cell table:formula="of:=[.$J$1] * LOG([.B117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7431" calcext:value-type="float">
            <text:p>17431</text:p>
          </table:table-cell>
          <table:table-cell office:value-type="float" office:value="13" calcext:value-type="float">
            <text:p>13</text:p>
          </table:table-cell>
          <table:table-cell table:formula="of:=[.B118]*2000" office:value-type="float" office:value="26000" calcext:value-type="float">
            <text:p>26000</text:p>
          </table:table-cell>
          <table:table-cell table:formula="of:=10 * [.A118]/[.B118]" office:value-type="float" office:value="13408.4615384615" calcext:value-type="float">
            <text:p>13408,4615384615</text:p>
          </table:table-cell>
          <table:table-cell table:formula="of:=[.A118]/[.B118]" office:value-type="float" office:value="1340.84615384615" calcext:value-type="float">
            <text:p>1340,84615384615</text:p>
          </table:table-cell>
          <table:table-cell table:formula="of:=LOG([.A118];2)-1.3219" office:value-type="float" office:value="12.7674677174386" calcext:value-type="float">
            <text:p>12,77</text:p>
          </table:table-cell>
          <table:table-cell table:formula="of:=[.$J$1] * LOG([.B118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7292" calcext:value-type="float">
            <text:p>17292</text:p>
          </table:table-cell>
          <table:table-cell office:value-type="float" office:value="13" calcext:value-type="float">
            <text:p>13</text:p>
          </table:table-cell>
          <table:table-cell table:formula="of:=[.B119]*2000" office:value-type="float" office:value="26000" calcext:value-type="float">
            <text:p>26000</text:p>
          </table:table-cell>
          <table:table-cell table:formula="of:=10 * [.A119]/[.B119]" office:value-type="float" office:value="13301.5384615385" calcext:value-type="float">
            <text:p>13301,5384615385</text:p>
          </table:table-cell>
          <table:table-cell table:formula="of:=[.A119]/[.B119]" office:value-type="float" office:value="1330.15384615385" calcext:value-type="float">
            <text:p>1330,15384615385</text:p>
          </table:table-cell>
          <table:table-cell table:formula="of:=LOG([.A119];2)-1.3219" office:value-type="float" office:value="12.7559171208959" calcext:value-type="float">
            <text:p>12,76</text:p>
          </table:table-cell>
          <table:table-cell table:formula="of:=[.$J$1] * LOG([.B119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7292" calcext:value-type="float">
            <text:p>17292</text:p>
          </table:table-cell>
          <table:table-cell office:value-type="float" office:value="13" calcext:value-type="float">
            <text:p>13</text:p>
          </table:table-cell>
          <table:table-cell table:formula="of:=[.B120]*2000" office:value-type="float" office:value="26000" calcext:value-type="float">
            <text:p>26000</text:p>
          </table:table-cell>
          <table:table-cell table:formula="of:=10 * [.A120]/[.B120]" office:value-type="float" office:value="13301.5384615385" calcext:value-type="float">
            <text:p>13301,5384615385</text:p>
          </table:table-cell>
          <table:table-cell table:formula="of:=[.A120]/[.B120]" office:value-type="float" office:value="1330.15384615385" calcext:value-type="float">
            <text:p>1330,15384615385</text:p>
          </table:table-cell>
          <table:table-cell table:formula="of:=LOG([.A120];2)-1.3219" office:value-type="float" office:value="12.7559171208959" calcext:value-type="float">
            <text:p>12,76</text:p>
          </table:table-cell>
          <table:table-cell table:formula="of:=[.$J$1] * LOG([.B120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7230" calcext:value-type="float">
            <text:p>17230</text:p>
          </table:table-cell>
          <table:table-cell office:value-type="float" office:value="13" calcext:value-type="float">
            <text:p>13</text:p>
          </table:table-cell>
          <table:table-cell table:formula="of:=[.B121]*2000" office:value-type="float" office:value="26000" calcext:value-type="float">
            <text:p>26000</text:p>
          </table:table-cell>
          <table:table-cell table:formula="of:=10 * [.A121]/[.B121]" office:value-type="float" office:value="13253.8461538462" calcext:value-type="float">
            <text:p>13253,8461538462</text:p>
          </table:table-cell>
          <table:table-cell table:formula="of:=[.A121]/[.B121]" office:value-type="float" office:value="1325.38461538462" calcext:value-type="float">
            <text:p>1325,38461538462</text:p>
          </table:table-cell>
          <table:table-cell table:formula="of:=LOG([.A121];2)-1.3219" office:value-type="float" office:value="12.7507350811123" calcext:value-type="float">
            <text:p>12,75</text:p>
          </table:table-cell>
          <table:table-cell table:formula="of:=[.$J$1] * LOG([.B121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7230" calcext:value-type="float">
            <text:p>17230</text:p>
          </table:table-cell>
          <table:table-cell office:value-type="float" office:value="12" calcext:value-type="float">
            <text:p>12</text:p>
          </table:table-cell>
          <table:table-cell table:formula="of:=[.B122]*2000" office:value-type="float" office:value="24000" calcext:value-type="float">
            <text:p>24000</text:p>
          </table:table-cell>
          <table:table-cell table:formula="of:=10 * [.A122]/[.B122]" office:value-type="float" office:value="14358.3333333333" calcext:value-type="float">
            <text:p>14358,3333333333</text:p>
          </table:table-cell>
          <table:table-cell table:formula="of:=[.A122]/[.B122]" office:value-type="float" office:value="1435.83333333333" calcext:value-type="float">
            <text:p>1435,83333333333</text:p>
          </table:table-cell>
          <table:table-cell table:formula="of:=LOG([.A122];2)-1.3219" office:value-type="float" office:value="12.7507350811123" calcext:value-type="float">
            <text:p>12,75</text:p>
          </table:table-cell>
          <table:table-cell table:formula="of:=[.$J$1] * LOG([.B122] + [.$J$2]; 2) + [.$J$3]" office:value-type="float" office:value="15.1938702847745" calcext:value-type="float">
            <text:p>15,19</text:p>
          </table:table-cell>
          <table:table-cell table:number-columns-repeated="3"/>
        </table:table-row>
        <table:table-row table:style-name="ro1">
          <table:table-cell office:value-type="float" office:value="17461" calcext:value-type="float">
            <text:p>17461</text:p>
          </table:table-cell>
          <table:table-cell office:value-type="float" office:value="12" calcext:value-type="float">
            <text:p>12</text:p>
          </table:table-cell>
          <table:table-cell table:formula="of:=[.B123]*2000" office:value-type="float" office:value="24000" calcext:value-type="float">
            <text:p>24000</text:p>
          </table:table-cell>
          <table:table-cell table:formula="of:=10 * [.A123]/[.B123]" office:value-type="float" office:value="14550.8333333333" calcext:value-type="float">
            <text:p>14550,8333333333</text:p>
          </table:table-cell>
          <table:table-cell table:formula="of:=[.A123]/[.B123]" office:value-type="float" office:value="1455.08333333333" calcext:value-type="float">
            <text:p>1455,08333333333</text:p>
          </table:table-cell>
          <table:table-cell table:formula="of:=LOG([.A123];2)-1.3219" office:value-type="float" office:value="12.7699485647326" calcext:value-type="float">
            <text:p>12,77</text:p>
          </table:table-cell>
          <table:table-cell table:formula="of:=[.$J$1] * LOG([.B123] + [.$J$2]; 2) + [.$J$3]" office:value-type="float" office:value="15.1938702847745" calcext:value-type="float">
            <text:p>15,19</text:p>
          </table:table-cell>
          <table:table-cell table:number-columns-repeated="3"/>
        </table:table-row>
        <table:table-row table:style-name="ro1">
          <table:table-cell office:value-type="float" office:value="17461" calcext:value-type="float">
            <text:p>17461</text:p>
          </table:table-cell>
          <table:table-cell office:value-type="float" office:value="11" calcext:value-type="float">
            <text:p>11</text:p>
          </table:table-cell>
          <table:table-cell table:formula="of:=[.B124]*2000" office:value-type="float" office:value="22000" calcext:value-type="float">
            <text:p>22000</text:p>
          </table:table-cell>
          <table:table-cell table:formula="of:=10 * [.A124]/[.B124]" office:value-type="float" office:value="15873.6363636364" calcext:value-type="float">
            <text:p>15873,6363636364</text:p>
          </table:table-cell>
          <table:table-cell table:formula="of:=[.A124]/[.B124]" office:value-type="float" office:value="1587.36363636364" calcext:value-type="float">
            <text:p>1587,36363636364</text:p>
          </table:table-cell>
          <table:table-cell table:formula="of:=LOG([.A124];2)-1.3219" office:value-type="float" office:value="12.7699485647326" calcext:value-type="float">
            <text:p>12,77</text:p>
          </table:table-cell>
          <table:table-cell table:formula="of:=[.$J$1] * LOG([.B124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17589" calcext:value-type="float">
            <text:p>17589</text:p>
          </table:table-cell>
          <table:table-cell office:value-type="float" office:value="11" calcext:value-type="float">
            <text:p>11</text:p>
          </table:table-cell>
          <table:table-cell table:formula="of:=[.B125]*2000" office:value-type="float" office:value="22000" calcext:value-type="float">
            <text:p>22000</text:p>
          </table:table-cell>
          <table:table-cell table:formula="of:=10 * [.A125]/[.B125]" office:value-type="float" office:value="15990" calcext:value-type="float">
            <text:p>15990</text:p>
          </table:table-cell>
          <table:table-cell table:formula="of:=[.A125]/[.B125]" office:value-type="float" office:value="1599" calcext:value-type="float">
            <text:p>1599</text:p>
          </table:table-cell>
          <table:table-cell table:formula="of:=LOG([.A125];2)-1.3219" office:value-type="float" office:value="12.7804858421176" calcext:value-type="float">
            <text:p>12,78</text:p>
          </table:table-cell>
          <table:table-cell table:formula="of:=[.$J$1] * LOG([.B125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17589" calcext:value-type="float">
            <text:p>17589</text:p>
          </table:table-cell>
          <table:table-cell office:value-type="float" office:value="10" calcext:value-type="float">
            <text:p>10</text:p>
          </table:table-cell>
          <table:table-cell table:formula="of:=[.B126]*2000" office:value-type="float" office:value="20000" calcext:value-type="float">
            <text:p>20000</text:p>
          </table:table-cell>
          <table:table-cell table:formula="of:=10 * [.A126]/[.B126]" office:value-type="float" office:value="17589" calcext:value-type="float">
            <text:p>17589</text:p>
          </table:table-cell>
          <table:table-cell table:formula="of:=[.A126]/[.B126]" office:value-type="float" office:value="1758.9" calcext:value-type="float">
            <text:p>1758,9</text:p>
          </table:table-cell>
          <table:table-cell table:formula="of:=LOG([.A126];2)-1.3219" office:value-type="float" office:value="12.7804858421176" calcext:value-type="float">
            <text:p>12,78</text:p>
          </table:table-cell>
          <table:table-cell table:formula="of:=[.$J$1] * LOG([.B126] + [.$J$2]; 2) + [.$J$3]" office:value-type="float" office:value="14.6725667757289" calcext:value-type="float">
            <text:p>14,67</text:p>
          </table:table-cell>
          <table:table-cell table:number-columns-repeated="3"/>
        </table:table-row>
        <table:table-row table:style-name="ro1">
          <table:table-cell office:value-type="float" office:value="17624" calcext:value-type="float">
            <text:p>17624</text:p>
          </table:table-cell>
          <table:table-cell office:value-type="float" office:value="10" calcext:value-type="float">
            <text:p>10</text:p>
          </table:table-cell>
          <table:table-cell table:formula="of:=[.B127]*2000" office:value-type="float" office:value="20000" calcext:value-type="float">
            <text:p>20000</text:p>
          </table:table-cell>
          <table:table-cell table:formula="of:=10 * [.A127]/[.B127]" office:value-type="float" office:value="17624" calcext:value-type="float">
            <text:p>17624</text:p>
          </table:table-cell>
          <table:table-cell table:formula="of:=[.A127]/[.B127]" office:value-type="float" office:value="1762.4" calcext:value-type="float">
            <text:p>1762,4</text:p>
          </table:table-cell>
          <table:table-cell table:formula="of:=LOG([.A127];2)-1.3219" office:value-type="float" office:value="12.7833537797009" calcext:value-type="float">
            <text:p>12,78</text:p>
          </table:table-cell>
          <table:table-cell table:formula="of:=[.$J$1] * LOG([.B127] + [.$J$2]; 2) + [.$J$3]" office:value-type="float" office:value="14.6725667757289" calcext:value-type="float">
            <text:p>14,67</text:p>
          </table:table-cell>
          <table:table-cell table:number-columns-repeated="3"/>
        </table:table-row>
        <table:table-row table:style-name="ro1">
          <table:table-cell office:value-type="float" office:value="17624" calcext:value-type="float">
            <text:p>17624</text:p>
          </table:table-cell>
          <table:table-cell office:value-type="float" office:value="8" calcext:value-type="float">
            <text:p>8</text:p>
          </table:table-cell>
          <table:table-cell table:formula="of:=[.B128]*2000" office:value-type="float" office:value="16000" calcext:value-type="float">
            <text:p>16000</text:p>
          </table:table-cell>
          <table:table-cell table:formula="of:=10 * [.A128]/[.B128]" office:value-type="float" office:value="22030" calcext:value-type="float">
            <text:p>22030</text:p>
          </table:table-cell>
          <table:table-cell table:formula="of:=[.A128]/[.B128]" office:value-type="float" office:value="2203" calcext:value-type="float">
            <text:p>2203</text:p>
          </table:table-cell>
          <table:table-cell table:formula="of:=LOG([.A128];2)-1.3219" office:value-type="float" office:value="12.7833537797009" calcext:value-type="float">
            <text:p>12,78</text:p>
          </table:table-cell>
          <table:table-cell table:formula="of:=[.$J$1] * LOG([.B128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7467" calcext:value-type="float">
            <text:p>17467</text:p>
          </table:table-cell>
          <table:table-cell office:value-type="float" office:value="8" calcext:value-type="float">
            <text:p>8</text:p>
          </table:table-cell>
          <table:table-cell table:formula="of:=[.B129]*2000" office:value-type="float" office:value="16000" calcext:value-type="float">
            <text:p>16000</text:p>
          </table:table-cell>
          <table:table-cell table:formula="of:=10 * [.A129]/[.B129]" office:value-type="float" office:value="21833.75" calcext:value-type="float">
            <text:p>21833,75</text:p>
          </table:table-cell>
          <table:table-cell table:formula="of:=[.A129]/[.B129]" office:value-type="float" office:value="2183.375" calcext:value-type="float">
            <text:p>2183,375</text:p>
          </table:table-cell>
          <table:table-cell table:formula="of:=LOG([.A129];2)-1.3219" office:value-type="float" office:value="12.7704442226764" calcext:value-type="float">
            <text:p>12,77</text:p>
          </table:table-cell>
          <table:table-cell table:formula="of:=[.$J$1] * LOG([.B129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7467" calcext:value-type="float">
            <text:p>17467</text:p>
          </table:table-cell>
          <table:table-cell office:value-type="float" office:value="6" calcext:value-type="float">
            <text:p>6</text:p>
          </table:table-cell>
          <table:table-cell table:formula="of:=[.B130]*2000" office:value-type="float" office:value="12000" calcext:value-type="float">
            <text:p>12000</text:p>
          </table:table-cell>
          <table:table-cell table:formula="of:=10 * [.A130]/[.B130]" office:value-type="float" office:value="29111.6666666667" calcext:value-type="float">
            <text:p>29111,6666666667</text:p>
          </table:table-cell>
          <table:table-cell table:formula="of:=[.A130]/[.B130]" office:value-type="float" office:value="2911.16666666667" calcext:value-type="float">
            <text:p>2911,16666666667</text:p>
          </table:table-cell>
          <table:table-cell table:formula="of:=LOG([.A130];2)-1.3219" office:value-type="float" office:value="12.7704442226764" calcext:value-type="float">
            <text:p>12,77</text:p>
          </table:table-cell>
          <table:table-cell table:formula="of:=[.$J$1] * LOG([.B130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8274" calcext:value-type="float">
            <text:p>18274</text:p>
          </table:table-cell>
          <table:table-cell office:value-type="float" office:value="6" calcext:value-type="float">
            <text:p>6</text:p>
          </table:table-cell>
          <table:table-cell table:formula="of:=[.B131]*2000" office:value-type="float" office:value="12000" calcext:value-type="float">
            <text:p>12000</text:p>
          </table:table-cell>
          <table:table-cell table:formula="of:=10 * [.A131]/[.B131]" office:value-type="float" office:value="30456.6666666667" calcext:value-type="float">
            <text:p>30456,6666666667</text:p>
          </table:table-cell>
          <table:table-cell table:formula="of:=[.A131]/[.B131]" office:value-type="float" office:value="3045.66666666667" calcext:value-type="float">
            <text:p>3045,66666666667</text:p>
          </table:table-cell>
          <table:table-cell table:formula="of:=LOG([.A131];2)-1.3219" office:value-type="float" office:value="12.8356048399261" calcext:value-type="float">
            <text:p>12,84</text:p>
          </table:table-cell>
          <table:table-cell table:formula="of:=[.$J$1] * LOG([.B131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8274" calcext:value-type="float">
            <text:p>18274</text:p>
          </table:table-cell>
          <table:table-cell office:value-type="float" office:value="6" calcext:value-type="float">
            <text:p>6</text:p>
          </table:table-cell>
          <table:table-cell table:formula="of:=[.B132]*2000" office:value-type="float" office:value="12000" calcext:value-type="float">
            <text:p>12000</text:p>
          </table:table-cell>
          <table:table-cell table:formula="of:=10 * [.A132]/[.B132]" office:value-type="float" office:value="30456.6666666667" calcext:value-type="float">
            <text:p>30456,6666666667</text:p>
          </table:table-cell>
          <table:table-cell table:formula="of:=[.A132]/[.B132]" office:value-type="float" office:value="3045.66666666667" calcext:value-type="float">
            <text:p>3045,66666666667</text:p>
          </table:table-cell>
          <table:table-cell table:formula="of:=LOG([.A132];2)-1.3219" office:value-type="float" office:value="12.8356048399261" calcext:value-type="float">
            <text:p>12,84</text:p>
          </table:table-cell>
          <table:table-cell table:formula="of:=[.$J$1] * LOG([.B132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23497" calcext:value-type="float">
            <text:p>23497</text:p>
          </table:table-cell>
          <table:table-cell office:value-type="float" office:value="6" calcext:value-type="float">
            <text:p>6</text:p>
          </table:table-cell>
          <table:table-cell table:formula="of:=[.B133]*2000" office:value-type="float" office:value="12000" calcext:value-type="float">
            <text:p>12000</text:p>
          </table:table-cell>
          <table:table-cell table:formula="of:=10 * [.A133]/[.B133]" office:value-type="float" office:value="39161.6666666667" calcext:value-type="float">
            <text:p>39161,6666666667</text:p>
          </table:table-cell>
          <table:table-cell table:formula="of:=[.A133]/[.B133]" office:value-type="float" office:value="3916.16666666667" calcext:value-type="float">
            <text:p>3916,16666666667</text:p>
          </table:table-cell>
          <table:table-cell table:formula="of:=LOG([.A133];2)-1.3219" office:value-type="float" office:value="13.1982889507479" calcext:value-type="float">
            <text:p>13,20</text:p>
          </table:table-cell>
          <table:table-cell table:formula="of:=[.$J$1] * LOG([.B133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23497" calcext:value-type="float">
            <text:p>23497</text:p>
          </table:table-cell>
          <table:table-cell office:value-type="float" office:value="7" calcext:value-type="float">
            <text:p>7</text:p>
          </table:table-cell>
          <table:table-cell table:formula="of:=[.B134]*2000" office:value-type="float" office:value="14000" calcext:value-type="float">
            <text:p>14000</text:p>
          </table:table-cell>
          <table:table-cell table:formula="of:=10 * [.A134]/[.B134]" office:value-type="float" office:value="33567.1428571429" calcext:value-type="float">
            <text:p>33567,1428571429</text:p>
          </table:table-cell>
          <table:table-cell table:formula="of:=[.A134]/[.B134]" office:value-type="float" office:value="3356.71428571429" calcext:value-type="float">
            <text:p>3356,71428571429</text:p>
          </table:table-cell>
          <table:table-cell table:formula="of:=LOG([.A134];2)-1.3219" office:value-type="float" office:value="13.1982889507479" calcext:value-type="float">
            <text:p>13,20</text:p>
          </table:table-cell>
          <table:table-cell table:formula="of:=[.$J$1] * LOG([.B134] + [.$J$2]; 2) + [.$J$3]" office:value-type="float" office:value="13.6556380492346" calcext:value-type="float">
            <text:p>13,66</text:p>
          </table:table-cell>
          <table:table-cell table:number-columns-repeated="3"/>
        </table:table-row>
        <table:table-row table:style-name="ro1">
          <table:table-cell office:value-type="float" office:value="23982" calcext:value-type="float">
            <text:p>23982</text:p>
          </table:table-cell>
          <table:table-cell office:value-type="float" office:value="7" calcext:value-type="float">
            <text:p>7</text:p>
          </table:table-cell>
          <table:table-cell table:formula="of:=[.B135]*2000" office:value-type="float" office:value="14000" calcext:value-type="float">
            <text:p>14000</text:p>
          </table:table-cell>
          <table:table-cell table:formula="of:=10 * [.A135]/[.B135]" office:value-type="float" office:value="34260" calcext:value-type="float">
            <text:p>34260</text:p>
          </table:table-cell>
          <table:table-cell table:formula="of:=[.A135]/[.B135]" office:value-type="float" office:value="3426" calcext:value-type="float">
            <text:p>3426</text:p>
          </table:table-cell>
          <table:table-cell table:formula="of:=LOG([.A135];2)-1.3219" office:value-type="float" office:value="13.2277643581416" calcext:value-type="float">
            <text:p>13,23</text:p>
          </table:table-cell>
          <table:table-cell table:formula="of:=[.$J$1] * LOG([.B135] + [.$J$2]; 2) + [.$J$3]" office:value-type="float" office:value="13.6556380492346" calcext:value-type="float">
            <text:p>13,66</text:p>
          </table:table-cell>
          <table:table-cell table:number-columns-repeated="3"/>
        </table:table-row>
        <table:table-row table:style-name="ro1">
          <table:table-cell office:value-type="float" office:value="23982" calcext:value-type="float">
            <text:p>23982</text:p>
          </table:table-cell>
          <table:table-cell office:value-type="float" office:value="7" calcext:value-type="float">
            <text:p>7</text:p>
          </table:table-cell>
          <table:table-cell table:formula="of:=[.B136]*2000" office:value-type="float" office:value="14000" calcext:value-type="float">
            <text:p>14000</text:p>
          </table:table-cell>
          <table:table-cell table:formula="of:=10 * [.A136]/[.B136]" office:value-type="float" office:value="34260" calcext:value-type="float">
            <text:p>34260</text:p>
          </table:table-cell>
          <table:table-cell table:formula="of:=[.A136]/[.B136]" office:value-type="float" office:value="3426" calcext:value-type="float">
            <text:p>3426</text:p>
          </table:table-cell>
          <table:table-cell table:formula="of:=LOG([.A136];2)-1.3219" office:value-type="float" office:value="13.2277643581416" calcext:value-type="float">
            <text:p>13,23</text:p>
          </table:table-cell>
          <table:table-cell table:formula="of:=[.$J$1] * LOG([.B136] + [.$J$2]; 2) + [.$J$3]" office:value-type="float" office:value="13.6556380492346" calcext:value-type="float">
            <text:p>13,66</text:p>
          </table:table-cell>
          <table:table-cell table:number-columns-repeated="3"/>
        </table:table-row>
        <table:table-row table:style-name="ro1">
          <table:table-cell office:value-type="float" office:value="24117" calcext:value-type="float">
            <text:p>24117</text:p>
          </table:table-cell>
          <table:table-cell office:value-type="float" office:value="7" calcext:value-type="float">
            <text:p>7</text:p>
          </table:table-cell>
          <table:table-cell table:formula="of:=[.B137]*2000" office:value-type="float" office:value="14000" calcext:value-type="float">
            <text:p>14000</text:p>
          </table:table-cell>
          <table:table-cell table:formula="of:=10 * [.A137]/[.B137]" office:value-type="float" office:value="34452.8571428571" calcext:value-type="float">
            <text:p>34452,8571428571</text:p>
          </table:table-cell>
          <table:table-cell table:formula="of:=[.A137]/[.B137]" office:value-type="float" office:value="3445.28571428571" calcext:value-type="float">
            <text:p>3445,28571428571</text:p>
          </table:table-cell>
          <table:table-cell table:formula="of:=LOG([.A137];2)-1.3219" office:value-type="float" office:value="13.2358628359456" calcext:value-type="float">
            <text:p>13,24</text:p>
          </table:table-cell>
          <table:table-cell table:formula="of:=[.$J$1] * LOG([.B137] + [.$J$2]; 2) + [.$J$3]" office:value-type="float" office:value="13.6556380492346" calcext:value-type="float">
            <text:p>13,66</text:p>
          </table:table-cell>
          <table:table-cell table:number-columns-repeated="3"/>
        </table:table-row>
        <table:table-row table:style-name="ro1">
          <table:table-cell office:value-type="float" office:value="24117" calcext:value-type="float">
            <text:p>24117</text:p>
          </table:table-cell>
          <table:table-cell office:value-type="float" office:value="7" calcext:value-type="float">
            <text:p>7</text:p>
          </table:table-cell>
          <table:table-cell table:formula="of:=[.B138]*2000" office:value-type="float" office:value="14000" calcext:value-type="float">
            <text:p>14000</text:p>
          </table:table-cell>
          <table:table-cell table:formula="of:=10 * [.A138]/[.B138]" office:value-type="float" office:value="34452.8571428571" calcext:value-type="float">
            <text:p>34452,8571428571</text:p>
          </table:table-cell>
          <table:table-cell table:formula="of:=[.A138]/[.B138]" office:value-type="float" office:value="3445.28571428571" calcext:value-type="float">
            <text:p>3445,28571428571</text:p>
          </table:table-cell>
          <table:table-cell table:formula="of:=LOG([.A138];2)-1.3219" office:value-type="float" office:value="13.2358628359456" calcext:value-type="float">
            <text:p>13,24</text:p>
          </table:table-cell>
          <table:table-cell table:formula="of:=[.$J$1] * LOG([.B138] + [.$J$2]; 2) + [.$J$3]" office:value-type="float" office:value="13.6556380492346" calcext:value-type="float">
            <text:p>13,66</text:p>
          </table:table-cell>
          <table:table-cell table:number-columns-repeated="3"/>
        </table:table-row>
        <table:table-row table:style-name="ro1">
          <table:table-cell office:value-type="float" office:value="24432" calcext:value-type="float">
            <text:p>24432</text:p>
          </table:table-cell>
          <table:table-cell office:value-type="float" office:value="7" calcext:value-type="float">
            <text:p>7</text:p>
          </table:table-cell>
          <table:table-cell table:formula="of:=[.B139]*2000" office:value-type="float" office:value="14000" calcext:value-type="float">
            <text:p>14000</text:p>
          </table:table-cell>
          <table:table-cell table:formula="of:=10 * [.A139]/[.B139]" office:value-type="float" office:value="34902.8571428571" calcext:value-type="float">
            <text:p>34902,8571428571</text:p>
          </table:table-cell>
          <table:table-cell table:formula="of:=[.A139]/[.B139]" office:value-type="float" office:value="3490.28571428571" calcext:value-type="float">
            <text:p>3490,28571428571</text:p>
          </table:table-cell>
          <table:table-cell table:formula="of:=LOG([.A139];2)-1.3219" office:value-type="float" office:value="13.2545843467969" calcext:value-type="float">
            <text:p>13,25</text:p>
          </table:table-cell>
          <table:table-cell table:formula="of:=[.$J$1] * LOG([.B139] + [.$J$2]; 2) + [.$J$3]" office:value-type="float" office:value="13.6556380492346" calcext:value-type="float">
            <text:p>13,66</text:p>
          </table:table-cell>
          <table:table-cell table:number-columns-repeated="3"/>
        </table:table-row>
        <table:table-row table:style-name="ro1">
          <table:table-cell office:value-type="float" office:value="24432" calcext:value-type="float">
            <text:p>24432</text:p>
          </table:table-cell>
          <table:table-cell office:value-type="float" office:value="7" calcext:value-type="float">
            <text:p>7</text:p>
          </table:table-cell>
          <table:table-cell table:formula="of:=[.B140]*2000" office:value-type="float" office:value="14000" calcext:value-type="float">
            <text:p>14000</text:p>
          </table:table-cell>
          <table:table-cell table:formula="of:=10 * [.A140]/[.B140]" office:value-type="float" office:value="34902.8571428571" calcext:value-type="float">
            <text:p>34902,8571428571</text:p>
          </table:table-cell>
          <table:table-cell table:formula="of:=[.A140]/[.B140]" office:value-type="float" office:value="3490.28571428571" calcext:value-type="float">
            <text:p>3490,28571428571</text:p>
          </table:table-cell>
          <table:table-cell table:formula="of:=LOG([.A140];2)-1.3219" office:value-type="float" office:value="13.2545843467969" calcext:value-type="float">
            <text:p>13,25</text:p>
          </table:table-cell>
          <table:table-cell table:formula="of:=[.$J$1] * LOG([.B140] + [.$J$2]; 2) + [.$J$3]" office:value-type="float" office:value="13.6556380492346" calcext:value-type="float">
            <text:p>13,66</text:p>
          </table:table-cell>
          <table:table-cell table:number-columns-repeated="3"/>
        </table:table-row>
        <table:table-row table:style-name="ro1">
          <table:table-cell office:value-type="float" office:value="24387" calcext:value-type="float">
            <text:p>24387</text:p>
          </table:table-cell>
          <table:table-cell office:value-type="float" office:value="7" calcext:value-type="float">
            <text:p>7</text:p>
          </table:table-cell>
          <table:table-cell table:formula="of:=[.B141]*2000" office:value-type="float" office:value="14000" calcext:value-type="float">
            <text:p>14000</text:p>
          </table:table-cell>
          <table:table-cell table:formula="of:=10 * [.A141]/[.B141]" office:value-type="float" office:value="34838.5714285714" calcext:value-type="float">
            <text:p>34838,5714285714</text:p>
          </table:table-cell>
          <table:table-cell table:formula="of:=[.A141]/[.B141]" office:value-type="float" office:value="3483.85714285714" calcext:value-type="float">
            <text:p>3483,85714285714</text:p>
          </table:table-cell>
          <table:table-cell table:formula="of:=LOG([.A141];2)-1.3219" office:value-type="float" office:value="13.2519246735046" calcext:value-type="float">
            <text:p>13,25</text:p>
          </table:table-cell>
          <table:table-cell table:formula="of:=[.$J$1] * LOG([.B141] + [.$J$2]; 2) + [.$J$3]" office:value-type="float" office:value="13.6556380492346" calcext:value-type="float">
            <text:p>13,66</text:p>
          </table:table-cell>
          <table:table-cell table:number-columns-repeated="3"/>
        </table:table-row>
        <table:table-row table:style-name="ro1">
          <table:table-cell office:value-type="float" office:value="24387" calcext:value-type="float">
            <text:p>24387</text:p>
          </table:table-cell>
          <table:table-cell office:value-type="float" office:value="6" calcext:value-type="float">
            <text:p>6</text:p>
          </table:table-cell>
          <table:table-cell table:formula="of:=[.B142]*2000" office:value-type="float" office:value="12000" calcext:value-type="float">
            <text:p>12000</text:p>
          </table:table-cell>
          <table:table-cell table:formula="of:=10 * [.A142]/[.B142]" office:value-type="float" office:value="40645" calcext:value-type="float">
            <text:p>40645</text:p>
          </table:table-cell>
          <table:table-cell table:formula="of:=[.A142]/[.B142]" office:value-type="float" office:value="4064.5" calcext:value-type="float">
            <text:p>4064,5</text:p>
          </table:table-cell>
          <table:table-cell table:formula="of:=LOG([.A142];2)-1.3219" office:value-type="float" office:value="13.2519246735046" calcext:value-type="float">
            <text:p>13,25</text:p>
          </table:table-cell>
          <table:table-cell table:formula="of:=[.$J$1] * LOG([.B142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22582" calcext:value-type="float">
            <text:p>22582</text:p>
          </table:table-cell>
          <table:table-cell office:value-type="float" office:value="6" calcext:value-type="float">
            <text:p>6</text:p>
          </table:table-cell>
          <table:table-cell table:formula="of:=[.B143]*2000" office:value-type="float" office:value="12000" calcext:value-type="float">
            <text:p>12000</text:p>
          </table:table-cell>
          <table:table-cell table:formula="of:=10 * [.A143]/[.B143]" office:value-type="float" office:value="37636.6666666667" calcext:value-type="float">
            <text:p>37636,6666666667</text:p>
          </table:table-cell>
          <table:table-cell table:formula="of:=[.A143]/[.B143]" office:value-type="float" office:value="3763.66666666667" calcext:value-type="float">
            <text:p>3763,66666666667</text:p>
          </table:table-cell>
          <table:table-cell table:formula="of:=LOG([.A143];2)-1.3219" office:value-type="float" office:value="13.1409856452132" calcext:value-type="float">
            <text:p>13,14</text:p>
          </table:table-cell>
          <table:table-cell table:formula="of:=[.$J$1] * LOG([.B143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22582" calcext:value-type="float">
            <text:p>22582</text:p>
          </table:table-cell>
          <table:table-cell office:value-type="float" office:value="6" calcext:value-type="float">
            <text:p>6</text:p>
          </table:table-cell>
          <table:table-cell table:formula="of:=[.B144]*2000" office:value-type="float" office:value="12000" calcext:value-type="float">
            <text:p>12000</text:p>
          </table:table-cell>
          <table:table-cell table:formula="of:=10 * [.A144]/[.B144]" office:value-type="float" office:value="37636.6666666667" calcext:value-type="float">
            <text:p>37636,6666666667</text:p>
          </table:table-cell>
          <table:table-cell table:formula="of:=[.A144]/[.B144]" office:value-type="float" office:value="3763.66666666667" calcext:value-type="float">
            <text:p>3763,66666666667</text:p>
          </table:table-cell>
          <table:table-cell table:formula="of:=LOG([.A144];2)-1.3219" office:value-type="float" office:value="13.1409856452132" calcext:value-type="float">
            <text:p>13,14</text:p>
          </table:table-cell>
          <table:table-cell table:formula="of:=[.$J$1] * LOG([.B144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9309" calcext:value-type="float">
            <text:p>19309</text:p>
          </table:table-cell>
          <table:table-cell office:value-type="float" office:value="6" calcext:value-type="float">
            <text:p>6</text:p>
          </table:table-cell>
          <table:table-cell table:formula="of:=[.B145]*2000" office:value-type="float" office:value="12000" calcext:value-type="float">
            <text:p>12000</text:p>
          </table:table-cell>
          <table:table-cell table:formula="of:=10 * [.A145]/[.B145]" office:value-type="float" office:value="32181.6666666667" calcext:value-type="float">
            <text:p>32181,6666666667</text:p>
          </table:table-cell>
          <table:table-cell table:formula="of:=[.A145]/[.B145]" office:value-type="float" office:value="3218.16666666667" calcext:value-type="float">
            <text:p>3218,16666666667</text:p>
          </table:table-cell>
          <table:table-cell table:formula="of:=LOG([.A145];2)-1.3219" office:value-type="float" office:value="12.9150858295761" calcext:value-type="float">
            <text:p>12,92</text:p>
          </table:table-cell>
          <table:table-cell table:formula="of:=[.$J$1] * LOG([.B145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9309" calcext:value-type="float">
            <text:p>19309</text:p>
          </table:table-cell>
          <table:table-cell office:value-type="float" office:value="7" calcext:value-type="float">
            <text:p>7</text:p>
          </table:table-cell>
          <table:table-cell table:formula="of:=[.B146]*2000" office:value-type="float" office:value="14000" calcext:value-type="float">
            <text:p>14000</text:p>
          </table:table-cell>
          <table:table-cell table:formula="of:=10 * [.A146]/[.B146]" office:value-type="float" office:value="27584.2857142857" calcext:value-type="float">
            <text:p>27584,2857142857</text:p>
          </table:table-cell>
          <table:table-cell table:formula="of:=[.A146]/[.B146]" office:value-type="float" office:value="2758.42857142857" calcext:value-type="float">
            <text:p>2758,42857142857</text:p>
          </table:table-cell>
          <table:table-cell table:formula="of:=LOG([.A146];2)-1.3219" office:value-type="float" office:value="12.9150858295761" calcext:value-type="float">
            <text:p>12,92</text:p>
          </table:table-cell>
          <table:table-cell table:formula="of:=[.$J$1] * LOG([.B146] + [.$J$2]; 2) + [.$J$3]" office:value-type="float" office:value="13.6556380492346" calcext:value-type="float">
            <text:p>13,66</text:p>
          </table:table-cell>
          <table:table-cell table:number-columns-repeated="3"/>
        </table:table-row>
        <table:table-row table:style-name="ro1">
          <table:table-cell office:value-type="float" office:value="15666" calcext:value-type="float">
            <text:p>15666</text:p>
          </table:table-cell>
          <table:table-cell office:value-type="float" office:value="7" calcext:value-type="float">
            <text:p>7</text:p>
          </table:table-cell>
          <table:table-cell table:formula="of:=[.B147]*2000" office:value-type="float" office:value="14000" calcext:value-type="float">
            <text:p>14000</text:p>
          </table:table-cell>
          <table:table-cell table:formula="of:=10 * [.A147]/[.B147]" office:value-type="float" office:value="22380" calcext:value-type="float">
            <text:p>22380</text:p>
          </table:table-cell>
          <table:table-cell table:formula="of:=[.A147]/[.B147]" office:value-type="float" office:value="2238" calcext:value-type="float">
            <text:p>2238</text:p>
          </table:table-cell>
          <table:table-cell table:formula="of:=LOG([.A147];2)-1.3219" office:value-type="float" office:value="12.613449243034" calcext:value-type="float">
            <text:p>12,61</text:p>
          </table:table-cell>
          <table:table-cell table:formula="of:=[.$J$1] * LOG([.B147] + [.$J$2]; 2) + [.$J$3]" office:value-type="float" office:value="13.6556380492346" calcext:value-type="float">
            <text:p>13,66</text:p>
          </table:table-cell>
          <table:table-cell table:number-columns-repeated="3"/>
        </table:table-row>
        <table:table-row table:style-name="ro1">
          <table:table-cell office:value-type="float" office:value="15666" calcext:value-type="float">
            <text:p>15666</text:p>
          </table:table-cell>
          <table:table-cell office:value-type="float" office:value="7" calcext:value-type="float">
            <text:p>7</text:p>
          </table:table-cell>
          <table:table-cell table:formula="of:=[.B148]*2000" office:value-type="float" office:value="14000" calcext:value-type="float">
            <text:p>14000</text:p>
          </table:table-cell>
          <table:table-cell table:formula="of:=10 * [.A148]/[.B148]" office:value-type="float" office:value="22380" calcext:value-type="float">
            <text:p>22380</text:p>
          </table:table-cell>
          <table:table-cell table:formula="of:=[.A148]/[.B148]" office:value-type="float" office:value="2238" calcext:value-type="float">
            <text:p>2238</text:p>
          </table:table-cell>
          <table:table-cell table:formula="of:=LOG([.A148];2)-1.3219" office:value-type="float" office:value="12.613449243034" calcext:value-type="float">
            <text:p>12,61</text:p>
          </table:table-cell>
          <table:table-cell table:formula="of:=[.$J$1] * LOG([.B148] + [.$J$2]; 2) + [.$J$3]" office:value-type="float" office:value="13.6556380492346" calcext:value-type="float">
            <text:p>13,66</text:p>
          </table:table-cell>
          <table:table-cell table:number-columns-repeated="3"/>
        </table:table-row>
        <table:table-row table:style-name="ro1">
          <table:table-cell office:value-type="float" office:value="13076" calcext:value-type="float">
            <text:p>13076</text:p>
          </table:table-cell>
          <table:table-cell office:value-type="float" office:value="7" calcext:value-type="float">
            <text:p>7</text:p>
          </table:table-cell>
          <table:table-cell table:formula="of:=[.B149]*2000" office:value-type="float" office:value="14000" calcext:value-type="float">
            <text:p>14000</text:p>
          </table:table-cell>
          <table:table-cell table:formula="of:=10 * [.A149]/[.B149]" office:value-type="float" office:value="18680" calcext:value-type="float">
            <text:p>18680</text:p>
          </table:table-cell>
          <table:table-cell table:formula="of:=[.A149]/[.B149]" office:value-type="float" office:value="1868" calcext:value-type="float">
            <text:p>1868</text:p>
          </table:table-cell>
          <table:table-cell table:formula="of:=LOG([.A149];2)-1.3219" office:value-type="float" office:value="12.3527336617673" calcext:value-type="float">
            <text:p>12,35</text:p>
          </table:table-cell>
          <table:table-cell table:formula="of:=[.$J$1] * LOG([.B149] + [.$J$2]; 2) + [.$J$3]" office:value-type="float" office:value="13.6556380492346" calcext:value-type="float">
            <text:p>13,66</text:p>
          </table:table-cell>
          <table:table-cell table:number-columns-repeated="3"/>
        </table:table-row>
        <table:table-row table:style-name="ro1">
          <table:table-cell office:value-type="float" office:value="13076" calcext:value-type="float">
            <text:p>13076</text:p>
          </table:table-cell>
          <table:table-cell office:value-type="float" office:value="6" calcext:value-type="float">
            <text:p>6</text:p>
          </table:table-cell>
          <table:table-cell table:formula="of:=[.B150]*2000" office:value-type="float" office:value="12000" calcext:value-type="float">
            <text:p>12000</text:p>
          </table:table-cell>
          <table:table-cell table:formula="of:=10 * [.A150]/[.B150]" office:value-type="float" office:value="21793.3333333333" calcext:value-type="float">
            <text:p>21793,3333333333</text:p>
          </table:table-cell>
          <table:table-cell table:formula="of:=[.A150]/[.B150]" office:value-type="float" office:value="2179.33333333333" calcext:value-type="float">
            <text:p>2179,33333333333</text:p>
          </table:table-cell>
          <table:table-cell table:formula="of:=LOG([.A150];2)-1.3219" office:value-type="float" office:value="12.3527336617673" calcext:value-type="float">
            <text:p>12,35</text:p>
          </table:table-cell>
          <table:table-cell table:formula="of:=[.$J$1] * LOG([.B150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3197" calcext:value-type="float">
            <text:p>13197</text:p>
          </table:table-cell>
          <table:table-cell office:value-type="float" office:value="6" calcext:value-type="float">
            <text:p>6</text:p>
          </table:table-cell>
          <table:table-cell table:formula="of:=[.B151]*2000" office:value-type="float" office:value="12000" calcext:value-type="float">
            <text:p>12000</text:p>
          </table:table-cell>
          <table:table-cell table:formula="of:=10 * [.A151]/[.B151]" office:value-type="float" office:value="21995" calcext:value-type="float">
            <text:p>21995</text:p>
          </table:table-cell>
          <table:table-cell table:formula="of:=[.A151]/[.B151]" office:value-type="float" office:value="2199.5" calcext:value-type="float">
            <text:p>2199,5</text:p>
          </table:table-cell>
          <table:table-cell table:formula="of:=LOG([.A151];2)-1.3219" office:value-type="float" office:value="12.3660223866313" calcext:value-type="float">
            <text:p>12,37</text:p>
          </table:table-cell>
          <table:table-cell table:formula="of:=[.$J$1] * LOG([.B151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3197" calcext:value-type="float">
            <text:p>13197</text:p>
          </table:table-cell>
          <table:table-cell office:value-type="float" office:value="6" calcext:value-type="float">
            <text:p>6</text:p>
          </table:table-cell>
          <table:table-cell table:formula="of:=[.B152]*2000" office:value-type="float" office:value="12000" calcext:value-type="float">
            <text:p>12000</text:p>
          </table:table-cell>
          <table:table-cell table:formula="of:=10 * [.A152]/[.B152]" office:value-type="float" office:value="21995" calcext:value-type="float">
            <text:p>21995</text:p>
          </table:table-cell>
          <table:table-cell table:formula="of:=[.A152]/[.B152]" office:value-type="float" office:value="2199.5" calcext:value-type="float">
            <text:p>2199,5</text:p>
          </table:table-cell>
          <table:table-cell table:formula="of:=LOG([.A152];2)-1.3219" office:value-type="float" office:value="12.3660223866313" calcext:value-type="float">
            <text:p>12,37</text:p>
          </table:table-cell>
          <table:table-cell table:formula="of:=[.$J$1] * LOG([.B152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2996" calcext:value-type="float">
            <text:p>12996</text:p>
          </table:table-cell>
          <table:table-cell office:value-type="float" office:value="6" calcext:value-type="float">
            <text:p>6</text:p>
          </table:table-cell>
          <table:table-cell table:formula="of:=[.B153]*2000" office:value-type="float" office:value="12000" calcext:value-type="float">
            <text:p>12000</text:p>
          </table:table-cell>
          <table:table-cell table:formula="of:=10 * [.A153]/[.B153]" office:value-type="float" office:value="21660" calcext:value-type="float">
            <text:p>21660</text:p>
          </table:table-cell>
          <table:table-cell table:formula="of:=[.A153]/[.B153]" office:value-type="float" office:value="2166" calcext:value-type="float">
            <text:p>2166</text:p>
          </table:table-cell>
          <table:table-cell table:formula="of:=LOG([.A153];2)-1.3219" office:value-type="float" office:value="12.3438800283295" calcext:value-type="float">
            <text:p>12,34</text:p>
          </table:table-cell>
          <table:table-cell table:formula="of:=[.$J$1] * LOG([.B153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2996" calcext:value-type="float">
            <text:p>12996</text:p>
          </table:table-cell>
          <table:table-cell office:value-type="float" office:value="6" calcext:value-type="float">
            <text:p>6</text:p>
          </table:table-cell>
          <table:table-cell table:formula="of:=[.B154]*2000" office:value-type="float" office:value="12000" calcext:value-type="float">
            <text:p>12000</text:p>
          </table:table-cell>
          <table:table-cell table:formula="of:=10 * [.A154]/[.B154]" office:value-type="float" office:value="21660" calcext:value-type="float">
            <text:p>21660</text:p>
          </table:table-cell>
          <table:table-cell table:formula="of:=[.A154]/[.B154]" office:value-type="float" office:value="2166" calcext:value-type="float">
            <text:p>2166</text:p>
          </table:table-cell>
          <table:table-cell table:formula="of:=LOG([.A154];2)-1.3219" office:value-type="float" office:value="12.3438800283295" calcext:value-type="float">
            <text:p>12,34</text:p>
          </table:table-cell>
          <table:table-cell table:formula="of:=[.$J$1] * LOG([.B154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2765" calcext:value-type="float">
            <text:p>12765</text:p>
          </table:table-cell>
          <table:table-cell office:value-type="float" office:value="6" calcext:value-type="float">
            <text:p>6</text:p>
          </table:table-cell>
          <table:table-cell table:formula="of:=[.B155]*2000" office:value-type="float" office:value="12000" calcext:value-type="float">
            <text:p>12000</text:p>
          </table:table-cell>
          <table:table-cell table:formula="of:=10 * [.A155]/[.B155]" office:value-type="float" office:value="21275" calcext:value-type="float">
            <text:p>21275</text:p>
          </table:table-cell>
          <table:table-cell table:formula="of:=[.A155]/[.B155]" office:value-type="float" office:value="2127.5" calcext:value-type="float">
            <text:p>2127,5</text:p>
          </table:table-cell>
          <table:table-cell table:formula="of:=LOG([.A155];2)-1.3219" office:value-type="float" office:value="12.3180059172945" calcext:value-type="float">
            <text:p>12,32</text:p>
          </table:table-cell>
          <table:table-cell table:formula="of:=[.$J$1] * LOG([.B155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2765" calcext:value-type="float">
            <text:p>12765</text:p>
          </table:table-cell>
          <table:table-cell office:value-type="float" office:value="5" calcext:value-type="float">
            <text:p>5</text:p>
          </table:table-cell>
          <table:table-cell table:formula="of:=[.B156]*2000" office:value-type="float" office:value="10000" calcext:value-type="float">
            <text:p>10000</text:p>
          </table:table-cell>
          <table:table-cell table:formula="of:=10 * [.A156]/[.B156]" office:value-type="float" office:value="25530" calcext:value-type="float">
            <text:p>25530</text:p>
          </table:table-cell>
          <table:table-cell table:formula="of:=[.A156]/[.B156]" office:value-type="float" office:value="2553" calcext:value-type="float">
            <text:p>2553</text:p>
          </table:table-cell>
          <table:table-cell table:formula="of:=LOG([.A156];2)-1.3219" office:value-type="float" office:value="12.3180059172945" calcext:value-type="float">
            <text:p>12,32</text:p>
          </table:table-cell>
          <table:table-cell table:formula="of:=[.$J$1] * LOG([.B156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2401" calcext:value-type="float">
            <text:p>12401</text:p>
          </table:table-cell>
          <table:table-cell office:value-type="float" office:value="5" calcext:value-type="float">
            <text:p>5</text:p>
          </table:table-cell>
          <table:table-cell table:formula="of:=[.B157]*2000" office:value-type="float" office:value="10000" calcext:value-type="float">
            <text:p>10000</text:p>
          </table:table-cell>
          <table:table-cell table:formula="of:=10 * [.A157]/[.B157]" office:value-type="float" office:value="24802" calcext:value-type="float">
            <text:p>24802</text:p>
          </table:table-cell>
          <table:table-cell table:formula="of:=[.A157]/[.B157]" office:value-type="float" office:value="2480.2" calcext:value-type="float">
            <text:p>2480,2</text:p>
          </table:table-cell>
          <table:table-cell table:formula="of:=LOG([.A157];2)-1.3219" office:value-type="float" office:value="12.2762688418447" calcext:value-type="float">
            <text:p>12,28</text:p>
          </table:table-cell>
          <table:table-cell table:formula="of:=[.$J$1] * LOG([.B157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2401" calcext:value-type="float">
            <text:p>12401</text:p>
          </table:table-cell>
          <table:table-cell office:value-type="float" office:value="5" calcext:value-type="float">
            <text:p>5</text:p>
          </table:table-cell>
          <table:table-cell table:formula="of:=[.B158]*2000" office:value-type="float" office:value="10000" calcext:value-type="float">
            <text:p>10000</text:p>
          </table:table-cell>
          <table:table-cell table:formula="of:=10 * [.A158]/[.B158]" office:value-type="float" office:value="24802" calcext:value-type="float">
            <text:p>24802</text:p>
          </table:table-cell>
          <table:table-cell table:formula="of:=[.A158]/[.B158]" office:value-type="float" office:value="2480.2" calcext:value-type="float">
            <text:p>2480,2</text:p>
          </table:table-cell>
          <table:table-cell table:formula="of:=LOG([.A158];2)-1.3219" office:value-type="float" office:value="12.2762688418447" calcext:value-type="float">
            <text:p>12,28</text:p>
          </table:table-cell>
          <table:table-cell table:formula="of:=[.$J$1] * LOG([.B158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1429" calcext:value-type="float">
            <text:p>11429</text:p>
          </table:table-cell>
          <table:table-cell office:value-type="float" office:value="5" calcext:value-type="float">
            <text:p>5</text:p>
          </table:table-cell>
          <table:table-cell table:formula="of:=[.B159]*2000" office:value-type="float" office:value="10000" calcext:value-type="float">
            <text:p>10000</text:p>
          </table:table-cell>
          <table:table-cell table:formula="of:=10 * [.A159]/[.B159]" office:value-type="float" office:value="22858" calcext:value-type="float">
            <text:p>22858</text:p>
          </table:table-cell>
          <table:table-cell table:formula="of:=[.A159]/[.B159]" office:value-type="float" office:value="2285.8" calcext:value-type="float">
            <text:p>2285,8</text:p>
          </table:table-cell>
          <table:table-cell table:formula="of:=LOG([.A159];2)-1.3219" office:value-type="float" office:value="12.1585115575415" calcext:value-type="float">
            <text:p>12,16</text:p>
          </table:table-cell>
          <table:table-cell table:formula="of:=[.$J$1] * LOG([.B159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1429" calcext:value-type="float">
            <text:p>11429</text:p>
          </table:table-cell>
          <table:table-cell office:value-type="float" office:value="4" calcext:value-type="float">
            <text:p>4</text:p>
          </table:table-cell>
          <table:table-cell table:formula="of:=[.B160]*2000" office:value-type="float" office:value="8000" calcext:value-type="float">
            <text:p>8000</text:p>
          </table:table-cell>
          <table:table-cell table:formula="of:=10 * [.A160]/[.B160]" office:value-type="float" office:value="28572.5" calcext:value-type="float">
            <text:p>28572,5</text:p>
          </table:table-cell>
          <table:table-cell table:formula="of:=[.A160]/[.B160]" office:value-type="float" office:value="2857.25" calcext:value-type="float">
            <text:p>2857,25</text:p>
          </table:table-cell>
          <table:table-cell table:formula="of:=LOG([.A160];2)-1.3219" office:value-type="float" office:value="12.1585115575415" calcext:value-type="float">
            <text:p>12,16</text:p>
          </table:table-cell>
          <table:table-cell table:formula="of:=[.$J$1] * LOG([.B160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1053" calcext:value-type="float">
            <text:p>11053</text:p>
          </table:table-cell>
          <table:table-cell office:value-type="float" office:value="4" calcext:value-type="float">
            <text:p>4</text:p>
          </table:table-cell>
          <table:table-cell table:formula="of:=[.B161]*2000" office:value-type="float" office:value="8000" calcext:value-type="float">
            <text:p>8000</text:p>
          </table:table-cell>
          <table:table-cell table:formula="of:=10 * [.A161]/[.B161]" office:value-type="float" office:value="27632.5" calcext:value-type="float">
            <text:p>27632,5</text:p>
          </table:table-cell>
          <table:table-cell table:formula="of:=[.A161]/[.B161]" office:value-type="float" office:value="2763.25" calcext:value-type="float">
            <text:p>2763,25</text:p>
          </table:table-cell>
          <table:table-cell table:formula="of:=LOG([.A161];2)-1.3219" office:value-type="float" office:value="12.1102503779178" calcext:value-type="float">
            <text:p>12,11</text:p>
          </table:table-cell>
          <table:table-cell table:formula="of:=[.$J$1] * LOG([.B161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1053" calcext:value-type="float">
            <text:p>11053</text:p>
          </table:table-cell>
          <table:table-cell office:value-type="float" office:value="4" calcext:value-type="float">
            <text:p>4</text:p>
          </table:table-cell>
          <table:table-cell table:formula="of:=[.B162]*2000" office:value-type="float" office:value="8000" calcext:value-type="float">
            <text:p>8000</text:p>
          </table:table-cell>
          <table:table-cell table:formula="of:=10 * [.A162]/[.B162]" office:value-type="float" office:value="27632.5" calcext:value-type="float">
            <text:p>27632,5</text:p>
          </table:table-cell>
          <table:table-cell table:formula="of:=[.A162]/[.B162]" office:value-type="float" office:value="2763.25" calcext:value-type="float">
            <text:p>2763,25</text:p>
          </table:table-cell>
          <table:table-cell table:formula="of:=LOG([.A162];2)-1.3219" office:value-type="float" office:value="12.1102503779178" calcext:value-type="float">
            <text:p>12,11</text:p>
          </table:table-cell>
          <table:table-cell table:formula="of:=[.$J$1] * LOG([.B162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0683" calcext:value-type="float">
            <text:p>10683</text:p>
          </table:table-cell>
          <table:table-cell office:value-type="float" office:value="4" calcext:value-type="float">
            <text:p>4</text:p>
          </table:table-cell>
          <table:table-cell table:formula="of:=[.B163]*2000" office:value-type="float" office:value="8000" calcext:value-type="float">
            <text:p>8000</text:p>
          </table:table-cell>
          <table:table-cell table:formula="of:=10 * [.A163]/[.B163]" office:value-type="float" office:value="26707.5" calcext:value-type="float">
            <text:p>26707,5</text:p>
          </table:table-cell>
          <table:table-cell table:formula="of:=[.A163]/[.B163]" office:value-type="float" office:value="2670.75" calcext:value-type="float">
            <text:p>2670,75</text:p>
          </table:table-cell>
          <table:table-cell table:formula="of:=LOG([.A163];2)-1.3219" office:value-type="float" office:value="12.0611292210842" calcext:value-type="float">
            <text:p>12,06</text:p>
          </table:table-cell>
          <table:table-cell table:formula="of:=[.$J$1] * LOG([.B163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0683" calcext:value-type="float">
            <text:p>10683</text:p>
          </table:table-cell>
          <table:table-cell office:value-type="float" office:value="4" calcext:value-type="float">
            <text:p>4</text:p>
          </table:table-cell>
          <table:table-cell table:formula="of:=[.B164]*2000" office:value-type="float" office:value="8000" calcext:value-type="float">
            <text:p>8000</text:p>
          </table:table-cell>
          <table:table-cell table:formula="of:=10 * [.A164]/[.B164]" office:value-type="float" office:value="26707.5" calcext:value-type="float">
            <text:p>26707,5</text:p>
          </table:table-cell>
          <table:table-cell table:formula="of:=[.A164]/[.B164]" office:value-type="float" office:value="2670.75" calcext:value-type="float">
            <text:p>2670,75</text:p>
          </table:table-cell>
          <table:table-cell table:formula="of:=LOG([.A164];2)-1.3219" office:value-type="float" office:value="12.0611292210842" calcext:value-type="float">
            <text:p>12,06</text:p>
          </table:table-cell>
          <table:table-cell table:formula="of:=[.$J$1] * LOG([.B164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0548" calcext:value-type="float">
            <text:p>10548</text:p>
          </table:table-cell>
          <table:table-cell office:value-type="float" office:value="4" calcext:value-type="float">
            <text:p>4</text:p>
          </table:table-cell>
          <table:table-cell table:formula="of:=[.B165]*2000" office:value-type="float" office:value="8000" calcext:value-type="float">
            <text:p>8000</text:p>
          </table:table-cell>
          <table:table-cell table:formula="of:=10 * [.A165]/[.B165]" office:value-type="float" office:value="26370" calcext:value-type="float">
            <text:p>26370</text:p>
          </table:table-cell>
          <table:table-cell table:formula="of:=[.A165]/[.B165]" office:value-type="float" office:value="2637" calcext:value-type="float">
            <text:p>2637</text:p>
          </table:table-cell>
          <table:table-cell table:formula="of:=LOG([.A165];2)-1.3219" office:value-type="float" office:value="12.0427818558646" calcext:value-type="float">
            <text:p>12,04</text:p>
          </table:table-cell>
          <table:table-cell table:formula="of:=[.$J$1] * LOG([.B165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0548" calcext:value-type="float">
            <text:p>10548</text:p>
          </table:table-cell>
          <table:table-cell office:value-type="float" office:value="4" calcext:value-type="float">
            <text:p>4</text:p>
          </table:table-cell>
          <table:table-cell table:formula="of:=[.B166]*2000" office:value-type="float" office:value="8000" calcext:value-type="float">
            <text:p>8000</text:p>
          </table:table-cell>
          <table:table-cell table:formula="of:=10 * [.A166]/[.B166]" office:value-type="float" office:value="26370" calcext:value-type="float">
            <text:p>26370</text:p>
          </table:table-cell>
          <table:table-cell table:formula="of:=[.A166]/[.B166]" office:value-type="float" office:value="2637" calcext:value-type="float">
            <text:p>2637</text:p>
          </table:table-cell>
          <table:table-cell table:formula="of:=LOG([.A166];2)-1.3219" office:value-type="float" office:value="12.0427818558646" calcext:value-type="float">
            <text:p>12,04</text:p>
          </table:table-cell>
          <table:table-cell table:formula="of:=[.$J$1] * LOG([.B166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1217" calcext:value-type="float">
            <text:p>11217</text:p>
          </table:table-cell>
          <table:table-cell office:value-type="float" office:value="4" calcext:value-type="float">
            <text:p>4</text:p>
          </table:table-cell>
          <table:table-cell table:formula="of:=[.B167]*2000" office:value-type="float" office:value="8000" calcext:value-type="float">
            <text:p>8000</text:p>
          </table:table-cell>
          <table:table-cell table:formula="of:=10 * [.A167]/[.B167]" office:value-type="float" office:value="28042.5" calcext:value-type="float">
            <text:p>28042,5</text:p>
          </table:table-cell>
          <table:table-cell table:formula="of:=[.A167]/[.B167]" office:value-type="float" office:value="2804.25" calcext:value-type="float">
            <text:p>2804,25</text:p>
          </table:table-cell>
          <table:table-cell table:formula="of:=LOG([.A167];2)-1.3219" office:value-type="float" office:value="12.1314992565793" calcext:value-type="float">
            <text:p>12,13</text:p>
          </table:table-cell>
          <table:table-cell table:formula="of:=[.$J$1] * LOG([.B167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1217" calcext:value-type="float">
            <text:p>11217</text:p>
          </table:table-cell>
          <table:table-cell office:value-type="float" office:value="6" calcext:value-type="float">
            <text:p>6</text:p>
          </table:table-cell>
          <table:table-cell table:formula="of:=[.B168]*2000" office:value-type="float" office:value="12000" calcext:value-type="float">
            <text:p>12000</text:p>
          </table:table-cell>
          <table:table-cell table:formula="of:=10 * [.A168]/[.B168]" office:value-type="float" office:value="18695" calcext:value-type="float">
            <text:p>18695</text:p>
          </table:table-cell>
          <table:table-cell table:formula="of:=[.A168]/[.B168]" office:value-type="float" office:value="1869.5" calcext:value-type="float">
            <text:p>1869,5</text:p>
          </table:table-cell>
          <table:table-cell table:formula="of:=LOG([.A168];2)-1.3219" office:value-type="float" office:value="12.1314992565793" calcext:value-type="float">
            <text:p>12,13</text:p>
          </table:table-cell>
          <table:table-cell table:formula="of:=[.$J$1] * LOG([.B168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4824" calcext:value-type="float">
            <text:p>14824</text:p>
          </table:table-cell>
          <table:table-cell office:value-type="float" office:value="6" calcext:value-type="float">
            <text:p>6</text:p>
          </table:table-cell>
          <table:table-cell table:formula="of:=[.B169]*2000" office:value-type="float" office:value="12000" calcext:value-type="float">
            <text:p>12000</text:p>
          </table:table-cell>
          <table:table-cell table:formula="of:=10 * [.A169]/[.B169]" office:value-type="float" office:value="24706.6666666667" calcext:value-type="float">
            <text:p>24706,6666666667</text:p>
          </table:table-cell>
          <table:table-cell table:formula="of:=[.A169]/[.B169]" office:value-type="float" office:value="2470.66666666667" calcext:value-type="float">
            <text:p>2470,66666666667</text:p>
          </table:table-cell>
          <table:table-cell table:formula="of:=LOG([.A169];2)-1.3219" office:value-type="float" office:value="12.5337471660273" calcext:value-type="float">
            <text:p>12,53</text:p>
          </table:table-cell>
          <table:table-cell table:formula="of:=[.$J$1] * LOG([.B169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4824" calcext:value-type="float">
            <text:p>14824</text:p>
          </table:table-cell>
          <table:table-cell office:value-type="float" office:value="15" calcext:value-type="float">
            <text:p>15</text:p>
          </table:table-cell>
          <table:table-cell table:formula="of:=[.B170]*2000" office:value-type="float" office:value="30000" calcext:value-type="float">
            <text:p>30000</text:p>
          </table:table-cell>
          <table:table-cell table:formula="of:=10 * [.A170]/[.B170]" office:value-type="float" office:value="9882.66666666667" calcext:value-type="float">
            <text:p>9882,66666666667</text:p>
          </table:table-cell>
          <table:table-cell table:formula="of:=[.A170]/[.B170]" office:value-type="float" office:value="988.266666666667" calcext:value-type="float">
            <text:p>988,266666666667</text:p>
          </table:table-cell>
          <table:table-cell table:formula="of:=LOG([.A170];2)-1.3219" office:value-type="float" office:value="12.5337471660273" calcext:value-type="float">
            <text:p>12,53</text:p>
          </table:table-cell>
          <table:table-cell table:formula="of:=[.$J$1] * LOG([.B170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228843" calcext:value-type="float">
            <text:p>228843</text:p>
          </table:table-cell>
          <table:table-cell office:value-type="float" office:value="15" calcext:value-type="float">
            <text:p>15</text:p>
          </table:table-cell>
          <table:table-cell table:formula="of:=[.B171]*2000" office:value-type="float" office:value="30000" calcext:value-type="float">
            <text:p>30000</text:p>
          </table:table-cell>
          <table:table-cell table:formula="of:=10 * [.A171]/[.B171]" office:value-type="float" office:value="152562" calcext:value-type="float">
            <text:p>152562</text:p>
          </table:table-cell>
          <table:table-cell table:formula="of:=[.A171]/[.B171]" office:value-type="float" office:value="15256.2" calcext:value-type="float">
            <text:p>15256,2</text:p>
          </table:table-cell>
          <table:table-cell table:formula="of:=LOG([.A171];2)-1.3219" office:value-type="float" office:value="16.4820986369468" calcext:value-type="float">
            <text:p>16,48</text:p>
          </table:table-cell>
          <table:table-cell table:formula="of:=[.$J$1] * LOG([.B171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228843" calcext:value-type="float">
            <text:p>228843</text:p>
          </table:table-cell>
          <table:table-cell office:value-type="float" office:value="23" calcext:value-type="float">
            <text:p>23</text:p>
          </table:table-cell>
          <table:table-cell table:formula="of:=[.B172]*2000" office:value-type="float" office:value="46000" calcext:value-type="float">
            <text:p>46000</text:p>
          </table:table-cell>
          <table:table-cell table:formula="of:=10 * [.A172]/[.B172]" office:value-type="float" office:value="99496.9565217391" calcext:value-type="float">
            <text:p>99496,9565217391</text:p>
          </table:table-cell>
          <table:table-cell table:formula="of:=[.A172]/[.B172]" office:value-type="float" office:value="9949.69565217391" calcext:value-type="float">
            <text:p>9949,69565217391</text:p>
          </table:table-cell>
          <table:table-cell table:formula="of:=LOG([.A172];2)-1.3219" office:value-type="float" office:value="16.4820986369468" calcext:value-type="float">
            <text:p>16,48</text:p>
          </table:table-cell>
          <table:table-cell table:formula="of:=[.$J$1] * LOG([.B172] + [.$J$2]; 2) + [.$J$3]" office:value-type="float" office:value="17.0596418930574" calcext:value-type="float">
            <text:p>17,06</text:p>
          </table:table-cell>
          <table:table-cell table:number-columns-repeated="3"/>
        </table:table-row>
        <table:table-row table:style-name="ro1">
          <table:table-cell office:value-type="float" office:value="68318" calcext:value-type="float">
            <text:p>68318</text:p>
          </table:table-cell>
          <table:table-cell office:value-type="float" office:value="23" calcext:value-type="float">
            <text:p>23</text:p>
          </table:table-cell>
          <table:table-cell table:formula="of:=[.B173]*2000" office:value-type="float" office:value="46000" calcext:value-type="float">
            <text:p>46000</text:p>
          </table:table-cell>
          <table:table-cell table:formula="of:=10 * [.A173]/[.B173]" office:value-type="float" office:value="29703.4782608696" calcext:value-type="float">
            <text:p>29703,4782608696</text:p>
          </table:table-cell>
          <table:table-cell table:formula="of:=[.A173]/[.B173]" office:value-type="float" office:value="2970.34782608696" calcext:value-type="float">
            <text:p>2970,34782608696</text:p>
          </table:table-cell>
          <table:table-cell table:formula="of:=LOG([.A173];2)-1.3219" office:value-type="float" office:value="14.7380781204283" calcext:value-type="float">
            <text:p>14,74</text:p>
          </table:table-cell>
          <table:table-cell table:formula="of:=[.$J$1] * LOG([.B173] + [.$J$2]; 2) + [.$J$3]" office:value-type="float" office:value="17.0596418930574" calcext:value-type="float">
            <text:p>17,06</text:p>
          </table:table-cell>
          <table:table-cell table:number-columns-repeated="3"/>
        </table:table-row>
        <table:table-row table:style-name="ro1">
          <table:table-cell office:value-type="float" office:value="68318" calcext:value-type="float">
            <text:p>68318</text:p>
          </table:table-cell>
          <table:table-cell office:value-type="float" office:value="25" calcext:value-type="float">
            <text:p>25</text:p>
          </table:table-cell>
          <table:table-cell table:formula="of:=[.B174]*2000" office:value-type="float" office:value="50000" calcext:value-type="float">
            <text:p>50000</text:p>
          </table:table-cell>
          <table:table-cell table:formula="of:=10 * [.A174]/[.B174]" office:value-type="float" office:value="27327.2" calcext:value-type="float">
            <text:p>27327,2</text:p>
          </table:table-cell>
          <table:table-cell table:formula="of:=[.A174]/[.B174]" office:value-type="float" office:value="2732.72" calcext:value-type="float">
            <text:p>2732,72</text:p>
          </table:table-cell>
          <table:table-cell table:formula="of:=LOG([.A174];2)-1.3219" office:value-type="float" office:value="14.7380781204283" calcext:value-type="float">
            <text:p>14,74</text:p>
          </table:table-cell>
          <table:table-cell table:formula="of:=[.$J$1] * LOG([.B174] + [.$J$2]; 2) + [.$J$3]" office:value-type="float" office:value="17.2992309181268" calcext:value-type="float">
            <text:p>17,30</text:p>
          </table:table-cell>
          <table:table-cell table:number-columns-repeated="3"/>
        </table:table-row>
        <table:table-row table:style-name="ro1">
          <table:table-cell office:value-type="float" office:value="94553" calcext:value-type="float">
            <text:p>94553</text:p>
          </table:table-cell>
          <table:table-cell office:value-type="float" office:value="25" calcext:value-type="float">
            <text:p>25</text:p>
          </table:table-cell>
          <table:table-cell table:formula="of:=[.B175]*2000" office:value-type="float" office:value="50000" calcext:value-type="float">
            <text:p>50000</text:p>
          </table:table-cell>
          <table:table-cell table:formula="of:=10 * [.A175]/[.B175]" office:value-type="float" office:value="37821.2" calcext:value-type="float">
            <text:p>37821,2</text:p>
          </table:table-cell>
          <table:table-cell table:formula="of:=[.A175]/[.B175]" office:value-type="float" office:value="3782.12" calcext:value-type="float">
            <text:p>3782,12</text:p>
          </table:table-cell>
          <table:table-cell table:formula="of:=LOG([.A175];2)-1.3219" office:value-type="float" office:value="15.206935612621" calcext:value-type="float">
            <text:p>15,21</text:p>
          </table:table-cell>
          <table:table-cell table:formula="of:=[.$J$1] * LOG([.B175] + [.$J$2]; 2) + [.$J$3]" office:value-type="float" office:value="17.2992309181268" calcext:value-type="float">
            <text:p>17,30</text:p>
          </table:table-cell>
          <table:table-cell table:number-columns-repeated="3"/>
        </table:table-row>
        <table:table-row table:style-name="ro1">
          <table:table-cell office:value-type="float" office:value="94553" calcext:value-type="float">
            <text:p>94553</text:p>
          </table:table-cell>
          <table:table-cell office:value-type="float" office:value="25" calcext:value-type="float">
            <text:p>25</text:p>
          </table:table-cell>
          <table:table-cell table:formula="of:=[.B176]*2000" office:value-type="float" office:value="50000" calcext:value-type="float">
            <text:p>50000</text:p>
          </table:table-cell>
          <table:table-cell table:formula="of:=10 * [.A176]/[.B176]" office:value-type="float" office:value="37821.2" calcext:value-type="float">
            <text:p>37821,2</text:p>
          </table:table-cell>
          <table:table-cell table:formula="of:=[.A176]/[.B176]" office:value-type="float" office:value="3782.12" calcext:value-type="float">
            <text:p>3782,12</text:p>
          </table:table-cell>
          <table:table-cell table:formula="of:=LOG([.A176];2)-1.3219" office:value-type="float" office:value="15.206935612621" calcext:value-type="float">
            <text:p>15,21</text:p>
          </table:table-cell>
          <table:table-cell table:formula="of:=[.$J$1] * LOG([.B176] + [.$J$2]; 2) + [.$J$3]" office:value-type="float" office:value="17.2992309181268" calcext:value-type="float">
            <text:p>17,30</text:p>
          </table:table-cell>
          <table:table-cell table:number-columns-repeated="3"/>
        </table:table-row>
        <table:table-row table:style-name="ro1">
          <table:table-cell office:value-type="float" office:value="93234" calcext:value-type="float">
            <text:p>93234</text:p>
          </table:table-cell>
          <table:table-cell office:value-type="float" office:value="25" calcext:value-type="float">
            <text:p>25</text:p>
          </table:table-cell>
          <table:table-cell table:formula="of:=[.B177]*2000" office:value-type="float" office:value="50000" calcext:value-type="float">
            <text:p>50000</text:p>
          </table:table-cell>
          <table:table-cell table:formula="of:=10 * [.A177]/[.B177]" office:value-type="float" office:value="37293.6" calcext:value-type="float">
            <text:p>37293,6</text:p>
          </table:table-cell>
          <table:table-cell table:formula="of:=[.A177]/[.B177]" office:value-type="float" office:value="3729.36" calcext:value-type="float">
            <text:p>3729,36</text:p>
          </table:table-cell>
          <table:table-cell table:formula="of:=LOG([.A177];2)-1.3219" office:value-type="float" office:value="15.1866685435103" calcext:value-type="float">
            <text:p>15,19</text:p>
          </table:table-cell>
          <table:table-cell table:formula="of:=[.$J$1] * LOG([.B177] + [.$J$2]; 2) + [.$J$3]" office:value-type="float" office:value="17.2992309181268" calcext:value-type="float">
            <text:p>17,30</text:p>
          </table:table-cell>
          <table:table-cell table:number-columns-repeated="3"/>
        </table:table-row>
        <table:table-row table:style-name="ro1">
          <table:table-cell office:value-type="float" office:value="93234" calcext:value-type="float">
            <text:p>93234</text:p>
          </table:table-cell>
          <table:table-cell office:value-type="float" office:value="25" calcext:value-type="float">
            <text:p>25</text:p>
          </table:table-cell>
          <table:table-cell table:formula="of:=[.B178]*2000" office:value-type="float" office:value="50000" calcext:value-type="float">
            <text:p>50000</text:p>
          </table:table-cell>
          <table:table-cell table:formula="of:=10 * [.A178]/[.B178]" office:value-type="float" office:value="37293.6" calcext:value-type="float">
            <text:p>37293,6</text:p>
          </table:table-cell>
          <table:table-cell table:formula="of:=[.A178]/[.B178]" office:value-type="float" office:value="3729.36" calcext:value-type="float">
            <text:p>3729,36</text:p>
          </table:table-cell>
          <table:table-cell table:formula="of:=LOG([.A178];2)-1.3219" office:value-type="float" office:value="15.1866685435103" calcext:value-type="float">
            <text:p>15,19</text:p>
          </table:table-cell>
          <table:table-cell table:formula="of:=[.$J$1] * LOG([.B178] + [.$J$2]; 2) + [.$J$3]" office:value-type="float" office:value="17.2992309181268" calcext:value-type="float">
            <text:p>17,30</text:p>
          </table:table-cell>
          <table:table-cell table:number-columns-repeated="3"/>
        </table:table-row>
        <table:table-row table:style-name="ro1">
          <table:table-cell office:value-type="float" office:value="89555" calcext:value-type="float">
            <text:p>89555</text:p>
          </table:table-cell>
          <table:table-cell office:value-type="float" office:value="25" calcext:value-type="float">
            <text:p>25</text:p>
          </table:table-cell>
          <table:table-cell table:formula="of:=[.B179]*2000" office:value-type="float" office:value="50000" calcext:value-type="float">
            <text:p>50000</text:p>
          </table:table-cell>
          <table:table-cell table:formula="of:=10 * [.A179]/[.B179]" office:value-type="float" office:value="35822" calcext:value-type="float">
            <text:p>35822</text:p>
          </table:table-cell>
          <table:table-cell table:formula="of:=[.A179]/[.B179]" office:value-type="float" office:value="3582.2" calcext:value-type="float">
            <text:p>3582,2</text:p>
          </table:table-cell>
          <table:table-cell table:formula="of:=LOG([.A179];2)-1.3219" office:value-type="float" office:value="15.1285863619989" calcext:value-type="float">
            <text:p>15,13</text:p>
          </table:table-cell>
          <table:table-cell table:formula="of:=[.$J$1] * LOG([.B179] + [.$J$2]; 2) + [.$J$3]" office:value-type="float" office:value="17.2992309181268" calcext:value-type="float">
            <text:p>17,30</text:p>
          </table:table-cell>
          <table:table-cell table:number-columns-repeated="3"/>
        </table:table-row>
        <table:table-row table:style-name="ro1">
          <table:table-cell office:value-type="float" office:value="89555" calcext:value-type="float">
            <text:p>89555</text:p>
          </table:table-cell>
          <table:table-cell office:value-type="float" office:value="26" calcext:value-type="float">
            <text:p>26</text:p>
          </table:table-cell>
          <table:table-cell table:formula="of:=[.B180]*2000" office:value-type="float" office:value="52000" calcext:value-type="float">
            <text:p>52000</text:p>
          </table:table-cell>
          <table:table-cell table:formula="of:=10 * [.A180]/[.B180]" office:value-type="float" office:value="34444.2307692308" calcext:value-type="float">
            <text:p>34444,2307692308</text:p>
          </table:table-cell>
          <table:table-cell table:formula="of:=[.A180]/[.B180]" office:value-type="float" office:value="3444.42307692308" calcext:value-type="float">
            <text:p>3444,42307692308</text:p>
          </table:table-cell>
          <table:table-cell table:formula="of:=LOG([.A180];2)-1.3219" office:value-type="float" office:value="15.1285863619989" calcext:value-type="float">
            <text:p>15,13</text:p>
          </table:table-cell>
          <table:table-cell table:formula="of:=[.$J$1] * LOG([.B180] + [.$J$2]; 2) + [.$J$3]" office:value-type="float" office:value="17.411955803365" calcext:value-type="float">
            <text:p>17,41</text:p>
          </table:table-cell>
          <table:table-cell table:number-columns-repeated="3"/>
        </table:table-row>
        <table:table-row table:style-name="ro1">
          <table:table-cell office:value-type="float" office:value="90114" calcext:value-type="float">
            <text:p>90114</text:p>
          </table:table-cell>
          <table:table-cell office:value-type="float" office:value="26" calcext:value-type="float">
            <text:p>26</text:p>
          </table:table-cell>
          <table:table-cell table:formula="of:=[.B181]*2000" office:value-type="float" office:value="52000" calcext:value-type="float">
            <text:p>52000</text:p>
          </table:table-cell>
          <table:table-cell table:formula="of:=10 * [.A181]/[.B181]" office:value-type="float" office:value="34659.2307692308" calcext:value-type="float">
            <text:p>34659,2307692308</text:p>
          </table:table-cell>
          <table:table-cell table:formula="of:=[.A181]/[.B181]" office:value-type="float" office:value="3465.92307692308" calcext:value-type="float">
            <text:p>3465,92307692308</text:p>
          </table:table-cell>
          <table:table-cell table:formula="of:=LOG([.A181];2)-1.3219" office:value-type="float" office:value="15.1375636383246" calcext:value-type="float">
            <text:p>15,14</text:p>
          </table:table-cell>
          <table:table-cell table:formula="of:=[.$J$1] * LOG([.B181] + [.$J$2]; 2) + [.$J$3]" office:value-type="float" office:value="17.411955803365" calcext:value-type="float">
            <text:p>17,41</text:p>
          </table:table-cell>
          <table:table-cell table:number-columns-repeated="3"/>
        </table:table-row>
        <table:table-row table:style-name="ro1">
          <table:table-cell office:value-type="float" office:value="90114" calcext:value-type="float">
            <text:p>90114</text:p>
          </table:table-cell>
          <table:table-cell office:value-type="float" office:value="27" calcext:value-type="float">
            <text:p>27</text:p>
          </table:table-cell>
          <table:table-cell table:formula="of:=[.B182]*2000" office:value-type="float" office:value="54000" calcext:value-type="float">
            <text:p>54000</text:p>
          </table:table-cell>
          <table:table-cell table:formula="of:=10 * [.A182]/[.B182]" office:value-type="float" office:value="33375.5555555556" calcext:value-type="float">
            <text:p>33375,5555555556</text:p>
          </table:table-cell>
          <table:table-cell table:formula="of:=[.A182]/[.B182]" office:value-type="float" office:value="3337.55555555556" calcext:value-type="float">
            <text:p>3337,55555555556</text:p>
          </table:table-cell>
          <table:table-cell table:formula="of:=LOG([.A182];2)-1.3219" office:value-type="float" office:value="15.1375636383246" calcext:value-type="float">
            <text:p>15,14</text:p>
          </table:table-cell>
          <table:table-cell table:formula="of:=[.$J$1] * LOG([.B182] + [.$J$2]; 2) + [.$J$3]" office:value-type="float" office:value="17.520441892933" calcext:value-type="float">
            <text:p>17,52</text:p>
          </table:table-cell>
          <table:table-cell table:number-columns-repeated="3"/>
        </table:table-row>
        <table:table-row table:style-name="ro1">
          <table:table-cell office:value-type="float" office:value="92798" calcext:value-type="float">
            <text:p>92798</text:p>
          </table:table-cell>
          <table:table-cell office:value-type="float" office:value="27" calcext:value-type="float">
            <text:p>27</text:p>
          </table:table-cell>
          <table:table-cell table:formula="of:=[.B183]*2000" office:value-type="float" office:value="54000" calcext:value-type="float">
            <text:p>54000</text:p>
          </table:table-cell>
          <table:table-cell table:formula="of:=10 * [.A183]/[.B183]" office:value-type="float" office:value="34369.6296296296" calcext:value-type="float">
            <text:p>34369,6296296296</text:p>
          </table:table-cell>
          <table:table-cell table:formula="of:=[.A183]/[.B183]" office:value-type="float" office:value="3436.96296296296" calcext:value-type="float">
            <text:p>3436,96296296296</text:p>
          </table:table-cell>
          <table:table-cell table:formula="of:=LOG([.A183];2)-1.3219" office:value-type="float" office:value="15.1799060920017" calcext:value-type="float">
            <text:p>15,18</text:p>
          </table:table-cell>
          <table:table-cell table:formula="of:=[.$J$1] * LOG([.B183] + [.$J$2]; 2) + [.$J$3]" office:value-type="float" office:value="17.520441892933" calcext:value-type="float">
            <text:p>17,52</text:p>
          </table:table-cell>
          <table:table-cell table:number-columns-repeated="3"/>
        </table:table-row>
        <table:table-row table:style-name="ro1">
          <table:table-cell office:value-type="float" office:value="92798" calcext:value-type="float">
            <text:p>92798</text:p>
          </table:table-cell>
          <table:table-cell office:value-type="float" office:value="27" calcext:value-type="float">
            <text:p>27</text:p>
          </table:table-cell>
          <table:table-cell table:formula="of:=[.B184]*2000" office:value-type="float" office:value="54000" calcext:value-type="float">
            <text:p>54000</text:p>
          </table:table-cell>
          <table:table-cell table:formula="of:=10 * [.A184]/[.B184]" office:value-type="float" office:value="34369.6296296296" calcext:value-type="float">
            <text:p>34369,6296296296</text:p>
          </table:table-cell>
          <table:table-cell table:formula="of:=[.A184]/[.B184]" office:value-type="float" office:value="3436.96296296296" calcext:value-type="float">
            <text:p>3436,96296296296</text:p>
          </table:table-cell>
          <table:table-cell table:formula="of:=LOG([.A184];2)-1.3219" office:value-type="float" office:value="15.1799060920017" calcext:value-type="float">
            <text:p>15,18</text:p>
          </table:table-cell>
          <table:table-cell table:formula="of:=[.$J$1] * LOG([.B184] + [.$J$2]; 2) + [.$J$3]" office:value-type="float" office:value="17.520441892933" calcext:value-type="float">
            <text:p>17,52</text:p>
          </table:table-cell>
          <table:table-cell table:number-columns-repeated="3"/>
        </table:table-row>
        <table:table-row table:style-name="ro1">
          <table:table-cell office:value-type="float" office:value="100089" calcext:value-type="float">
            <text:p>100089</text:p>
          </table:table-cell>
          <table:table-cell office:value-type="float" office:value="27" calcext:value-type="float">
            <text:p>27</text:p>
          </table:table-cell>
          <table:table-cell table:formula="of:=[.B185]*2000" office:value-type="float" office:value="54000" calcext:value-type="float">
            <text:p>54000</text:p>
          </table:table-cell>
          <table:table-cell table:formula="of:=10 * [.A185]/[.B185]" office:value-type="float" office:value="37070" calcext:value-type="float">
            <text:p>37070</text:p>
          </table:table-cell>
          <table:table-cell table:formula="of:=[.A185]/[.B185]" office:value-type="float" office:value="3707" calcext:value-type="float">
            <text:p>3707</text:p>
          </table:table-cell>
          <table:table-cell table:formula="of:=LOG([.A185];2)-1.3219" office:value-type="float" office:value="15.2890239019826" calcext:value-type="float">
            <text:p>15,29</text:p>
          </table:table-cell>
          <table:table-cell table:formula="of:=[.$J$1] * LOG([.B185] + [.$J$2]; 2) + [.$J$3]" office:value-type="float" office:value="17.520441892933" calcext:value-type="float">
            <text:p>17,52</text:p>
          </table:table-cell>
          <table:table-cell table:number-columns-repeated="3"/>
        </table:table-row>
        <table:table-row table:style-name="ro1">
          <table:table-cell office:value-type="float" office:value="100089" calcext:value-type="float">
            <text:p>100089</text:p>
          </table:table-cell>
          <table:table-cell office:value-type="float" office:value="28" calcext:value-type="float">
            <text:p>28</text:p>
          </table:table-cell>
          <table:table-cell table:formula="of:=[.B186]*2000" office:value-type="float" office:value="56000" calcext:value-type="float">
            <text:p>56000</text:p>
          </table:table-cell>
          <table:table-cell table:formula="of:=10 * [.A186]/[.B186]" office:value-type="float" office:value="35746.0714285714" calcext:value-type="float">
            <text:p>35746,0714285714</text:p>
          </table:table-cell>
          <table:table-cell table:formula="of:=[.A186]/[.B186]" office:value-type="float" office:value="3574.60714285714" calcext:value-type="float">
            <text:p>3574,60714285714</text:p>
          </table:table-cell>
          <table:table-cell table:formula="of:=LOG([.A186];2)-1.3219" office:value-type="float" office:value="15.2890239019826" calcext:value-type="float">
            <text:p>15,29</text:p>
          </table:table-cell>
          <table:table-cell table:formula="of:=[.$J$1] * LOG([.B186] + [.$J$2]; 2) + [.$J$3]" office:value-type="float" office:value="17.6249964506671" calcext:value-type="float">
            <text:p>17,62</text:p>
          </table:table-cell>
          <table:table-cell table:number-columns-repeated="3"/>
        </table:table-row>
        <table:table-row table:style-name="ro1">
          <table:table-cell office:value-type="float" office:value="100568" calcext:value-type="float">
            <text:p>100568</text:p>
          </table:table-cell>
          <table:table-cell office:value-type="float" office:value="28" calcext:value-type="float">
            <text:p>28</text:p>
          </table:table-cell>
          <table:table-cell table:formula="of:=[.B187]*2000" office:value-type="float" office:value="56000" calcext:value-type="float">
            <text:p>56000</text:p>
          </table:table-cell>
          <table:table-cell table:formula="of:=10 * [.A187]/[.B187]" office:value-type="float" office:value="35917.1428571429" calcext:value-type="float">
            <text:p>35917,1428571429</text:p>
          </table:table-cell>
          <table:table-cell table:formula="of:=[.A187]/[.B187]" office:value-type="float" office:value="3591.71428571429" calcext:value-type="float">
            <text:p>3591,71428571429</text:p>
          </table:table-cell>
          <table:table-cell table:formula="of:=LOG([.A187];2)-1.3219" office:value-type="float" office:value="15.2959117976179" calcext:value-type="float">
            <text:p>15,30</text:p>
          </table:table-cell>
          <table:table-cell table:formula="of:=[.$J$1] * LOG([.B187] + [.$J$2]; 2) + [.$J$3]" office:value-type="float" office:value="17.6249964506671" calcext:value-type="float">
            <text:p>17,62</text:p>
          </table:table-cell>
          <table:table-cell table:number-columns-repeated="3"/>
        </table:table-row>
        <table:table-row table:style-name="ro1">
          <table:table-cell office:value-type="float" office:value="100568" calcext:value-type="float">
            <text:p>100568</text:p>
          </table:table-cell>
          <table:table-cell office:value-type="float" office:value="28" calcext:value-type="float">
            <text:p>28</text:p>
          </table:table-cell>
          <table:table-cell table:formula="of:=[.B188]*2000" office:value-type="float" office:value="56000" calcext:value-type="float">
            <text:p>56000</text:p>
          </table:table-cell>
          <table:table-cell table:formula="of:=10 * [.A188]/[.B188]" office:value-type="float" office:value="35917.1428571429" calcext:value-type="float">
            <text:p>35917,1428571429</text:p>
          </table:table-cell>
          <table:table-cell table:formula="of:=[.A188]/[.B188]" office:value-type="float" office:value="3591.71428571429" calcext:value-type="float">
            <text:p>3591,71428571429</text:p>
          </table:table-cell>
          <table:table-cell table:formula="of:=LOG([.A188];2)-1.3219" office:value-type="float" office:value="15.2959117976179" calcext:value-type="float">
            <text:p>15,30</text:p>
          </table:table-cell>
          <table:table-cell table:formula="of:=[.$J$1] * LOG([.B188] + [.$J$2]; 2) + [.$J$3]" office:value-type="float" office:value="17.6249964506671" calcext:value-type="float">
            <text:p>17,62</text:p>
          </table:table-cell>
          <table:table-cell table:number-columns-repeated="3"/>
        </table:table-row>
        <table:table-row table:style-name="ro1">
          <table:table-cell office:value-type="float" office:value="102153" calcext:value-type="float">
            <text:p>102153</text:p>
          </table:table-cell>
          <table:table-cell office:value-type="float" office:value="28" calcext:value-type="float">
            <text:p>28</text:p>
          </table:table-cell>
          <table:table-cell table:formula="of:=[.B189]*2000" office:value-type="float" office:value="56000" calcext:value-type="float">
            <text:p>56000</text:p>
          </table:table-cell>
          <table:table-cell table:formula="of:=10 * [.A189]/[.B189]" office:value-type="float" office:value="36483.2142857143" calcext:value-type="float">
            <text:p>36483,2142857143</text:p>
          </table:table-cell>
          <table:table-cell table:formula="of:=[.A189]/[.B189]" office:value-type="float" office:value="3648.32142857143" calcext:value-type="float">
            <text:p>3648,32142857143</text:p>
          </table:table-cell>
          <table:table-cell table:formula="of:=LOG([.A189];2)-1.3219" office:value-type="float" office:value="15.3184720477842" calcext:value-type="float">
            <text:p>15,32</text:p>
          </table:table-cell>
          <table:table-cell table:formula="of:=[.$J$1] * LOG([.B189] + [.$J$2]; 2) + [.$J$3]" office:value-type="float" office:value="17.6249964506671" calcext:value-type="float">
            <text:p>17,62</text:p>
          </table:table-cell>
          <table:table-cell table:number-columns-repeated="3"/>
        </table:table-row>
        <table:table-row table:style-name="ro1">
          <table:table-cell office:value-type="float" office:value="102153" calcext:value-type="float">
            <text:p>102153</text:p>
          </table:table-cell>
          <table:table-cell office:value-type="float" office:value="29" calcext:value-type="float">
            <text:p>29</text:p>
          </table:table-cell>
          <table:table-cell table:formula="of:=[.B190]*2000" office:value-type="float" office:value="58000" calcext:value-type="float">
            <text:p>58000</text:p>
          </table:table-cell>
          <table:table-cell table:formula="of:=10 * [.A190]/[.B190]" office:value-type="float" office:value="35225.1724137931" calcext:value-type="float">
            <text:p>35225,1724137931</text:p>
          </table:table-cell>
          <table:table-cell table:formula="of:=[.A190]/[.B190]" office:value-type="float" office:value="3522.51724137931" calcext:value-type="float">
            <text:p>3522,51724137931</text:p>
          </table:table-cell>
          <table:table-cell table:formula="of:=LOG([.A190];2)-1.3219" office:value-type="float" office:value="15.3184720477842" calcext:value-type="float">
            <text:p>15,32</text:p>
          </table:table-cell>
          <table:table-cell table:formula="of:=[.$J$1] * LOG([.B190] + [.$J$2]; 2) + [.$J$3]" office:value-type="float" office:value="17.7258944960418" calcext:value-type="float">
            <text:p>17,73</text:p>
          </table:table-cell>
          <table:table-cell table:number-columns-repeated="3"/>
        </table:table-row>
        <table:table-row table:style-name="ro1">
          <table:table-cell office:value-type="float" office:value="104558" calcext:value-type="float">
            <text:p>104558</text:p>
          </table:table-cell>
          <table:table-cell office:value-type="float" office:value="29" calcext:value-type="float">
            <text:p>29</text:p>
          </table:table-cell>
          <table:table-cell table:formula="of:=[.B191]*2000" office:value-type="float" office:value="58000" calcext:value-type="float">
            <text:p>58000</text:p>
          </table:table-cell>
          <table:table-cell table:formula="of:=10 * [.A191]/[.B191]" office:value-type="float" office:value="36054.4827586207" calcext:value-type="float">
            <text:p>36054,4827586207</text:p>
          </table:table-cell>
          <table:table-cell table:formula="of:=[.A191]/[.B191]" office:value-type="float" office:value="3605.44827586207" calcext:value-type="float">
            <text:p>3605,44827586207</text:p>
          </table:table-cell>
          <table:table-cell table:formula="of:=LOG([.A191];2)-1.3219" office:value-type="float" office:value="15.3520439248749" calcext:value-type="float">
            <text:p>15,35</text:p>
          </table:table-cell>
          <table:table-cell table:formula="of:=[.$J$1] * LOG([.B191] + [.$J$2]; 2) + [.$J$3]" office:value-type="float" office:value="17.7258944960418" calcext:value-type="float">
            <text:p>17,73</text:p>
          </table:table-cell>
          <table:table-cell table:number-columns-repeated="3"/>
        </table:table-row>
        <table:table-row table:style-name="ro1">
          <table:table-cell office:value-type="float" office:value="104558" calcext:value-type="float">
            <text:p>104558</text:p>
          </table:table-cell>
          <table:table-cell office:value-type="float" office:value="31" calcext:value-type="float">
            <text:p>31</text:p>
          </table:table-cell>
          <table:table-cell table:formula="of:=[.B192]*2000" office:value-type="float" office:value="62000" calcext:value-type="float">
            <text:p>62000</text:p>
          </table:table-cell>
          <table:table-cell table:formula="of:=10 * [.A192]/[.B192]" office:value-type="float" office:value="33728.3870967742" calcext:value-type="float">
            <text:p>33728,3870967742</text:p>
          </table:table-cell>
          <table:table-cell table:formula="of:=[.A192]/[.B192]" office:value-type="float" office:value="3372.83870967742" calcext:value-type="float">
            <text:p>3372,83870967742</text:p>
          </table:table-cell>
          <table:table-cell table:formula="of:=LOG([.A192];2)-1.3219" office:value-type="float" office:value="15.3520439248749" calcext:value-type="float">
            <text:p>15,35</text:p>
          </table:table-cell>
          <table:table-cell table:formula="of:=[.$J$1] * LOG([.B192] + [.$J$2]; 2) + [.$J$3]" office:value-type="float" office:value="17.9176853504865" calcext:value-type="float">
            <text:p>17,92</text:p>
          </table:table-cell>
          <table:table-cell table:number-columns-repeated="3"/>
        </table:table-row>
        <table:table-row table:style-name="ro1">
          <table:table-cell office:value-type="float" office:value="109835" calcext:value-type="float">
            <text:p>109835</text:p>
          </table:table-cell>
          <table:table-cell office:value-type="float" office:value="31" calcext:value-type="float">
            <text:p>31</text:p>
          </table:table-cell>
          <table:table-cell table:formula="of:=[.B193]*2000" office:value-type="float" office:value="62000" calcext:value-type="float">
            <text:p>62000</text:p>
          </table:table-cell>
          <table:table-cell table:formula="of:=10 * [.A193]/[.B193]" office:value-type="float" office:value="35430.6451612903" calcext:value-type="float">
            <text:p>35430,6451612903</text:p>
          </table:table-cell>
          <table:table-cell table:formula="of:=[.A193]/[.B193]" office:value-type="float" office:value="3543.06451612903" calcext:value-type="float">
            <text:p>3543,06451612903</text:p>
          </table:table-cell>
          <table:table-cell table:formula="of:=LOG([.A193];2)-1.3219" office:value-type="float" office:value="15.4230783309686" calcext:value-type="float">
            <text:p>15,42</text:p>
          </table:table-cell>
          <table:table-cell table:formula="of:=[.$J$1] * LOG([.B193] + [.$J$2]; 2) + [.$J$3]" office:value-type="float" office:value="17.9176853504865" calcext:value-type="float">
            <text:p>17,92</text:p>
          </table:table-cell>
          <table:table-cell table:number-columns-repeated="3"/>
        </table:table-row>
        <table:table-row table:style-name="ro1">
          <table:table-cell office:value-type="float" office:value="109835" calcext:value-type="float">
            <text:p>109835</text:p>
          </table:table-cell>
          <table:table-cell office:value-type="float" office:value="30" calcext:value-type="float">
            <text:p>30</text:p>
          </table:table-cell>
          <table:table-cell table:formula="of:=[.B194]*2000" office:value-type="float" office:value="60000" calcext:value-type="float">
            <text:p>60000</text:p>
          </table:table-cell>
          <table:table-cell table:formula="of:=10 * [.A194]/[.B194]" office:value-type="float" office:value="36611.6666666667" calcext:value-type="float">
            <text:p>36611,6666666667</text:p>
          </table:table-cell>
          <table:table-cell table:formula="of:=[.A194]/[.B194]" office:value-type="float" office:value="3661.16666666667" calcext:value-type="float">
            <text:p>3661,16666666667</text:p>
          </table:table-cell>
          <table:table-cell table:formula="of:=LOG([.A194];2)-1.3219" office:value-type="float" office:value="15.4230783309686" calcext:value-type="float">
            <text:p>15,42</text:p>
          </table:table-cell>
          <table:table-cell table:formula="of:=[.$J$1] * LOG([.B194] + [.$J$2]; 2) + [.$J$3]" office:value-type="float" office:value="17.8233831637447" calcext:value-type="float">
            <text:p>17,82</text:p>
          </table:table-cell>
          <table:table-cell table:number-columns-repeated="3"/>
        </table:table-row>
        <table:table-row table:style-name="ro1">
          <table:table-cell office:value-type="float" office:value="110875" calcext:value-type="float">
            <text:p>110875</text:p>
          </table:table-cell>
          <table:table-cell office:value-type="float" office:value="30" calcext:value-type="float">
            <text:p>30</text:p>
          </table:table-cell>
          <table:table-cell table:formula="of:=[.B195]*2000" office:value-type="float" office:value="60000" calcext:value-type="float">
            <text:p>60000</text:p>
          </table:table-cell>
          <table:table-cell table:formula="of:=10 * [.A195]/[.B195]" office:value-type="float" office:value="36958.3333333333" calcext:value-type="float">
            <text:p>36958,3333333333</text:p>
          </table:table-cell>
          <table:table-cell table:formula="of:=[.A195]/[.B195]" office:value-type="float" office:value="3695.83333333333" calcext:value-type="float">
            <text:p>3695,83333333333</text:p>
          </table:table-cell>
          <table:table-cell table:formula="of:=LOG([.A195];2)-1.3219" office:value-type="float" office:value="15.4366745789632" calcext:value-type="float">
            <text:p>15,44</text:p>
          </table:table-cell>
          <table:table-cell table:formula="of:=[.$J$1] * LOG([.B195] + [.$J$2]; 2) + [.$J$3]" office:value-type="float" office:value="17.8233831637447" calcext:value-type="float">
            <text:p>17,82</text:p>
          </table:table-cell>
          <table:table-cell table:number-columns-repeated="3"/>
        </table:table-row>
        <table:table-row table:style-name="ro1">
          <table:table-cell office:value-type="float" office:value="110875" calcext:value-type="float">
            <text:p>110875</text:p>
          </table:table-cell>
          <table:table-cell office:value-type="float" office:value="29" calcext:value-type="float">
            <text:p>29</text:p>
          </table:table-cell>
          <table:table-cell table:formula="of:=[.B196]*2000" office:value-type="float" office:value="58000" calcext:value-type="float">
            <text:p>58000</text:p>
          </table:table-cell>
          <table:table-cell table:formula="of:=10 * [.A196]/[.B196]" office:value-type="float" office:value="38232.7586206897" calcext:value-type="float">
            <text:p>38232,7586206897</text:p>
          </table:table-cell>
          <table:table-cell table:formula="of:=[.A196]/[.B196]" office:value-type="float" office:value="3823.27586206897" calcext:value-type="float">
            <text:p>3823,27586206897</text:p>
          </table:table-cell>
          <table:table-cell table:formula="of:=LOG([.A196];2)-1.3219" office:value-type="float" office:value="15.4366745789632" calcext:value-type="float">
            <text:p>15,44</text:p>
          </table:table-cell>
          <table:table-cell table:formula="of:=[.$J$1] * LOG([.B196] + [.$J$2]; 2) + [.$J$3]" office:value-type="float" office:value="17.7258944960418" calcext:value-type="float">
            <text:p>17,73</text:p>
          </table:table-cell>
          <table:table-cell table:number-columns-repeated="3"/>
        </table:table-row>
        <table:table-row table:style-name="ro1">
          <table:table-cell office:value-type="float" office:value="111915" calcext:value-type="float">
            <text:p>111915</text:p>
          </table:table-cell>
          <table:table-cell office:value-type="float" office:value="29" calcext:value-type="float">
            <text:p>29</text:p>
          </table:table-cell>
          <table:table-cell table:formula="of:=[.B197]*2000" office:value-type="float" office:value="58000" calcext:value-type="float">
            <text:p>58000</text:p>
          </table:table-cell>
          <table:table-cell table:formula="of:=10 * [.A197]/[.B197]" office:value-type="float" office:value="38591.3793103448" calcext:value-type="float">
            <text:p>38591,3793103448</text:p>
          </table:table-cell>
          <table:table-cell table:formula="of:=[.A197]/[.B197]" office:value-type="float" office:value="3859.13793103448" calcext:value-type="float">
            <text:p>3859,13793103448</text:p>
          </table:table-cell>
          <table:table-cell table:formula="of:=LOG([.A197];2)-1.3219" office:value-type="float" office:value="15.4501438885466" calcext:value-type="float">
            <text:p>15,45</text:p>
          </table:table-cell>
          <table:table-cell table:formula="of:=[.$J$1] * LOG([.B197] + [.$J$2]; 2) + [.$J$3]" office:value-type="float" office:value="17.7258944960418" calcext:value-type="float">
            <text:p>17,73</text:p>
          </table:table-cell>
          <table:table-cell table:number-columns-repeated="3"/>
        </table:table-row>
        <table:table-row table:style-name="ro1">
          <table:table-cell office:value-type="float" office:value="111915" calcext:value-type="float">
            <text:p>111915</text:p>
          </table:table-cell>
          <table:table-cell office:value-type="float" office:value="30" calcext:value-type="float">
            <text:p>30</text:p>
          </table:table-cell>
          <table:table-cell table:formula="of:=[.B198]*2000" office:value-type="float" office:value="60000" calcext:value-type="float">
            <text:p>60000</text:p>
          </table:table-cell>
          <table:table-cell table:formula="of:=10 * [.A198]/[.B198]" office:value-type="float" office:value="37305" calcext:value-type="float">
            <text:p>37305</text:p>
          </table:table-cell>
          <table:table-cell table:formula="of:=[.A198]/[.B198]" office:value-type="float" office:value="3730.5" calcext:value-type="float">
            <text:p>3730,5</text:p>
          </table:table-cell>
          <table:table-cell table:formula="of:=LOG([.A198];2)-1.3219" office:value-type="float" office:value="15.4501438885466" calcext:value-type="float">
            <text:p>15,45</text:p>
          </table:table-cell>
          <table:table-cell table:formula="of:=[.$J$1] * LOG([.B198] + [.$J$2]; 2) + [.$J$3]" office:value-type="float" office:value="17.8233831637447" calcext:value-type="float">
            <text:p>17,82</text:p>
          </table:table-cell>
          <table:table-cell table:number-columns-repeated="3"/>
        </table:table-row>
        <table:table-row table:style-name="ro1">
          <table:table-cell office:value-type="float" office:value="113529" calcext:value-type="float">
            <text:p>113529</text:p>
          </table:table-cell>
          <table:table-cell office:value-type="float" office:value="30" calcext:value-type="float">
            <text:p>30</text:p>
          </table:table-cell>
          <table:table-cell table:formula="of:=[.B199]*2000" office:value-type="float" office:value="60000" calcext:value-type="float">
            <text:p>60000</text:p>
          </table:table-cell>
          <table:table-cell table:formula="of:=10 * [.A199]/[.B199]" office:value-type="float" office:value="37843" calcext:value-type="float">
            <text:p>37843</text:p>
          </table:table-cell>
          <table:table-cell table:formula="of:=[.A199]/[.B199]" office:value-type="float" office:value="3784.3" calcext:value-type="float">
            <text:p>3784,3</text:p>
          </table:table-cell>
          <table:table-cell table:formula="of:=LOG([.A199];2)-1.3219" office:value-type="float" office:value="15.470801342985" calcext:value-type="float">
            <text:p>15,47</text:p>
          </table:table-cell>
          <table:table-cell table:formula="of:=[.$J$1] * LOG([.B199] + [.$J$2]; 2) + [.$J$3]" office:value-type="float" office:value="17.8233831637447" calcext:value-type="float">
            <text:p>17,82</text:p>
          </table:table-cell>
          <table:table-cell table:number-columns-repeated="3"/>
        </table:table-row>
        <table:table-row table:style-name="ro1">
          <table:table-cell office:value-type="float" office:value="113529" calcext:value-type="float">
            <text:p>113529</text:p>
          </table:table-cell>
          <table:table-cell office:value-type="float" office:value="30" calcext:value-type="float">
            <text:p>30</text:p>
          </table:table-cell>
          <table:table-cell table:formula="of:=[.B200]*2000" office:value-type="float" office:value="60000" calcext:value-type="float">
            <text:p>60000</text:p>
          </table:table-cell>
          <table:table-cell table:formula="of:=10 * [.A200]/[.B200]" office:value-type="float" office:value="37843" calcext:value-type="float">
            <text:p>37843</text:p>
          </table:table-cell>
          <table:table-cell table:formula="of:=[.A200]/[.B200]" office:value-type="float" office:value="3784.3" calcext:value-type="float">
            <text:p>3784,3</text:p>
          </table:table-cell>
          <table:table-cell table:formula="of:=LOG([.A200];2)-1.3219" office:value-type="float" office:value="15.470801342985" calcext:value-type="float">
            <text:p>15,47</text:p>
          </table:table-cell>
          <table:table-cell table:formula="of:=[.$J$1] * LOG([.B200] + [.$J$2]; 2) + [.$J$3]" office:value-type="float" office:value="17.8233831637447" calcext:value-type="float">
            <text:p>17,82</text:p>
          </table:table-cell>
          <table:table-cell table:number-columns-repeated="3"/>
        </table:table-row>
        <table:table-row table:style-name="ro1">
          <table:table-cell office:value-type="float" office:value="113567" calcext:value-type="float">
            <text:p>113567</text:p>
          </table:table-cell>
          <table:table-cell office:value-type="float" office:value="30" calcext:value-type="float">
            <text:p>30</text:p>
          </table:table-cell>
          <table:table-cell table:formula="of:=[.B201]*2000" office:value-type="float" office:value="60000" calcext:value-type="float">
            <text:p>60000</text:p>
          </table:table-cell>
          <table:table-cell table:formula="of:=10 * [.A201]/[.B201]" office:value-type="float" office:value="37855.6666666667" calcext:value-type="float">
            <text:p>37855,6666666667</text:p>
          </table:table-cell>
          <table:table-cell table:formula="of:=[.A201]/[.B201]" office:value-type="float" office:value="3785.56666666667" calcext:value-type="float">
            <text:p>3785,56666666667</text:p>
          </table:table-cell>
          <table:table-cell table:formula="of:=LOG([.A201];2)-1.3219" office:value-type="float" office:value="15.4712841556463" calcext:value-type="float">
            <text:p>15,47</text:p>
          </table:table-cell>
          <table:table-cell table:formula="of:=[.$J$1] * LOG([.B201] + [.$J$2]; 2) + [.$J$3]" office:value-type="float" office:value="17.8233831637447" calcext:value-type="float">
            <text:p>17,82</text:p>
          </table:table-cell>
          <table:table-cell table:number-columns-repeated="3"/>
        </table:table-row>
        <table:table-row table:style-name="ro1">
          <table:table-cell office:value-type="float" office:value="113567" calcext:value-type="float">
            <text:p>113567</text:p>
          </table:table-cell>
          <table:table-cell office:value-type="float" office:value="30" calcext:value-type="float">
            <text:p>30</text:p>
          </table:table-cell>
          <table:table-cell table:formula="of:=[.B202]*2000" office:value-type="float" office:value="60000" calcext:value-type="float">
            <text:p>60000</text:p>
          </table:table-cell>
          <table:table-cell table:formula="of:=10 * [.A202]/[.B202]" office:value-type="float" office:value="37855.6666666667" calcext:value-type="float">
            <text:p>37855,6666666667</text:p>
          </table:table-cell>
          <table:table-cell table:formula="of:=[.A202]/[.B202]" office:value-type="float" office:value="3785.56666666667" calcext:value-type="float">
            <text:p>3785,56666666667</text:p>
          </table:table-cell>
          <table:table-cell table:formula="of:=LOG([.A202];2)-1.3219" office:value-type="float" office:value="15.4712841556463" calcext:value-type="float">
            <text:p>15,47</text:p>
          </table:table-cell>
          <table:table-cell table:formula="of:=[.$J$1] * LOG([.B202] + [.$J$2]; 2) + [.$J$3]" office:value-type="float" office:value="17.8233831637447" calcext:value-type="float">
            <text:p>17,82</text:p>
          </table:table-cell>
          <table:table-cell table:number-columns-repeated="3"/>
        </table:table-row>
        <table:table-row table:style-name="ro1">
          <table:table-cell office:value-type="float" office:value="118354" calcext:value-type="float">
            <text:p>118354</text:p>
          </table:table-cell>
          <table:table-cell office:value-type="float" office:value="30" calcext:value-type="float">
            <text:p>30</text:p>
          </table:table-cell>
          <table:table-cell table:formula="of:=[.B203]*2000" office:value-type="float" office:value="60000" calcext:value-type="float">
            <text:p>60000</text:p>
          </table:table-cell>
          <table:table-cell table:formula="of:=10 * [.A203]/[.B203]" office:value-type="float" office:value="39451.3333333333" calcext:value-type="float">
            <text:p>39451,3333333333</text:p>
          </table:table-cell>
          <table:table-cell table:formula="of:=[.A203]/[.B203]" office:value-type="float" office:value="3945.13333333333" calcext:value-type="float">
            <text:p>3945,13333333333</text:p>
          </table:table-cell>
          <table:table-cell table:formula="of:=LOG([.A203];2)-1.3219" office:value-type="float" office:value="15.530848939974" calcext:value-type="float">
            <text:p>15,53</text:p>
          </table:table-cell>
          <table:table-cell table:formula="of:=[.$J$1] * LOG([.B203] + [.$J$2]; 2) + [.$J$3]" office:value-type="float" office:value="17.8233831637447" calcext:value-type="float">
            <text:p>17,82</text:p>
          </table:table-cell>
          <table:table-cell table:number-columns-repeated="3"/>
        </table:table-row>
        <table:table-row table:style-name="ro1">
          <table:table-cell office:value-type="float" office:value="118354" calcext:value-type="float">
            <text:p>118354</text:p>
          </table:table-cell>
          <table:table-cell office:value-type="float" office:value="31" calcext:value-type="float">
            <text:p>31</text:p>
          </table:table-cell>
          <table:table-cell table:formula="of:=[.B204]*2000" office:value-type="float" office:value="62000" calcext:value-type="float">
            <text:p>62000</text:p>
          </table:table-cell>
          <table:table-cell table:formula="of:=10 * [.A204]/[.B204]" office:value-type="float" office:value="38178.7096774194" calcext:value-type="float">
            <text:p>38178,7096774194</text:p>
          </table:table-cell>
          <table:table-cell table:formula="of:=[.A204]/[.B204]" office:value-type="float" office:value="3817.87096774194" calcext:value-type="float">
            <text:p>3817,87096774194</text:p>
          </table:table-cell>
          <table:table-cell table:formula="of:=LOG([.A204];2)-1.3219" office:value-type="float" office:value="15.530848939974" calcext:value-type="float">
            <text:p>15,53</text:p>
          </table:table-cell>
          <table:table-cell table:formula="of:=[.$J$1] * LOG([.B204] + [.$J$2]; 2) + [.$J$3]" office:value-type="float" office:value="17.9176853504865" calcext:value-type="float">
            <text:p>17,92</text:p>
          </table:table-cell>
          <table:table-cell table:number-columns-repeated="3"/>
        </table:table-row>
        <table:table-row table:style-name="ro1">
          <table:table-cell office:value-type="float" office:value="123466" calcext:value-type="float">
            <text:p>123466</text:p>
          </table:table-cell>
          <table:table-cell office:value-type="float" office:value="31" calcext:value-type="float">
            <text:p>31</text:p>
          </table:table-cell>
          <table:table-cell table:formula="of:=[.B205]*2000" office:value-type="float" office:value="62000" calcext:value-type="float">
            <text:p>62000</text:p>
          </table:table-cell>
          <table:table-cell table:formula="of:=10 * [.A205]/[.B205]" office:value-type="float" office:value="39827.7419354839" calcext:value-type="float">
            <text:p>39827,7419354839</text:p>
          </table:table-cell>
          <table:table-cell table:formula="of:=[.A205]/[.B205]" office:value-type="float" office:value="3982.77419354839" calcext:value-type="float">
            <text:p>3982,77419354839</text:p>
          </table:table-cell>
          <table:table-cell table:formula="of:=LOG([.A205];2)-1.3219" office:value-type="float" office:value="15.5918542823627" calcext:value-type="float">
            <text:p>15,59</text:p>
          </table:table-cell>
          <table:table-cell table:formula="of:=[.$J$1] * LOG([.B205] + [.$J$2]; 2) + [.$J$3]" office:value-type="float" office:value="17.9176853504865" calcext:value-type="float">
            <text:p>17,92</text:p>
          </table:table-cell>
          <table:table-cell table:number-columns-repeated="3"/>
        </table:table-row>
        <table:table-row table:style-name="ro1">
          <table:table-cell office:value-type="float" office:value="123466" calcext:value-type="float">
            <text:p>123466</text:p>
          </table:table-cell>
          <table:table-cell office:value-type="float" office:value="31" calcext:value-type="float">
            <text:p>31</text:p>
          </table:table-cell>
          <table:table-cell table:formula="of:=[.B206]*2000" office:value-type="float" office:value="62000" calcext:value-type="float">
            <text:p>62000</text:p>
          </table:table-cell>
          <table:table-cell table:formula="of:=10 * [.A206]/[.B206]" office:value-type="float" office:value="39827.7419354839" calcext:value-type="float">
            <text:p>39827,7419354839</text:p>
          </table:table-cell>
          <table:table-cell table:formula="of:=[.A206]/[.B206]" office:value-type="float" office:value="3982.77419354839" calcext:value-type="float">
            <text:p>3982,77419354839</text:p>
          </table:table-cell>
          <table:table-cell table:formula="of:=LOG([.A206];2)-1.3219" office:value-type="float" office:value="15.5918542823627" calcext:value-type="float">
            <text:p>15,59</text:p>
          </table:table-cell>
          <table:table-cell table:formula="of:=[.$J$1] * LOG([.B206] + [.$J$2]; 2) + [.$J$3]" office:value-type="float" office:value="17.9176853504865" calcext:value-type="float">
            <text:p>17,92</text:p>
          </table:table-cell>
          <table:table-cell table:number-columns-repeated="3"/>
        </table:table-row>
        <table:table-row table:style-name="ro1">
          <table:table-cell office:value-type="float" office:value="125156" calcext:value-type="float">
            <text:p>125156</text:p>
          </table:table-cell>
          <table:table-cell office:value-type="float" office:value="31" calcext:value-type="float">
            <text:p>31</text:p>
          </table:table-cell>
          <table:table-cell table:formula="of:=[.B207]*2000" office:value-type="float" office:value="62000" calcext:value-type="float">
            <text:p>62000</text:p>
          </table:table-cell>
          <table:table-cell table:formula="of:=10 * [.A207]/[.B207]" office:value-type="float" office:value="40372.9032258065" calcext:value-type="float">
            <text:p>40372,9032258065</text:p>
          </table:table-cell>
          <table:table-cell table:formula="of:=[.A207]/[.B207]" office:value-type="float" office:value="4037.29032258065" calcext:value-type="float">
            <text:p>4037,29032258065</text:p>
          </table:table-cell>
          <table:table-cell table:formula="of:=LOG([.A207];2)-1.3219" office:value-type="float" office:value="15.6114679301674" calcext:value-type="float">
            <text:p>15,61</text:p>
          </table:table-cell>
          <table:table-cell table:formula="of:=[.$J$1] * LOG([.B207] + [.$J$2]; 2) + [.$J$3]" office:value-type="float" office:value="17.9176853504865" calcext:value-type="float">
            <text:p>17,92</text:p>
          </table:table-cell>
          <table:table-cell table:number-columns-repeated="3"/>
        </table:table-row>
        <table:table-row table:style-name="ro1">
          <table:table-cell office:value-type="float" office:value="125156" calcext:value-type="float">
            <text:p>125156</text:p>
          </table:table-cell>
          <table:table-cell office:value-type="float" office:value="30" calcext:value-type="float">
            <text:p>30</text:p>
          </table:table-cell>
          <table:table-cell table:formula="of:=[.B208]*2000" office:value-type="float" office:value="60000" calcext:value-type="float">
            <text:p>60000</text:p>
          </table:table-cell>
          <table:table-cell table:formula="of:=10 * [.A208]/[.B208]" office:value-type="float" office:value="41718.6666666667" calcext:value-type="float">
            <text:p>41718,6666666667</text:p>
          </table:table-cell>
          <table:table-cell table:formula="of:=[.A208]/[.B208]" office:value-type="float" office:value="4171.86666666667" calcext:value-type="float">
            <text:p>4171,86666666667</text:p>
          </table:table-cell>
          <table:table-cell table:formula="of:=LOG([.A208];2)-1.3219" office:value-type="float" office:value="15.6114679301674" calcext:value-type="float">
            <text:p>15,61</text:p>
          </table:table-cell>
          <table:table-cell table:formula="of:=[.$J$1] * LOG([.B208] + [.$J$2]; 2) + [.$J$3]" office:value-type="float" office:value="17.8233831637447" calcext:value-type="float">
            <text:p>17,82</text:p>
          </table:table-cell>
          <table:table-cell table:number-columns-repeated="3"/>
        </table:table-row>
        <table:table-row table:style-name="ro1">
          <table:table-cell office:value-type="float" office:value="124386" calcext:value-type="float">
            <text:p>124386</text:p>
          </table:table-cell>
          <table:table-cell office:value-type="float" office:value="30" calcext:value-type="float">
            <text:p>30</text:p>
          </table:table-cell>
          <table:table-cell table:formula="of:=[.B209]*2000" office:value-type="float" office:value="60000" calcext:value-type="float">
            <text:p>60000</text:p>
          </table:table-cell>
          <table:table-cell table:formula="of:=10 * [.A209]/[.B209]" office:value-type="float" office:value="41462" calcext:value-type="float">
            <text:p>41462</text:p>
          </table:table-cell>
          <table:table-cell table:formula="of:=[.A209]/[.B209]" office:value-type="float" office:value="4146.2" calcext:value-type="float">
            <text:p>4146,2</text:p>
          </table:table-cell>
          <table:table-cell table:formula="of:=LOG([.A209];2)-1.3219" office:value-type="float" office:value="15.6025645895903" calcext:value-type="float">
            <text:p>15,60</text:p>
          </table:table-cell>
          <table:table-cell table:formula="of:=[.$J$1] * LOG([.B209] + [.$J$2]; 2) + [.$J$3]" office:value-type="float" office:value="17.8233831637447" calcext:value-type="float">
            <text:p>17,82</text:p>
          </table:table-cell>
          <table:table-cell table:number-columns-repeated="3"/>
        </table:table-row>
        <table:table-row table:style-name="ro1">
          <table:table-cell office:value-type="float" office:value="124386" calcext:value-type="float">
            <text:p>124386</text:p>
          </table:table-cell>
          <table:table-cell office:value-type="float" office:value="28" calcext:value-type="float">
            <text:p>28</text:p>
          </table:table-cell>
          <table:table-cell table:formula="of:=[.B210]*2000" office:value-type="float" office:value="56000" calcext:value-type="float">
            <text:p>56000</text:p>
          </table:table-cell>
          <table:table-cell table:formula="of:=10 * [.A210]/[.B210]" office:value-type="float" office:value="44423.5714285714" calcext:value-type="float">
            <text:p>44423,5714285714</text:p>
          </table:table-cell>
          <table:table-cell table:formula="of:=[.A210]/[.B210]" office:value-type="float" office:value="4442.35714285714" calcext:value-type="float">
            <text:p>4442,35714285714</text:p>
          </table:table-cell>
          <table:table-cell table:formula="of:=LOG([.A210];2)-1.3219" office:value-type="float" office:value="15.6025645895903" calcext:value-type="float">
            <text:p>15,60</text:p>
          </table:table-cell>
          <table:table-cell table:formula="of:=[.$J$1] * LOG([.B210] + [.$J$2]; 2) + [.$J$3]" office:value-type="float" office:value="17.6249964506671" calcext:value-type="float">
            <text:p>17,62</text:p>
          </table:table-cell>
          <table:table-cell table:number-columns-repeated="3"/>
        </table:table-row>
        <table:table-row table:style-name="ro1">
          <table:table-cell office:value-type="float" office:value="115152" calcext:value-type="float">
            <text:p>115152</text:p>
          </table:table-cell>
          <table:table-cell office:value-type="float" office:value="28" calcext:value-type="float">
            <text:p>28</text:p>
          </table:table-cell>
          <table:table-cell table:formula="of:=[.B211]*2000" office:value-type="float" office:value="56000" calcext:value-type="float">
            <text:p>56000</text:p>
          </table:table-cell>
          <table:table-cell table:formula="of:=10 * [.A211]/[.B211]" office:value-type="float" office:value="41125.7142857143" calcext:value-type="float">
            <text:p>41125,7142857143</text:p>
          </table:table-cell>
          <table:table-cell table:formula="of:=[.A211]/[.B211]" office:value-type="float" office:value="4112.57142857143" calcext:value-type="float">
            <text:p>4112,57142857143</text:p>
          </table:table-cell>
          <table:table-cell table:formula="of:=LOG([.A211];2)-1.3219" office:value-type="float" office:value="15.4912799430146" calcext:value-type="float">
            <text:p>15,49</text:p>
          </table:table-cell>
          <table:table-cell table:formula="of:=[.$J$1] * LOG([.B211] + [.$J$2]; 2) + [.$J$3]" office:value-type="float" office:value="17.6249964506671" calcext:value-type="float">
            <text:p>17,62</text:p>
          </table:table-cell>
          <table:table-cell table:number-columns-repeated="3"/>
        </table:table-row>
        <table:table-row table:style-name="ro1">
          <table:table-cell office:value-type="float" office:value="115152" calcext:value-type="float">
            <text:p>115152</text:p>
          </table:table-cell>
          <table:table-cell office:value-type="float" office:value="29" calcext:value-type="float">
            <text:p>29</text:p>
          </table:table-cell>
          <table:table-cell table:formula="of:=[.B212]*2000" office:value-type="float" office:value="58000" calcext:value-type="float">
            <text:p>58000</text:p>
          </table:table-cell>
          <table:table-cell table:formula="of:=10 * [.A212]/[.B212]" office:value-type="float" office:value="39707.5862068966" calcext:value-type="float">
            <text:p>39707,5862068966</text:p>
          </table:table-cell>
          <table:table-cell table:formula="of:=[.A212]/[.B212]" office:value-type="float" office:value="3970.75862068966" calcext:value-type="float">
            <text:p>3970,75862068966</text:p>
          </table:table-cell>
          <table:table-cell table:formula="of:=LOG([.A212];2)-1.3219" office:value-type="float" office:value="15.4912799430146" calcext:value-type="float">
            <text:p>15,49</text:p>
          </table:table-cell>
          <table:table-cell table:formula="of:=[.$J$1] * LOG([.B212] + [.$J$2]; 2) + [.$J$3]" office:value-type="float" office:value="17.7258944960418" calcext:value-type="float">
            <text:p>17,73</text:p>
          </table:table-cell>
          <table:table-cell table:number-columns-repeated="3"/>
        </table:table-row>
        <table:table-row table:style-name="ro1">
          <table:table-cell office:value-type="float" office:value="114693" calcext:value-type="float">
            <text:p>114693</text:p>
          </table:table-cell>
          <table:table-cell office:value-type="float" office:value="29" calcext:value-type="float">
            <text:p>29</text:p>
          </table:table-cell>
          <table:table-cell table:formula="of:=[.B213]*2000" office:value-type="float" office:value="58000" calcext:value-type="float">
            <text:p>58000</text:p>
          </table:table-cell>
          <table:table-cell table:formula="of:=10 * [.A213]/[.B213]" office:value-type="float" office:value="39549.3103448276" calcext:value-type="float">
            <text:p>39549,3103448276</text:p>
          </table:table-cell>
          <table:table-cell table:formula="of:=[.A213]/[.B213]" office:value-type="float" office:value="3954.93103448276" calcext:value-type="float">
            <text:p>3954,93103448276</text:p>
          </table:table-cell>
          <table:table-cell table:formula="of:=LOG([.A213];2)-1.3219" office:value-type="float" office:value="15.4855178171989" calcext:value-type="float">
            <text:p>15,49</text:p>
          </table:table-cell>
          <table:table-cell table:formula="of:=[.$J$1] * LOG([.B213] + [.$J$2]; 2) + [.$J$3]" office:value-type="float" office:value="17.7258944960418" calcext:value-type="float">
            <text:p>17,73</text:p>
          </table:table-cell>
          <table:table-cell table:number-columns-repeated="3"/>
        </table:table-row>
        <table:table-row table:style-name="ro1">
          <table:table-cell office:value-type="float" office:value="114693" calcext:value-type="float">
            <text:p>114693</text:p>
          </table:table-cell>
          <table:table-cell office:value-type="float" office:value="22" calcext:value-type="float">
            <text:p>22</text:p>
          </table:table-cell>
          <table:table-cell table:formula="of:=[.B214]*2000" office:value-type="float" office:value="44000" calcext:value-type="float">
            <text:p>44000</text:p>
          </table:table-cell>
          <table:table-cell table:formula="of:=10 * [.A214]/[.B214]" office:value-type="float" office:value="52133.1818181818" calcext:value-type="float">
            <text:p>52133,1818181818</text:p>
          </table:table-cell>
          <table:table-cell table:formula="of:=[.A214]/[.B214]" office:value-type="float" office:value="5213.31818181818" calcext:value-type="float">
            <text:p>5213,31818181818</text:p>
          </table:table-cell>
          <table:table-cell table:formula="of:=LOG([.A214];2)-1.3219" office:value-type="float" office:value="15.4855178171989" calcext:value-type="float">
            <text:p>15,49</text:p>
          </table:table-cell>
          <table:table-cell table:formula="of:=[.$J$1] * LOG([.B214] + [.$J$2]; 2) + [.$J$3]" office:value-type="float" office:value="16.9319489290081" calcext:value-type="float">
            <text:p>16,93</text:p>
          </table:table-cell>
          <table:table-cell table:number-columns-repeated="3"/>
        </table:table-row>
        <table:table-row table:style-name="ro1">
          <table:table-cell office:value-type="float" office:value="110063" calcext:value-type="float">
            <text:p>110063</text:p>
          </table:table-cell>
          <table:table-cell office:value-type="float" office:value="22" calcext:value-type="float">
            <text:p>22</text:p>
          </table:table-cell>
          <table:table-cell table:formula="of:=[.B215]*2000" office:value-type="float" office:value="44000" calcext:value-type="float">
            <text:p>44000</text:p>
          </table:table-cell>
          <table:table-cell table:formula="of:=10 * [.A215]/[.B215]" office:value-type="float" office:value="50028.6363636364" calcext:value-type="float">
            <text:p>50028,6363636364</text:p>
          </table:table-cell>
          <table:table-cell table:formula="of:=[.A215]/[.B215]" office:value-type="float" office:value="5002.86363636364" calcext:value-type="float">
            <text:p>5002,86363636364</text:p>
          </table:table-cell>
          <table:table-cell table:formula="of:=LOG([.A215];2)-1.3219" office:value-type="float" office:value="15.4260700324593" calcext:value-type="float">
            <text:p>15,43</text:p>
          </table:table-cell>
          <table:table-cell table:formula="of:=[.$J$1] * LOG([.B215] + [.$J$2]; 2) + [.$J$3]" office:value-type="float" office:value="16.9319489290081" calcext:value-type="float">
            <text:p>16,93</text:p>
          </table:table-cell>
          <table:table-cell table:number-columns-repeated="3"/>
        </table:table-row>
        <table:table-row table:style-name="ro1">
          <table:table-cell office:value-type="float" office:value="110063" calcext:value-type="float">
            <text:p>110063</text:p>
          </table:table-cell>
          <table:table-cell office:value-type="float" office:value="16" calcext:value-type="float">
            <text:p>16</text:p>
          </table:table-cell>
          <table:table-cell table:formula="of:=[.B216]*2000" office:value-type="float" office:value="32000" calcext:value-type="float">
            <text:p>32000</text:p>
          </table:table-cell>
          <table:table-cell table:formula="of:=10 * [.A216]/[.B216]" office:value-type="float" office:value="68789.375" calcext:value-type="float">
            <text:p>68789,375</text:p>
          </table:table-cell>
          <table:table-cell table:formula="of:=[.A216]/[.B216]" office:value-type="float" office:value="6878.9375" calcext:value-type="float">
            <text:p>6878,9375</text:p>
          </table:table-cell>
          <table:table-cell table:formula="of:=LOG([.A216];2)-1.3219" office:value-type="float" office:value="15.4260700324593" calcext:value-type="float">
            <text:p>15,43</text:p>
          </table:table-cell>
          <table:table-cell table:formula="of:=[.$J$1] * LOG([.B216] + [.$J$2]; 2) + [.$J$3]" office:value-type="float" office:value="16.0179775664545" calcext:value-type="float">
            <text:p>16,02</text:p>
          </table:table-cell>
          <table:table-cell table:number-columns-repeated="3"/>
        </table:table-row>
        <table:table-row table:style-name="ro1">
          <table:table-cell office:value-type="float" office:value="59077" calcext:value-type="float">
            <text:p>59077</text:p>
          </table:table-cell>
          <table:table-cell office:value-type="float" office:value="16" calcext:value-type="float">
            <text:p>16</text:p>
          </table:table-cell>
          <table:table-cell table:formula="of:=[.B217]*2000" office:value-type="float" office:value="32000" calcext:value-type="float">
            <text:p>32000</text:p>
          </table:table-cell>
          <table:table-cell table:formula="of:=10 * [.A217]/[.B217]" office:value-type="float" office:value="36923.125" calcext:value-type="float">
            <text:p>36923,125</text:p>
          </table:table-cell>
          <table:table-cell table:formula="of:=[.A217]/[.B217]" office:value-type="float" office:value="3692.3125" calcext:value-type="float">
            <text:p>3692,3125</text:p>
          </table:table-cell>
          <table:table-cell table:formula="of:=LOG([.A217];2)-1.3219" office:value-type="float" office:value="14.5284089457501" calcext:value-type="float">
            <text:p>14,53</text:p>
          </table:table-cell>
          <table:table-cell table:formula="of:=[.$J$1] * LOG([.B217] + [.$J$2]; 2) + [.$J$3]" office:value-type="float" office:value="16.0179775664545" calcext:value-type="float">
            <text:p>16,02</text:p>
          </table:table-cell>
          <table:table-cell table:number-columns-repeated="3"/>
        </table:table-row>
        <table:table-row table:style-name="ro1">
          <table:table-cell office:value-type="float" office:value="59077" calcext:value-type="float">
            <text:p>59077</text:p>
          </table:table-cell>
          <table:table-cell office:value-type="float" office:value="17" calcext:value-type="float">
            <text:p>17</text:p>
          </table:table-cell>
          <table:table-cell table:formula="of:=[.B218]*2000" office:value-type="float" office:value="34000" calcext:value-type="float">
            <text:p>34000</text:p>
          </table:table-cell>
          <table:table-cell table:formula="of:=10 * [.A218]/[.B218]" office:value-type="float" office:value="34751.1764705882" calcext:value-type="float">
            <text:p>34751,1764705882</text:p>
          </table:table-cell>
          <table:table-cell table:formula="of:=[.A218]/[.B218]" office:value-type="float" office:value="3475.11764705882" calcext:value-type="float">
            <text:p>3475,11764705882</text:p>
          </table:table-cell>
          <table:table-cell table:formula="of:=LOG([.A218];2)-1.3219" office:value-type="float" office:value="14.5284089457501" calcext:value-type="float">
            <text:p>14,53</text:p>
          </table:table-cell>
          <table:table-cell table:formula="of:=[.$J$1] * LOG([.B218] + [.$J$2]; 2) + [.$J$3]" office:value-type="float" office:value="16.1918488399971" calcext:value-type="float">
            <text:p>16,19</text:p>
          </table:table-cell>
          <table:table-cell table:number-columns-repeated="3"/>
        </table:table-row>
        <table:table-row table:style-name="ro1">
          <table:table-cell office:value-type="float" office:value="25788" calcext:value-type="float">
            <text:p>25788</text:p>
          </table:table-cell>
          <table:table-cell office:value-type="float" office:value="17" calcext:value-type="float">
            <text:p>17</text:p>
          </table:table-cell>
          <table:table-cell table:formula="of:=[.B219]*2000" office:value-type="float" office:value="34000" calcext:value-type="float">
            <text:p>34000</text:p>
          </table:table-cell>
          <table:table-cell table:formula="of:=10 * [.A219]/[.B219]" office:value-type="float" office:value="15169.4117647059" calcext:value-type="float">
            <text:p>15169,4117647059</text:p>
          </table:table-cell>
          <table:table-cell table:formula="of:=[.A219]/[.B219]" office:value-type="float" office:value="1516.94117647059" calcext:value-type="float">
            <text:p>1516,94117647059</text:p>
          </table:table-cell>
          <table:table-cell table:formula="of:=LOG([.A219];2)-1.3219" office:value-type="float" office:value="13.3325122681489" calcext:value-type="float">
            <text:p>13,33</text:p>
          </table:table-cell>
          <table:table-cell table:formula="of:=[.$J$1] * LOG([.B219] + [.$J$2]; 2) + [.$J$3]" office:value-type="float" office:value="16.1918488399971" calcext:value-type="float">
            <text:p>16,19</text:p>
          </table:table-cell>
          <table:table-cell table:number-columns-repeated="3"/>
        </table:table-row>
        <table:table-row table:style-name="ro1">
          <table:table-cell office:value-type="float" office:value="25788" calcext:value-type="float">
            <text:p>25788</text:p>
          </table:table-cell>
          <table:table-cell office:value-type="float" office:value="13" calcext:value-type="float">
            <text:p>13</text:p>
          </table:table-cell>
          <table:table-cell table:formula="of:=[.B220]*2000" office:value-type="float" office:value="26000" calcext:value-type="float">
            <text:p>26000</text:p>
          </table:table-cell>
          <table:table-cell table:formula="of:=10 * [.A220]/[.B220]" office:value-type="float" office:value="19836.9230769231" calcext:value-type="float">
            <text:p>19836,9230769231</text:p>
          </table:table-cell>
          <table:table-cell table:formula="of:=[.A220]/[.B220]" office:value-type="float" office:value="1983.69230769231" calcext:value-type="float">
            <text:p>1983,69230769231</text:p>
          </table:table-cell>
          <table:table-cell table:formula="of:=LOG([.A220];2)-1.3219" office:value-type="float" office:value="13.3325122681489" calcext:value-type="float">
            <text:p>13,33</text:p>
          </table:table-cell>
          <table:table-cell table:formula="of:=[.$J$1] * LOG([.B220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20899" calcext:value-type="float">
            <text:p>20899</text:p>
          </table:table-cell>
          <table:table-cell office:value-type="float" office:value="13" calcext:value-type="float">
            <text:p>13</text:p>
          </table:table-cell>
          <table:table-cell table:formula="of:=[.B221]*2000" office:value-type="float" office:value="26000" calcext:value-type="float">
            <text:p>26000</text:p>
          </table:table-cell>
          <table:table-cell table:formula="of:=10 * [.A221]/[.B221]" office:value-type="float" office:value="16076.1538461538" calcext:value-type="float">
            <text:p>16076,1538461538</text:p>
          </table:table-cell>
          <table:table-cell table:formula="of:=[.A221]/[.B221]" office:value-type="float" office:value="1607.61538461538" calcext:value-type="float">
            <text:p>1607,61538461538</text:p>
          </table:table-cell>
          <table:table-cell table:formula="of:=LOG([.A221];2)-1.3219" office:value-type="float" office:value="13.0292462917333" calcext:value-type="float">
            <text:p>13,03</text:p>
          </table:table-cell>
          <table:table-cell table:formula="of:=[.$J$1] * LOG([.B221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20899" calcext:value-type="float">
            <text:p>20899</text:p>
          </table:table-cell>
          <table:table-cell office:value-type="float" office:value="12" calcext:value-type="float">
            <text:p>12</text:p>
          </table:table-cell>
          <table:table-cell table:formula="of:=[.B222]*2000" office:value-type="float" office:value="24000" calcext:value-type="float">
            <text:p>24000</text:p>
          </table:table-cell>
          <table:table-cell table:formula="of:=10 * [.A222]/[.B222]" office:value-type="float" office:value="17415.8333333333" calcext:value-type="float">
            <text:p>17415,8333333333</text:p>
          </table:table-cell>
          <table:table-cell table:formula="of:=[.A222]/[.B222]" office:value-type="float" office:value="1741.58333333333" calcext:value-type="float">
            <text:p>1741,58333333333</text:p>
          </table:table-cell>
          <table:table-cell table:formula="of:=LOG([.A222];2)-1.3219" office:value-type="float" office:value="13.0292462917333" calcext:value-type="float">
            <text:p>13,03</text:p>
          </table:table-cell>
          <table:table-cell table:formula="of:=[.$J$1] * LOG([.B222] + [.$J$2]; 2) + [.$J$3]" office:value-type="float" office:value="15.1938702847745" calcext:value-type="float">
            <text:p>15,19</text:p>
          </table:table-cell>
          <table:table-cell table:number-columns-repeated="3"/>
        </table:table-row>
        <table:table-row table:style-name="ro1">
          <table:table-cell office:value-type="float" office:value="16935" calcext:value-type="float">
            <text:p>16935</text:p>
          </table:table-cell>
          <table:table-cell office:value-type="float" office:value="12" calcext:value-type="float">
            <text:p>12</text:p>
          </table:table-cell>
          <table:table-cell table:formula="of:=[.B223]*2000" office:value-type="float" office:value="24000" calcext:value-type="float">
            <text:p>24000</text:p>
          </table:table-cell>
          <table:table-cell table:formula="of:=10 * [.A223]/[.B223]" office:value-type="float" office:value="14112.5" calcext:value-type="float">
            <text:p>14112,5</text:p>
          </table:table-cell>
          <table:table-cell table:formula="of:=[.A223]/[.B223]" office:value-type="float" office:value="1411.25" calcext:value-type="float">
            <text:p>1411,25</text:p>
          </table:table-cell>
          <table:table-cell table:formula="of:=LOG([.A223];2)-1.3219" office:value-type="float" office:value="12.7258203663815" calcext:value-type="float">
            <text:p>12,73</text:p>
          </table:table-cell>
          <table:table-cell table:formula="of:=[.$J$1] * LOG([.B223] + [.$J$2]; 2) + [.$J$3]" office:value-type="float" office:value="15.1938702847745" calcext:value-type="float">
            <text:p>15,19</text:p>
          </table:table-cell>
          <table:table-cell table:number-columns-repeated="3"/>
        </table:table-row>
        <table:table-row table:style-name="ro1">
          <table:table-cell office:value-type="float" office:value="16935" calcext:value-type="float">
            <text:p>16935</text:p>
          </table:table-cell>
          <table:table-cell office:value-type="float" office:value="12" calcext:value-type="float">
            <text:p>12</text:p>
          </table:table-cell>
          <table:table-cell table:formula="of:=[.B224]*2000" office:value-type="float" office:value="24000" calcext:value-type="float">
            <text:p>24000</text:p>
          </table:table-cell>
          <table:table-cell table:formula="of:=10 * [.A224]/[.B224]" office:value-type="float" office:value="14112.5" calcext:value-type="float">
            <text:p>14112,5</text:p>
          </table:table-cell>
          <table:table-cell table:formula="of:=[.A224]/[.B224]" office:value-type="float" office:value="1411.25" calcext:value-type="float">
            <text:p>1411,25</text:p>
          </table:table-cell>
          <table:table-cell table:formula="of:=LOG([.A224];2)-1.3219" office:value-type="float" office:value="12.7258203663815" calcext:value-type="float">
            <text:p>12,73</text:p>
          </table:table-cell>
          <table:table-cell table:formula="of:=[.$J$1] * LOG([.B224] + [.$J$2]; 2) + [.$J$3]" office:value-type="float" office:value="15.1938702847745" calcext:value-type="float">
            <text:p>15,19</text:p>
          </table:table-cell>
          <table:table-cell table:number-columns-repeated="3"/>
        </table:table-row>
        <table:table-row table:style-name="ro1">
          <table:table-cell office:value-type="float" office:value="16323" calcext:value-type="float">
            <text:p>16323</text:p>
          </table:table-cell>
          <table:table-cell office:value-type="float" office:value="12" calcext:value-type="float">
            <text:p>12</text:p>
          </table:table-cell>
          <table:table-cell table:formula="of:=[.B225]*2000" office:value-type="float" office:value="24000" calcext:value-type="float">
            <text:p>24000</text:p>
          </table:table-cell>
          <table:table-cell table:formula="of:=10 * [.A225]/[.B225]" office:value-type="float" office:value="13602.5" calcext:value-type="float">
            <text:p>13602,5</text:p>
          </table:table-cell>
          <table:table-cell table:formula="of:=[.A225]/[.B225]" office:value-type="float" office:value="1360.25" calcext:value-type="float">
            <text:p>1360,25</text:p>
          </table:table-cell>
          <table:table-cell table:formula="of:=LOG([.A225];2)-1.3219" office:value-type="float" office:value="12.672718613781" calcext:value-type="float">
            <text:p>12,67</text:p>
          </table:table-cell>
          <table:table-cell table:formula="of:=[.$J$1] * LOG([.B225] + [.$J$2]; 2) + [.$J$3]" office:value-type="float" office:value="15.1938702847745" calcext:value-type="float">
            <text:p>15,19</text:p>
          </table:table-cell>
          <table:table-cell table:number-columns-repeated="3"/>
        </table:table-row>
        <table:table-row table:style-name="ro1">
          <table:table-cell office:value-type="float" office:value="16323" calcext:value-type="float">
            <text:p>16323</text:p>
          </table:table-cell>
          <table:table-cell office:value-type="float" office:value="12" calcext:value-type="float">
            <text:p>12</text:p>
          </table:table-cell>
          <table:table-cell table:formula="of:=[.B226]*2000" office:value-type="float" office:value="24000" calcext:value-type="float">
            <text:p>24000</text:p>
          </table:table-cell>
          <table:table-cell table:formula="of:=10 * [.A226]/[.B226]" office:value-type="float" office:value="13602.5" calcext:value-type="float">
            <text:p>13602,5</text:p>
          </table:table-cell>
          <table:table-cell table:formula="of:=[.A226]/[.B226]" office:value-type="float" office:value="1360.25" calcext:value-type="float">
            <text:p>1360,25</text:p>
          </table:table-cell>
          <table:table-cell table:formula="of:=LOG([.A226];2)-1.3219" office:value-type="float" office:value="12.672718613781" calcext:value-type="float">
            <text:p>12,67</text:p>
          </table:table-cell>
          <table:table-cell table:formula="of:=[.$J$1] * LOG([.B226] + [.$J$2]; 2) + [.$J$3]" office:value-type="float" office:value="15.1938702847745" calcext:value-type="float">
            <text:p>15,19</text:p>
          </table:table-cell>
          <table:table-cell table:number-columns-repeated="3"/>
        </table:table-row>
        <table:table-row table:style-name="ro1">
          <table:table-cell office:value-type="float" office:value="16137" calcext:value-type="float">
            <text:p>16137</text:p>
          </table:table-cell>
          <table:table-cell office:value-type="float" office:value="12" calcext:value-type="float">
            <text:p>12</text:p>
          </table:table-cell>
          <table:table-cell table:formula="of:=[.B227]*2000" office:value-type="float" office:value="24000" calcext:value-type="float">
            <text:p>24000</text:p>
          </table:table-cell>
          <table:table-cell table:formula="of:=10 * [.A227]/[.B227]" office:value-type="float" office:value="13447.5" calcext:value-type="float">
            <text:p>13447,5</text:p>
          </table:table-cell>
          <table:table-cell table:formula="of:=[.A227]/[.B227]" office:value-type="float" office:value="1344.75" calcext:value-type="float">
            <text:p>1344,75</text:p>
          </table:table-cell>
          <table:table-cell table:formula="of:=LOG([.A227];2)-1.3219" office:value-type="float" office:value="12.6561847743107" calcext:value-type="float">
            <text:p>12,66</text:p>
          </table:table-cell>
          <table:table-cell table:formula="of:=[.$J$1] * LOG([.B227] + [.$J$2]; 2) + [.$J$3]" office:value-type="float" office:value="15.1938702847745" calcext:value-type="float">
            <text:p>15,19</text:p>
          </table:table-cell>
          <table:table-cell table:number-columns-repeated="3"/>
        </table:table-row>
        <table:table-row table:style-name="ro1">
          <table:table-cell office:value-type="float" office:value="16137" calcext:value-type="float">
            <text:p>16137</text:p>
          </table:table-cell>
          <table:table-cell office:value-type="float" office:value="13" calcext:value-type="float">
            <text:p>13</text:p>
          </table:table-cell>
          <table:table-cell table:formula="of:=[.B228]*2000" office:value-type="float" office:value="26000" calcext:value-type="float">
            <text:p>26000</text:p>
          </table:table-cell>
          <table:table-cell table:formula="of:=10 * [.A228]/[.B228]" office:value-type="float" office:value="12413.0769230769" calcext:value-type="float">
            <text:p>12413,0769230769</text:p>
          </table:table-cell>
          <table:table-cell table:formula="of:=[.A228]/[.B228]" office:value-type="float" office:value="1241.30769230769" calcext:value-type="float">
            <text:p>1241,30769230769</text:p>
          </table:table-cell>
          <table:table-cell table:formula="of:=LOG([.A228];2)-1.3219" office:value-type="float" office:value="12.6561847743107" calcext:value-type="float">
            <text:p>12,66</text:p>
          </table:table-cell>
          <table:table-cell table:formula="of:=[.$J$1] * LOG([.B228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7813" calcext:value-type="float">
            <text:p>17813</text:p>
          </table:table-cell>
          <table:table-cell office:value-type="float" office:value="13" calcext:value-type="float">
            <text:p>13</text:p>
          </table:table-cell>
          <table:table-cell table:formula="of:=[.B229]*2000" office:value-type="float" office:value="26000" calcext:value-type="float">
            <text:p>26000</text:p>
          </table:table-cell>
          <table:table-cell table:formula="of:=10 * [.A229]/[.B229]" office:value-type="float" office:value="13702.3076923077" calcext:value-type="float">
            <text:p>13702,3076923077</text:p>
          </table:table-cell>
          <table:table-cell table:formula="of:=[.A229]/[.B229]" office:value-type="float" office:value="1370.23076923077" calcext:value-type="float">
            <text:p>1370,23076923077</text:p>
          </table:table-cell>
          <table:table-cell table:formula="of:=LOG([.A229];2)-1.3219" office:value-type="float" office:value="12.7987428898487" calcext:value-type="float">
            <text:p>12,80</text:p>
          </table:table-cell>
          <table:table-cell table:formula="of:=[.$J$1] * LOG([.B229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7813" calcext:value-type="float">
            <text:p>17813</text:p>
          </table:table-cell>
          <table:table-cell office:value-type="float" office:value="13" calcext:value-type="float">
            <text:p>13</text:p>
          </table:table-cell>
          <table:table-cell table:formula="of:=[.B230]*2000" office:value-type="float" office:value="26000" calcext:value-type="float">
            <text:p>26000</text:p>
          </table:table-cell>
          <table:table-cell table:formula="of:=10 * [.A230]/[.B230]" office:value-type="float" office:value="13702.3076923077" calcext:value-type="float">
            <text:p>13702,3076923077</text:p>
          </table:table-cell>
          <table:table-cell table:formula="of:=[.A230]/[.B230]" office:value-type="float" office:value="1370.23076923077" calcext:value-type="float">
            <text:p>1370,23076923077</text:p>
          </table:table-cell>
          <table:table-cell table:formula="of:=LOG([.A230];2)-1.3219" office:value-type="float" office:value="12.7987428898487" calcext:value-type="float">
            <text:p>12,80</text:p>
          </table:table-cell>
          <table:table-cell table:formula="of:=[.$J$1] * LOG([.B230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7827" calcext:value-type="float">
            <text:p>17827</text:p>
          </table:table-cell>
          <table:table-cell office:value-type="float" office:value="13" calcext:value-type="float">
            <text:p>13</text:p>
          </table:table-cell>
          <table:table-cell table:formula="of:=[.B231]*2000" office:value-type="float" office:value="26000" calcext:value-type="float">
            <text:p>26000</text:p>
          </table:table-cell>
          <table:table-cell table:formula="of:=10 * [.A231]/[.B231]" office:value-type="float" office:value="13713.0769230769" calcext:value-type="float">
            <text:p>13713,0769230769</text:p>
          </table:table-cell>
          <table:table-cell table:formula="of:=[.A231]/[.B231]" office:value-type="float" office:value="1371.30769230769" calcext:value-type="float">
            <text:p>1371,30769230769</text:p>
          </table:table-cell>
          <table:table-cell table:formula="of:=LOG([.A231];2)-1.3219" office:value-type="float" office:value="12.7998763203544" calcext:value-type="float">
            <text:p>12,80</text:p>
          </table:table-cell>
          <table:table-cell table:formula="of:=[.$J$1] * LOG([.B231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7827" calcext:value-type="float">
            <text:p>17827</text:p>
          </table:table-cell>
          <table:table-cell office:value-type="float" office:value="13" calcext:value-type="float">
            <text:p>13</text:p>
          </table:table-cell>
          <table:table-cell table:formula="of:=[.B232]*2000" office:value-type="float" office:value="26000" calcext:value-type="float">
            <text:p>26000</text:p>
          </table:table-cell>
          <table:table-cell table:formula="of:=10 * [.A232]/[.B232]" office:value-type="float" office:value="13713.0769230769" calcext:value-type="float">
            <text:p>13713,0769230769</text:p>
          </table:table-cell>
          <table:table-cell table:formula="of:=[.A232]/[.B232]" office:value-type="float" office:value="1371.30769230769" calcext:value-type="float">
            <text:p>1371,30769230769</text:p>
          </table:table-cell>
          <table:table-cell table:formula="of:=LOG([.A232];2)-1.3219" office:value-type="float" office:value="12.7998763203544" calcext:value-type="float">
            <text:p>12,80</text:p>
          </table:table-cell>
          <table:table-cell table:formula="of:=[.$J$1] * LOG([.B232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7945" calcext:value-type="float">
            <text:p>17945</text:p>
          </table:table-cell>
          <table:table-cell office:value-type="float" office:value="13" calcext:value-type="float">
            <text:p>13</text:p>
          </table:table-cell>
          <table:table-cell table:formula="of:=[.B233]*2000" office:value-type="float" office:value="26000" calcext:value-type="float">
            <text:p>26000</text:p>
          </table:table-cell>
          <table:table-cell table:formula="of:=10 * [.A233]/[.B233]" office:value-type="float" office:value="13803.8461538462" calcext:value-type="float">
            <text:p>13803,8461538462</text:p>
          </table:table-cell>
          <table:table-cell table:formula="of:=[.A233]/[.B233]" office:value-type="float" office:value="1380.38461538462" calcext:value-type="float">
            <text:p>1380,38461538462</text:p>
          </table:table-cell>
          <table:table-cell table:formula="of:=LOG([.A233];2)-1.3219" office:value-type="float" office:value="12.8093943027034" calcext:value-type="float">
            <text:p>12,81</text:p>
          </table:table-cell>
          <table:table-cell table:formula="of:=[.$J$1] * LOG([.B233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7945" calcext:value-type="float">
            <text:p>17945</text:p>
          </table:table-cell>
          <table:table-cell office:value-type="float" office:value="13" calcext:value-type="float">
            <text:p>13</text:p>
          </table:table-cell>
          <table:table-cell table:formula="of:=[.B234]*2000" office:value-type="float" office:value="26000" calcext:value-type="float">
            <text:p>26000</text:p>
          </table:table-cell>
          <table:table-cell table:formula="of:=10 * [.A234]/[.B234]" office:value-type="float" office:value="13803.8461538462" calcext:value-type="float">
            <text:p>13803,8461538462</text:p>
          </table:table-cell>
          <table:table-cell table:formula="of:=[.A234]/[.B234]" office:value-type="float" office:value="1380.38461538462" calcext:value-type="float">
            <text:p>1380,38461538462</text:p>
          </table:table-cell>
          <table:table-cell table:formula="of:=LOG([.A234];2)-1.3219" office:value-type="float" office:value="12.8093943027034" calcext:value-type="float">
            <text:p>12,81</text:p>
          </table:table-cell>
          <table:table-cell table:formula="of:=[.$J$1] * LOG([.B234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8011" calcext:value-type="float">
            <text:p>18011</text:p>
          </table:table-cell>
          <table:table-cell office:value-type="float" office:value="13" calcext:value-type="float">
            <text:p>13</text:p>
          </table:table-cell>
          <table:table-cell table:formula="of:=[.B235]*2000" office:value-type="float" office:value="26000" calcext:value-type="float">
            <text:p>26000</text:p>
          </table:table-cell>
          <table:table-cell table:formula="of:=10 * [.A235]/[.B235]" office:value-type="float" office:value="13854.6153846154" calcext:value-type="float">
            <text:p>13854,6153846154</text:p>
          </table:table-cell>
          <table:table-cell table:formula="of:=[.A235]/[.B235]" office:value-type="float" office:value="1385.46153846154" calcext:value-type="float">
            <text:p>1385,46153846154</text:p>
          </table:table-cell>
          <table:table-cell table:formula="of:=LOG([.A235];2)-1.3219" office:value-type="float" office:value="12.8146906637914" calcext:value-type="float">
            <text:p>12,81</text:p>
          </table:table-cell>
          <table:table-cell table:formula="of:=[.$J$1] * LOG([.B235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8011" calcext:value-type="float">
            <text:p>18011</text:p>
          </table:table-cell>
          <table:table-cell office:value-type="float" office:value="13" calcext:value-type="float">
            <text:p>13</text:p>
          </table:table-cell>
          <table:table-cell table:formula="of:=[.B236]*2000" office:value-type="float" office:value="26000" calcext:value-type="float">
            <text:p>26000</text:p>
          </table:table-cell>
          <table:table-cell table:formula="of:=10 * [.A236]/[.B236]" office:value-type="float" office:value="13854.6153846154" calcext:value-type="float">
            <text:p>13854,6153846154</text:p>
          </table:table-cell>
          <table:table-cell table:formula="of:=[.A236]/[.B236]" office:value-type="float" office:value="1385.46153846154" calcext:value-type="float">
            <text:p>1385,46153846154</text:p>
          </table:table-cell>
          <table:table-cell table:formula="of:=LOG([.A236];2)-1.3219" office:value-type="float" office:value="12.8146906637914" calcext:value-type="float">
            <text:p>12,81</text:p>
          </table:table-cell>
          <table:table-cell table:formula="of:=[.$J$1] * LOG([.B236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8050" calcext:value-type="float">
            <text:p>18050</text:p>
          </table:table-cell>
          <table:table-cell office:value-type="float" office:value="13" calcext:value-type="float">
            <text:p>13</text:p>
          </table:table-cell>
          <table:table-cell table:formula="of:=[.B237]*2000" office:value-type="float" office:value="26000" calcext:value-type="float">
            <text:p>26000</text:p>
          </table:table-cell>
          <table:table-cell table:formula="of:=10 * [.A237]/[.B237]" office:value-type="float" office:value="13884.6153846154" calcext:value-type="float">
            <text:p>13884,6153846154</text:p>
          </table:table-cell>
          <table:table-cell table:formula="of:=[.A237]/[.B237]" office:value-type="float" office:value="1388.46153846154" calcext:value-type="float">
            <text:p>1388,46153846154</text:p>
          </table:table-cell>
          <table:table-cell table:formula="of:=LOG([.A237];2)-1.3219" office:value-type="float" office:value="12.8178112166619" calcext:value-type="float">
            <text:p>12,82</text:p>
          </table:table-cell>
          <table:table-cell table:formula="of:=[.$J$1] * LOG([.B237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8050" calcext:value-type="float">
            <text:p>18050</text:p>
          </table:table-cell>
          <table:table-cell office:value-type="float" office:value="13" calcext:value-type="float">
            <text:p>13</text:p>
          </table:table-cell>
          <table:table-cell table:formula="of:=[.B238]*2000" office:value-type="float" office:value="26000" calcext:value-type="float">
            <text:p>26000</text:p>
          </table:table-cell>
          <table:table-cell table:formula="of:=10 * [.A238]/[.B238]" office:value-type="float" office:value="13884.6153846154" calcext:value-type="float">
            <text:p>13884,6153846154</text:p>
          </table:table-cell>
          <table:table-cell table:formula="of:=[.A238]/[.B238]" office:value-type="float" office:value="1388.46153846154" calcext:value-type="float">
            <text:p>1388,46153846154</text:p>
          </table:table-cell>
          <table:table-cell table:formula="of:=LOG([.A238];2)-1.3219" office:value-type="float" office:value="12.8178112166619" calcext:value-type="float">
            <text:p>12,82</text:p>
          </table:table-cell>
          <table:table-cell table:formula="of:=[.$J$1] * LOG([.B238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8193" calcext:value-type="float">
            <text:p>18193</text:p>
          </table:table-cell>
          <table:table-cell office:value-type="float" office:value="13" calcext:value-type="float">
            <text:p>13</text:p>
          </table:table-cell>
          <table:table-cell table:formula="of:=[.B239]*2000" office:value-type="float" office:value="26000" calcext:value-type="float">
            <text:p>26000</text:p>
          </table:table-cell>
          <table:table-cell table:formula="of:=10 * [.A239]/[.B239]" office:value-type="float" office:value="13994.6153846154" calcext:value-type="float">
            <text:p>13994,6153846154</text:p>
          </table:table-cell>
          <table:table-cell table:formula="of:=[.A239]/[.B239]" office:value-type="float" office:value="1399.46153846154" calcext:value-type="float">
            <text:p>1399,46153846154</text:p>
          </table:table-cell>
          <table:table-cell table:formula="of:=LOG([.A239];2)-1.3219" office:value-type="float" office:value="12.8291958405298" calcext:value-type="float">
            <text:p>12,83</text:p>
          </table:table-cell>
          <table:table-cell table:formula="of:=[.$J$1] * LOG([.B239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8193" calcext:value-type="float">
            <text:p>18193</text:p>
          </table:table-cell>
          <table:table-cell office:value-type="float" office:value="13" calcext:value-type="float">
            <text:p>13</text:p>
          </table:table-cell>
          <table:table-cell table:formula="of:=[.B240]*2000" office:value-type="float" office:value="26000" calcext:value-type="float">
            <text:p>26000</text:p>
          </table:table-cell>
          <table:table-cell table:formula="of:=10 * [.A240]/[.B240]" office:value-type="float" office:value="13994.6153846154" calcext:value-type="float">
            <text:p>13994,6153846154</text:p>
          </table:table-cell>
          <table:table-cell table:formula="of:=[.A240]/[.B240]" office:value-type="float" office:value="1399.46153846154" calcext:value-type="float">
            <text:p>1399,46153846154</text:p>
          </table:table-cell>
          <table:table-cell table:formula="of:=LOG([.A240];2)-1.3219" office:value-type="float" office:value="12.8291958405298" calcext:value-type="float">
            <text:p>12,83</text:p>
          </table:table-cell>
          <table:table-cell table:formula="of:=[.$J$1] * LOG([.B240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8555" calcext:value-type="float">
            <text:p>18555</text:p>
          </table:table-cell>
          <table:table-cell office:value-type="float" office:value="13" calcext:value-type="float">
            <text:p>13</text:p>
          </table:table-cell>
          <table:table-cell table:formula="of:=[.B241]*2000" office:value-type="float" office:value="26000" calcext:value-type="float">
            <text:p>26000</text:p>
          </table:table-cell>
          <table:table-cell table:formula="of:=10 * [.A241]/[.B241]" office:value-type="float" office:value="14273.0769230769" calcext:value-type="float">
            <text:p>14273,0769230769</text:p>
          </table:table-cell>
          <table:table-cell table:formula="of:=[.A241]/[.B241]" office:value-type="float" office:value="1427.30769230769" calcext:value-type="float">
            <text:p>1427,30769230769</text:p>
          </table:table-cell>
          <table:table-cell table:formula="of:=LOG([.A241];2)-1.3219" office:value-type="float" office:value="12.8576203805849" calcext:value-type="float">
            <text:p>12,86</text:p>
          </table:table-cell>
          <table:table-cell table:formula="of:=[.$J$1] * LOG([.B241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8555" calcext:value-type="float">
            <text:p>18555</text:p>
          </table:table-cell>
          <table:table-cell office:value-type="float" office:value="13" calcext:value-type="float">
            <text:p>13</text:p>
          </table:table-cell>
          <table:table-cell table:formula="of:=[.B242]*2000" office:value-type="float" office:value="26000" calcext:value-type="float">
            <text:p>26000</text:p>
          </table:table-cell>
          <table:table-cell table:formula="of:=10 * [.A242]/[.B242]" office:value-type="float" office:value="14273.0769230769" calcext:value-type="float">
            <text:p>14273,0769230769</text:p>
          </table:table-cell>
          <table:table-cell table:formula="of:=[.A242]/[.B242]" office:value-type="float" office:value="1427.30769230769" calcext:value-type="float">
            <text:p>1427,30769230769</text:p>
          </table:table-cell>
          <table:table-cell table:formula="of:=LOG([.A242];2)-1.3219" office:value-type="float" office:value="12.8576203805849" calcext:value-type="float">
            <text:p>12,86</text:p>
          </table:table-cell>
          <table:table-cell table:formula="of:=[.$J$1] * LOG([.B242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8191" calcext:value-type="float">
            <text:p>18191</text:p>
          </table:table-cell>
          <table:table-cell office:value-type="float" office:value="13" calcext:value-type="float">
            <text:p>13</text:p>
          </table:table-cell>
          <table:table-cell table:formula="of:=[.B243]*2000" office:value-type="float" office:value="26000" calcext:value-type="float">
            <text:p>26000</text:p>
          </table:table-cell>
          <table:table-cell table:formula="of:=10 * [.A243]/[.B243]" office:value-type="float" office:value="13993.0769230769" calcext:value-type="float">
            <text:p>13993,0769230769</text:p>
          </table:table-cell>
          <table:table-cell table:formula="of:=[.A243]/[.B243]" office:value-type="float" office:value="1399.30769230769" calcext:value-type="float">
            <text:p>1399,30769230769</text:p>
          </table:table-cell>
          <table:table-cell table:formula="of:=LOG([.A243];2)-1.3219" office:value-type="float" office:value="12.8290372328954" calcext:value-type="float">
            <text:p>12,83</text:p>
          </table:table-cell>
          <table:table-cell table:formula="of:=[.$J$1] * LOG([.B243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8191" calcext:value-type="float">
            <text:p>18191</text:p>
          </table:table-cell>
          <table:table-cell office:value-type="float" office:value="13" calcext:value-type="float">
            <text:p>13</text:p>
          </table:table-cell>
          <table:table-cell table:formula="of:=[.B244]*2000" office:value-type="float" office:value="26000" calcext:value-type="float">
            <text:p>26000</text:p>
          </table:table-cell>
          <table:table-cell table:formula="of:=10 * [.A244]/[.B244]" office:value-type="float" office:value="13993.0769230769" calcext:value-type="float">
            <text:p>13993,0769230769</text:p>
          </table:table-cell>
          <table:table-cell table:formula="of:=[.A244]/[.B244]" office:value-type="float" office:value="1399.30769230769" calcext:value-type="float">
            <text:p>1399,30769230769</text:p>
          </table:table-cell>
          <table:table-cell table:formula="of:=LOG([.A244];2)-1.3219" office:value-type="float" office:value="12.8290372328954" calcext:value-type="float">
            <text:p>12,83</text:p>
          </table:table-cell>
          <table:table-cell table:formula="of:=[.$J$1] * LOG([.B244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6192" calcext:value-type="float">
            <text:p>16192</text:p>
          </table:table-cell>
          <table:table-cell office:value-type="float" office:value="13" calcext:value-type="float">
            <text:p>13</text:p>
          </table:table-cell>
          <table:table-cell table:formula="of:=[.B245]*2000" office:value-type="float" office:value="26000" calcext:value-type="float">
            <text:p>26000</text:p>
          </table:table-cell>
          <table:table-cell table:formula="of:=10 * [.A245]/[.B245]" office:value-type="float" office:value="12455.3846153846" calcext:value-type="float">
            <text:p>12455,3846153846</text:p>
          </table:table-cell>
          <table:table-cell table:formula="of:=[.A245]/[.B245]" office:value-type="float" office:value="1245.53846153846" calcext:value-type="float">
            <text:p>1245,53846153846</text:p>
          </table:table-cell>
          <table:table-cell table:formula="of:=LOG([.A245];2)-1.3219" office:value-type="float" office:value="12.6610935746943" calcext:value-type="float">
            <text:p>12,66</text:p>
          </table:table-cell>
          <table:table-cell table:formula="of:=[.$J$1] * LOG([.B245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6192" calcext:value-type="float">
            <text:p>16192</text:p>
          </table:table-cell>
          <table:table-cell office:value-type="float" office:value="13" calcext:value-type="float">
            <text:p>13</text:p>
          </table:table-cell>
          <table:table-cell table:formula="of:=[.B246]*2000" office:value-type="float" office:value="26000" calcext:value-type="float">
            <text:p>26000</text:p>
          </table:table-cell>
          <table:table-cell table:formula="of:=10 * [.A246]/[.B246]" office:value-type="float" office:value="12455.3846153846" calcext:value-type="float">
            <text:p>12455,3846153846</text:p>
          </table:table-cell>
          <table:table-cell table:formula="of:=[.A246]/[.B246]" office:value-type="float" office:value="1245.53846153846" calcext:value-type="float">
            <text:p>1245,53846153846</text:p>
          </table:table-cell>
          <table:table-cell table:formula="of:=LOG([.A246];2)-1.3219" office:value-type="float" office:value="12.6610935746943" calcext:value-type="float">
            <text:p>12,66</text:p>
          </table:table-cell>
          <table:table-cell table:formula="of:=[.$J$1] * LOG([.B246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4892" calcext:value-type="float">
            <text:p>14892</text:p>
          </table:table-cell>
          <table:table-cell office:value-type="float" office:value="13" calcext:value-type="float">
            <text:p>13</text:p>
          </table:table-cell>
          <table:table-cell table:formula="of:=[.B247]*2000" office:value-type="float" office:value="26000" calcext:value-type="float">
            <text:p>26000</text:p>
          </table:table-cell>
          <table:table-cell table:formula="of:=10 * [.A247]/[.B247]" office:value-type="float" office:value="11455.3846153846" calcext:value-type="float">
            <text:p>11455,3846153846</text:p>
          </table:table-cell>
          <table:table-cell table:formula="of:=[.A247]/[.B247]" office:value-type="float" office:value="1145.53846153846" calcext:value-type="float">
            <text:p>1145,53846153846</text:p>
          </table:table-cell>
          <table:table-cell table:formula="of:=LOG([.A247];2)-1.3219" office:value-type="float" office:value="12.5403499008515" calcext:value-type="float">
            <text:p>12,54</text:p>
          </table:table-cell>
          <table:table-cell table:formula="of:=[.$J$1] * LOG([.B247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4892" calcext:value-type="float">
            <text:p>14892</text:p>
          </table:table-cell>
          <table:table-cell office:value-type="float" office:value="13" calcext:value-type="float">
            <text:p>13</text:p>
          </table:table-cell>
          <table:table-cell table:formula="of:=[.B248]*2000" office:value-type="float" office:value="26000" calcext:value-type="float">
            <text:p>26000</text:p>
          </table:table-cell>
          <table:table-cell table:formula="of:=10 * [.A248]/[.B248]" office:value-type="float" office:value="11455.3846153846" calcext:value-type="float">
            <text:p>11455,3846153846</text:p>
          </table:table-cell>
          <table:table-cell table:formula="of:=[.A248]/[.B248]" office:value-type="float" office:value="1145.53846153846" calcext:value-type="float">
            <text:p>1145,53846153846</text:p>
          </table:table-cell>
          <table:table-cell table:formula="of:=LOG([.A248];2)-1.3219" office:value-type="float" office:value="12.5403499008515" calcext:value-type="float">
            <text:p>12,54</text:p>
          </table:table-cell>
          <table:table-cell table:formula="of:=[.$J$1] * LOG([.B248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3898" calcext:value-type="float">
            <text:p>13898</text:p>
          </table:table-cell>
          <table:table-cell office:value-type="float" office:value="13" calcext:value-type="float">
            <text:p>13</text:p>
          </table:table-cell>
          <table:table-cell table:formula="of:=[.B249]*2000" office:value-type="float" office:value="26000" calcext:value-type="float">
            <text:p>26000</text:p>
          </table:table-cell>
          <table:table-cell table:formula="of:=10 * [.A249]/[.B249]" office:value-type="float" office:value="10690.7692307692" calcext:value-type="float">
            <text:p>10690,7692307692</text:p>
          </table:table-cell>
          <table:table-cell table:formula="of:=[.A249]/[.B249]" office:value-type="float" office:value="1069.07692307692" calcext:value-type="float">
            <text:p>1069,07692307692</text:p>
          </table:table-cell>
          <table:table-cell table:formula="of:=LOG([.A249];2)-1.3219" office:value-type="float" office:value="12.4406896655426" calcext:value-type="float">
            <text:p>12,44</text:p>
          </table:table-cell>
          <table:table-cell table:formula="of:=[.$J$1] * LOG([.B249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13898" calcext:value-type="float">
            <text:p>13898</text:p>
          </table:table-cell>
          <table:table-cell office:value-type="float" office:value="14" calcext:value-type="float">
            <text:p>14</text:p>
          </table:table-cell>
          <table:table-cell table:formula="of:=[.B250]*2000" office:value-type="float" office:value="28000" calcext:value-type="float">
            <text:p>28000</text:p>
          </table:table-cell>
          <table:table-cell table:formula="of:=10 * [.A250]/[.B250]" office:value-type="float" office:value="9927.14285714286" calcext:value-type="float">
            <text:p>9927,14285714286</text:p>
          </table:table-cell>
          <table:table-cell table:formula="of:=[.A250]/[.B250]" office:value-type="float" office:value="992.714285714286" calcext:value-type="float">
            <text:p>992,714285714286</text:p>
          </table:table-cell>
          <table:table-cell table:formula="of:=LOG([.A250];2)-1.3219" office:value-type="float" office:value="12.4406896655426" calcext:value-type="float">
            <text:p>12,44</text:p>
          </table:table-cell>
          <table:table-cell table:formula="of:=[.$J$1] * LOG([.B250] + [.$J$2]; 2) + [.$J$3]" office:value-type="float" office:value="15.6352465150229" calcext:value-type="float">
            <text:p>15,64</text:p>
          </table:table-cell>
          <table:table-cell table:number-columns-repeated="3"/>
        </table:table-row>
        <table:table-row table:style-name="ro1">
          <table:table-cell office:value-type="float" office:value="13639" calcext:value-type="float">
            <text:p>13639</text:p>
          </table:table-cell>
          <table:table-cell office:value-type="float" office:value="14" calcext:value-type="float">
            <text:p>14</text:p>
          </table:table-cell>
          <table:table-cell table:formula="of:=[.B251]*2000" office:value-type="float" office:value="28000" calcext:value-type="float">
            <text:p>28000</text:p>
          </table:table-cell>
          <table:table-cell table:formula="of:=10 * [.A251]/[.B251]" office:value-type="float" office:value="9742.14285714286" calcext:value-type="float">
            <text:p>9742,14285714286</text:p>
          </table:table-cell>
          <table:table-cell table:formula="of:=[.A251]/[.B251]" office:value-type="float" office:value="974.214285714286" calcext:value-type="float">
            <text:p>974,214285714286</text:p>
          </table:table-cell>
          <table:table-cell table:formula="of:=LOG([.A251];2)-1.3219" office:value-type="float" office:value="12.413550250603" calcext:value-type="float">
            <text:p>12,41</text:p>
          </table:table-cell>
          <table:table-cell table:formula="of:=[.$J$1] * LOG([.B251] + [.$J$2]; 2) + [.$J$3]" office:value-type="float" office:value="15.6352465150229" calcext:value-type="float">
            <text:p>15,64</text:p>
          </table:table-cell>
          <table:table-cell table:number-columns-repeated="3"/>
        </table:table-row>
        <table:table-row table:style-name="ro1">
          <table:table-cell office:value-type="float" office:value="13639" calcext:value-type="float">
            <text:p>13639</text:p>
          </table:table-cell>
          <table:table-cell office:value-type="float" office:value="15" calcext:value-type="float">
            <text:p>15</text:p>
          </table:table-cell>
          <table:table-cell table:formula="of:=[.B252]*2000" office:value-type="float" office:value="30000" calcext:value-type="float">
            <text:p>30000</text:p>
          </table:table-cell>
          <table:table-cell table:formula="of:=10 * [.A252]/[.B252]" office:value-type="float" office:value="9092.66666666667" calcext:value-type="float">
            <text:p>9092,66666666667</text:p>
          </table:table-cell>
          <table:table-cell table:formula="of:=[.A252]/[.B252]" office:value-type="float" office:value="909.266666666667" calcext:value-type="float">
            <text:p>909,266666666667</text:p>
          </table:table-cell>
          <table:table-cell table:formula="of:=LOG([.A252];2)-1.3219" office:value-type="float" office:value="12.413550250603" calcext:value-type="float">
            <text:p>12,41</text:p>
          </table:table-cell>
          <table:table-cell table:formula="of:=[.$J$1] * LOG([.B252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7219" calcext:value-type="float">
            <text:p>17219</text:p>
          </table:table-cell>
          <table:table-cell office:value-type="float" office:value="15" calcext:value-type="float">
            <text:p>15</text:p>
          </table:table-cell>
          <table:table-cell table:formula="of:=[.B253]*2000" office:value-type="float" office:value="30000" calcext:value-type="float">
            <text:p>30000</text:p>
          </table:table-cell>
          <table:table-cell table:formula="of:=10 * [.A253]/[.B253]" office:value-type="float" office:value="11479.3333333333" calcext:value-type="float">
            <text:p>11479,3333333333</text:p>
          </table:table-cell>
          <table:table-cell table:formula="of:=[.A253]/[.B253]" office:value-type="float" office:value="1147.93333333333" calcext:value-type="float">
            <text:p>1147,93333333333</text:p>
          </table:table-cell>
          <table:table-cell table:formula="of:=LOG([.A253];2)-1.3219" office:value-type="float" office:value="12.7498137396517" calcext:value-type="float">
            <text:p>12,75</text:p>
          </table:table-cell>
          <table:table-cell table:formula="of:=[.$J$1] * LOG([.B253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7219" calcext:value-type="float">
            <text:p>17219</text:p>
          </table:table-cell>
          <table:table-cell office:value-type="float" office:value="20" calcext:value-type="float">
            <text:p>20</text:p>
          </table:table-cell>
          <table:table-cell table:formula="of:=[.B254]*2000" office:value-type="float" office:value="40000" calcext:value-type="float">
            <text:p>40000</text:p>
          </table:table-cell>
          <table:table-cell table:formula="of:=10 * [.A254]/[.B254]" office:value-type="float" office:value="8609.5" calcext:value-type="float">
            <text:p>8609,5</text:p>
          </table:table-cell>
          <table:table-cell table:formula="of:=[.A254]/[.B254]" office:value-type="float" office:value="860.95" calcext:value-type="float">
            <text:p>860,95</text:p>
          </table:table-cell>
          <table:table-cell table:formula="of:=LOG([.A254];2)-1.3219" office:value-type="float" office:value="12.7498137396517" calcext:value-type="float">
            <text:p>12,75</text:p>
          </table:table-cell>
          <table:table-cell table:formula="of:=[.$J$1] * LOG([.B254] + [.$J$2]; 2) + [.$J$3]" office:value-type="float" office:value="16.6582471925831" calcext:value-type="float">
            <text:p>16,66</text:p>
          </table:table-cell>
          <table:table-cell table:number-columns-repeated="3"/>
        </table:table-row>
        <table:table-row table:style-name="ro1">
          <table:table-cell office:value-type="float" office:value="37686" calcext:value-type="float">
            <text:p>37686</text:p>
          </table:table-cell>
          <table:table-cell office:value-type="float" office:value="20" calcext:value-type="float">
            <text:p>20</text:p>
          </table:table-cell>
          <table:table-cell table:formula="of:=[.B255]*2000" office:value-type="float" office:value="40000" calcext:value-type="float">
            <text:p>40000</text:p>
          </table:table-cell>
          <table:table-cell table:formula="of:=10 * [.A255]/[.B255]" office:value-type="float" office:value="18843" calcext:value-type="float">
            <text:p>18843</text:p>
          </table:table-cell>
          <table:table-cell table:formula="of:=[.A255]/[.B255]" office:value-type="float" office:value="1884.3" calcext:value-type="float">
            <text:p>1884,3</text:p>
          </table:table-cell>
          <table:table-cell table:formula="of:=LOG([.A255];2)-1.3219" office:value-type="float" office:value="13.8798410547213" calcext:value-type="float">
            <text:p>13,88</text:p>
          </table:table-cell>
          <table:table-cell table:formula="of:=[.$J$1] * LOG([.B255] + [.$J$2]; 2) + [.$J$3]" office:value-type="float" office:value="16.6582471925831" calcext:value-type="float">
            <text:p>16,66</text:p>
          </table:table-cell>
          <table:table-cell table:number-columns-repeated="3"/>
        </table:table-row>
        <table:table-row table:style-name="ro1">
          <table:table-cell office:value-type="float" office:value="37686" calcext:value-type="float">
            <text:p>37686</text:p>
          </table:table-cell>
          <table:table-cell office:value-type="float" office:value="23" calcext:value-type="float">
            <text:p>23</text:p>
          </table:table-cell>
          <table:table-cell table:formula="of:=[.B256]*2000" office:value-type="float" office:value="46000" calcext:value-type="float">
            <text:p>46000</text:p>
          </table:table-cell>
          <table:table-cell table:formula="of:=10 * [.A256]/[.B256]" office:value-type="float" office:value="16385.2173913043" calcext:value-type="float">
            <text:p>16385,2173913043</text:p>
          </table:table-cell>
          <table:table-cell table:formula="of:=[.A256]/[.B256]" office:value-type="float" office:value="1638.52173913043" calcext:value-type="float">
            <text:p>1638,52173913043</text:p>
          </table:table-cell>
          <table:table-cell table:formula="of:=LOG([.A256];2)-1.3219" office:value-type="float" office:value="13.8798410547213" calcext:value-type="float">
            <text:p>13,88</text:p>
          </table:table-cell>
          <table:table-cell table:formula="of:=[.$J$1] * LOG([.B256] + [.$J$2]; 2) + [.$J$3]" office:value-type="float" office:value="17.0596418930574" calcext:value-type="float">
            <text:p>17,06</text:p>
          </table:table-cell>
          <table:table-cell table:number-columns-repeated="3"/>
        </table:table-row>
        <table:table-row table:style-name="ro1">
          <table:table-cell office:value-type="float" office:value="47153" calcext:value-type="float">
            <text:p>47153</text:p>
          </table:table-cell>
          <table:table-cell office:value-type="float" office:value="23" calcext:value-type="float">
            <text:p>23</text:p>
          </table:table-cell>
          <table:table-cell table:formula="of:=[.B257]*2000" office:value-type="float" office:value="46000" calcext:value-type="float">
            <text:p>46000</text:p>
          </table:table-cell>
          <table:table-cell table:formula="of:=10 * [.A257]/[.B257]" office:value-type="float" office:value="20501.3043478261" calcext:value-type="float">
            <text:p>20501,3043478261</text:p>
          </table:table-cell>
          <table:table-cell table:formula="of:=[.A257]/[.B257]" office:value-type="float" office:value="2050.13043478261" calcext:value-type="float">
            <text:p>2050,13043478261</text:p>
          </table:table-cell>
          <table:table-cell table:formula="of:=LOG([.A257];2)-1.3219" office:value-type="float" office:value="14.2031619414877" calcext:value-type="float">
            <text:p>14,20</text:p>
          </table:table-cell>
          <table:table-cell table:formula="of:=[.$J$1] * LOG([.B257] + [.$J$2]; 2) + [.$J$3]" office:value-type="float" office:value="17.0596418930574" calcext:value-type="float">
            <text:p>17,06</text:p>
          </table:table-cell>
          <table:table-cell table:number-columns-repeated="3"/>
        </table:table-row>
        <table:table-row table:style-name="ro1">
          <table:table-cell office:value-type="float" office:value="47153" calcext:value-type="float">
            <text:p>47153</text:p>
          </table:table-cell>
          <table:table-cell office:value-type="float" office:value="28" calcext:value-type="float">
            <text:p>28</text:p>
          </table:table-cell>
          <table:table-cell table:formula="of:=[.B258]*2000" office:value-type="float" office:value="56000" calcext:value-type="float">
            <text:p>56000</text:p>
          </table:table-cell>
          <table:table-cell table:formula="of:=10 * [.A258]/[.B258]" office:value-type="float" office:value="16840.3571428571" calcext:value-type="float">
            <text:p>16840,3571428571</text:p>
          </table:table-cell>
          <table:table-cell table:formula="of:=[.A258]/[.B258]" office:value-type="float" office:value="1684.03571428571" calcext:value-type="float">
            <text:p>1684,03571428571</text:p>
          </table:table-cell>
          <table:table-cell table:formula="of:=LOG([.A258];2)-1.3219" office:value-type="float" office:value="14.2031619414877" calcext:value-type="float">
            <text:p>14,20</text:p>
          </table:table-cell>
          <table:table-cell table:formula="of:=[.$J$1] * LOG([.B258] + [.$J$2]; 2) + [.$J$3]" office:value-type="float" office:value="17.6249964506671" calcext:value-type="float">
            <text:p>17,62</text:p>
          </table:table-cell>
          <table:table-cell table:number-columns-repeated="3"/>
        </table:table-row>
        <table:table-row table:style-name="ro1">
          <table:table-cell office:value-type="float" office:value="55007" calcext:value-type="float">
            <text:p>55007</text:p>
          </table:table-cell>
          <table:table-cell office:value-type="float" office:value="28" calcext:value-type="float">
            <text:p>28</text:p>
          </table:table-cell>
          <table:table-cell table:formula="of:=[.B259]*2000" office:value-type="float" office:value="56000" calcext:value-type="float">
            <text:p>56000</text:p>
          </table:table-cell>
          <table:table-cell table:formula="of:=10 * [.A259]/[.B259]" office:value-type="float" office:value="19645.3571428571" calcext:value-type="float">
            <text:p>19645,3571428571</text:p>
          </table:table-cell>
          <table:table-cell table:formula="of:=[.A259]/[.B259]" office:value-type="float" office:value="1964.53571428571" calcext:value-type="float">
            <text:p>1964,53571428571</text:p>
          </table:table-cell>
          <table:table-cell table:formula="of:=LOG([.A259];2)-1.3219" office:value-type="float" office:value="14.4254276022356" calcext:value-type="float">
            <text:p>14,43</text:p>
          </table:table-cell>
          <table:table-cell table:formula="of:=[.$J$1] * LOG([.B259] + [.$J$2]; 2) + [.$J$3]" office:value-type="float" office:value="17.6249964506671" calcext:value-type="float">
            <text:p>17,62</text:p>
          </table:table-cell>
          <table:table-cell table:number-columns-repeated="3"/>
        </table:table-row>
        <table:table-row table:style-name="ro1">
          <table:table-cell office:value-type="float" office:value="55007" calcext:value-type="float">
            <text:p>55007</text:p>
          </table:table-cell>
          <table:table-cell office:value-type="float" office:value="33" calcext:value-type="float">
            <text:p>33</text:p>
          </table:table-cell>
          <table:table-cell table:formula="of:=[.B260]*2000" office:value-type="float" office:value="66000" calcext:value-type="float">
            <text:p>66000</text:p>
          </table:table-cell>
          <table:table-cell table:formula="of:=10 * [.A260]/[.B260]" office:value-type="float" office:value="16668.7878787879" calcext:value-type="float">
            <text:p>16668,7878787879</text:p>
          </table:table-cell>
          <table:table-cell table:formula="of:=[.A260]/[.B260]" office:value-type="float" office:value="1666.87878787879" calcext:value-type="float">
            <text:p>1666,87878787879</text:p>
          </table:table-cell>
          <table:table-cell table:formula="of:=LOG([.A260];2)-1.3219" office:value-type="float" office:value="14.4254276022356" calcext:value-type="float">
            <text:p>14,43</text:p>
          </table:table-cell>
          <table:table-cell table:formula="of:=[.$J$1] * LOG([.B260] + [.$J$2]; 2) + [.$J$3]" office:value-type="float" office:value="18.0975186238397" calcext:value-type="float">
            <text:p>18,10</text:p>
          </table:table-cell>
          <table:table-cell table:number-columns-repeated="3"/>
        </table:table-row>
        <table:table-row table:style-name="ro1">
          <table:table-cell office:value-type="float" office:value="461748" calcext:value-type="float">
            <text:p>461748</text:p>
          </table:table-cell>
          <table:table-cell office:value-type="float" office:value="33" calcext:value-type="float">
            <text:p>33</text:p>
          </table:table-cell>
          <table:table-cell table:formula="of:=[.B261]*2000" office:value-type="float" office:value="66000" calcext:value-type="float">
            <text:p>66000</text:p>
          </table:table-cell>
          <table:table-cell table:formula="of:=10 * [.A261]/[.B261]" office:value-type="float" office:value="139923.636363636" calcext:value-type="float">
            <text:p>139923,636363636</text:p>
          </table:table-cell>
          <table:table-cell table:formula="of:=[.A261]/[.B261]" office:value-type="float" office:value="13992.3636363636" calcext:value-type="float">
            <text:p>13992,3636363636</text:p>
          </table:table-cell>
          <table:table-cell table:formula="of:=LOG([.A261];2)-1.3219" office:value-type="float" office:value="17.4948461868165" calcext:value-type="float">
            <text:p>17,49</text:p>
          </table:table-cell>
          <table:table-cell table:formula="of:=[.$J$1] * LOG([.B261] + [.$J$2]; 2) + [.$J$3]" office:value-type="float" office:value="18.0975186238397" calcext:value-type="float">
            <text:p>18,10</text:p>
          </table:table-cell>
          <table:table-cell table:number-columns-repeated="3"/>
        </table:table-row>
        <table:table-row table:style-name="ro1">
          <table:table-cell office:value-type="float" office:value="461748" calcext:value-type="float">
            <text:p>461748</text:p>
          </table:table-cell>
          <table:table-cell office:value-type="float" office:value="222" calcext:value-type="float">
            <text:p>222</text:p>
          </table:table-cell>
          <table:table-cell table:formula="of:=[.B262]*2000" office:value-type="float" office:value="444000" calcext:value-type="float">
            <text:p>444000</text:p>
          </table:table-cell>
          <table:table-cell table:formula="of:=10 * [.A262]/[.B262]" office:value-type="float" office:value="20799.4594594595" calcext:value-type="float">
            <text:p>20799,4594594595</text:p>
          </table:table-cell>
          <table:table-cell table:formula="of:=[.A262]/[.B262]" office:value-type="float" office:value="2079.94594594595" calcext:value-type="float">
            <text:p>2079,94594594595</text:p>
          </table:table-cell>
          <table:table-cell table:formula="of:=LOG([.A262];2)-1.3219" office:value-type="float" office:value="17.4948461868165" calcext:value-type="float">
            <text:p>17,49</text:p>
          </table:table-cell>
          <table:table-cell table:formula="of:=[.$J$1] * LOG([.B262] + [.$J$2]; 2) + [.$J$3]" office:value-type="float" office:value="23.5901311653192" calcext:value-type="float">
            <text:p>23,59</text:p>
          </table:table-cell>
          <table:table-cell table:number-columns-repeated="3"/>
        </table:table-row>
        <table:table-row table:style-name="ro1">
          <table:table-cell office:value-type="float" office:value="793193" calcext:value-type="float">
            <text:p>793193</text:p>
          </table:table-cell>
          <table:table-cell office:value-type="float" office:value="222" calcext:value-type="float">
            <text:p>222</text:p>
          </table:table-cell>
          <table:table-cell table:formula="of:=[.B263]*2000" office:value-type="float" office:value="444000" calcext:value-type="float">
            <text:p>444000</text:p>
          </table:table-cell>
          <table:table-cell table:formula="of:=10 * [.A263]/[.B263]" office:value-type="float" office:value="35729.4144144144" calcext:value-type="float">
            <text:p>35729,4144144144</text:p>
          </table:table-cell>
          <table:table-cell table:formula="of:=[.A263]/[.B263]" office:value-type="float" office:value="3572.94144144144" calcext:value-type="float">
            <text:p>3572,94144144144</text:p>
          </table:table-cell>
          <table:table-cell table:formula="of:=LOG([.A263];2)-1.3219" office:value-type="float" office:value="18.2754124201455" calcext:value-type="float">
            <text:p>18,28</text:p>
          </table:table-cell>
          <table:table-cell table:formula="of:=[.$J$1] * LOG([.B263] + [.$J$2]; 2) + [.$J$3]" office:value-type="float" office:value="23.5901311653192" calcext:value-type="float">
            <text:p>23,59</text:p>
          </table:table-cell>
          <table:table-cell table:number-columns-repeated="3"/>
        </table:table-row>
        <table:table-row table:style-name="ro1">
          <table:table-cell office:value-type="float" office:value="793193" calcext:value-type="float">
            <text:p>793193</text:p>
          </table:table-cell>
          <table:table-cell office:value-type="float" office:value="236" calcext:value-type="float">
            <text:p>236</text:p>
          </table:table-cell>
          <table:table-cell table:formula="of:=[.B264]*2000" office:value-type="float" office:value="472000" calcext:value-type="float">
            <text:p>472000</text:p>
          </table:table-cell>
          <table:table-cell table:formula="of:=10 * [.A264]/[.B264]" office:value-type="float" office:value="33609.8728813559" calcext:value-type="float">
            <text:p>33609,8728813559</text:p>
          </table:table-cell>
          <table:table-cell table:formula="of:=[.A264]/[.B264]" office:value-type="float" office:value="3360.98728813559" calcext:value-type="float">
            <text:p>3360,98728813559</text:p>
          </table:table-cell>
          <table:table-cell table:formula="of:=LOG([.A264];2)-1.3219" office:value-type="float" office:value="18.2754124201455" calcext:value-type="float">
            <text:p>18,28</text:p>
          </table:table-cell>
          <table:table-cell table:formula="of:=[.$J$1] * LOG([.B264] + [.$J$2]; 2) + [.$J$3]" office:value-type="float" office:value="23.7665084626826" calcext:value-type="float">
            <text:p>23,77</text:p>
          </table:table-cell>
          <table:table-cell table:number-columns-repeated="3"/>
        </table:table-row>
        <table:table-row table:style-name="ro1">
          <table:table-cell office:value-type="float" office:value="807502" calcext:value-type="float">
            <text:p>807502</text:p>
          </table:table-cell>
          <table:table-cell office:value-type="float" office:value="236" calcext:value-type="float">
            <text:p>236</text:p>
          </table:table-cell>
          <table:table-cell table:formula="of:=[.B265]*2000" office:value-type="float" office:value="472000" calcext:value-type="float">
            <text:p>472000</text:p>
          </table:table-cell>
          <table:table-cell table:formula="of:=10 * [.A265]/[.B265]" office:value-type="float" office:value="34216.186440678" calcext:value-type="float">
            <text:p>34216,186440678</text:p>
          </table:table-cell>
          <table:table-cell table:formula="of:=[.A265]/[.B265]" office:value-type="float" office:value="3421.6186440678" calcext:value-type="float">
            <text:p>3421,6186440678</text:p>
          </table:table-cell>
          <table:table-cell table:formula="of:=LOG([.A265];2)-1.3219" office:value-type="float" office:value="18.3012063074774" calcext:value-type="float">
            <text:p>18,30</text:p>
          </table:table-cell>
          <table:table-cell table:formula="of:=[.$J$1] * LOG([.B265] + [.$J$2]; 2) + [.$J$3]" office:value-type="float" office:value="23.7665084626826" calcext:value-type="float">
            <text:p>23,77</text:p>
          </table:table-cell>
          <table:table-cell table:number-columns-repeated="3"/>
        </table:table-row>
        <table:table-row table:style-name="ro1">
          <table:table-cell office:value-type="float" office:value="807502" calcext:value-type="float">
            <text:p>807502</text:p>
          </table:table-cell>
          <table:table-cell office:value-type="float" office:value="237" calcext:value-type="float">
            <text:p>237</text:p>
          </table:table-cell>
          <table:table-cell table:formula="of:=[.B266]*2000" office:value-type="float" office:value="474000" calcext:value-type="float">
            <text:p>474000</text:p>
          </table:table-cell>
          <table:table-cell table:formula="of:=10 * [.A266]/[.B266]" office:value-type="float" office:value="34071.8143459916" calcext:value-type="float">
            <text:p>34071,8143459916</text:p>
          </table:table-cell>
          <table:table-cell table:formula="of:=[.A266]/[.B266]" office:value-type="float" office:value="3407.18143459916" calcext:value-type="float">
            <text:p>3407,18143459916</text:p>
          </table:table-cell>
          <table:table-cell table:formula="of:=LOG([.A266];2)-1.3219" office:value-type="float" office:value="18.3012063074774" calcext:value-type="float">
            <text:p>18,30</text:p>
          </table:table-cell>
          <table:table-cell table:formula="of:=[.$J$1] * LOG([.B266] + [.$J$2]; 2) + [.$J$3]" office:value-type="float" office:value="23.7787037051893" calcext:value-type="float">
            <text:p>23,78</text:p>
          </table:table-cell>
          <table:table-cell table:number-columns-repeated="3"/>
        </table:table-row>
        <table:table-row table:style-name="ro1">
          <table:table-cell office:value-type="float" office:value="814018" calcext:value-type="float">
            <text:p>814018</text:p>
          </table:table-cell>
          <table:table-cell office:value-type="float" office:value="237" calcext:value-type="float">
            <text:p>237</text:p>
          </table:table-cell>
          <table:table-cell table:formula="of:=[.B267]*2000" office:value-type="float" office:value="474000" calcext:value-type="float">
            <text:p>474000</text:p>
          </table:table-cell>
          <table:table-cell table:formula="of:=10 * [.A267]/[.B267]" office:value-type="float" office:value="34346.7510548523" calcext:value-type="float">
            <text:p>34346,7510548523</text:p>
          </table:table-cell>
          <table:table-cell table:formula="of:=[.A267]/[.B267]" office:value-type="float" office:value="3434.67510548523" calcext:value-type="float">
            <text:p>3434,67510548523</text:p>
          </table:table-cell>
          <table:table-cell table:formula="of:=LOG([.A267];2)-1.3219" office:value-type="float" office:value="18.312801170923" calcext:value-type="float">
            <text:p>18,31</text:p>
          </table:table-cell>
          <table:table-cell table:formula="of:=[.$J$1] * LOG([.B267] + [.$J$2]; 2) + [.$J$3]" office:value-type="float" office:value="23.7787037051893" calcext:value-type="float">
            <text:p>23,78</text:p>
          </table:table-cell>
          <table:table-cell table:number-columns-repeated="3"/>
        </table:table-row>
        <table:table-row table:style-name="ro1">
          <table:table-cell office:value-type="float" office:value="814018" calcext:value-type="float">
            <text:p>814018</text:p>
          </table:table-cell>
          <table:table-cell office:value-type="float" office:value="240" calcext:value-type="float">
            <text:p>240</text:p>
          </table:table-cell>
          <table:table-cell table:formula="of:=[.B268]*2000" office:value-type="float" office:value="480000" calcext:value-type="float">
            <text:p>480000</text:p>
          </table:table-cell>
          <table:table-cell table:formula="of:=10 * [.A268]/[.B268]" office:value-type="float" office:value="33917.4166666667" calcext:value-type="float">
            <text:p>33917,4166666667</text:p>
          </table:table-cell>
          <table:table-cell table:formula="of:=[.A268]/[.B268]" office:value-type="float" office:value="3391.74166666667" calcext:value-type="float">
            <text:p>3391,74166666667</text:p>
          </table:table-cell>
          <table:table-cell table:formula="of:=LOG([.A268];2)-1.3219" office:value-type="float" office:value="18.312801170923" calcext:value-type="float">
            <text:p>18,31</text:p>
          </table:table-cell>
          <table:table-cell table:formula="of:=[.$J$1] * LOG([.B268] + [.$J$2]; 2) + [.$J$3]" office:value-type="float" office:value="23.8149831866861" calcext:value-type="float">
            <text:p>23,81</text:p>
          </table:table-cell>
          <table:table-cell table:number-columns-repeated="3"/>
        </table:table-row>
        <table:table-row table:style-name="ro1">
          <table:table-cell office:value-type="float" office:value="802098" calcext:value-type="float">
            <text:p>802098</text:p>
          </table:table-cell>
          <table:table-cell office:value-type="float" office:value="240" calcext:value-type="float">
            <text:p>240</text:p>
          </table:table-cell>
          <table:table-cell table:formula="of:=[.B269]*2000" office:value-type="float" office:value="480000" calcext:value-type="float">
            <text:p>480000</text:p>
          </table:table-cell>
          <table:table-cell table:formula="of:=10 * [.A269]/[.B269]" office:value-type="float" office:value="33420.75" calcext:value-type="float">
            <text:p>33420,75</text:p>
          </table:table-cell>
          <table:table-cell table:formula="of:=[.A269]/[.B269]" office:value-type="float" office:value="3342.075" calcext:value-type="float">
            <text:p>3342,075</text:p>
          </table:table-cell>
          <table:table-cell table:formula="of:=LOG([.A269];2)-1.3219" office:value-type="float" office:value="18.2915189897661" calcext:value-type="float">
            <text:p>18,29</text:p>
          </table:table-cell>
          <table:table-cell table:formula="of:=[.$J$1] * LOG([.B269] + [.$J$2]; 2) + [.$J$3]" office:value-type="float" office:value="23.8149831866861" calcext:value-type="float">
            <text:p>23,81</text:p>
          </table:table-cell>
          <table:table-cell table:number-columns-repeated="3"/>
        </table:table-row>
        <table:table-row table:style-name="ro1">
          <table:table-cell office:value-type="float" office:value="802098" calcext:value-type="float">
            <text:p>802098</text:p>
          </table:table-cell>
          <table:table-cell office:value-type="float" office:value="240" calcext:value-type="float">
            <text:p>240</text:p>
          </table:table-cell>
          <table:table-cell table:formula="of:=[.B270]*2000" office:value-type="float" office:value="480000" calcext:value-type="float">
            <text:p>480000</text:p>
          </table:table-cell>
          <table:table-cell table:formula="of:=10 * [.A270]/[.B270]" office:value-type="float" office:value="33420.75" calcext:value-type="float">
            <text:p>33420,75</text:p>
          </table:table-cell>
          <table:table-cell table:formula="of:=[.A270]/[.B270]" office:value-type="float" office:value="3342.075" calcext:value-type="float">
            <text:p>3342,075</text:p>
          </table:table-cell>
          <table:table-cell table:formula="of:=LOG([.A270];2)-1.3219" office:value-type="float" office:value="18.2915189897661" calcext:value-type="float">
            <text:p>18,29</text:p>
          </table:table-cell>
          <table:table-cell table:formula="of:=[.$J$1] * LOG([.B270] + [.$J$2]; 2) + [.$J$3]" office:value-type="float" office:value="23.8149831866861" calcext:value-type="float">
            <text:p>23,81</text:p>
          </table:table-cell>
          <table:table-cell table:number-columns-repeated="3"/>
        </table:table-row>
        <table:table-row table:style-name="ro1">
          <table:table-cell office:value-type="float" office:value="794420" calcext:value-type="float">
            <text:p>794420</text:p>
          </table:table-cell>
          <table:table-cell office:value-type="float" office:value="240" calcext:value-type="float">
            <text:p>240</text:p>
          </table:table-cell>
          <table:table-cell table:formula="of:=[.B271]*2000" office:value-type="float" office:value="480000" calcext:value-type="float">
            <text:p>480000</text:p>
          </table:table-cell>
          <table:table-cell table:formula="of:=10 * [.A271]/[.B271]" office:value-type="float" office:value="33100.8333333333" calcext:value-type="float">
            <text:p>33100,8333333333</text:p>
          </table:table-cell>
          <table:table-cell table:formula="of:=[.A271]/[.B271]" office:value-type="float" office:value="3310.08333333333" calcext:value-type="float">
            <text:p>3310,08333333333</text:p>
          </table:table-cell>
          <table:table-cell table:formula="of:=LOG([.A271];2)-1.3219" office:value-type="float" office:value="18.2776424184733" calcext:value-type="float">
            <text:p>18,28</text:p>
          </table:table-cell>
          <table:table-cell table:formula="of:=[.$J$1] * LOG([.B271] + [.$J$2]; 2) + [.$J$3]" office:value-type="float" office:value="23.8149831866861" calcext:value-type="float">
            <text:p>23,81</text:p>
          </table:table-cell>
          <table:table-cell table:number-columns-repeated="3"/>
        </table:table-row>
        <table:table-row table:style-name="ro1">
          <table:table-cell office:value-type="float" office:value="794420" calcext:value-type="float">
            <text:p>794420</text:p>
          </table:table-cell>
          <table:table-cell office:value-type="float" office:value="240" calcext:value-type="float">
            <text:p>240</text:p>
          </table:table-cell>
          <table:table-cell table:formula="of:=[.B272]*2000" office:value-type="float" office:value="480000" calcext:value-type="float">
            <text:p>480000</text:p>
          </table:table-cell>
          <table:table-cell table:formula="of:=10 * [.A272]/[.B272]" office:value-type="float" office:value="33100.8333333333" calcext:value-type="float">
            <text:p>33100,8333333333</text:p>
          </table:table-cell>
          <table:table-cell table:formula="of:=[.A272]/[.B272]" office:value-type="float" office:value="3310.08333333333" calcext:value-type="float">
            <text:p>3310,08333333333</text:p>
          </table:table-cell>
          <table:table-cell table:formula="of:=LOG([.A272];2)-1.3219" office:value-type="float" office:value="18.2776424184733" calcext:value-type="float">
            <text:p>18,28</text:p>
          </table:table-cell>
          <table:table-cell table:formula="of:=[.$J$1] * LOG([.B272] + [.$J$2]; 2) + [.$J$3]" office:value-type="float" office:value="23.8149831866861" calcext:value-type="float">
            <text:p>23,81</text:p>
          </table:table-cell>
          <table:table-cell table:number-columns-repeated="3"/>
        </table:table-row>
        <table:table-row table:style-name="ro1">
          <table:table-cell office:value-type="float" office:value="784987" calcext:value-type="float">
            <text:p>784987</text:p>
          </table:table-cell>
          <table:table-cell office:value-type="float" office:value="240" calcext:value-type="float">
            <text:p>240</text:p>
          </table:table-cell>
          <table:table-cell table:formula="of:=[.B273]*2000" office:value-type="float" office:value="480000" calcext:value-type="float">
            <text:p>480000</text:p>
          </table:table-cell>
          <table:table-cell table:formula="of:=10 * [.A273]/[.B273]" office:value-type="float" office:value="32707.7916666667" calcext:value-type="float">
            <text:p>32707,7916666667</text:p>
          </table:table-cell>
          <table:table-cell table:formula="of:=[.A273]/[.B273]" office:value-type="float" office:value="3270.77916666667" calcext:value-type="float">
            <text:p>3270,77916666667</text:p>
          </table:table-cell>
          <table:table-cell table:formula="of:=LOG([.A273];2)-1.3219" office:value-type="float" office:value="18.2604092364782" calcext:value-type="float">
            <text:p>18,26</text:p>
          </table:table-cell>
          <table:table-cell table:formula="of:=[.$J$1] * LOG([.B273] + [.$J$2]; 2) + [.$J$3]" office:value-type="float" office:value="23.8149831866861" calcext:value-type="float">
            <text:p>23,81</text:p>
          </table:table-cell>
          <table:table-cell table:number-columns-repeated="3"/>
        </table:table-row>
        <table:table-row table:style-name="ro1">
          <table:table-cell office:value-type="float" office:value="784987" calcext:value-type="float">
            <text:p>784987</text:p>
          </table:table-cell>
          <table:table-cell office:value-type="float" office:value="238" calcext:value-type="float">
            <text:p>238</text:p>
          </table:table-cell>
          <table:table-cell table:formula="of:=[.B274]*2000" office:value-type="float" office:value="476000" calcext:value-type="float">
            <text:p>476000</text:p>
          </table:table-cell>
          <table:table-cell table:formula="of:=10 * [.A274]/[.B274]" office:value-type="float" office:value="32982.6470588235" calcext:value-type="float">
            <text:p>32982,6470588235</text:p>
          </table:table-cell>
          <table:table-cell table:formula="of:=[.A274]/[.B274]" office:value-type="float" office:value="3298.26470588235" calcext:value-type="float">
            <text:p>3298,26470588235</text:p>
          </table:table-cell>
          <table:table-cell table:formula="of:=LOG([.A274];2)-1.3219" office:value-type="float" office:value="18.2604092364782" calcext:value-type="float">
            <text:p>18,26</text:p>
          </table:table-cell>
          <table:table-cell table:formula="of:=[.$J$1] * LOG([.B274] + [.$J$2]; 2) + [.$J$3]" office:value-type="float" office:value="23.7908476207659" calcext:value-type="float">
            <text:p>23,79</text:p>
          </table:table-cell>
          <table:table-cell table:number-columns-repeated="3"/>
        </table:table-row>
        <table:table-row table:style-name="ro1">
          <table:table-cell office:value-type="float" office:value="792994" calcext:value-type="float">
            <text:p>792994</text:p>
          </table:table-cell>
          <table:table-cell office:value-type="float" office:value="238" calcext:value-type="float">
            <text:p>238</text:p>
          </table:table-cell>
          <table:table-cell table:formula="of:=[.B275]*2000" office:value-type="float" office:value="476000" calcext:value-type="float">
            <text:p>476000</text:p>
          </table:table-cell>
          <table:table-cell table:formula="of:=10 * [.A275]/[.B275]" office:value-type="float" office:value="33319.0756302521" calcext:value-type="float">
            <text:p>33319,0756302521</text:p>
          </table:table-cell>
          <table:table-cell table:formula="of:=[.A275]/[.B275]" office:value-type="float" office:value="3331.90756302521" calcext:value-type="float">
            <text:p>3331,90756302521</text:p>
          </table:table-cell>
          <table:table-cell table:formula="of:=LOG([.A275];2)-1.3219" office:value-type="float" office:value="18.2750504245994" calcext:value-type="float">
            <text:p>18,28</text:p>
          </table:table-cell>
          <table:table-cell table:formula="of:=[.$J$1] * LOG([.B275] + [.$J$2]; 2) + [.$J$3]" office:value-type="float" office:value="23.7908476207659" calcext:value-type="float">
            <text:p>23,79</text:p>
          </table:table-cell>
          <table:table-cell table:number-columns-repeated="3"/>
        </table:table-row>
        <table:table-row table:style-name="ro1">
          <table:table-cell office:value-type="float" office:value="792994" calcext:value-type="float">
            <text:p>792994</text:p>
          </table:table-cell>
          <table:table-cell office:value-type="float" office:value="241" calcext:value-type="float">
            <text:p>241</text:p>
          </table:table-cell>
          <table:table-cell table:formula="of:=[.B276]*2000" office:value-type="float" office:value="482000" calcext:value-type="float">
            <text:p>482000</text:p>
          </table:table-cell>
          <table:table-cell table:formula="of:=10 * [.A276]/[.B276]" office:value-type="float" office:value="32904.3153526971" calcext:value-type="float">
            <text:p>32904,3153526971</text:p>
          </table:table-cell>
          <table:table-cell table:formula="of:=[.A276]/[.B276]" office:value-type="float" office:value="3290.43153526971" calcext:value-type="float">
            <text:p>3290,43153526971</text:p>
          </table:table-cell>
          <table:table-cell table:formula="of:=LOG([.A276];2)-1.3219" office:value-type="float" office:value="18.2750504245994" calcext:value-type="float">
            <text:p>18,28</text:p>
          </table:table-cell>
          <table:table-cell table:formula="of:=[.$J$1] * LOG([.B276] + [.$J$2]; 2) + [.$J$3]" office:value-type="float" office:value="23.8269756814303" calcext:value-type="float">
            <text:p>23,83</text:p>
          </table:table-cell>
          <table:table-cell table:number-columns-repeated="3"/>
        </table:table-row>
        <table:table-row table:style-name="ro1">
          <table:table-cell office:value-type="float" office:value="792811" calcext:value-type="float">
            <text:p>792811</text:p>
          </table:table-cell>
          <table:table-cell office:value-type="float" office:value="241" calcext:value-type="float">
            <text:p>241</text:p>
          </table:table-cell>
          <table:table-cell table:formula="of:=[.B277]*2000" office:value-type="float" office:value="482000" calcext:value-type="float">
            <text:p>482000</text:p>
          </table:table-cell>
          <table:table-cell table:formula="of:=10 * [.A277]/[.B277]" office:value-type="float" office:value="32896.7219917012" calcext:value-type="float">
            <text:p>32896,7219917012</text:p>
          </table:table-cell>
          <table:table-cell table:formula="of:=[.A277]/[.B277]" office:value-type="float" office:value="3289.67219917012" calcext:value-type="float">
            <text:p>3289,67219917012</text:p>
          </table:table-cell>
          <table:table-cell table:formula="of:=LOG([.A277];2)-1.3219" office:value-type="float" office:value="18.2747174540341" calcext:value-type="float">
            <text:p>18,27</text:p>
          </table:table-cell>
          <table:table-cell table:formula="of:=[.$J$1] * LOG([.B277] + [.$J$2]; 2) + [.$J$3]" office:value-type="float" office:value="23.8269756814303" calcext:value-type="float">
            <text:p>23,83</text:p>
          </table:table-cell>
          <table:table-cell table:number-columns-repeated="3"/>
        </table:table-row>
        <table:table-row table:style-name="ro1">
          <table:table-cell office:value-type="float" office:value="792811" calcext:value-type="float">
            <text:p>792811</text:p>
          </table:table-cell>
          <table:table-cell office:value-type="float" office:value="238" calcext:value-type="float">
            <text:p>238</text:p>
          </table:table-cell>
          <table:table-cell table:formula="of:=[.B278]*2000" office:value-type="float" office:value="476000" calcext:value-type="float">
            <text:p>476000</text:p>
          </table:table-cell>
          <table:table-cell table:formula="of:=10 * [.A278]/[.B278]" office:value-type="float" office:value="33311.3865546219" calcext:value-type="float">
            <text:p>33311,3865546219</text:p>
          </table:table-cell>
          <table:table-cell table:formula="of:=[.A278]/[.B278]" office:value-type="float" office:value="3331.13865546219" calcext:value-type="float">
            <text:p>3331,13865546219</text:p>
          </table:table-cell>
          <table:table-cell table:formula="of:=LOG([.A278];2)-1.3219" office:value-type="float" office:value="18.2747174540341" calcext:value-type="float">
            <text:p>18,27</text:p>
          </table:table-cell>
          <table:table-cell table:formula="of:=[.$J$1] * LOG([.B278] + [.$J$2]; 2) + [.$J$3]" office:value-type="float" office:value="23.7908476207659" calcext:value-type="float">
            <text:p>23,79</text:p>
          </table:table-cell>
          <table:table-cell table:number-columns-repeated="3"/>
        </table:table-row>
        <table:table-row table:style-name="ro1">
          <table:table-cell office:value-type="float" office:value="789191" calcext:value-type="float">
            <text:p>789191</text:p>
          </table:table-cell>
          <table:table-cell office:value-type="float" office:value="238" calcext:value-type="float">
            <text:p>238</text:p>
          </table:table-cell>
          <table:table-cell table:formula="of:=[.B279]*2000" office:value-type="float" office:value="476000" calcext:value-type="float">
            <text:p>476000</text:p>
          </table:table-cell>
          <table:table-cell table:formula="of:=10 * [.A279]/[.B279]" office:value-type="float" office:value="33159.2857142857" calcext:value-type="float">
            <text:p>33159,2857142857</text:p>
          </table:table-cell>
          <table:table-cell table:formula="of:=[.A279]/[.B279]" office:value-type="float" office:value="3315.92857142857" calcext:value-type="float">
            <text:p>3315,92857142857</text:p>
          </table:table-cell>
          <table:table-cell table:formula="of:=LOG([.A279];2)-1.3219" office:value-type="float" office:value="18.2681149779775" calcext:value-type="float">
            <text:p>18,27</text:p>
          </table:table-cell>
          <table:table-cell table:formula="of:=[.$J$1] * LOG([.B279] + [.$J$2]; 2) + [.$J$3]" office:value-type="float" office:value="23.7908476207659" calcext:value-type="float">
            <text:p>23,79</text:p>
          </table:table-cell>
          <table:table-cell table:number-columns-repeated="3"/>
        </table:table-row>
        <table:table-row table:style-name="ro1">
          <table:table-cell office:value-type="float" office:value="789191" calcext:value-type="float">
            <text:p>789191</text:p>
          </table:table-cell>
          <table:table-cell office:value-type="float" office:value="233" calcext:value-type="float">
            <text:p>233</text:p>
          </table:table-cell>
          <table:table-cell table:formula="of:=[.B280]*2000" office:value-type="float" office:value="466000" calcext:value-type="float">
            <text:p>466000</text:p>
          </table:table-cell>
          <table:table-cell table:formula="of:=10 * [.A280]/[.B280]" office:value-type="float" office:value="33870.8583690987" calcext:value-type="float">
            <text:p>33870,8583690987</text:p>
          </table:table-cell>
          <table:table-cell table:formula="of:=[.A280]/[.B280]" office:value-type="float" office:value="3387.08583690987" calcext:value-type="float">
            <text:p>3387,08583690987</text:p>
          </table:table-cell>
          <table:table-cell table:formula="of:=LOG([.A280];2)-1.3219" office:value-type="float" office:value="18.2681149779775" calcext:value-type="float">
            <text:p>18,27</text:p>
          </table:table-cell>
          <table:table-cell table:formula="of:=[.$J$1] * LOG([.B280] + [.$J$2]; 2) + [.$J$3]" office:value-type="float" office:value="23.729610388483" calcext:value-type="float">
            <text:p>23,73</text:p>
          </table:table-cell>
          <table:table-cell table:number-columns-repeated="3"/>
        </table:table-row>
        <table:table-row table:style-name="ro1">
          <table:table-cell office:value-type="float" office:value="788204" calcext:value-type="float">
            <text:p>788204</text:p>
          </table:table-cell>
          <table:table-cell office:value-type="float" office:value="233" calcext:value-type="float">
            <text:p>233</text:p>
          </table:table-cell>
          <table:table-cell table:formula="of:=[.B281]*2000" office:value-type="float" office:value="466000" calcext:value-type="float">
            <text:p>466000</text:p>
          </table:table-cell>
          <table:table-cell table:formula="of:=10 * [.A281]/[.B281]" office:value-type="float" office:value="33828.4978540772" calcext:value-type="float">
            <text:p>33828,4978540772</text:p>
          </table:table-cell>
          <table:table-cell table:formula="of:=[.A281]/[.B281]" office:value-type="float" office:value="3382.84978540773" calcext:value-type="float">
            <text:p>3382,84978540773</text:p>
          </table:table-cell>
          <table:table-cell table:formula="of:=LOG([.A281];2)-1.3219" office:value-type="float" office:value="18.2663095453608" calcext:value-type="float">
            <text:p>18,27</text:p>
          </table:table-cell>
          <table:table-cell table:formula="of:=[.$J$1] * LOG([.B281] + [.$J$2]; 2) + [.$J$3]" office:value-type="float" office:value="23.729610388483" calcext:value-type="float">
            <text:p>23,73</text:p>
          </table:table-cell>
          <table:table-cell table:number-columns-repeated="3"/>
        </table:table-row>
        <table:table-row table:style-name="ro1">
          <table:table-cell office:value-type="float" office:value="788204" calcext:value-type="float">
            <text:p>788204</text:p>
          </table:table-cell>
          <table:table-cell office:value-type="float" office:value="244" calcext:value-type="float">
            <text:p>244</text:p>
          </table:table-cell>
          <table:table-cell table:formula="of:=[.B282]*2000" office:value-type="float" office:value="488000" calcext:value-type="float">
            <text:p>488000</text:p>
          </table:table-cell>
          <table:table-cell table:formula="of:=10 * [.A282]/[.B282]" office:value-type="float" office:value="32303.4426229508" calcext:value-type="float">
            <text:p>32303,4426229508</text:p>
          </table:table-cell>
          <table:table-cell table:formula="of:=[.A282]/[.B282]" office:value-type="float" office:value="3230.34426229508" calcext:value-type="float">
            <text:p>3230,34426229508</text:p>
          </table:table-cell>
          <table:table-cell table:formula="of:=LOG([.A282];2)-1.3219" office:value-type="float" office:value="18.2663095453608" calcext:value-type="float">
            <text:p>18,27</text:p>
          </table:table-cell>
          <table:table-cell table:formula="of:=[.$J$1] * LOG([.B282] + [.$J$2]; 2) + [.$J$3]" office:value-type="float" office:value="23.8626569697876" calcext:value-type="float">
            <text:p>23,86</text:p>
          </table:table-cell>
          <table:table-cell table:number-columns-repeated="3"/>
        </table:table-row>
        <table:table-row table:style-name="ro1">
          <table:table-cell office:value-type="float" office:value="783268" calcext:value-type="float">
            <text:p>783268</text:p>
          </table:table-cell>
          <table:table-cell office:value-type="float" office:value="244" calcext:value-type="float">
            <text:p>244</text:p>
          </table:table-cell>
          <table:table-cell table:formula="of:=[.B283]*2000" office:value-type="float" office:value="488000" calcext:value-type="float">
            <text:p>488000</text:p>
          </table:table-cell>
          <table:table-cell table:formula="of:=10 * [.A283]/[.B283]" office:value-type="float" office:value="32101.1475409836" calcext:value-type="float">
            <text:p>32101,1475409836</text:p>
          </table:table-cell>
          <table:table-cell table:formula="of:=[.A283]/[.B283]" office:value-type="float" office:value="3210.11475409836" calcext:value-type="float">
            <text:p>3210,11475409836</text:p>
          </table:table-cell>
          <table:table-cell table:formula="of:=LOG([.A283];2)-1.3219" office:value-type="float" office:value="18.2572464934696" calcext:value-type="float">
            <text:p>18,26</text:p>
          </table:table-cell>
          <table:table-cell table:formula="of:=[.$J$1] * LOG([.B283] + [.$J$2]; 2) + [.$J$3]" office:value-type="float" office:value="23.8626569697876" calcext:value-type="float">
            <text:p>23,86</text:p>
          </table:table-cell>
          <table:table-cell table:number-columns-repeated="3"/>
        </table:table-row>
        <table:table-row table:style-name="ro1">
          <table:table-cell office:value-type="float" office:value="783268" calcext:value-type="float">
            <text:p>783268</text:p>
          </table:table-cell>
          <table:table-cell office:value-type="float" office:value="261" calcext:value-type="float">
            <text:p>261</text:p>
          </table:table-cell>
          <table:table-cell table:formula="of:=[.B284]*2000" office:value-type="float" office:value="522000" calcext:value-type="float">
            <text:p>522000</text:p>
          </table:table-cell>
          <table:table-cell table:formula="of:=10 * [.A284]/[.B284]" office:value-type="float" office:value="30010.2681992337" calcext:value-type="float">
            <text:p>30010,2681992337</text:p>
          </table:table-cell>
          <table:table-cell table:formula="of:=[.A284]/[.B284]" office:value-type="float" office:value="3001.02681992337" calcext:value-type="float">
            <text:p>3001,02681992337</text:p>
          </table:table-cell>
          <table:table-cell table:formula="of:=LOG([.A284];2)-1.3219" office:value-type="float" office:value="18.2572464934696" calcext:value-type="float">
            <text:p>18,26</text:p>
          </table:table-cell>
          <table:table-cell table:formula="of:=[.$J$1] * LOG([.B284] + [.$J$2]; 2) + [.$J$3]" office:value-type="float" office:value="24.056917294851" calcext:value-type="float">
            <text:p>24,06</text:p>
          </table:table-cell>
          <table:table-cell table:number-columns-repeated="3"/>
        </table:table-row>
        <table:table-row table:style-name="ro1">
          <table:table-cell office:value-type="float" office:value="802719" calcext:value-type="float">
            <text:p>802719</text:p>
          </table:table-cell>
          <table:table-cell office:value-type="float" office:value="261" calcext:value-type="float">
            <text:p>261</text:p>
          </table:table-cell>
          <table:table-cell table:formula="of:=[.B285]*2000" office:value-type="float" office:value="522000" calcext:value-type="float">
            <text:p>522000</text:p>
          </table:table-cell>
          <table:table-cell table:formula="of:=10 * [.A285]/[.B285]" office:value-type="float" office:value="30755.5172413793" calcext:value-type="float">
            <text:p>30755,5172413793</text:p>
          </table:table-cell>
          <table:table-cell table:formula="of:=[.A285]/[.B285]" office:value-type="float" office:value="3075.55172413793" calcext:value-type="float">
            <text:p>3075,55172413793</text:p>
          </table:table-cell>
          <table:table-cell table:formula="of:=LOG([.A285];2)-1.3219" office:value-type="float" office:value="18.2926355203924" calcext:value-type="float">
            <text:p>18,29</text:p>
          </table:table-cell>
          <table:table-cell table:formula="of:=[.$J$1] * LOG([.B285] + [.$J$2]; 2) + [.$J$3]" office:value-type="float" office:value="24.056917294851" calcext:value-type="float">
            <text:p>24,06</text:p>
          </table:table-cell>
          <table:table-cell table:number-columns-repeated="3"/>
        </table:table-row>
        <table:table-row table:style-name="ro1">
          <table:table-cell office:value-type="float" office:value="802719" calcext:value-type="float">
            <text:p>802719</text:p>
          </table:table-cell>
          <table:table-cell office:value-type="float" office:value="261" calcext:value-type="float">
            <text:p>261</text:p>
          </table:table-cell>
          <table:table-cell table:formula="of:=[.B286]*2000" office:value-type="float" office:value="522000" calcext:value-type="float">
            <text:p>522000</text:p>
          </table:table-cell>
          <table:table-cell table:formula="of:=10 * [.A286]/[.B286]" office:value-type="float" office:value="30755.5172413793" calcext:value-type="float">
            <text:p>30755,5172413793</text:p>
          </table:table-cell>
          <table:table-cell table:formula="of:=[.A286]/[.B286]" office:value-type="float" office:value="3075.55172413793" calcext:value-type="float">
            <text:p>3075,55172413793</text:p>
          </table:table-cell>
          <table:table-cell table:formula="of:=LOG([.A286];2)-1.3219" office:value-type="float" office:value="18.2926355203924" calcext:value-type="float">
            <text:p>18,29</text:p>
          </table:table-cell>
          <table:table-cell table:formula="of:=[.$J$1] * LOG([.B286] + [.$J$2]; 2) + [.$J$3]" office:value-type="float" office:value="24.056917294851" calcext:value-type="float">
            <text:p>24,06</text:p>
          </table:table-cell>
          <table:table-cell table:number-columns-repeated="3"/>
        </table:table-row>
        <table:table-row table:style-name="ro1">
          <table:table-cell office:value-type="float" office:value="823377" calcext:value-type="float">
            <text:p>823377</text:p>
          </table:table-cell>
          <table:table-cell office:value-type="float" office:value="261" calcext:value-type="float">
            <text:p>261</text:p>
          </table:table-cell>
          <table:table-cell table:formula="of:=[.B287]*2000" office:value-type="float" office:value="522000" calcext:value-type="float">
            <text:p>522000</text:p>
          </table:table-cell>
          <table:table-cell table:formula="of:=10 * [.A287]/[.B287]" office:value-type="float" office:value="31547.0114942529" calcext:value-type="float">
            <text:p>31547,0114942529</text:p>
          </table:table-cell>
          <table:table-cell table:formula="of:=[.A287]/[.B287]" office:value-type="float" office:value="3154.70114942529" calcext:value-type="float">
            <text:p>3154,70114942529</text:p>
          </table:table-cell>
          <table:table-cell table:formula="of:=LOG([.A287];2)-1.3219" office:value-type="float" office:value="18.329293623789" calcext:value-type="float">
            <text:p>18,33</text:p>
          </table:table-cell>
          <table:table-cell table:formula="of:=[.$J$1] * LOG([.B287] + [.$J$2]; 2) + [.$J$3]" office:value-type="float" office:value="24.056917294851" calcext:value-type="float">
            <text:p>24,06</text:p>
          </table:table-cell>
          <table:table-cell table:number-columns-repeated="3"/>
        </table:table-row>
        <table:table-row table:style-name="ro1">
          <table:table-cell office:value-type="float" office:value="823377" calcext:value-type="float">
            <text:p>823377</text:p>
          </table:table-cell>
          <table:table-cell office:value-type="float" office:value="256" calcext:value-type="float">
            <text:p>256</text:p>
          </table:table-cell>
          <table:table-cell table:formula="of:=[.B288]*2000" office:value-type="float" office:value="512000" calcext:value-type="float">
            <text:p>512000</text:p>
          </table:table-cell>
          <table:table-cell table:formula="of:=10 * [.A288]/[.B288]" office:value-type="float" office:value="32163.1640625" calcext:value-type="float">
            <text:p>32163,1640625</text:p>
          </table:table-cell>
          <table:table-cell table:formula="of:=[.A288]/[.B288]" office:value-type="float" office:value="3216.31640625" calcext:value-type="float">
            <text:p>3216,31640625</text:p>
          </table:table-cell>
          <table:table-cell table:formula="of:=LOG([.A288];2)-1.3219" office:value-type="float" office:value="18.329293623789" calcext:value-type="float">
            <text:p>18,33</text:p>
          </table:table-cell>
          <table:table-cell table:formula="of:=[.$J$1] * LOG([.B288] + [.$J$2]; 2) + [.$J$3]" office:value-type="float" office:value="24.0011268854202" calcext:value-type="float">
            <text:p>24,00</text:p>
          </table:table-cell>
          <table:table-cell table:number-columns-repeated="3"/>
        </table:table-row>
        <table:table-row table:style-name="ro1">
          <table:table-cell office:value-type="float" office:value="826923" calcext:value-type="float">
            <text:p>826923</text:p>
          </table:table-cell>
          <table:table-cell office:value-type="float" office:value="256" calcext:value-type="float">
            <text:p>256</text:p>
          </table:table-cell>
          <table:table-cell table:formula="of:=[.B289]*2000" office:value-type="float" office:value="512000" calcext:value-type="float">
            <text:p>512000</text:p>
          </table:table-cell>
          <table:table-cell table:formula="of:=10 * [.A289]/[.B289]" office:value-type="float" office:value="32301.6796875" calcext:value-type="float">
            <text:p>32301,6796875</text:p>
          </table:table-cell>
          <table:table-cell table:formula="of:=[.A289]/[.B289]" office:value-type="float" office:value="3230.16796875" calcext:value-type="float">
            <text:p>3230,16796875</text:p>
          </table:table-cell>
          <table:table-cell table:formula="of:=LOG([.A289];2)-1.3219" office:value-type="float" office:value="18.335493471681" calcext:value-type="float">
            <text:p>18,34</text:p>
          </table:table-cell>
          <table:table-cell table:formula="of:=[.$J$1] * LOG([.B289] + [.$J$2]; 2) + [.$J$3]" office:value-type="float" office:value="24.0011268854202" calcext:value-type="float">
            <text:p>24,00</text:p>
          </table:table-cell>
          <table:table-cell table:number-columns-repeated="3"/>
        </table:table-row>
        <table:table-row table:style-name="ro1">
          <table:table-cell office:value-type="float" office:value="826923" calcext:value-type="float">
            <text:p>826923</text:p>
          </table:table-cell>
          <table:table-cell office:value-type="float" office:value="252" calcext:value-type="float">
            <text:p>252</text:p>
          </table:table-cell>
          <table:table-cell table:formula="of:=[.B290]*2000" office:value-type="float" office:value="504000" calcext:value-type="float">
            <text:p>504000</text:p>
          </table:table-cell>
          <table:table-cell table:formula="of:=10 * [.A290]/[.B290]" office:value-type="float" office:value="32814.4047619048" calcext:value-type="float">
            <text:p>32814,4047619048</text:p>
          </table:table-cell>
          <table:table-cell table:formula="of:=[.A290]/[.B290]" office:value-type="float" office:value="3281.44047619048" calcext:value-type="float">
            <text:p>3281,44047619048</text:p>
          </table:table-cell>
          <table:table-cell table:formula="of:=LOG([.A290];2)-1.3219" office:value-type="float" office:value="18.335493471681" calcext:value-type="float">
            <text:p>18,34</text:p>
          </table:table-cell>
          <table:table-cell table:formula="of:=[.$J$1] * LOG([.B290] + [.$J$2]; 2) + [.$J$3]" office:value-type="float" office:value="23.9557046159423" calcext:value-type="float">
            <text:p>23,96</text:p>
          </table:table-cell>
          <table:table-cell table:number-columns-repeated="3"/>
        </table:table-row>
        <table:table-row table:style-name="ro1">
          <table:table-cell office:value-type="float" office:value="813432" calcext:value-type="float">
            <text:p>813432</text:p>
          </table:table-cell>
          <table:table-cell office:value-type="float" office:value="252" calcext:value-type="float">
            <text:p>252</text:p>
          </table:table-cell>
          <table:table-cell table:formula="of:=[.B291]*2000" office:value-type="float" office:value="504000" calcext:value-type="float">
            <text:p>504000</text:p>
          </table:table-cell>
          <table:table-cell table:formula="of:=10 * [.A291]/[.B291]" office:value-type="float" office:value="32279.0476190476" calcext:value-type="float">
            <text:p>32279,0476190476</text:p>
          </table:table-cell>
          <table:table-cell table:formula="of:=[.A291]/[.B291]" office:value-type="float" office:value="3227.90476190476" calcext:value-type="float">
            <text:p>3227,90476190476</text:p>
          </table:table-cell>
          <table:table-cell table:formula="of:=LOG([.A291];2)-1.3219" office:value-type="float" office:value="18.3117622212403" calcext:value-type="float">
            <text:p>18,31</text:p>
          </table:table-cell>
          <table:table-cell table:formula="of:=[.$J$1] * LOG([.B291] + [.$J$2]; 2) + [.$J$3]" office:value-type="float" office:value="23.9557046159423" calcext:value-type="float">
            <text:p>23,96</text:p>
          </table:table-cell>
          <table:table-cell table:number-columns-repeated="3"/>
        </table:table-row>
        <table:table-row table:style-name="ro1">
          <table:table-cell office:value-type="float" office:value="813432" calcext:value-type="float">
            <text:p>813432</text:p>
          </table:table-cell>
          <table:table-cell office:value-type="float" office:value="252" calcext:value-type="float">
            <text:p>252</text:p>
          </table:table-cell>
          <table:table-cell table:formula="of:=[.B292]*2000" office:value-type="float" office:value="504000" calcext:value-type="float">
            <text:p>504000</text:p>
          </table:table-cell>
          <table:table-cell table:formula="of:=10 * [.A292]/[.B292]" office:value-type="float" office:value="32279.0476190476" calcext:value-type="float">
            <text:p>32279,0476190476</text:p>
          </table:table-cell>
          <table:table-cell table:formula="of:=[.A292]/[.B292]" office:value-type="float" office:value="3227.90476190476" calcext:value-type="float">
            <text:p>3227,90476190476</text:p>
          </table:table-cell>
          <table:table-cell table:formula="of:=LOG([.A292];2)-1.3219" office:value-type="float" office:value="18.3117622212403" calcext:value-type="float">
            <text:p>18,31</text:p>
          </table:table-cell>
          <table:table-cell table:formula="of:=[.$J$1] * LOG([.B292] + [.$J$2]; 2) + [.$J$3]" office:value-type="float" office:value="23.9557046159423" calcext:value-type="float">
            <text:p>23,96</text:p>
          </table:table-cell>
          <table:table-cell table:number-columns-repeated="3"/>
        </table:table-row>
        <table:table-row table:style-name="ro1">
          <table:table-cell office:value-type="float" office:value="798807" calcext:value-type="float">
            <text:p>798807</text:p>
          </table:table-cell>
          <table:table-cell office:value-type="float" office:value="252" calcext:value-type="float">
            <text:p>252</text:p>
          </table:table-cell>
          <table:table-cell table:formula="of:=[.B293]*2000" office:value-type="float" office:value="504000" calcext:value-type="float">
            <text:p>504000</text:p>
          </table:table-cell>
          <table:table-cell table:formula="of:=10 * [.A293]/[.B293]" office:value-type="float" office:value="31698.6904761905" calcext:value-type="float">
            <text:p>31698,6904761905</text:p>
          </table:table-cell>
          <table:table-cell table:formula="of:=[.A293]/[.B293]" office:value-type="float" office:value="3169.86904761905" calcext:value-type="float">
            <text:p>3169,86904761905</text:p>
          </table:table-cell>
          <table:table-cell table:formula="of:=LOG([.A293];2)-1.3219" office:value-type="float" office:value="18.2855874497087" calcext:value-type="float">
            <text:p>18,29</text:p>
          </table:table-cell>
          <table:table-cell table:formula="of:=[.$J$1] * LOG([.B293] + [.$J$2]; 2) + [.$J$3]" office:value-type="float" office:value="23.9557046159423" calcext:value-type="float">
            <text:p>23,96</text:p>
          </table:table-cell>
          <table:table-cell table:number-columns-repeated="3"/>
        </table:table-row>
        <table:table-row table:style-name="ro1">
          <table:table-cell office:value-type="float" office:value="798807" calcext:value-type="float">
            <text:p>798807</text:p>
          </table:table-cell>
          <table:table-cell office:value-type="float" office:value="254" calcext:value-type="float">
            <text:p>254</text:p>
          </table:table-cell>
          <table:table-cell table:formula="of:=[.B294]*2000" office:value-type="float" office:value="508000" calcext:value-type="float">
            <text:p>508000</text:p>
          </table:table-cell>
          <table:table-cell table:formula="of:=10 * [.A294]/[.B294]" office:value-type="float" office:value="31449.094488189" calcext:value-type="float">
            <text:p>31449,094488189</text:p>
          </table:table-cell>
          <table:table-cell table:formula="of:=[.A294]/[.B294]" office:value-type="float" office:value="3144.9094488189" calcext:value-type="float">
            <text:p>3144,9094488189</text:p>
          </table:table-cell>
          <table:table-cell table:formula="of:=LOG([.A294];2)-1.3219" office:value-type="float" office:value="18.2855874497087" calcext:value-type="float">
            <text:p>18,29</text:p>
          </table:table-cell>
          <table:table-cell table:formula="of:=[.$J$1] * LOG([.B294] + [.$J$2]; 2) + [.$J$3]" office:value-type="float" office:value="23.978505130332" calcext:value-type="float">
            <text:p>23,98</text:p>
          </table:table-cell>
          <table:table-cell table:number-columns-repeated="3"/>
        </table:table-row>
        <table:table-row table:style-name="ro1">
          <table:table-cell office:value-type="float" office:value="799282" calcext:value-type="float">
            <text:p>799282</text:p>
          </table:table-cell>
          <table:table-cell office:value-type="float" office:value="254" calcext:value-type="float">
            <text:p>254</text:p>
          </table:table-cell>
          <table:table-cell table:formula="of:=[.B295]*2000" office:value-type="float" office:value="508000" calcext:value-type="float">
            <text:p>508000</text:p>
          </table:table-cell>
          <table:table-cell table:formula="of:=10 * [.A295]/[.B295]" office:value-type="float" office:value="31467.7952755905" calcext:value-type="float">
            <text:p>31467,7952755905</text:p>
          </table:table-cell>
          <table:table-cell table:formula="of:=[.A295]/[.B295]" office:value-type="float" office:value="3146.77952755905" calcext:value-type="float">
            <text:p>3146,77952755905</text:p>
          </table:table-cell>
          <table:table-cell table:formula="of:=LOG([.A295];2)-1.3219" office:value-type="float" office:value="18.2864450742398" calcext:value-type="float">
            <text:p>18,29</text:p>
          </table:table-cell>
          <table:table-cell table:formula="of:=[.$J$1] * LOG([.B295] + [.$J$2]; 2) + [.$J$3]" office:value-type="float" office:value="23.978505130332" calcext:value-type="float">
            <text:p>23,98</text:p>
          </table:table-cell>
          <table:table-cell table:number-columns-repeated="3"/>
        </table:table-row>
        <table:table-row table:style-name="ro1">
          <table:table-cell office:value-type="float" office:value="799282" calcext:value-type="float">
            <text:p>799282</text:p>
          </table:table-cell>
          <table:table-cell office:value-type="float" office:value="229" calcext:value-type="float">
            <text:p>229</text:p>
          </table:table-cell>
          <table:table-cell table:formula="of:=[.B296]*2000" office:value-type="float" office:value="458000" calcext:value-type="float">
            <text:p>458000</text:p>
          </table:table-cell>
          <table:table-cell table:formula="of:=10 * [.A296]/[.B296]" office:value-type="float" office:value="34903.1441048035" calcext:value-type="float">
            <text:p>34903,1441048035</text:p>
          </table:table-cell>
          <table:table-cell table:formula="of:=[.A296]/[.B296]" office:value-type="float" office:value="3490.31441048035" calcext:value-type="float">
            <text:p>3490,31441048035</text:p>
          </table:table-cell>
          <table:table-cell table:formula="of:=LOG([.A296];2)-1.3219" office:value-type="float" office:value="18.2864450742398" calcext:value-type="float">
            <text:p>18,29</text:p>
          </table:table-cell>
          <table:table-cell table:formula="of:=[.$J$1] * LOG([.B296] + [.$J$2]; 2) + [.$J$3]" office:value-type="float" office:value="23.6796672968346" calcext:value-type="float">
            <text:p>23,68</text:p>
          </table:table-cell>
          <table:table-cell table:number-columns-repeated="3"/>
        </table:table-row>
        <table:table-row table:style-name="ro1">
          <table:table-cell office:value-type="float" office:value="816174" calcext:value-type="float">
            <text:p>816174</text:p>
          </table:table-cell>
          <table:table-cell office:value-type="float" office:value="229" calcext:value-type="float">
            <text:p>229</text:p>
          </table:table-cell>
          <table:table-cell table:formula="of:=[.B297]*2000" office:value-type="float" office:value="458000" calcext:value-type="float">
            <text:p>458000</text:p>
          </table:table-cell>
          <table:table-cell table:formula="of:=10 * [.A297]/[.B297]" office:value-type="float" office:value="35640.7860262009" calcext:value-type="float">
            <text:p>35640,7860262009</text:p>
          </table:table-cell>
          <table:table-cell table:formula="of:=[.A297]/[.B297]" office:value-type="float" office:value="3564.07860262009" calcext:value-type="float">
            <text:p>3564,07860262009</text:p>
          </table:table-cell>
          <table:table-cell table:formula="of:=LOG([.A297];2)-1.3219" office:value-type="float" office:value="18.3166172273405" calcext:value-type="float">
            <text:p>18,32</text:p>
          </table:table-cell>
          <table:table-cell table:formula="of:=[.$J$1] * LOG([.B297] + [.$J$2]; 2) + [.$J$3]" office:value-type="float" office:value="23.6796672968346" calcext:value-type="float">
            <text:p>23,68</text:p>
          </table:table-cell>
          <table:table-cell table:number-columns-repeated="3"/>
        </table:table-row>
        <table:table-row table:style-name="ro1">
          <table:table-cell office:value-type="float" office:value="816174" calcext:value-type="float">
            <text:p>816174</text:p>
          </table:table-cell>
          <table:table-cell office:value-type="float" office:value="20" calcext:value-type="float">
            <text:p>20</text:p>
          </table:table-cell>
          <table:table-cell table:formula="of:=[.B298]*2000" office:value-type="float" office:value="40000" calcext:value-type="float">
            <text:p>40000</text:p>
          </table:table-cell>
          <table:table-cell table:formula="of:=10 * [.A298]/[.B298]" office:value-type="float" office:value="408087" calcext:value-type="float">
            <text:p>408087</text:p>
          </table:table-cell>
          <table:table-cell table:formula="of:=[.A298]/[.B298]" office:value-type="float" office:value="40808.7" calcext:value-type="float">
            <text:p>40808,7</text:p>
          </table:table-cell>
          <table:table-cell table:formula="of:=LOG([.A298];2)-1.3219" office:value-type="float" office:value="18.3166172273405" calcext:value-type="float">
            <text:p>18,32</text:p>
          </table:table-cell>
          <table:table-cell table:formula="of:=[.$J$1] * LOG([.B298] + [.$J$2]; 2) + [.$J$3]" office:value-type="float" office:value="16.6582471925831" calcext:value-type="float">
            <text:p>16,66</text:p>
          </table:table-cell>
          <table:table-cell table:number-columns-repeated="3"/>
        </table:table-row>
        <table:table-row table:style-name="ro1">
          <table:table-cell office:value-type="float" office:value="26471" calcext:value-type="float">
            <text:p>26471</text:p>
          </table:table-cell>
          <table:table-cell office:value-type="float" office:value="20" calcext:value-type="float">
            <text:p>20</text:p>
          </table:table-cell>
          <table:table-cell table:formula="of:=[.B299]*2000" office:value-type="float" office:value="40000" calcext:value-type="float">
            <text:p>40000</text:p>
          </table:table-cell>
          <table:table-cell table:formula="of:=10 * [.A299]/[.B299]" office:value-type="float" office:value="13235.5" calcext:value-type="float">
            <text:p>13235,5</text:p>
          </table:table-cell>
          <table:table-cell table:formula="of:=[.A299]/[.B299]" office:value-type="float" office:value="1323.55" calcext:value-type="float">
            <text:p>1323,55</text:p>
          </table:table-cell>
          <table:table-cell table:formula="of:=LOG([.A299];2)-1.3219" office:value-type="float" office:value="13.3702250763771" calcext:value-type="float">
            <text:p>13,37</text:p>
          </table:table-cell>
          <table:table-cell table:formula="of:=[.$J$1] * LOG([.B299] + [.$J$2]; 2) + [.$J$3]" office:value-type="float" office:value="16.6582471925831" calcext:value-type="float">
            <text:p>16,66</text:p>
          </table:table-cell>
          <table:table-cell table:number-columns-repeated="3"/>
        </table:table-row>
        <table:table-row table:style-name="ro1">
          <table:table-cell office:value-type="float" office:value="26471" calcext:value-type="float">
            <text:p>26471</text:p>
          </table:table-cell>
          <table:table-cell office:value-type="float" office:value="13" calcext:value-type="float">
            <text:p>13</text:p>
          </table:table-cell>
          <table:table-cell table:formula="of:=[.B300]*2000" office:value-type="float" office:value="26000" calcext:value-type="float">
            <text:p>26000</text:p>
          </table:table-cell>
          <table:table-cell table:formula="of:=10 * [.A300]/[.B300]" office:value-type="float" office:value="20362.3076923077" calcext:value-type="float">
            <text:p>20362,3076923077</text:p>
          </table:table-cell>
          <table:table-cell table:formula="of:=[.A300]/[.B300]" office:value-type="float" office:value="2036.23076923077" calcext:value-type="float">
            <text:p>2036,23076923077</text:p>
          </table:table-cell>
          <table:table-cell table:formula="of:=LOG([.A300];2)-1.3219" office:value-type="float" office:value="13.3702250763771" calcext:value-type="float">
            <text:p>13,37</text:p>
          </table:table-cell>
          <table:table-cell table:formula="of:=[.$J$1] * LOG([.B300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22075" calcext:value-type="float">
            <text:p>22075</text:p>
          </table:table-cell>
          <table:table-cell office:value-type="float" office:value="13" calcext:value-type="float">
            <text:p>13</text:p>
          </table:table-cell>
          <table:table-cell table:formula="of:=[.B301]*2000" office:value-type="float" office:value="26000" calcext:value-type="float">
            <text:p>26000</text:p>
          </table:table-cell>
          <table:table-cell table:formula="of:=10 * [.A301]/[.B301]" office:value-type="float" office:value="16980.7692307692" calcext:value-type="float">
            <text:p>16980,7692307692</text:p>
          </table:table-cell>
          <table:table-cell table:formula="of:=[.A301]/[.B301]" office:value-type="float" office:value="1698.07692307692" calcext:value-type="float">
            <text:p>1698,07692307692</text:p>
          </table:table-cell>
          <table:table-cell table:formula="of:=LOG([.A301];2)-1.3219" office:value-type="float" office:value="13.1082258174232" calcext:value-type="float">
            <text:p>13,11</text:p>
          </table:table-cell>
          <table:table-cell table:formula="of:=[.$J$1] * LOG([.B301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22075" calcext:value-type="float">
            <text:p>22075</text:p>
          </table:table-cell>
          <table:table-cell office:value-type="float" office:value="11" calcext:value-type="float">
            <text:p>11</text:p>
          </table:table-cell>
          <table:table-cell table:formula="of:=[.B302]*2000" office:value-type="float" office:value="22000" calcext:value-type="float">
            <text:p>22000</text:p>
          </table:table-cell>
          <table:table-cell table:formula="of:=10 * [.A302]/[.B302]" office:value-type="float" office:value="20068.1818181818" calcext:value-type="float">
            <text:p>20068,1818181818</text:p>
          </table:table-cell>
          <table:table-cell table:formula="of:=[.A302]/[.B302]" office:value-type="float" office:value="2006.81818181818" calcext:value-type="float">
            <text:p>2006,81818181818</text:p>
          </table:table-cell>
          <table:table-cell table:formula="of:=LOG([.A302];2)-1.3219" office:value-type="float" office:value="13.1082258174232" calcext:value-type="float">
            <text:p>13,11</text:p>
          </table:table-cell>
          <table:table-cell table:formula="of:=[.$J$1] * LOG([.B302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17702" calcext:value-type="float">
            <text:p>17702</text:p>
          </table:table-cell>
          <table:table-cell office:value-type="float" office:value="11" calcext:value-type="float">
            <text:p>11</text:p>
          </table:table-cell>
          <table:table-cell table:formula="of:=[.B303]*2000" office:value-type="float" office:value="22000" calcext:value-type="float">
            <text:p>22000</text:p>
          </table:table-cell>
          <table:table-cell table:formula="of:=10 * [.A303]/[.B303]" office:value-type="float" office:value="16092.7272727273" calcext:value-type="float">
            <text:p>16092,7272727273</text:p>
          </table:table-cell>
          <table:table-cell table:formula="of:=[.A303]/[.B303]" office:value-type="float" office:value="1609.27272727273" calcext:value-type="float">
            <text:p>1609,27272727273</text:p>
          </table:table-cell>
          <table:table-cell table:formula="of:=LOG([.A303];2)-1.3219" office:value-type="float" office:value="12.7897247470373" calcext:value-type="float">
            <text:p>12,79</text:p>
          </table:table-cell>
          <table:table-cell table:formula="of:=[.$J$1] * LOG([.B303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17702" calcext:value-type="float">
            <text:p>17702</text:p>
          </table:table-cell>
          <table:table-cell office:value-type="float" office:value="10" calcext:value-type="float">
            <text:p>10</text:p>
          </table:table-cell>
          <table:table-cell table:formula="of:=[.B304]*2000" office:value-type="float" office:value="20000" calcext:value-type="float">
            <text:p>20000</text:p>
          </table:table-cell>
          <table:table-cell table:formula="of:=10 * [.A304]/[.B304]" office:value-type="float" office:value="17702" calcext:value-type="float">
            <text:p>17702</text:p>
          </table:table-cell>
          <table:table-cell table:formula="of:=[.A304]/[.B304]" office:value-type="float" office:value="1770.2" calcext:value-type="float">
            <text:p>1770,2</text:p>
          </table:table-cell>
          <table:table-cell table:formula="of:=LOG([.A304];2)-1.3219" office:value-type="float" office:value="12.7897247470373" calcext:value-type="float">
            <text:p>12,79</text:p>
          </table:table-cell>
          <table:table-cell table:formula="of:=[.$J$1] * LOG([.B304] + [.$J$2]; 2) + [.$J$3]" office:value-type="float" office:value="14.6725667757289" calcext:value-type="float">
            <text:p>14,67</text:p>
          </table:table-cell>
          <table:table-cell table:number-columns-repeated="3"/>
        </table:table-row>
        <table:table-row table:style-name="ro1">
          <table:table-cell office:value-type="float" office:value="20288" calcext:value-type="float">
            <text:p>20288</text:p>
          </table:table-cell>
          <table:table-cell office:value-type="float" office:value="10" calcext:value-type="float">
            <text:p>10</text:p>
          </table:table-cell>
          <table:table-cell table:formula="of:=[.B305]*2000" office:value-type="float" office:value="20000" calcext:value-type="float">
            <text:p>20000</text:p>
          </table:table-cell>
          <table:table-cell table:formula="of:=10 * [.A305]/[.B305]" office:value-type="float" office:value="20288" calcext:value-type="float">
            <text:p>20288</text:p>
          </table:table-cell>
          <table:table-cell table:formula="of:=[.A305]/[.B305]" office:value-type="float" office:value="2028.8" calcext:value-type="float">
            <text:p>2028,8</text:p>
          </table:table-cell>
          <table:table-cell table:formula="of:=LOG([.A305];2)-1.3219" office:value-type="float" office:value="12.9864390301394" calcext:value-type="float">
            <text:p>12,99</text:p>
          </table:table-cell>
          <table:table-cell table:formula="of:=[.$J$1] * LOG([.B305] + [.$J$2]; 2) + [.$J$3]" office:value-type="float" office:value="14.6725667757289" calcext:value-type="float">
            <text:p>14,67</text:p>
          </table:table-cell>
          <table:table-cell table:number-columns-repeated="3"/>
        </table:table-row>
        <table:table-row table:style-name="ro1">
          <table:table-cell office:value-type="float" office:value="20288" calcext:value-type="float">
            <text:p>20288</text:p>
          </table:table-cell>
          <table:table-cell office:value-type="float" office:value="11" calcext:value-type="float">
            <text:p>11</text:p>
          </table:table-cell>
          <table:table-cell table:formula="of:=[.B306]*2000" office:value-type="float" office:value="22000" calcext:value-type="float">
            <text:p>22000</text:p>
          </table:table-cell>
          <table:table-cell table:formula="of:=10 * [.A306]/[.B306]" office:value-type="float" office:value="18443.6363636364" calcext:value-type="float">
            <text:p>18443,6363636364</text:p>
          </table:table-cell>
          <table:table-cell table:formula="of:=[.A306]/[.B306]" office:value-type="float" office:value="1844.36363636364" calcext:value-type="float">
            <text:p>1844,36363636364</text:p>
          </table:table-cell>
          <table:table-cell table:formula="of:=LOG([.A306];2)-1.3219" office:value-type="float" office:value="12.9864390301394" calcext:value-type="float">
            <text:p>12,99</text:p>
          </table:table-cell>
          <table:table-cell table:formula="of:=[.$J$1] * LOG([.B306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20737" calcext:value-type="float">
            <text:p>20737</text:p>
          </table:table-cell>
          <table:table-cell office:value-type="float" office:value="11" calcext:value-type="float">
            <text:p>11</text:p>
          </table:table-cell>
          <table:table-cell table:formula="of:=[.B307]*2000" office:value-type="float" office:value="22000" calcext:value-type="float">
            <text:p>22000</text:p>
          </table:table-cell>
          <table:table-cell table:formula="of:=10 * [.A307]/[.B307]" office:value-type="float" office:value="18851.8181818182" calcext:value-type="float">
            <text:p>18851,8181818182</text:p>
          </table:table-cell>
          <table:table-cell table:formula="of:=[.A307]/[.B307]" office:value-type="float" office:value="1885.18181818182" calcext:value-type="float">
            <text:p>1885,18181818182</text:p>
          </table:table-cell>
          <table:table-cell table:formula="of:=LOG([.A307];2)-1.3219" office:value-type="float" office:value="13.0180195756207" calcext:value-type="float">
            <text:p>13,02</text:p>
          </table:table-cell>
          <table:table-cell table:formula="of:=[.$J$1] * LOG([.B307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20737" calcext:value-type="float">
            <text:p>20737</text:p>
          </table:table-cell>
          <table:table-cell office:value-type="float" office:value="11" calcext:value-type="float">
            <text:p>11</text:p>
          </table:table-cell>
          <table:table-cell table:formula="of:=[.B308]*2000" office:value-type="float" office:value="22000" calcext:value-type="float">
            <text:p>22000</text:p>
          </table:table-cell>
          <table:table-cell table:formula="of:=10 * [.A308]/[.B308]" office:value-type="float" office:value="18851.8181818182" calcext:value-type="float">
            <text:p>18851,8181818182</text:p>
          </table:table-cell>
          <table:table-cell table:formula="of:=[.A308]/[.B308]" office:value-type="float" office:value="1885.18181818182" calcext:value-type="float">
            <text:p>1885,18181818182</text:p>
          </table:table-cell>
          <table:table-cell table:formula="of:=LOG([.A308];2)-1.3219" office:value-type="float" office:value="13.0180195756207" calcext:value-type="float">
            <text:p>13,02</text:p>
          </table:table-cell>
          <table:table-cell table:formula="of:=[.$J$1] * LOG([.B308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20693" calcext:value-type="float">
            <text:p>20693</text:p>
          </table:table-cell>
          <table:table-cell office:value-type="float" office:value="11" calcext:value-type="float">
            <text:p>11</text:p>
          </table:table-cell>
          <table:table-cell table:formula="of:=[.B309]*2000" office:value-type="float" office:value="22000" calcext:value-type="float">
            <text:p>22000</text:p>
          </table:table-cell>
          <table:table-cell table:formula="of:=10 * [.A309]/[.B309]" office:value-type="float" office:value="18811.8181818182" calcext:value-type="float">
            <text:p>18811,8181818182</text:p>
          </table:table-cell>
          <table:table-cell table:formula="of:=[.A309]/[.B309]" office:value-type="float" office:value="1881.18181818182" calcext:value-type="float">
            <text:p>1881,18181818182</text:p>
          </table:table-cell>
          <table:table-cell table:formula="of:=LOG([.A309];2)-1.3219" office:value-type="float" office:value="13.0149551968775" calcext:value-type="float">
            <text:p>13,01</text:p>
          </table:table-cell>
          <table:table-cell table:formula="of:=[.$J$1] * LOG([.B309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20693" calcext:value-type="float">
            <text:p>20693</text:p>
          </table:table-cell>
          <table:table-cell office:value-type="float" office:value="7" calcext:value-type="float">
            <text:p>7</text:p>
          </table:table-cell>
          <table:table-cell table:formula="of:=[.B310]*2000" office:value-type="float" office:value="14000" calcext:value-type="float">
            <text:p>14000</text:p>
          </table:table-cell>
          <table:table-cell table:formula="of:=10 * [.A310]/[.B310]" office:value-type="float" office:value="29561.4285714286" calcext:value-type="float">
            <text:p>29561,4285714286</text:p>
          </table:table-cell>
          <table:table-cell table:formula="of:=[.A310]/[.B310]" office:value-type="float" office:value="2956.14285714286" calcext:value-type="float">
            <text:p>2956,14285714286</text:p>
          </table:table-cell>
          <table:table-cell table:formula="of:=LOG([.A310];2)-1.3219" office:value-type="float" office:value="13.0149551968775" calcext:value-type="float">
            <text:p>13,01</text:p>
          </table:table-cell>
          <table:table-cell table:formula="of:=[.$J$1] * LOG([.B310] + [.$J$2]; 2) + [.$J$3]" office:value-type="float" office:value="13.6556380492346" calcext:value-type="float">
            <text:p>13,66</text:p>
          </table:table-cell>
          <table:table-cell table:number-columns-repeated="3"/>
        </table:table-row>
        <table:table-row table:style-name="ro1">
          <table:table-cell office:value-type="float" office:value="17325" calcext:value-type="float">
            <text:p>17325</text:p>
          </table:table-cell>
          <table:table-cell office:value-type="float" office:value="7" calcext:value-type="float">
            <text:p>7</text:p>
          </table:table-cell>
          <table:table-cell table:formula="of:=[.B311]*2000" office:value-type="float" office:value="14000" calcext:value-type="float">
            <text:p>14000</text:p>
          </table:table-cell>
          <table:table-cell table:formula="of:=10 * [.A311]/[.B311]" office:value-type="float" office:value="24750" calcext:value-type="float">
            <text:p>24750</text:p>
          </table:table-cell>
          <table:table-cell table:formula="of:=[.A311]/[.B311]" office:value-type="float" office:value="2475" calcext:value-type="float">
            <text:p>2475</text:p>
          </table:table-cell>
          <table:table-cell table:formula="of:=LOG([.A311];2)-1.3219" office:value-type="float" office:value="12.7586677319119" calcext:value-type="float">
            <text:p>12,76</text:p>
          </table:table-cell>
          <table:table-cell table:formula="of:=[.$J$1] * LOG([.B311] + [.$J$2]; 2) + [.$J$3]" office:value-type="float" office:value="13.6556380492346" calcext:value-type="float">
            <text:p>13,66</text:p>
          </table:table-cell>
          <table:table-cell table:number-columns-repeated="3"/>
        </table:table-row>
        <table:table-row table:style-name="ro1">
          <table:table-cell office:value-type="float" office:value="17325" calcext:value-type="float">
            <text:p>17325</text:p>
          </table:table-cell>
          <table:table-cell office:value-type="float" office:value="3" calcext:value-type="float">
            <text:p>3</text:p>
          </table:table-cell>
          <table:table-cell table:formula="of:=[.B312]*2000" office:value-type="float" office:value="6000" calcext:value-type="float">
            <text:p>6000</text:p>
          </table:table-cell>
          <table:table-cell table:formula="of:=10 * [.A312]/[.B312]" office:value-type="float" office:value="57750" calcext:value-type="float">
            <text:p>57750</text:p>
          </table:table-cell>
          <table:table-cell table:formula="of:=[.A312]/[.B312]" office:value-type="float" office:value="5775" calcext:value-type="float">
            <text:p>5775</text:p>
          </table:table-cell>
          <table:table-cell table:formula="of:=LOG([.A312];2)-1.3219" office:value-type="float" office:value="12.7586677319119" calcext:value-type="float">
            <text:p>12,76</text:p>
          </table:table-cell>
          <table:table-cell table:formula="of:=[.$J$1] * LOG([.B312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float" office:value="3" calcext:value-type="float">
            <text:p>3</text:p>
          </table:table-cell>
          <table:table-cell table:formula="of:=[.B313]*2000" office:value-type="float" office:value="6000" calcext:value-type="float">
            <text:p>6000</text:p>
          </table:table-cell>
          <table:table-cell table:formula="of:=10 * [.A313]/[.B313]" office:value-type="float" office:value="26566.6666666667" calcext:value-type="float">
            <text:p>26566,6666666667</text:p>
          </table:table-cell>
          <table:table-cell table:formula="of:=[.A313]/[.B313]" office:value-type="float" office:value="2656.66666666667" calcext:value-type="float">
            <text:p>2656,66666666667</text:p>
          </table:table-cell>
          <table:table-cell table:formula="of:=LOG([.A313];2)-1.3219" office:value-type="float" office:value="11.6384640088778" calcext:value-type="float">
            <text:p>11,64</text:p>
          </table:table-cell>
          <table:table-cell table:formula="of:=[.$J$1] * LOG([.B313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float" office:value="2" calcext:value-type="float">
            <text:p>2</text:p>
          </table:table-cell>
          <table:table-cell table:formula="of:=[.B314]*2000" office:value-type="float" office:value="4000" calcext:value-type="float">
            <text:p>4000</text:p>
          </table:table-cell>
          <table:table-cell table:formula="of:=10 * [.A314]/[.B314]" office:value-type="float" office:value="39850" calcext:value-type="float">
            <text:p>39850</text:p>
          </table:table-cell>
          <table:table-cell table:formula="of:=[.A314]/[.B314]" office:value-type="float" office:value="3985" calcext:value-type="float">
            <text:p>3985</text:p>
          </table:table-cell>
          <table:table-cell table:formula="of:=LOG([.A314];2)-1.3219" office:value-type="float" office:value="11.6384640088778" calcext:value-type="float">
            <text:p>11,64</text:p>
          </table:table-cell>
          <table:table-cell table:formula="of:=[.$J$1] * LOG([.B314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formula="of:=[.B315]*2000" office:value-type="float" office:value="4000" calcext:value-type="float">
            <text:p>4000</text:p>
          </table:table-cell>
          <table:table-cell table:formula="of:=10 * [.A315]/[.B315]" office:value-type="float" office:value="785" calcext:value-type="float">
            <text:p>785</text:p>
          </table:table-cell>
          <table:table-cell table:formula="of:=[.A315]/[.B315]" office:value-type="float" office:value="78.5" calcext:value-type="float">
            <text:p>78,5</text:p>
          </table:table-cell>
          <table:table-cell table:formula="of:=LOG([.A315];2)-1.3219" office:value-type="float" office:value="5.97272074889163" calcext:value-type="float">
            <text:p>5,97</text:p>
          </table:table-cell>
          <table:table-cell table:formula="of:=[.$J$1] * LOG([.B315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table:formula="of:=[.B316]*2000" office:value-type="float" office:value="6000" calcext:value-type="float">
            <text:p>6000</text:p>
          </table:table-cell>
          <table:table-cell table:formula="of:=10 * [.A316]/[.B316]" office:value-type="float" office:value="523.333333333333" calcext:value-type="float">
            <text:p>523,333333333333</text:p>
          </table:table-cell>
          <table:table-cell table:formula="of:=[.A316]/[.B316]" office:value-type="float" office:value="52.3333333333333" calcext:value-type="float">
            <text:p>52,3333333333333</text:p>
          </table:table-cell>
          <table:table-cell table:formula="of:=LOG([.A316];2)-1.3219" office:value-type="float" office:value="5.97272074889163" calcext:value-type="float">
            <text:p>5,97</text:p>
          </table:table-cell>
          <table:table-cell table:formula="of:=[.$J$1] * LOG([.B316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3" calcext:value-type="float">
            <text:p>3</text:p>
          </table:table-cell>
          <table:table-cell table:formula="of:=[.B317]*2000" office:value-type="float" office:value="6000" calcext:value-type="float">
            <text:p>6000</text:p>
          </table:table-cell>
          <table:table-cell table:formula="of:=10 * [.A317]/[.B317]" office:value-type="float" office:value="11316.6666666667" calcext:value-type="float">
            <text:p>11316,6666666667</text:p>
          </table:table-cell>
          <table:table-cell table:formula="of:=[.A317]/[.B317]" office:value-type="float" office:value="1131.66666666667" calcext:value-type="float">
            <text:p>1131,66666666667</text:p>
          </table:table-cell>
          <table:table-cell table:formula="of:=LOG([.A317];2)-1.3219" office:value-type="float" office:value="10.4072958591321" calcext:value-type="float">
            <text:p>10,41</text:p>
          </table:table-cell>
          <table:table-cell table:formula="of:=[.$J$1] * LOG([.B317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3" calcext:value-type="float">
            <text:p>3</text:p>
          </table:table-cell>
          <table:table-cell table:formula="of:=[.B318]*2000" office:value-type="float" office:value="6000" calcext:value-type="float">
            <text:p>6000</text:p>
          </table:table-cell>
          <table:table-cell table:formula="of:=10 * [.A318]/[.B318]" office:value-type="float" office:value="11316.6666666667" calcext:value-type="float">
            <text:p>11316,6666666667</text:p>
          </table:table-cell>
          <table:table-cell table:formula="of:=[.A318]/[.B318]" office:value-type="float" office:value="1131.66666666667" calcext:value-type="float">
            <text:p>1131,66666666667</text:p>
          </table:table-cell>
          <table:table-cell table:formula="of:=LOG([.A318];2)-1.3219" office:value-type="float" office:value="10.4072958591321" calcext:value-type="float">
            <text:p>10,41</text:p>
          </table:table-cell>
          <table:table-cell table:formula="of:=[.$J$1] * LOG([.B318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3" calcext:value-type="float">
            <text:p>3</text:p>
          </table:table-cell>
          <table:table-cell table:formula="of:=[.B319]*2000" office:value-type="float" office:value="6000" calcext:value-type="float">
            <text:p>6000</text:p>
          </table:table-cell>
          <table:table-cell table:formula="of:=10 * [.A319]/[.B319]" office:value-type="float" office:value="10893.3333333333" calcext:value-type="float">
            <text:p>10893,3333333333</text:p>
          </table:table-cell>
          <table:table-cell table:formula="of:=[.A319]/[.B319]" office:value-type="float" office:value="1089.33333333333" calcext:value-type="float">
            <text:p>1089,33333333333</text:p>
          </table:table-cell>
          <table:table-cell table:formula="of:=LOG([.A319];2)-1.3219" office:value-type="float" office:value="10.3522922681457" calcext:value-type="float">
            <text:p>10,35</text:p>
          </table:table-cell>
          <table:table-cell table:formula="of:=[.$J$1] * LOG([.B319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2" calcext:value-type="float">
            <text:p>2</text:p>
          </table:table-cell>
          <table:table-cell table:formula="of:=[.B320]*2000" office:value-type="float" office:value="4000" calcext:value-type="float">
            <text:p>4000</text:p>
          </table:table-cell>
          <table:table-cell table:formula="of:=10 * [.A320]/[.B320]" office:value-type="float" office:value="16340" calcext:value-type="float">
            <text:p>16340</text:p>
          </table:table-cell>
          <table:table-cell table:formula="of:=[.A320]/[.B320]" office:value-type="float" office:value="1634" calcext:value-type="float">
            <text:p>1634</text:p>
          </table:table-cell>
          <table:table-cell table:formula="of:=LOG([.A320];2)-1.3219" office:value-type="float" office:value="10.3522922681457" calcext:value-type="float">
            <text:p>10,35</text:p>
          </table:table-cell>
          <table:table-cell table:formula="of:=[.$J$1] * LOG([.B320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2" calcext:value-type="float">
            <text:p>2</text:p>
          </table:table-cell>
          <table:table-cell table:formula="of:=[.B321]*2000" office:value-type="float" office:value="4000" calcext:value-type="float">
            <text:p>4000</text:p>
          </table:table-cell>
          <table:table-cell table:formula="of:=10 * [.A321]/[.B321]" office:value-type="float" office:value="15770" calcext:value-type="float">
            <text:p>15770</text:p>
          </table:table-cell>
          <table:table-cell table:formula="of:=[.A321]/[.B321]" office:value-type="float" office:value="1577" calcext:value-type="float">
            <text:p>1577</text:p>
          </table:table-cell>
          <table:table-cell table:formula="of:=LOG([.A321];2)-1.3219" office:value-type="float" office:value="10.3010669447905" calcext:value-type="float">
            <text:p>10,30</text:p>
          </table:table-cell>
          <table:table-cell table:formula="of:=[.$J$1] * LOG([.B321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2" calcext:value-type="float">
            <text:p>2</text:p>
          </table:table-cell>
          <table:table-cell table:formula="of:=[.B322]*2000" office:value-type="float" office:value="4000" calcext:value-type="float">
            <text:p>4000</text:p>
          </table:table-cell>
          <table:table-cell table:formula="of:=10 * [.A322]/[.B322]" office:value-type="float" office:value="15770" calcext:value-type="float">
            <text:p>15770</text:p>
          </table:table-cell>
          <table:table-cell table:formula="of:=[.A322]/[.B322]" office:value-type="float" office:value="1577" calcext:value-type="float">
            <text:p>1577</text:p>
          </table:table-cell>
          <table:table-cell table:formula="of:=LOG([.A322];2)-1.3219" office:value-type="float" office:value="10.3010669447905" calcext:value-type="float">
            <text:p>10,30</text:p>
          </table:table-cell>
          <table:table-cell table:formula="of:=[.$J$1] * LOG([.B322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2" calcext:value-type="float">
            <text:p>2</text:p>
          </table:table-cell>
          <table:table-cell table:formula="of:=[.B323]*2000" office:value-type="float" office:value="4000" calcext:value-type="float">
            <text:p>4000</text:p>
          </table:table-cell>
          <table:table-cell table:formula="of:=10 * [.A323]/[.B323]" office:value-type="float" office:value="15530" calcext:value-type="float">
            <text:p>15530</text:p>
          </table:table-cell>
          <table:table-cell table:formula="of:=[.A323]/[.B323]" office:value-type="float" office:value="1553" calcext:value-type="float">
            <text:p>1553</text:p>
          </table:table-cell>
          <table:table-cell table:formula="of:=LOG([.A323];2)-1.3219" office:value-type="float" office:value="10.2789421143873" calcext:value-type="float">
            <text:p>10,28</text:p>
          </table:table-cell>
          <table:table-cell table:formula="of:=[.$J$1] * LOG([.B323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2" calcext:value-type="float">
            <text:p>2</text:p>
          </table:table-cell>
          <table:table-cell table:formula="of:=[.B324]*2000" office:value-type="float" office:value="4000" calcext:value-type="float">
            <text:p>4000</text:p>
          </table:table-cell>
          <table:table-cell table:formula="of:=10 * [.A324]/[.B324]" office:value-type="float" office:value="15530" calcext:value-type="float">
            <text:p>15530</text:p>
          </table:table-cell>
          <table:table-cell table:formula="of:=[.A324]/[.B324]" office:value-type="float" office:value="1553" calcext:value-type="float">
            <text:p>1553</text:p>
          </table:table-cell>
          <table:table-cell table:formula="of:=LOG([.A324];2)-1.3219" office:value-type="float" office:value="10.2789421143873" calcext:value-type="float">
            <text:p>10,28</text:p>
          </table:table-cell>
          <table:table-cell table:formula="of:=[.$J$1] * LOG([.B324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2" calcext:value-type="float">
            <text:p>2</text:p>
          </table:table-cell>
          <table:table-cell table:formula="of:=[.B325]*2000" office:value-type="float" office:value="4000" calcext:value-type="float">
            <text:p>4000</text:p>
          </table:table-cell>
          <table:table-cell table:formula="of:=10 * [.A325]/[.B325]" office:value-type="float" office:value="14460" calcext:value-type="float">
            <text:p>14460</text:p>
          </table:table-cell>
          <table:table-cell table:formula="of:=[.A325]/[.B325]" office:value-type="float" office:value="1446" calcext:value-type="float">
            <text:p>1446</text:p>
          </table:table-cell>
          <table:table-cell table:formula="of:=LOG([.A325];2)-1.3219" office:value-type="float" office:value="10.1759518369511" calcext:value-type="float">
            <text:p>10,18</text:p>
          </table:table-cell>
          <table:table-cell table:formula="of:=[.$J$1] * LOG([.B325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2" calcext:value-type="float">
            <text:p>2</text:p>
          </table:table-cell>
          <table:table-cell table:formula="of:=[.B326]*2000" office:value-type="float" office:value="4000" calcext:value-type="float">
            <text:p>4000</text:p>
          </table:table-cell>
          <table:table-cell table:formula="of:=10 * [.A326]/[.B326]" office:value-type="float" office:value="14460" calcext:value-type="float">
            <text:p>14460</text:p>
          </table:table-cell>
          <table:table-cell table:formula="of:=[.A326]/[.B326]" office:value-type="float" office:value="1446" calcext:value-type="float">
            <text:p>1446</text:p>
          </table:table-cell>
          <table:table-cell table:formula="of:=LOG([.A326];2)-1.3219" office:value-type="float" office:value="10.1759518369511" calcext:value-type="float">
            <text:p>10,18</text:p>
          </table:table-cell>
          <table:table-cell table:formula="of:=[.$J$1] * LOG([.B326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2" calcext:value-type="float">
            <text:p>2</text:p>
          </table:table-cell>
          <table:table-cell table:formula="of:=[.B327]*2000" office:value-type="float" office:value="4000" calcext:value-type="float">
            <text:p>4000</text:p>
          </table:table-cell>
          <table:table-cell table:formula="of:=10 * [.A327]/[.B327]" office:value-type="float" office:value="13950" calcext:value-type="float">
            <text:p>13950</text:p>
          </table:table-cell>
          <table:table-cell table:formula="of:=[.A327]/[.B327]" office:value-type="float" office:value="1395" calcext:value-type="float">
            <text:p>1395</text:p>
          </table:table-cell>
          <table:table-cell table:formula="of:=LOG([.A327];2)-1.3219" office:value-type="float" office:value="10.1241494067166" calcext:value-type="float">
            <text:p>10,12</text:p>
          </table:table-cell>
          <table:table-cell table:formula="of:=[.$J$1] * LOG([.B327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2" calcext:value-type="float">
            <text:p>2</text:p>
          </table:table-cell>
          <table:table-cell table:formula="of:=[.B328]*2000" office:value-type="float" office:value="4000" calcext:value-type="float">
            <text:p>4000</text:p>
          </table:table-cell>
          <table:table-cell table:formula="of:=10 * [.A328]/[.B328]" office:value-type="float" office:value="13950" calcext:value-type="float">
            <text:p>13950</text:p>
          </table:table-cell>
          <table:table-cell table:formula="of:=[.A328]/[.B328]" office:value-type="float" office:value="1395" calcext:value-type="float">
            <text:p>1395</text:p>
          </table:table-cell>
          <table:table-cell table:formula="of:=LOG([.A328];2)-1.3219" office:value-type="float" office:value="10.1241494067166" calcext:value-type="float">
            <text:p>10,12</text:p>
          </table:table-cell>
          <table:table-cell table:formula="of:=[.$J$1] * LOG([.B328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2" calcext:value-type="float">
            <text:p>2</text:p>
          </table:table-cell>
          <table:table-cell table:formula="of:=[.B329]*2000" office:value-type="float" office:value="4000" calcext:value-type="float">
            <text:p>4000</text:p>
          </table:table-cell>
          <table:table-cell table:formula="of:=10 * [.A329]/[.B329]" office:value-type="float" office:value="13810" calcext:value-type="float">
            <text:p>13810</text:p>
          </table:table-cell>
          <table:table-cell table:formula="of:=[.A329]/[.B329]" office:value-type="float" office:value="1381" calcext:value-type="float">
            <text:p>1381</text:p>
          </table:table-cell>
          <table:table-cell table:formula="of:=LOG([.A329];2)-1.3219" office:value-type="float" office:value="10.1095976042581" calcext:value-type="float">
            <text:p>10,11</text:p>
          </table:table-cell>
          <table:table-cell table:formula="of:=[.$J$1] * LOG([.B329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1" calcext:value-type="float">
            <text:p>1</text:p>
          </table:table-cell>
          <table:table-cell table:formula="of:=[.B330]*2000" office:value-type="float" office:value="2000" calcext:value-type="float">
            <text:p>2000</text:p>
          </table:table-cell>
          <table:table-cell table:formula="of:=10 * [.A330]/[.B330]" office:value-type="float" office:value="27620" calcext:value-type="float">
            <text:p>27620</text:p>
          </table:table-cell>
          <table:table-cell table:formula="of:=[.A330]/[.B330]" office:value-type="float" office:value="2762" calcext:value-type="float">
            <text:p>2762</text:p>
          </table:table-cell>
          <table:table-cell table:formula="of:=LOG([.A330];2)-1.3219" office:value-type="float" office:value="10.1095976042581" calcext:value-type="float">
            <text:p>10,11</text:p>
          </table:table-cell>
          <table:table-cell table:formula="of:=[.$J$1] * LOG([.B330] + [.$J$2]; 2) + [.$J$3]" office:value-type="float" office:value="8.27500704749987" calcext:value-type="float">
            <text:p>8,28</text:p>
          </table:table-cell>
          <table:table-cell table:number-columns-repeated="3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1" calcext:value-type="float">
            <text:p>1</text:p>
          </table:table-cell>
          <table:table-cell table:formula="of:=[.B331]*2000" office:value-type="float" office:value="2000" calcext:value-type="float">
            <text:p>2000</text:p>
          </table:table-cell>
          <table:table-cell table:formula="of:=10 * [.A331]/[.B331]" office:value-type="float" office:value="26990" calcext:value-type="float">
            <text:p>26990</text:p>
          </table:table-cell>
          <table:table-cell table:formula="of:=[.A331]/[.B331]" office:value-type="float" office:value="2699" calcext:value-type="float">
            <text:p>2699</text:p>
          </table:table-cell>
          <table:table-cell table:formula="of:=LOG([.A331];2)-1.3219" office:value-type="float" office:value="10.0763092614669" calcext:value-type="float">
            <text:p>10,08</text:p>
          </table:table-cell>
          <table:table-cell table:formula="of:=[.$J$1] * LOG([.B331] + [.$J$2]; 2) + [.$J$3]" office:value-type="float" office:value="8.27500704749987" calcext:value-type="float">
            <text:p>8,28</text:p>
          </table:table-cell>
          <table:table-cell table:number-columns-repeated="3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1" calcext:value-type="float">
            <text:p>1</text:p>
          </table:table-cell>
          <table:table-cell table:formula="of:=[.B332]*2000" office:value-type="float" office:value="2000" calcext:value-type="float">
            <text:p>2000</text:p>
          </table:table-cell>
          <table:table-cell table:formula="of:=10 * [.A332]/[.B332]" office:value-type="float" office:value="26990" calcext:value-type="float">
            <text:p>26990</text:p>
          </table:table-cell>
          <table:table-cell table:formula="of:=[.A332]/[.B332]" office:value-type="float" office:value="2699" calcext:value-type="float">
            <text:p>2699</text:p>
          </table:table-cell>
          <table:table-cell table:formula="of:=LOG([.A332];2)-1.3219" office:value-type="float" office:value="10.0763092614669" calcext:value-type="float">
            <text:p>10,08</text:p>
          </table:table-cell>
          <table:table-cell table:formula="of:=[.$J$1] * LOG([.B332] + [.$J$2]; 2) + [.$J$3]" office:value-type="float" office:value="8.27500704749987" calcext:value-type="float">
            <text:p>8,28</text:p>
          </table:table-cell>
          <table:table-cell table:number-columns-repeated="3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1" calcext:value-type="float">
            <text:p>1</text:p>
          </table:table-cell>
          <table:table-cell table:formula="of:=[.B333]*2000" office:value-type="float" office:value="2000" calcext:value-type="float">
            <text:p>2000</text:p>
          </table:table-cell>
          <table:table-cell table:formula="of:=10 * [.A333]/[.B333]" office:value-type="float" office:value="24930" calcext:value-type="float">
            <text:p>24930</text:p>
          </table:table-cell>
          <table:table-cell table:formula="of:=[.A333]/[.B333]" office:value-type="float" office:value="2493" calcext:value-type="float">
            <text:p>2493</text:p>
          </table:table-cell>
          <table:table-cell table:formula="of:=LOG([.A333];2)-1.3219" office:value-type="float" office:value="9.9617671674915" calcext:value-type="float">
            <text:p>9,96</text:p>
          </table:table-cell>
          <table:table-cell table:formula="of:=[.$J$1] * LOG([.B333] + [.$J$2]; 2) + [.$J$3]" office:value-type="float" office:value="8.27500704749987" calcext:value-type="float">
            <text:p>8,28</text:p>
          </table:table-cell>
          <table:table-cell table:number-columns-repeated="3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1" calcext:value-type="float">
            <text:p>1</text:p>
          </table:table-cell>
          <table:table-cell table:formula="of:=[.B334]*2000" office:value-type="float" office:value="2000" calcext:value-type="float">
            <text:p>2000</text:p>
          </table:table-cell>
          <table:table-cell table:formula="of:=10 * [.A334]/[.B334]" office:value-type="float" office:value="24930" calcext:value-type="float">
            <text:p>24930</text:p>
          </table:table-cell>
          <table:table-cell table:formula="of:=[.A334]/[.B334]" office:value-type="float" office:value="2493" calcext:value-type="float">
            <text:p>2493</text:p>
          </table:table-cell>
          <table:table-cell table:formula="of:=LOG([.A334];2)-1.3219" office:value-type="float" office:value="9.9617671674915" calcext:value-type="float">
            <text:p>9,96</text:p>
          </table:table-cell>
          <table:table-cell table:formula="of:=[.$J$1] * LOG([.B334] + [.$J$2]; 2) + [.$J$3]" office:value-type="float" office:value="8.27500704749987" calcext:value-type="float">
            <text:p>8,28</text:p>
          </table:table-cell>
          <table:table-cell table:number-columns-repeated="3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1" calcext:value-type="float">
            <text:p>1</text:p>
          </table:table-cell>
          <table:table-cell table:formula="of:=[.B335]*2000" office:value-type="float" office:value="2000" calcext:value-type="float">
            <text:p>2000</text:p>
          </table:table-cell>
          <table:table-cell table:formula="of:=10 * [.A335]/[.B335]" office:value-type="float" office:value="24640" calcext:value-type="float">
            <text:p>24640</text:p>
          </table:table-cell>
          <table:table-cell table:formula="of:=[.A335]/[.B335]" office:value-type="float" office:value="2464" calcext:value-type="float">
            <text:p>2464</text:p>
          </table:table-cell>
          <table:table-cell table:formula="of:=LOG([.A335];2)-1.3219" office:value-type="float" office:value="9.9448865406949" calcext:value-type="float">
            <text:p>9,94</text:p>
          </table:table-cell>
          <table:table-cell table:formula="of:=[.$J$1] * LOG([.B335] + [.$J$2]; 2) + [.$J$3]" office:value-type="float" office:value="8.27500704749987" calcext:value-type="float">
            <text:p>8,28</text:p>
          </table:table-cell>
          <table:table-cell table:number-columns-repeated="3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1" calcext:value-type="float">
            <text:p>1</text:p>
          </table:table-cell>
          <table:table-cell table:formula="of:=[.B336]*2000" office:value-type="float" office:value="2000" calcext:value-type="float">
            <text:p>2000</text:p>
          </table:table-cell>
          <table:table-cell table:formula="of:=10 * [.A336]/[.B336]" office:value-type="float" office:value="24640" calcext:value-type="float">
            <text:p>24640</text:p>
          </table:table-cell>
          <table:table-cell table:formula="of:=[.A336]/[.B336]" office:value-type="float" office:value="2464" calcext:value-type="float">
            <text:p>2464</text:p>
          </table:table-cell>
          <table:table-cell table:formula="of:=LOG([.A336];2)-1.3219" office:value-type="float" office:value="9.9448865406949" calcext:value-type="float">
            <text:p>9,94</text:p>
          </table:table-cell>
          <table:table-cell table:formula="of:=[.$J$1] * LOG([.B336] + [.$J$2]; 2) + [.$J$3]" office:value-type="float" office:value="8.27500704749987" calcext:value-type="float">
            <text:p>8,28</text:p>
          </table:table-cell>
          <table:table-cell table:number-columns-repeated="3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1" calcext:value-type="float">
            <text:p>1</text:p>
          </table:table-cell>
          <table:table-cell table:formula="of:=[.B337]*2000" office:value-type="float" office:value="2000" calcext:value-type="float">
            <text:p>2000</text:p>
          </table:table-cell>
          <table:table-cell table:formula="of:=10 * [.A337]/[.B337]" office:value-type="float" office:value="24760" calcext:value-type="float">
            <text:p>24760</text:p>
          </table:table-cell>
          <table:table-cell table:formula="of:=[.A337]/[.B337]" office:value-type="float" office:value="2476" calcext:value-type="float">
            <text:p>2476</text:p>
          </table:table-cell>
          <table:table-cell table:formula="of:=LOG([.A337];2)-1.3219" office:value-type="float" office:value="9.95189559921427" calcext:value-type="float">
            <text:p>9,95</text:p>
          </table:table-cell>
          <table:table-cell table:formula="of:=[.$J$1] * LOG([.B337] + [.$J$2]; 2) + [.$J$3]" office:value-type="float" office:value="8.27500704749987" calcext:value-type="float">
            <text:p>8,28</text:p>
          </table:table-cell>
          <table:table-cell table:number-columns-repeated="3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2" calcext:value-type="float">
            <text:p>2</text:p>
          </table:table-cell>
          <table:table-cell table:formula="of:=[.B338]*2000" office:value-type="float" office:value="4000" calcext:value-type="float">
            <text:p>4000</text:p>
          </table:table-cell>
          <table:table-cell table:formula="of:=10 * [.A338]/[.B338]" office:value-type="float" office:value="12380" calcext:value-type="float">
            <text:p>12380</text:p>
          </table:table-cell>
          <table:table-cell table:formula="of:=[.A338]/[.B338]" office:value-type="float" office:value="1238" calcext:value-type="float">
            <text:p>1238</text:p>
          </table:table-cell>
          <table:table-cell table:formula="of:=LOG([.A338];2)-1.3219" office:value-type="float" office:value="9.95189559921427" calcext:value-type="float">
            <text:p>9,95</text:p>
          </table:table-cell>
          <table:table-cell table:formula="of:=[.$J$1] * LOG([.B338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" calcext:value-type="float">
            <text:p>2</text:p>
          </table:table-cell>
          <table:table-cell table:formula="of:=[.B339]*2000" office:value-type="float" office:value="4000" calcext:value-type="float">
            <text:p>4000</text:p>
          </table:table-cell>
          <table:table-cell table:formula="of:=10 * [.A339]/[.B339]" office:value-type="float" office:value="12835" calcext:value-type="float">
            <text:p>12835</text:p>
          </table:table-cell>
          <table:table-cell table:formula="of:=[.A339]/[.B339]" office:value-type="float" office:value="1283.5" calcext:value-type="float">
            <text:p>1283,5</text:p>
          </table:table-cell>
          <table:table-cell table:formula="of:=LOG([.A339];2)-1.3219" office:value-type="float" office:value="10.0039675805754" calcext:value-type="float">
            <text:p>10,00</text:p>
          </table:table-cell>
          <table:table-cell table:formula="of:=[.$J$1] * LOG([.B339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" calcext:value-type="float">
            <text:p>2</text:p>
          </table:table-cell>
          <table:table-cell table:formula="of:=[.B340]*2000" office:value-type="float" office:value="4000" calcext:value-type="float">
            <text:p>4000</text:p>
          </table:table-cell>
          <table:table-cell table:formula="of:=10 * [.A340]/[.B340]" office:value-type="float" office:value="12835" calcext:value-type="float">
            <text:p>12835</text:p>
          </table:table-cell>
          <table:table-cell table:formula="of:=[.A340]/[.B340]" office:value-type="float" office:value="1283.5" calcext:value-type="float">
            <text:p>1283,5</text:p>
          </table:table-cell>
          <table:table-cell table:formula="of:=LOG([.A340];2)-1.3219" office:value-type="float" office:value="10.0039675805754" calcext:value-type="float">
            <text:p>10,00</text:p>
          </table:table-cell>
          <table:table-cell table:formula="of:=[.$J$1] * LOG([.B340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2" calcext:value-type="float">
            <text:p>2</text:p>
          </table:table-cell>
          <table:table-cell table:formula="of:=[.B341]*2000" office:value-type="float" office:value="4000" calcext:value-type="float">
            <text:p>4000</text:p>
          </table:table-cell>
          <table:table-cell table:formula="of:=10 * [.A341]/[.B341]" office:value-type="float" office:value="13285" calcext:value-type="float">
            <text:p>13285</text:p>
          </table:table-cell>
          <table:table-cell table:formula="of:=[.A341]/[.B341]" office:value-type="float" office:value="1328.5" calcext:value-type="float">
            <text:p>1328,5</text:p>
          </table:table-cell>
          <table:table-cell table:formula="of:=LOG([.A341];2)-1.3219" office:value-type="float" office:value="10.0536825124905" calcext:value-type="float">
            <text:p>10,05</text:p>
          </table:table-cell>
          <table:table-cell table:formula="of:=[.$J$1] * LOG([.B341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2" calcext:value-type="float">
            <text:p>2</text:p>
          </table:table-cell>
          <table:table-cell table:formula="of:=[.B342]*2000" office:value-type="float" office:value="4000" calcext:value-type="float">
            <text:p>4000</text:p>
          </table:table-cell>
          <table:table-cell table:formula="of:=10 * [.A342]/[.B342]" office:value-type="float" office:value="13285" calcext:value-type="float">
            <text:p>13285</text:p>
          </table:table-cell>
          <table:table-cell table:formula="of:=[.A342]/[.B342]" office:value-type="float" office:value="1328.5" calcext:value-type="float">
            <text:p>1328,5</text:p>
          </table:table-cell>
          <table:table-cell table:formula="of:=LOG([.A342];2)-1.3219" office:value-type="float" office:value="10.0536825124905" calcext:value-type="float">
            <text:p>10,05</text:p>
          </table:table-cell>
          <table:table-cell table:formula="of:=[.$J$1] * LOG([.B342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2" calcext:value-type="float">
            <text:p>2</text:p>
          </table:table-cell>
          <table:table-cell table:formula="of:=[.B343]*2000" office:value-type="float" office:value="4000" calcext:value-type="float">
            <text:p>4000</text:p>
          </table:table-cell>
          <table:table-cell table:formula="of:=10 * [.A343]/[.B343]" office:value-type="float" office:value="12420" calcext:value-type="float">
            <text:p>12420</text:p>
          </table:table-cell>
          <table:table-cell table:formula="of:=[.A343]/[.B343]" office:value-type="float" office:value="1242" calcext:value-type="float">
            <text:p>1242</text:p>
          </table:table-cell>
          <table:table-cell table:formula="of:=LOG([.A343];2)-1.3219" office:value-type="float" office:value="9.95654945822048" calcext:value-type="float">
            <text:p>9,96</text:p>
          </table:table-cell>
          <table:table-cell table:formula="of:=[.$J$1] * LOG([.B343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" calcext:value-type="float">
            <text:p>4</text:p>
          </table:table-cell>
          <table:table-cell table:formula="of:=[.B344]*2000" office:value-type="float" office:value="8000" calcext:value-type="float">
            <text:p>8000</text:p>
          </table:table-cell>
          <table:table-cell table:formula="of:=10 * [.A344]/[.B344]" office:value-type="float" office:value="6210" calcext:value-type="float">
            <text:p>6210</text:p>
          </table:table-cell>
          <table:table-cell table:formula="of:=[.A344]/[.B344]" office:value-type="float" office:value="621" calcext:value-type="float">
            <text:p>621</text:p>
          </table:table-cell>
          <table:table-cell table:formula="of:=LOG([.A344];2)-1.3219" office:value-type="float" office:value="9.95654945822048" calcext:value-type="float">
            <text:p>9,96</text:p>
          </table:table-cell>
          <table:table-cell table:formula="of:=[.$J$1] * LOG([.B344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4" calcext:value-type="float">
            <text:p>4</text:p>
          </table:table-cell>
          <table:table-cell table:formula="of:=[.B345]*2000" office:value-type="float" office:value="8000" calcext:value-type="float">
            <text:p>8000</text:p>
          </table:table-cell>
          <table:table-cell table:formula="of:=10 * [.A345]/[.B345]" office:value-type="float" office:value="6692.5" calcext:value-type="float">
            <text:p>6692,5</text:p>
          </table:table-cell>
          <table:table-cell table:formula="of:=[.A345]/[.B345]" office:value-type="float" office:value="669.25" calcext:value-type="float">
            <text:p>669,25</text:p>
          </table:table-cell>
          <table:table-cell table:formula="of:=LOG([.A345];2)-1.3219" office:value-type="float" office:value="10.0645014236408" calcext:value-type="float">
            <text:p>10,06</text:p>
          </table:table-cell>
          <table:table-cell table:formula="of:=[.$J$1] * LOG([.B345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4" calcext:value-type="float">
            <text:p>4</text:p>
          </table:table-cell>
          <table:table-cell table:formula="of:=[.B346]*2000" office:value-type="float" office:value="8000" calcext:value-type="float">
            <text:p>8000</text:p>
          </table:table-cell>
          <table:table-cell table:formula="of:=10 * [.A346]/[.B346]" office:value-type="float" office:value="6692.5" calcext:value-type="float">
            <text:p>6692,5</text:p>
          </table:table-cell>
          <table:table-cell table:formula="of:=[.A346]/[.B346]" office:value-type="float" office:value="669.25" calcext:value-type="float">
            <text:p>669,25</text:p>
          </table:table-cell>
          <table:table-cell table:formula="of:=LOG([.A346];2)-1.3219" office:value-type="float" office:value="10.0645014236408" calcext:value-type="float">
            <text:p>10,06</text:p>
          </table:table-cell>
          <table:table-cell table:formula="of:=[.$J$1] * LOG([.B346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4" calcext:value-type="float">
            <text:p>4</text:p>
          </table:table-cell>
          <table:table-cell table:formula="of:=[.B347]*2000" office:value-type="float" office:value="8000" calcext:value-type="float">
            <text:p>8000</text:p>
          </table:table-cell>
          <table:table-cell table:formula="of:=10 * [.A347]/[.B347]" office:value-type="float" office:value="6307.5" calcext:value-type="float">
            <text:p>6307,5</text:p>
          </table:table-cell>
          <table:table-cell table:formula="of:=[.A347]/[.B347]" office:value-type="float" office:value="630.75" calcext:value-type="float">
            <text:p>630,75</text:p>
          </table:table-cell>
          <table:table-cell table:formula="of:=LOG([.A347];2)-1.3219" office:value-type="float" office:value="9.9790244909763" calcext:value-type="float">
            <text:p>9,98</text:p>
          </table:table-cell>
          <table:table-cell table:formula="of:=[.$J$1] * LOG([.B347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6" calcext:value-type="float">
            <text:p>6</text:p>
          </table:table-cell>
          <table:table-cell table:formula="of:=[.B348]*2000" office:value-type="float" office:value="12000" calcext:value-type="float">
            <text:p>12000</text:p>
          </table:table-cell>
          <table:table-cell table:formula="of:=10 * [.A348]/[.B348]" office:value-type="float" office:value="4205" calcext:value-type="float">
            <text:p>4205</text:p>
          </table:table-cell>
          <table:table-cell table:formula="of:=[.A348]/[.B348]" office:value-type="float" office:value="420.5" calcext:value-type="float">
            <text:p>420,5</text:p>
          </table:table-cell>
          <table:table-cell table:formula="of:=LOG([.A348];2)-1.3219" office:value-type="float" office:value="9.9790244909763" calcext:value-type="float">
            <text:p>9,98</text:p>
          </table:table-cell>
          <table:table-cell table:formula="of:=[.$J$1] * LOG([.B348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6" calcext:value-type="float">
            <text:p>6</text:p>
          </table:table-cell>
          <table:table-cell table:formula="of:=[.B349]*2000" office:value-type="float" office:value="12000" calcext:value-type="float">
            <text:p>12000</text:p>
          </table:table-cell>
          <table:table-cell table:formula="of:=10 * [.A349]/[.B349]" office:value-type="float" office:value="4283.33333333333" calcext:value-type="float">
            <text:p>4283,33333333333</text:p>
          </table:table-cell>
          <table:table-cell table:formula="of:=[.A349]/[.B349]" office:value-type="float" office:value="428.333333333333" calcext:value-type="float">
            <text:p>428,333333333333</text:p>
          </table:table-cell>
          <table:table-cell table:formula="of:=LOG([.A349];2)-1.3219" office:value-type="float" office:value="10.0056526440812" calcext:value-type="float">
            <text:p>10,01</text:p>
          </table:table-cell>
          <table:table-cell table:formula="of:=[.$J$1] * LOG([.B349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5" calcext:value-type="float">
            <text:p>5</text:p>
          </table:table-cell>
          <table:table-cell table:formula="of:=[.B350]*2000" office:value-type="float" office:value="10000" calcext:value-type="float">
            <text:p>10000</text:p>
          </table:table-cell>
          <table:table-cell table:formula="of:=10 * [.A350]/[.B350]" office:value-type="float" office:value="5140" calcext:value-type="float">
            <text:p>5140</text:p>
          </table:table-cell>
          <table:table-cell table:formula="of:=[.A350]/[.B350]" office:value-type="float" office:value="514" calcext:value-type="float">
            <text:p>514</text:p>
          </table:table-cell>
          <table:table-cell table:formula="of:=LOG([.A350];2)-1.3219" office:value-type="float" office:value="10.0056526440812" calcext:value-type="float">
            <text:p>10,01</text:p>
          </table:table-cell>
          <table:table-cell table:formula="of:=[.$J$1] * LOG([.B350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5" calcext:value-type="float">
            <text:p>5</text:p>
          </table:table-cell>
          <table:table-cell table:formula="of:=[.B351]*2000" office:value-type="float" office:value="10000" calcext:value-type="float">
            <text:p>10000</text:p>
          </table:table-cell>
          <table:table-cell table:formula="of:=10 * [.A351]/[.B351]" office:value-type="float" office:value="7396" calcext:value-type="float">
            <text:p>7396</text:p>
          </table:table-cell>
          <table:table-cell table:formula="of:=[.A351]/[.B351]" office:value-type="float" office:value="739.6" calcext:value-type="float">
            <text:p>739,6</text:p>
          </table:table-cell>
          <table:table-cell table:formula="of:=LOG([.A351];2)-1.3219" office:value-type="float" office:value="10.5306295094042" calcext:value-type="float">
            <text:p>10,53</text:p>
          </table:table-cell>
          <table:table-cell table:formula="of:=[.$J$1] * LOG([.B351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4" calcext:value-type="float">
            <text:p>4</text:p>
          </table:table-cell>
          <table:table-cell table:formula="of:=[.B352]*2000" office:value-type="float" office:value="8000" calcext:value-type="float">
            <text:p>8000</text:p>
          </table:table-cell>
          <table:table-cell table:formula="of:=10 * [.A352]/[.B352]" office:value-type="float" office:value="9245" calcext:value-type="float">
            <text:p>9245</text:p>
          </table:table-cell>
          <table:table-cell table:formula="of:=[.A352]/[.B352]" office:value-type="float" office:value="924.5" calcext:value-type="float">
            <text:p>924,5</text:p>
          </table:table-cell>
          <table:table-cell table:formula="of:=LOG([.A352];2)-1.3219" office:value-type="float" office:value="10.5306295094042" calcext:value-type="float">
            <text:p>10,53</text:p>
          </table:table-cell>
          <table:table-cell table:formula="of:=[.$J$1] * LOG([.B352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4" calcext:value-type="float">
            <text:p>4</text:p>
          </table:table-cell>
          <table:table-cell table:formula="of:=[.B353]*2000" office:value-type="float" office:value="8000" calcext:value-type="float">
            <text:p>8000</text:p>
          </table:table-cell>
          <table:table-cell table:formula="of:=10 * [.A353]/[.B353]" office:value-type="float" office:value="7787.5" calcext:value-type="float">
            <text:p>7787,5</text:p>
          </table:table-cell>
          <table:table-cell table:formula="of:=[.A353]/[.B353]" office:value-type="float" office:value="778.75" calcext:value-type="float">
            <text:p>778,75</text:p>
          </table:table-cell>
          <table:table-cell table:formula="of:=LOG([.A353];2)-1.3219" office:value-type="float" office:value="10.2831164479114" calcext:value-type="float">
            <text:p>10,28</text:p>
          </table:table-cell>
          <table:table-cell table:formula="of:=[.$J$1] * LOG([.B353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4" calcext:value-type="float">
            <text:p>4</text:p>
          </table:table-cell>
          <table:table-cell table:formula="of:=[.B354]*2000" office:value-type="float" office:value="8000" calcext:value-type="float">
            <text:p>8000</text:p>
          </table:table-cell>
          <table:table-cell table:formula="of:=10 * [.A354]/[.B354]" office:value-type="float" office:value="7787.5" calcext:value-type="float">
            <text:p>7787,5</text:p>
          </table:table-cell>
          <table:table-cell table:formula="of:=[.A354]/[.B354]" office:value-type="float" office:value="778.75" calcext:value-type="float">
            <text:p>778,75</text:p>
          </table:table-cell>
          <table:table-cell table:formula="of:=LOG([.A354];2)-1.3219" office:value-type="float" office:value="10.2831164479114" calcext:value-type="float">
            <text:p>10,28</text:p>
          </table:table-cell>
          <table:table-cell table:formula="of:=[.$J$1] * LOG([.B354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4" calcext:value-type="float">
            <text:p>4</text:p>
          </table:table-cell>
          <table:table-cell table:formula="of:=[.B355]*2000" office:value-type="float" office:value="8000" calcext:value-type="float">
            <text:p>8000</text:p>
          </table:table-cell>
          <table:table-cell table:formula="of:=10 * [.A355]/[.B355]" office:value-type="float" office:value="7300" calcext:value-type="float">
            <text:p>7300</text:p>
          </table:table-cell>
          <table:table-cell table:formula="of:=[.A355]/[.B355]" office:value-type="float" office:value="730" calcext:value-type="float">
            <text:p>730</text:p>
          </table:table-cell>
          <table:table-cell table:formula="of:=LOG([.A355];2)-1.3219" office:value-type="float" office:value="10.1898526537674" calcext:value-type="float">
            <text:p>10,19</text:p>
          </table:table-cell>
          <table:table-cell table:formula="of:=[.$J$1] * LOG([.B355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4" calcext:value-type="float">
            <text:p>4</text:p>
          </table:table-cell>
          <table:table-cell table:formula="of:=[.B356]*2000" office:value-type="float" office:value="8000" calcext:value-type="float">
            <text:p>8000</text:p>
          </table:table-cell>
          <table:table-cell table:formula="of:=10 * [.A356]/[.B356]" office:value-type="float" office:value="7300" calcext:value-type="float">
            <text:p>7300</text:p>
          </table:table-cell>
          <table:table-cell table:formula="of:=[.A356]/[.B356]" office:value-type="float" office:value="730" calcext:value-type="float">
            <text:p>730</text:p>
          </table:table-cell>
          <table:table-cell table:formula="of:=LOG([.A356];2)-1.3219" office:value-type="float" office:value="10.1898526537674" calcext:value-type="float">
            <text:p>10,19</text:p>
          </table:table-cell>
          <table:table-cell table:formula="of:=[.$J$1] * LOG([.B356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4" calcext:value-type="float">
            <text:p>4</text:p>
          </table:table-cell>
          <table:table-cell table:formula="of:=[.B357]*2000" office:value-type="float" office:value="8000" calcext:value-type="float">
            <text:p>8000</text:p>
          </table:table-cell>
          <table:table-cell table:formula="of:=10 * [.A357]/[.B357]" office:value-type="float" office:value="7052.5" calcext:value-type="float">
            <text:p>7052,5</text:p>
          </table:table-cell>
          <table:table-cell table:formula="of:=[.A357]/[.B357]" office:value-type="float" office:value="705.25" calcext:value-type="float">
            <text:p>705,25</text:p>
          </table:table-cell>
          <table:table-cell table:formula="of:=LOG([.A357];2)-1.3219" office:value-type="float" office:value="10.1400909505856" calcext:value-type="float">
            <text:p>10,14</text:p>
          </table:table-cell>
          <table:table-cell table:formula="of:=[.$J$1] * LOG([.B357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4" calcext:value-type="float">
            <text:p>4</text:p>
          </table:table-cell>
          <table:table-cell table:formula="of:=[.B358]*2000" office:value-type="float" office:value="8000" calcext:value-type="float">
            <text:p>8000</text:p>
          </table:table-cell>
          <table:table-cell table:formula="of:=10 * [.A358]/[.B358]" office:value-type="float" office:value="7052.5" calcext:value-type="float">
            <text:p>7052,5</text:p>
          </table:table-cell>
          <table:table-cell table:formula="of:=[.A358]/[.B358]" office:value-type="float" office:value="705.25" calcext:value-type="float">
            <text:p>705,25</text:p>
          </table:table-cell>
          <table:table-cell table:formula="of:=LOG([.A358];2)-1.3219" office:value-type="float" office:value="10.1400909505856" calcext:value-type="float">
            <text:p>10,14</text:p>
          </table:table-cell>
          <table:table-cell table:formula="of:=[.$J$1] * LOG([.B358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4" calcext:value-type="float">
            <text:p>4</text:p>
          </table:table-cell>
          <table:table-cell table:formula="of:=[.B359]*2000" office:value-type="float" office:value="8000" calcext:value-type="float">
            <text:p>8000</text:p>
          </table:table-cell>
          <table:table-cell table:formula="of:=10 * [.A359]/[.B359]" office:value-type="float" office:value="6642.5" calcext:value-type="float">
            <text:p>6642,5</text:p>
          </table:table-cell>
          <table:table-cell table:formula="of:=[.A359]/[.B359]" office:value-type="float" office:value="664.25" calcext:value-type="float">
            <text:p>664,25</text:p>
          </table:table-cell>
          <table:table-cell table:formula="of:=LOG([.A359];2)-1.3219" office:value-type="float" office:value="10.0536825124905" calcext:value-type="float">
            <text:p>10,05</text:p>
          </table:table-cell>
          <table:table-cell table:formula="of:=[.$J$1] * LOG([.B359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3" calcext:value-type="float">
            <text:p>3</text:p>
          </table:table-cell>
          <table:table-cell table:formula="of:=[.B360]*2000" office:value-type="float" office:value="6000" calcext:value-type="float">
            <text:p>6000</text:p>
          </table:table-cell>
          <table:table-cell table:formula="of:=10 * [.A360]/[.B360]" office:value-type="float" office:value="8856.66666666667" calcext:value-type="float">
            <text:p>8856,66666666667</text:p>
          </table:table-cell>
          <table:table-cell table:formula="of:=[.A360]/[.B360]" office:value-type="float" office:value="885.666666666667" calcext:value-type="float">
            <text:p>885,666666666667</text:p>
          </table:table-cell>
          <table:table-cell table:formula="of:=LOG([.A360];2)-1.3219" office:value-type="float" office:value="10.0536825124905" calcext:value-type="float">
            <text:p>10,05</text:p>
          </table:table-cell>
          <table:table-cell table:formula="of:=[.$J$1] * LOG([.B360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3" calcext:value-type="float">
            <text:p>3</text:p>
          </table:table-cell>
          <table:table-cell table:formula="of:=[.B361]*2000" office:value-type="float" office:value="6000" calcext:value-type="float">
            <text:p>6000</text:p>
          </table:table-cell>
          <table:table-cell table:formula="of:=10 * [.A361]/[.B361]" office:value-type="float" office:value="8633.33333333333" calcext:value-type="float">
            <text:p>8633,33333333333</text:p>
          </table:table-cell>
          <table:table-cell table:formula="of:=[.A361]/[.B361]" office:value-type="float" office:value="863.333333333333" calcext:value-type="float">
            <text:p>863,333333333333</text:p>
          </table:table-cell>
          <table:table-cell table:formula="of:=LOG([.A361];2)-1.3219" office:value-type="float" office:value="10.0168363825739" calcext:value-type="float">
            <text:p>10,02</text:p>
          </table:table-cell>
          <table:table-cell table:formula="of:=[.$J$1] * LOG([.B361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4" calcext:value-type="float">
            <text:p>4</text:p>
          </table:table-cell>
          <table:table-cell table:formula="of:=[.B362]*2000" office:value-type="float" office:value="8000" calcext:value-type="float">
            <text:p>8000</text:p>
          </table:table-cell>
          <table:table-cell table:formula="of:=10 * [.A362]/[.B362]" office:value-type="float" office:value="6475" calcext:value-type="float">
            <text:p>6475</text:p>
          </table:table-cell>
          <table:table-cell table:formula="of:=[.A362]/[.B362]" office:value-type="float" office:value="647.5" calcext:value-type="float">
            <text:p>647,5</text:p>
          </table:table-cell>
          <table:table-cell table:formula="of:=LOG([.A362];2)-1.3219" office:value-type="float" office:value="10.0168363825739" calcext:value-type="float">
            <text:p>10,02</text:p>
          </table:table-cell>
          <table:table-cell table:formula="of:=[.$J$1] * LOG([.B362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4" calcext:value-type="float">
            <text:p>4</text:p>
          </table:table-cell>
          <table:table-cell table:formula="of:=[.B363]*2000" office:value-type="float" office:value="8000" calcext:value-type="float">
            <text:p>8000</text:p>
          </table:table-cell>
          <table:table-cell table:formula="of:=10 * [.A363]/[.B363]" office:value-type="float" office:value="6340" calcext:value-type="float">
            <text:p>6340</text:p>
          </table:table-cell>
          <table:table-cell table:formula="of:=[.A363]/[.B363]" office:value-type="float" office:value="634" calcext:value-type="float">
            <text:p>634</text:p>
          </table:table-cell>
          <table:table-cell table:formula="of:=LOG([.A363];2)-1.3219" office:value-type="float" office:value="9.98643903013941" calcext:value-type="float">
            <text:p>9,99</text:p>
          </table:table-cell>
          <table:table-cell table:formula="of:=[.$J$1] * LOG([.B363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4" calcext:value-type="float">
            <text:p>4</text:p>
          </table:table-cell>
          <table:table-cell table:formula="of:=[.B364]*2000" office:value-type="float" office:value="8000" calcext:value-type="float">
            <text:p>8000</text:p>
          </table:table-cell>
          <table:table-cell table:formula="of:=10 * [.A364]/[.B364]" office:value-type="float" office:value="6340" calcext:value-type="float">
            <text:p>6340</text:p>
          </table:table-cell>
          <table:table-cell table:formula="of:=[.A364]/[.B364]" office:value-type="float" office:value="634" calcext:value-type="float">
            <text:p>634</text:p>
          </table:table-cell>
          <table:table-cell table:formula="of:=LOG([.A364];2)-1.3219" office:value-type="float" office:value="9.98643903013941" calcext:value-type="float">
            <text:p>9,99</text:p>
          </table:table-cell>
          <table:table-cell table:formula="of:=[.$J$1] * LOG([.B364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4" calcext:value-type="float">
            <text:p>4</text:p>
          </table:table-cell>
          <table:table-cell table:formula="of:=[.B365]*2000" office:value-type="float" office:value="8000" calcext:value-type="float">
            <text:p>8000</text:p>
          </table:table-cell>
          <table:table-cell table:formula="of:=10 * [.A365]/[.B365]" office:value-type="float" office:value="6295" calcext:value-type="float">
            <text:p>6295</text:p>
          </table:table-cell>
          <table:table-cell table:formula="of:=[.A365]/[.B365]" office:value-type="float" office:value="629.5" calcext:value-type="float">
            <text:p>629,5</text:p>
          </table:table-cell>
          <table:table-cell table:formula="of:=LOG([.A365];2)-1.3219" office:value-type="float" office:value="9.97616256771902" calcext:value-type="float">
            <text:p>9,98</text:p>
          </table:table-cell>
          <table:table-cell table:formula="of:=[.$J$1] * LOG([.B365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4" calcext:value-type="float">
            <text:p>4</text:p>
          </table:table-cell>
          <table:table-cell table:formula="of:=[.B366]*2000" office:value-type="float" office:value="8000" calcext:value-type="float">
            <text:p>8000</text:p>
          </table:table-cell>
          <table:table-cell table:formula="of:=10 * [.A366]/[.B366]" office:value-type="float" office:value="6295" calcext:value-type="float">
            <text:p>6295</text:p>
          </table:table-cell>
          <table:table-cell table:formula="of:=[.A366]/[.B366]" office:value-type="float" office:value="629.5" calcext:value-type="float">
            <text:p>629,5</text:p>
          </table:table-cell>
          <table:table-cell table:formula="of:=LOG([.A366];2)-1.3219" office:value-type="float" office:value="9.97616256771902" calcext:value-type="float">
            <text:p>9,98</text:p>
          </table:table-cell>
          <table:table-cell table:formula="of:=[.$J$1] * LOG([.B366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4" calcext:value-type="float">
            <text:p>4</text:p>
          </table:table-cell>
          <table:table-cell table:formula="of:=[.B367]*2000" office:value-type="float" office:value="8000" calcext:value-type="float">
            <text:p>8000</text:p>
          </table:table-cell>
          <table:table-cell table:formula="of:=10 * [.A367]/[.B367]" office:value-type="float" office:value="6300" calcext:value-type="float">
            <text:p>6300</text:p>
          </table:table-cell>
          <table:table-cell table:formula="of:=[.A367]/[.B367]" office:value-type="float" office:value="630" calcext:value-type="float">
            <text:p>630</text:p>
          </table:table-cell>
          <table:table-cell table:formula="of:=LOG([.A367];2)-1.3219" office:value-type="float" office:value="9.97730801838728" calcext:value-type="float">
            <text:p>9,98</text:p>
          </table:table-cell>
          <table:table-cell table:formula="of:=[.$J$1] * LOG([.B367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4" calcext:value-type="float">
            <text:p>4</text:p>
          </table:table-cell>
          <table:table-cell table:formula="of:=[.B368]*2000" office:value-type="float" office:value="8000" calcext:value-type="float">
            <text:p>8000</text:p>
          </table:table-cell>
          <table:table-cell table:formula="of:=10 * [.A368]/[.B368]" office:value-type="float" office:value="6300" calcext:value-type="float">
            <text:p>6300</text:p>
          </table:table-cell>
          <table:table-cell table:formula="of:=[.A368]/[.B368]" office:value-type="float" office:value="630" calcext:value-type="float">
            <text:p>630</text:p>
          </table:table-cell>
          <table:table-cell table:formula="of:=LOG([.A368];2)-1.3219" office:value-type="float" office:value="9.97730801838728" calcext:value-type="float">
            <text:p>9,98</text:p>
          </table:table-cell>
          <table:table-cell table:formula="of:=[.$J$1] * LOG([.B368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4" calcext:value-type="float">
            <text:p>4</text:p>
          </table:table-cell>
          <table:table-cell table:formula="of:=[.B369]*2000" office:value-type="float" office:value="8000" calcext:value-type="float">
            <text:p>8000</text:p>
          </table:table-cell>
          <table:table-cell table:formula="of:=10 * [.A369]/[.B369]" office:value-type="float" office:value="6505" calcext:value-type="float">
            <text:p>6505</text:p>
          </table:table-cell>
          <table:table-cell table:formula="of:=[.A369]/[.B369]" office:value-type="float" office:value="650.5" calcext:value-type="float">
            <text:p>650,5</text:p>
          </table:table-cell>
          <table:table-cell table:formula="of:=LOG([.A369];2)-1.3219" office:value-type="float" office:value="10.0235052467178" calcext:value-type="float">
            <text:p>10,02</text:p>
          </table:table-cell>
          <table:table-cell table:formula="of:=[.$J$1] * LOG([.B369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3" calcext:value-type="float">
            <text:p>3</text:p>
          </table:table-cell>
          <table:table-cell table:formula="of:=[.B370]*2000" office:value-type="float" office:value="6000" calcext:value-type="float">
            <text:p>6000</text:p>
          </table:table-cell>
          <table:table-cell table:formula="of:=10 * [.A370]/[.B370]" office:value-type="float" office:value="8673.33333333333" calcext:value-type="float">
            <text:p>8673,33333333333</text:p>
          </table:table-cell>
          <table:table-cell table:formula="of:=[.A370]/[.B370]" office:value-type="float" office:value="867.333333333333" calcext:value-type="float">
            <text:p>867,333333333333</text:p>
          </table:table-cell>
          <table:table-cell table:formula="of:=LOG([.A370];2)-1.3219" office:value-type="float" office:value="10.0235052467178" calcext:value-type="float">
            <text:p>10,02</text:p>
          </table:table-cell>
          <table:table-cell table:formula="of:=[.$J$1] * LOG([.B370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3" calcext:value-type="float">
            <text:p>3</text:p>
          </table:table-cell>
          <table:table-cell table:formula="of:=[.B371]*2000" office:value-type="float" office:value="6000" calcext:value-type="float">
            <text:p>6000</text:p>
          </table:table-cell>
          <table:table-cell table:formula="of:=10 * [.A371]/[.B371]" office:value-type="float" office:value="8186.66666666667" calcext:value-type="float">
            <text:p>8186,66666666667</text:p>
          </table:table-cell>
          <table:table-cell table:formula="of:=[.A371]/[.B371]" office:value-type="float" office:value="818.666666666667" calcext:value-type="float">
            <text:p>818,666666666667</text:p>
          </table:table-cell>
          <table:table-cell table:formula="of:=LOG([.A371];2)-1.3219" office:value-type="float" office:value="9.94019484537018" calcext:value-type="float">
            <text:p>9,94</text:p>
          </table:table-cell>
          <table:table-cell table:formula="of:=[.$J$1] * LOG([.B371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2" calcext:value-type="float">
            <text:p>2</text:p>
          </table:table-cell>
          <table:table-cell table:formula="of:=[.B372]*2000" office:value-type="float" office:value="4000" calcext:value-type="float">
            <text:p>4000</text:p>
          </table:table-cell>
          <table:table-cell table:formula="of:=10 * [.A372]/[.B372]" office:value-type="float" office:value="12280" calcext:value-type="float">
            <text:p>12280</text:p>
          </table:table-cell>
          <table:table-cell table:formula="of:=[.A372]/[.B372]" office:value-type="float" office:value="1228" calcext:value-type="float">
            <text:p>1228</text:p>
          </table:table-cell>
          <table:table-cell table:formula="of:=LOG([.A372];2)-1.3219" office:value-type="float" office:value="9.94019484537018" calcext:value-type="float">
            <text:p>9,94</text:p>
          </table:table-cell>
          <table:table-cell table:formula="of:=[.$J$1] * LOG([.B372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2" calcext:value-type="float">
            <text:p>2</text:p>
          </table:table-cell>
          <table:table-cell table:formula="of:=[.B373]*2000" office:value-type="float" office:value="4000" calcext:value-type="float">
            <text:p>4000</text:p>
          </table:table-cell>
          <table:table-cell table:formula="of:=10 * [.A373]/[.B373]" office:value-type="float" office:value="11915" calcext:value-type="float">
            <text:p>11915</text:p>
          </table:table-cell>
          <table:table-cell table:formula="of:=[.A373]/[.B373]" office:value-type="float" office:value="1191.5" calcext:value-type="float">
            <text:p>1191,5</text:p>
          </table:table-cell>
          <table:table-cell table:formula="of:=LOG([.A373];2)-1.3219" office:value-type="float" office:value="9.89666323619027" calcext:value-type="float">
            <text:p>9,90</text:p>
          </table:table-cell>
          <table:table-cell table:formula="of:=[.$J$1] * LOG([.B373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2" calcext:value-type="float">
            <text:p>2</text:p>
          </table:table-cell>
          <table:table-cell table:formula="of:=[.B374]*2000" office:value-type="float" office:value="4000" calcext:value-type="float">
            <text:p>4000</text:p>
          </table:table-cell>
          <table:table-cell table:formula="of:=10 * [.A374]/[.B374]" office:value-type="float" office:value="11915" calcext:value-type="float">
            <text:p>11915</text:p>
          </table:table-cell>
          <table:table-cell table:formula="of:=[.A374]/[.B374]" office:value-type="float" office:value="1191.5" calcext:value-type="float">
            <text:p>1191,5</text:p>
          </table:table-cell>
          <table:table-cell table:formula="of:=LOG([.A374];2)-1.3219" office:value-type="float" office:value="9.89666323619027" calcext:value-type="float">
            <text:p>9,90</text:p>
          </table:table-cell>
          <table:table-cell table:formula="of:=[.$J$1] * LOG([.B374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2" calcext:value-type="float">
            <text:p>2</text:p>
          </table:table-cell>
          <table:table-cell table:formula="of:=[.B375]*2000" office:value-type="float" office:value="4000" calcext:value-type="float">
            <text:p>4000</text:p>
          </table:table-cell>
          <table:table-cell table:formula="of:=10 * [.A375]/[.B375]" office:value-type="float" office:value="11830" calcext:value-type="float">
            <text:p>11830</text:p>
          </table:table-cell>
          <table:table-cell table:formula="of:=[.A375]/[.B375]" office:value-type="float" office:value="1183" calcext:value-type="float">
            <text:p>1183</text:p>
          </table:table-cell>
          <table:table-cell table:formula="of:=LOG([.A375];2)-1.3219" office:value-type="float" office:value="9.88633435833979" calcext:value-type="float">
            <text:p>9,89</text:p>
          </table:table-cell>
          <table:table-cell table:formula="of:=[.$J$1] * LOG([.B375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2" calcext:value-type="float">
            <text:p>2</text:p>
          </table:table-cell>
          <table:table-cell table:formula="of:=[.B376]*2000" office:value-type="float" office:value="4000" calcext:value-type="float">
            <text:p>4000</text:p>
          </table:table-cell>
          <table:table-cell table:formula="of:=10 * [.A376]/[.B376]" office:value-type="float" office:value="11830" calcext:value-type="float">
            <text:p>11830</text:p>
          </table:table-cell>
          <table:table-cell table:formula="of:=[.A376]/[.B376]" office:value-type="float" office:value="1183" calcext:value-type="float">
            <text:p>1183</text:p>
          </table:table-cell>
          <table:table-cell table:formula="of:=LOG([.A376];2)-1.3219" office:value-type="float" office:value="9.88633435833979" calcext:value-type="float">
            <text:p>9,89</text:p>
          </table:table-cell>
          <table:table-cell table:formula="of:=[.$J$1] * LOG([.B376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2" calcext:value-type="float">
            <text:p>2</text:p>
          </table:table-cell>
          <table:table-cell table:formula="of:=[.B377]*2000" office:value-type="float" office:value="4000" calcext:value-type="float">
            <text:p>4000</text:p>
          </table:table-cell>
          <table:table-cell table:formula="of:=10 * [.A377]/[.B377]" office:value-type="float" office:value="12600" calcext:value-type="float">
            <text:p>12600</text:p>
          </table:table-cell>
          <table:table-cell table:formula="of:=[.A377]/[.B377]" office:value-type="float" office:value="1260" calcext:value-type="float">
            <text:p>1260</text:p>
          </table:table-cell>
          <table:table-cell table:formula="of:=LOG([.A377];2)-1.3219" office:value-type="float" office:value="9.97730801838728" calcext:value-type="float">
            <text:p>9,98</text:p>
          </table:table-cell>
          <table:table-cell table:formula="of:=[.$J$1] * LOG([.B377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2" calcext:value-type="float">
            <text:p>2</text:p>
          </table:table-cell>
          <table:table-cell table:formula="of:=[.B378]*2000" office:value-type="float" office:value="4000" calcext:value-type="float">
            <text:p>4000</text:p>
          </table:table-cell>
          <table:table-cell table:formula="of:=10 * [.A378]/[.B378]" office:value-type="float" office:value="12600" calcext:value-type="float">
            <text:p>12600</text:p>
          </table:table-cell>
          <table:table-cell table:formula="of:=[.A378]/[.B378]" office:value-type="float" office:value="1260" calcext:value-type="float">
            <text:p>1260</text:p>
          </table:table-cell>
          <table:table-cell table:formula="of:=LOG([.A378];2)-1.3219" office:value-type="float" office:value="9.97730801838728" calcext:value-type="float">
            <text:p>9,98</text:p>
          </table:table-cell>
          <table:table-cell table:formula="of:=[.$J$1] * LOG([.B378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2" calcext:value-type="float">
            <text:p>2</text:p>
          </table:table-cell>
          <table:table-cell table:formula="of:=[.B379]*2000" office:value-type="float" office:value="4000" calcext:value-type="float">
            <text:p>4000</text:p>
          </table:table-cell>
          <table:table-cell table:formula="of:=10 * [.A379]/[.B379]" office:value-type="float" office:value="18770" calcext:value-type="float">
            <text:p>18770</text:p>
          </table:table-cell>
          <table:table-cell table:formula="of:=[.A379]/[.B379]" office:value-type="float" office:value="1877" calcext:value-type="float">
            <text:p>1877</text:p>
          </table:table-cell>
          <table:table-cell table:formula="of:=LOG([.A379];2)-1.3219" office:value-type="float" office:value="10.5523129348309" calcext:value-type="float">
            <text:p>10,55</text:p>
          </table:table-cell>
          <table:table-cell table:formula="of:=[.$J$1] * LOG([.B379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3" calcext:value-type="float">
            <text:p>3</text:p>
          </table:table-cell>
          <table:table-cell table:formula="of:=[.B380]*2000" office:value-type="float" office:value="6000" calcext:value-type="float">
            <text:p>6000</text:p>
          </table:table-cell>
          <table:table-cell table:formula="of:=10 * [.A380]/[.B380]" office:value-type="float" office:value="12513.3333333333" calcext:value-type="float">
            <text:p>12513,3333333333</text:p>
          </table:table-cell>
          <table:table-cell table:formula="of:=[.A380]/[.B380]" office:value-type="float" office:value="1251.33333333333" calcext:value-type="float">
            <text:p>1251,33333333333</text:p>
          </table:table-cell>
          <table:table-cell table:formula="of:=LOG([.A380];2)-1.3219" office:value-type="float" office:value="10.5523129348309" calcext:value-type="float">
            <text:p>10,55</text:p>
          </table:table-cell>
          <table:table-cell table:formula="of:=[.$J$1] * LOG([.B380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float" office:value="3" calcext:value-type="float">
            <text:p>3</text:p>
          </table:table-cell>
          <table:table-cell table:formula="of:=[.B381]*2000" office:value-type="float" office:value="6000" calcext:value-type="float">
            <text:p>6000</text:p>
          </table:table-cell>
          <table:table-cell table:formula="of:=10 * [.A381]/[.B381]" office:value-type="float" office:value="20053.3333333333" calcext:value-type="float">
            <text:p>20053,3333333333</text:p>
          </table:table-cell>
          <table:table-cell table:formula="of:=[.A381]/[.B381]" office:value-type="float" office:value="2005.33333333333" calcext:value-type="float">
            <text:p>2005,33333333333</text:p>
          </table:table-cell>
          <table:table-cell table:formula="of:=LOG([.A381];2)-1.3219" office:value-type="float" office:value="11.2326888516776" calcext:value-type="float">
            <text:p>11,23</text:p>
          </table:table-cell>
          <table:table-cell table:formula="of:=[.$J$1] * LOG([.B381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float" office:value="3" calcext:value-type="float">
            <text:p>3</text:p>
          </table:table-cell>
          <table:table-cell table:formula="of:=[.B382]*2000" office:value-type="float" office:value="6000" calcext:value-type="float">
            <text:p>6000</text:p>
          </table:table-cell>
          <table:table-cell table:formula="of:=10 * [.A382]/[.B382]" office:value-type="float" office:value="20053.3333333333" calcext:value-type="float">
            <text:p>20053,3333333333</text:p>
          </table:table-cell>
          <table:table-cell table:formula="of:=[.A382]/[.B382]" office:value-type="float" office:value="2005.33333333333" calcext:value-type="float">
            <text:p>2005,33333333333</text:p>
          </table:table-cell>
          <table:table-cell table:formula="of:=LOG([.A382];2)-1.3219" office:value-type="float" office:value="11.2326888516776" calcext:value-type="float">
            <text:p>11,23</text:p>
          </table:table-cell>
          <table:table-cell table:formula="of:=[.$J$1] * LOG([.B382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8366" calcext:value-type="float">
            <text:p>8366</text:p>
          </table:table-cell>
          <table:table-cell office:value-type="float" office:value="3" calcext:value-type="float">
            <text:p>3</text:p>
          </table:table-cell>
          <table:table-cell table:formula="of:=[.B383]*2000" office:value-type="float" office:value="6000" calcext:value-type="float">
            <text:p>6000</text:p>
          </table:table-cell>
          <table:table-cell table:formula="of:=10 * [.A383]/[.B383]" office:value-type="float" office:value="27886.6666666667" calcext:value-type="float">
            <text:p>27886,6666666667</text:p>
          </table:table-cell>
          <table:table-cell table:formula="of:=[.A383]/[.B383]" office:value-type="float" office:value="2788.66666666667" calcext:value-type="float">
            <text:p>2788,66666666667</text:p>
          </table:table-cell>
          <table:table-cell table:formula="of:=LOG([.A383];2)-1.3219" office:value-type="float" office:value="11.708422282644" calcext:value-type="float">
            <text:p>11,71</text:p>
          </table:table-cell>
          <table:table-cell table:formula="of:=[.$J$1] * LOG([.B383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8366" calcext:value-type="float">
            <text:p>8366</text:p>
          </table:table-cell>
          <table:table-cell office:value-type="float" office:value="5" calcext:value-type="float">
            <text:p>5</text:p>
          </table:table-cell>
          <table:table-cell table:formula="of:=[.B384]*2000" office:value-type="float" office:value="10000" calcext:value-type="float">
            <text:p>10000</text:p>
          </table:table-cell>
          <table:table-cell table:formula="of:=10 * [.A384]/[.B384]" office:value-type="float" office:value="16732" calcext:value-type="float">
            <text:p>16732</text:p>
          </table:table-cell>
          <table:table-cell table:formula="of:=[.A384]/[.B384]" office:value-type="float" office:value="1673.2" calcext:value-type="float">
            <text:p>1673,2</text:p>
          </table:table-cell>
          <table:table-cell table:formula="of:=LOG([.A384];2)-1.3219" office:value-type="float" office:value="11.708422282644" calcext:value-type="float">
            <text:p>11,71</text:p>
          </table:table-cell>
          <table:table-cell table:formula="of:=[.$J$1] * LOG([.B384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1323" calcext:value-type="float">
            <text:p>11323</text:p>
          </table:table-cell>
          <table:table-cell office:value-type="float" office:value="5" calcext:value-type="float">
            <text:p>5</text:p>
          </table:table-cell>
          <table:table-cell table:formula="of:=[.B385]*2000" office:value-type="float" office:value="10000" calcext:value-type="float">
            <text:p>10000</text:p>
          </table:table-cell>
          <table:table-cell table:formula="of:=10 * [.A385]/[.B385]" office:value-type="float" office:value="22646" calcext:value-type="float">
            <text:p>22646</text:p>
          </table:table-cell>
          <table:table-cell table:formula="of:=[.A385]/[.B385]" office:value-type="float" office:value="2264.6" calcext:value-type="float">
            <text:p>2264,6</text:p>
          </table:table-cell>
          <table:table-cell table:formula="of:=LOG([.A385];2)-1.3219" office:value-type="float" office:value="12.14506862674" calcext:value-type="float">
            <text:p>12,15</text:p>
          </table:table-cell>
          <table:table-cell table:formula="of:=[.$J$1] * LOG([.B385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1323" calcext:value-type="float">
            <text:p>11323</text:p>
          </table:table-cell>
          <table:table-cell office:value-type="float" office:value="5" calcext:value-type="float">
            <text:p>5</text:p>
          </table:table-cell>
          <table:table-cell table:formula="of:=[.B386]*2000" office:value-type="float" office:value="10000" calcext:value-type="float">
            <text:p>10000</text:p>
          </table:table-cell>
          <table:table-cell table:formula="of:=10 * [.A386]/[.B386]" office:value-type="float" office:value="22646" calcext:value-type="float">
            <text:p>22646</text:p>
          </table:table-cell>
          <table:table-cell table:formula="of:=[.A386]/[.B386]" office:value-type="float" office:value="2264.6" calcext:value-type="float">
            <text:p>2264,6</text:p>
          </table:table-cell>
          <table:table-cell table:formula="of:=LOG([.A386];2)-1.3219" office:value-type="float" office:value="12.14506862674" calcext:value-type="float">
            <text:p>12,15</text:p>
          </table:table-cell>
          <table:table-cell table:formula="of:=[.$J$1] * LOG([.B386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202591" calcext:value-type="float">
            <text:p>202591</text:p>
          </table:table-cell>
          <table:table-cell office:value-type="float" office:value="5" calcext:value-type="float">
            <text:p>5</text:p>
          </table:table-cell>
          <table:table-cell table:formula="of:=[.B387]*2000" office:value-type="float" office:value="10000" calcext:value-type="float">
            <text:p>10000</text:p>
          </table:table-cell>
          <table:table-cell table:formula="of:=10 * [.A387]/[.B387]" office:value-type="float" office:value="405182" calcext:value-type="float">
            <text:p>405182</text:p>
          </table:table-cell>
          <table:table-cell table:formula="of:=[.A387]/[.B387]" office:value-type="float" office:value="40518.2" calcext:value-type="float">
            <text:p>40518,2</text:p>
          </table:table-cell>
          <table:table-cell table:formula="of:=LOG([.A387];2)-1.3219" office:value-type="float" office:value="16.3063105590212" calcext:value-type="float">
            <text:p>16,31</text:p>
          </table:table-cell>
          <table:table-cell table:formula="of:=[.$J$1] * LOG([.B387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202591" calcext:value-type="float">
            <text:p>202591</text:p>
          </table:table-cell>
          <table:table-cell office:value-type="float" office:value="6" calcext:value-type="float">
            <text:p>6</text:p>
          </table:table-cell>
          <table:table-cell table:formula="of:=[.B388]*2000" office:value-type="float" office:value="12000" calcext:value-type="float">
            <text:p>12000</text:p>
          </table:table-cell>
          <table:table-cell table:formula="of:=10 * [.A388]/[.B388]" office:value-type="float" office:value="337651.666666667" calcext:value-type="float">
            <text:p>337651,666666667</text:p>
          </table:table-cell>
          <table:table-cell table:formula="of:=[.A388]/[.B388]" office:value-type="float" office:value="33765.1666666667" calcext:value-type="float">
            <text:p>33765,1666666667</text:p>
          </table:table-cell>
          <table:table-cell table:formula="of:=LOG([.A388];2)-1.3219" office:value-type="float" office:value="16.3063105590212" calcext:value-type="float">
            <text:p>16,31</text:p>
          </table:table-cell>
          <table:table-cell table:formula="of:=[.$J$1] * LOG([.B388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85186" calcext:value-type="float">
            <text:p>85186</text:p>
          </table:table-cell>
          <table:table-cell office:value-type="float" office:value="6" calcext:value-type="float">
            <text:p>6</text:p>
          </table:table-cell>
          <table:table-cell table:formula="of:=[.B389]*2000" office:value-type="float" office:value="12000" calcext:value-type="float">
            <text:p>12000</text:p>
          </table:table-cell>
          <table:table-cell table:formula="of:=10 * [.A389]/[.B389]" office:value-type="float" office:value="141976.666666667" calcext:value-type="float">
            <text:p>141976,666666667</text:p>
          </table:table-cell>
          <table:table-cell table:formula="of:=[.A389]/[.B389]" office:value-type="float" office:value="14197.6666666667" calcext:value-type="float">
            <text:p>14197,6666666667</text:p>
          </table:table-cell>
          <table:table-cell table:formula="of:=LOG([.A389];2)-1.3219" office:value-type="float" office:value="15.0564287279561" calcext:value-type="float">
            <text:p>15,06</text:p>
          </table:table-cell>
          <table:table-cell table:formula="of:=[.$J$1] * LOG([.B389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85186" calcext:value-type="float">
            <text:p>85186</text:p>
          </table:table-cell>
          <table:table-cell office:value-type="float" office:value="6" calcext:value-type="float">
            <text:p>6</text:p>
          </table:table-cell>
          <table:table-cell table:formula="of:=[.B390]*2000" office:value-type="float" office:value="12000" calcext:value-type="float">
            <text:p>12000</text:p>
          </table:table-cell>
          <table:table-cell table:formula="of:=10 * [.A390]/[.B390]" office:value-type="float" office:value="141976.666666667" calcext:value-type="float">
            <text:p>141976,666666667</text:p>
          </table:table-cell>
          <table:table-cell table:formula="of:=[.A390]/[.B390]" office:value-type="float" office:value="14197.6666666667" calcext:value-type="float">
            <text:p>14197,6666666667</text:p>
          </table:table-cell>
          <table:table-cell table:formula="of:=LOG([.A390];2)-1.3219" office:value-type="float" office:value="15.0564287279561" calcext:value-type="float">
            <text:p>15,06</text:p>
          </table:table-cell>
          <table:table-cell table:formula="of:=[.$J$1] * LOG([.B390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5866" calcext:value-type="float">
            <text:p>15866</text:p>
          </table:table-cell>
          <table:table-cell office:value-type="float" office:value="6" calcext:value-type="float">
            <text:p>6</text:p>
          </table:table-cell>
          <table:table-cell table:formula="of:=[.B391]*2000" office:value-type="float" office:value="12000" calcext:value-type="float">
            <text:p>12000</text:p>
          </table:table-cell>
          <table:table-cell table:formula="of:=10 * [.A391]/[.B391]" office:value-type="float" office:value="26443.3333333333" calcext:value-type="float">
            <text:p>26443,3333333333</text:p>
          </table:table-cell>
          <table:table-cell table:formula="of:=[.A391]/[.B391]" office:value-type="float" office:value="2644.33333333333" calcext:value-type="float">
            <text:p>2644,33333333333</text:p>
          </table:table-cell>
          <table:table-cell table:formula="of:=LOG([.A391];2)-1.3219" office:value-type="float" office:value="12.6317508336493" calcext:value-type="float">
            <text:p>12,63</text:p>
          </table:table-cell>
          <table:table-cell table:formula="of:=[.$J$1] * LOG([.B391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5866" calcext:value-type="float">
            <text:p>15866</text:p>
          </table:table-cell>
          <table:table-cell office:value-type="float" office:value="5" calcext:value-type="float">
            <text:p>5</text:p>
          </table:table-cell>
          <table:table-cell table:formula="of:=[.B392]*2000" office:value-type="float" office:value="10000" calcext:value-type="float">
            <text:p>10000</text:p>
          </table:table-cell>
          <table:table-cell table:formula="of:=10 * [.A392]/[.B392]" office:value-type="float" office:value="31732" calcext:value-type="float">
            <text:p>31732</text:p>
          </table:table-cell>
          <table:table-cell table:formula="of:=[.A392]/[.B392]" office:value-type="float" office:value="3173.2" calcext:value-type="float">
            <text:p>3173,2</text:p>
          </table:table-cell>
          <table:table-cell table:formula="of:=LOG([.A392];2)-1.3219" office:value-type="float" office:value="12.6317508336493" calcext:value-type="float">
            <text:p>12,63</text:p>
          </table:table-cell>
          <table:table-cell table:formula="of:=[.$J$1] * LOG([.B392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6186" calcext:value-type="float">
            <text:p>16186</text:p>
          </table:table-cell>
          <table:table-cell office:value-type="float" office:value="5" calcext:value-type="float">
            <text:p>5</text:p>
          </table:table-cell>
          <table:table-cell table:formula="of:=[.B393]*2000" office:value-type="float" office:value="10000" calcext:value-type="float">
            <text:p>10000</text:p>
          </table:table-cell>
          <table:table-cell table:formula="of:=10 * [.A393]/[.B393]" office:value-type="float" office:value="32372" calcext:value-type="float">
            <text:p>32372</text:p>
          </table:table-cell>
          <table:table-cell table:formula="of:=[.A393]/[.B393]" office:value-type="float" office:value="3237.2" calcext:value-type="float">
            <text:p>3237,2</text:p>
          </table:table-cell>
          <table:table-cell table:formula="of:=LOG([.A393];2)-1.3219" office:value-type="float" office:value="12.6605588801274" calcext:value-type="float">
            <text:p>12,66</text:p>
          </table:table-cell>
          <table:table-cell table:formula="of:=[.$J$1] * LOG([.B393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6186" calcext:value-type="float">
            <text:p>16186</text:p>
          </table:table-cell>
          <table:table-cell office:value-type="float" office:value="2" calcext:value-type="float">
            <text:p>2</text:p>
          </table:table-cell>
          <table:table-cell table:formula="of:=[.B394]*2000" office:value-type="float" office:value="4000" calcext:value-type="float">
            <text:p>4000</text:p>
          </table:table-cell>
          <table:table-cell table:formula="of:=10 * [.A394]/[.B394]" office:value-type="float" office:value="80930" calcext:value-type="float">
            <text:p>80930</text:p>
          </table:table-cell>
          <table:table-cell table:formula="of:=[.A394]/[.B394]" office:value-type="float" office:value="8093" calcext:value-type="float">
            <text:p>8093</text:p>
          </table:table-cell>
          <table:table-cell table:formula="of:=LOG([.A394];2)-1.3219" office:value-type="float" office:value="12.6605588801274" calcext:value-type="float">
            <text:p>12,66</text:p>
          </table:table-cell>
          <table:table-cell table:formula="of:=[.$J$1] * LOG([.B394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[.B395]*2000" office:value-type="float" office:value="4000" calcext:value-type="float">
            <text:p>4000</text:p>
          </table:table-cell>
          <table:table-cell table:formula="of:=10 * [.A395]/[.B395]" office:value-type="float" office:value="445" calcext:value-type="float">
            <text:p>445</text:p>
          </table:table-cell>
          <table:table-cell table:formula="of:=[.A395]/[.B395]" office:value-type="float" office:value="44.5" calcext:value-type="float">
            <text:p>44,5</text:p>
          </table:table-cell>
          <table:table-cell table:formula="of:=LOG([.A395];2)-1.3219" office:value-type="float" office:value="5.1538334309664" calcext:value-type="float">
            <text:p>5,15</text:p>
          </table:table-cell>
          <table:table-cell table:formula="of:=[.$J$1] * LOG([.B395] + [.$J$2]; 2) + [.$J$3]" office:value-type="float" office:value="10.1407786557828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formula="of:=[.B396]*2000" office:value-type="float" office:value="6000" calcext:value-type="float">
            <text:p>6000</text:p>
          </table:table-cell>
          <table:table-cell table:formula="of:=10 * [.A396]/[.B396]" office:value-type="float" office:value="296.666666666667" calcext:value-type="float">
            <text:p>296,666666666667</text:p>
          </table:table-cell>
          <table:table-cell table:formula="of:=[.A396]/[.B396]" office:value-type="float" office:value="29.6666666666667" calcext:value-type="float">
            <text:p>29,6666666666667</text:p>
          </table:table-cell>
          <table:table-cell table:formula="of:=LOG([.A396];2)-1.3219" office:value-type="float" office:value="5.1538334309664" calcext:value-type="float">
            <text:p>5,15</text:p>
          </table:table-cell>
          <table:table-cell table:formula="of:=[.$J$1] * LOG([.B396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3" calcext:value-type="float">
            <text:p>3</text:p>
          </table:table-cell>
          <table:table-cell table:formula="of:=[.B397]*2000" office:value-type="float" office:value="6000" calcext:value-type="float">
            <text:p>6000</text:p>
          </table:table-cell>
          <table:table-cell table:formula="of:=10 * [.A397]/[.B397]" office:value-type="float" office:value="5486.66666666667" calcext:value-type="float">
            <text:p>5486,66666666667</text:p>
          </table:table-cell>
          <table:table-cell table:formula="of:=[.A397]/[.B397]" office:value-type="float" office:value="548.666666666667" calcext:value-type="float">
            <text:p>548,666666666667</text:p>
          </table:table-cell>
          <table:table-cell table:formula="of:=LOG([.A397];2)-1.3219" office:value-type="float" office:value="9.36284862042163" calcext:value-type="float">
            <text:p>9,36</text:p>
          </table:table-cell>
          <table:table-cell table:formula="of:=[.$J$1] * LOG([.B397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4" calcext:value-type="float">
            <text:p>4</text:p>
          </table:table-cell>
          <table:table-cell table:formula="of:=[.B398]*2000" office:value-type="float" office:value="8000" calcext:value-type="float">
            <text:p>8000</text:p>
          </table:table-cell>
          <table:table-cell table:formula="of:=10 * [.A398]/[.B398]" office:value-type="float" office:value="4115" calcext:value-type="float">
            <text:p>4115</text:p>
          </table:table-cell>
          <table:table-cell table:formula="of:=[.A398]/[.B398]" office:value-type="float" office:value="411.5" calcext:value-type="float">
            <text:p>411,5</text:p>
          </table:table-cell>
          <table:table-cell table:formula="of:=LOG([.A398];2)-1.3219" office:value-type="float" office:value="9.36284862042163" calcext:value-type="float">
            <text:p>9,36</text:p>
          </table:table-cell>
          <table:table-cell table:formula="of:=[.$J$1] * LOG([.B398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4" calcext:value-type="float">
            <text:p>4</text:p>
          </table:table-cell>
          <table:table-cell table:formula="of:=[.B399]*2000" office:value-type="float" office:value="8000" calcext:value-type="float">
            <text:p>8000</text:p>
          </table:table-cell>
          <table:table-cell table:formula="of:=10 * [.A399]/[.B399]" office:value-type="float" office:value="5732.5" calcext:value-type="float">
            <text:p>5732,5</text:p>
          </table:table-cell>
          <table:table-cell table:formula="of:=[.A399]/[.B399]" office:value-type="float" office:value="573.25" calcext:value-type="float">
            <text:p>573,25</text:p>
          </table:table-cell>
          <table:table-cell table:formula="of:=LOG([.A399];2)-1.3219" office:value-type="float" office:value="9.84112063958079" calcext:value-type="float">
            <text:p>9,84</text:p>
          </table:table-cell>
          <table:table-cell table:formula="of:=[.$J$1] * LOG([.B399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7" calcext:value-type="float">
            <text:p>7</text:p>
          </table:table-cell>
          <table:table-cell table:formula="of:=[.B400]*2000" office:value-type="float" office:value="14000" calcext:value-type="float">
            <text:p>14000</text:p>
          </table:table-cell>
          <table:table-cell table:formula="of:=10 * [.A400]/[.B400]" office:value-type="float" office:value="3275.71428571429" calcext:value-type="float">
            <text:p>3275,71428571429</text:p>
          </table:table-cell>
          <table:table-cell table:formula="of:=[.A400]/[.B400]" office:value-type="float" office:value="327.571428571429" calcext:value-type="float">
            <text:p>327,571428571429</text:p>
          </table:table-cell>
          <table:table-cell table:formula="of:=LOG([.A400];2)-1.3219" office:value-type="float" office:value="9.84112063958079" calcext:value-type="float">
            <text:p>9,84</text:p>
          </table:table-cell>
          <table:table-cell table:formula="of:=[.$J$1] * LOG([.B400] + [.$J$2]; 2) + [.$J$3]" office:value-type="float" office:value="13.6556380492346" calcext:value-type="float">
            <text:p>13,66</text:p>
          </table:table-cell>
          <table:table-cell table:number-columns-repeated="3"/>
        </table:table-row>
        <table:table-row table:style-name="ro1">
          <table:table-cell office:value-type="float" office:value="8891" calcext:value-type="float">
            <text:p>8891</text:p>
          </table:table-cell>
          <table:table-cell office:value-type="float" office:value="7" calcext:value-type="float">
            <text:p>7</text:p>
          </table:table-cell>
          <table:table-cell table:formula="of:=[.B401]*2000" office:value-type="float" office:value="14000" calcext:value-type="float">
            <text:p>14000</text:p>
          </table:table-cell>
          <table:table-cell table:formula="of:=10 * [.A401]/[.B401]" office:value-type="float" office:value="12701.4285714286" calcext:value-type="float">
            <text:p>12701,4285714286</text:p>
          </table:table-cell>
          <table:table-cell table:formula="of:=[.A401]/[.B401]" office:value-type="float" office:value="1270.14285714286" calcext:value-type="float">
            <text:p>1270,14285714286</text:p>
          </table:table-cell>
          <table:table-cell table:formula="of:=LOG([.A401];2)-1.3219" office:value-type="float" office:value="11.7962299774973" calcext:value-type="float">
            <text:p>11,80</text:p>
          </table:table-cell>
          <table:table-cell table:formula="of:=[.$J$1] * LOG([.B401] + [.$J$2]; 2) + [.$J$3]" office:value-type="float" office:value="13.6556380492346" calcext:value-type="float">
            <text:p>13,66</text:p>
          </table:table-cell>
          <table:table-cell table:number-columns-repeated="3"/>
        </table:table-row>
        <table:table-row table:style-name="ro1">
          <table:table-cell office:value-type="float" office:value="8891" calcext:value-type="float">
            <text:p>8891</text:p>
          </table:table-cell>
          <table:table-cell office:value-type="float" office:value="3" calcext:value-type="float">
            <text:p>3</text:p>
          </table:table-cell>
          <table:table-cell table:formula="of:=[.B402]*2000" office:value-type="float" office:value="6000" calcext:value-type="float">
            <text:p>6000</text:p>
          </table:table-cell>
          <table:table-cell table:formula="of:=10 * [.A402]/[.B402]" office:value-type="float" office:value="29636.6666666667" calcext:value-type="float">
            <text:p>29636,6666666667</text:p>
          </table:table-cell>
          <table:table-cell table:formula="of:=[.A402]/[.B402]" office:value-type="float" office:value="2963.66666666667" calcext:value-type="float">
            <text:p>2963,66666666667</text:p>
          </table:table-cell>
          <table:table-cell table:formula="of:=LOG([.A402];2)-1.3219" office:value-type="float" office:value="11.7962299774973" calcext:value-type="float">
            <text:p>11,80</text:p>
          </table:table-cell>
          <table:table-cell table:formula="of:=[.$J$1] * LOG([.B402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3" calcext:value-type="float">
            <text:p>3</text:p>
          </table:table-cell>
          <table:table-cell table:formula="of:=[.B403]*2000" office:value-type="float" office:value="6000" calcext:value-type="float">
            <text:p>6000</text:p>
          </table:table-cell>
          <table:table-cell table:formula="of:=10 * [.A403]/[.B403]" office:value-type="float" office:value="6396.66666666667" calcext:value-type="float">
            <text:p>6396,66666666667</text:p>
          </table:table-cell>
          <table:table-cell table:formula="of:=[.A403]/[.B403]" office:value-type="float" office:value="639.666666666667" calcext:value-type="float">
            <text:p>639,666666666667</text:p>
          </table:table-cell>
          <table:table-cell table:formula="of:=LOG([.A403];2)-1.3219" office:value-type="float" office:value="9.58423899619538" calcext:value-type="float">
            <text:p>9,58</text:p>
          </table:table-cell>
          <table:table-cell table:formula="of:=[.$J$1] * LOG([.B403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4" calcext:value-type="float">
            <text:p>4</text:p>
          </table:table-cell>
          <table:table-cell table:formula="of:=[.B404]*2000" office:value-type="float" office:value="8000" calcext:value-type="float">
            <text:p>8000</text:p>
          </table:table-cell>
          <table:table-cell table:formula="of:=10 * [.A404]/[.B404]" office:value-type="float" office:value="4797.5" calcext:value-type="float">
            <text:p>4797,5</text:p>
          </table:table-cell>
          <table:table-cell table:formula="of:=[.A404]/[.B404]" office:value-type="float" office:value="479.75" calcext:value-type="float">
            <text:p>479,75</text:p>
          </table:table-cell>
          <table:table-cell table:formula="of:=LOG([.A404];2)-1.3219" office:value-type="float" office:value="9.58423899619538" calcext:value-type="float">
            <text:p>9,58</text:p>
          </table:table-cell>
          <table:table-cell table:formula="of:=[.$J$1] * LOG([.B404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4" calcext:value-type="float">
            <text:p>4</text:p>
          </table:table-cell>
          <table:table-cell table:formula="of:=[.B405]*2000" office:value-type="float" office:value="8000" calcext:value-type="float">
            <text:p>8000</text:p>
          </table:table-cell>
          <table:table-cell table:formula="of:=10 * [.A405]/[.B405]" office:value-type="float" office:value="4357.5" calcext:value-type="float">
            <text:p>4357,5</text:p>
          </table:table-cell>
          <table:table-cell table:formula="of:=[.A405]/[.B405]" office:value-type="float" office:value="435.75" calcext:value-type="float">
            <text:p>435,75</text:p>
          </table:table-cell>
          <table:table-cell table:formula="of:=LOG([.A405];2)-1.3219" office:value-type="float" office:value="9.44545685412569" calcext:value-type="float">
            <text:p>9,45</text:p>
          </table:table-cell>
          <table:table-cell table:formula="of:=[.$J$1] * LOG([.B405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6" calcext:value-type="float">
            <text:p>6</text:p>
          </table:table-cell>
          <table:table-cell table:formula="of:=[.B406]*2000" office:value-type="float" office:value="12000" calcext:value-type="float">
            <text:p>12000</text:p>
          </table:table-cell>
          <table:table-cell table:formula="of:=10 * [.A406]/[.B406]" office:value-type="float" office:value="2905" calcext:value-type="float">
            <text:p>2905</text:p>
          </table:table-cell>
          <table:table-cell table:formula="of:=[.A406]/[.B406]" office:value-type="float" office:value="290.5" calcext:value-type="float">
            <text:p>290,5</text:p>
          </table:table-cell>
          <table:table-cell table:formula="of:=LOG([.A406];2)-1.3219" office:value-type="float" office:value="9.44545685412569" calcext:value-type="float">
            <text:p>9,45</text:p>
          </table:table-cell>
          <table:table-cell table:formula="of:=[.$J$1] * LOG([.B406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6" calcext:value-type="float">
            <text:p>6</text:p>
          </table:table-cell>
          <table:table-cell table:formula="of:=[.B407]*2000" office:value-type="float" office:value="12000" calcext:value-type="float">
            <text:p>12000</text:p>
          </table:table-cell>
          <table:table-cell table:formula="of:=10 * [.A407]/[.B407]" office:value-type="float" office:value="4686.66666666667" calcext:value-type="float">
            <text:p>4686,66666666667</text:p>
          </table:table-cell>
          <table:table-cell table:formula="of:=[.A407]/[.B407]" office:value-type="float" office:value="468.666666666667" calcext:value-type="float">
            <text:p>468,666666666667</text:p>
          </table:table-cell>
          <table:table-cell table:formula="of:=LOG([.A407];2)-1.3219" office:value-type="float" office:value="10.1354808790725" calcext:value-type="float">
            <text:p>10,14</text:p>
          </table:table-cell>
          <table:table-cell table:formula="of:=[.$J$1] * LOG([.B407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6" calcext:value-type="float">
            <text:p>6</text:p>
          </table:table-cell>
          <table:table-cell table:formula="of:=[.B408]*2000" office:value-type="float" office:value="12000" calcext:value-type="float">
            <text:p>12000</text:p>
          </table:table-cell>
          <table:table-cell table:formula="of:=10 * [.A408]/[.B408]" office:value-type="float" office:value="4686.66666666667" calcext:value-type="float">
            <text:p>4686,66666666667</text:p>
          </table:table-cell>
          <table:table-cell table:formula="of:=[.A408]/[.B408]" office:value-type="float" office:value="468.666666666667" calcext:value-type="float">
            <text:p>468,666666666667</text:p>
          </table:table-cell>
          <table:table-cell table:formula="of:=LOG([.A408];2)-1.3219" office:value-type="float" office:value="10.1354808790725" calcext:value-type="float">
            <text:p>10,14</text:p>
          </table:table-cell>
          <table:table-cell table:formula="of:=[.$J$1] * LOG([.B408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6" calcext:value-type="float">
            <text:p>6</text:p>
          </table:table-cell>
          <table:table-cell table:formula="of:=[.B409]*2000" office:value-type="float" office:value="12000" calcext:value-type="float">
            <text:p>12000</text:p>
          </table:table-cell>
          <table:table-cell table:formula="of:=10 * [.A409]/[.B409]" office:value-type="float" office:value="6831.66666666667" calcext:value-type="float">
            <text:p>6831,66666666667</text:p>
          </table:table-cell>
          <table:table-cell table:formula="of:=[.A409]/[.B409]" office:value-type="float" office:value="683.166666666667" calcext:value-type="float">
            <text:p>683,166666666667</text:p>
          </table:table-cell>
          <table:table-cell table:formula="of:=LOG([.A409];2)-1.3219" office:value-type="float" office:value="10.6791562746348" calcext:value-type="float">
            <text:p>10,68</text:p>
          </table:table-cell>
          <table:table-cell table:formula="of:=[.$J$1] * LOG([.B409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6" calcext:value-type="float">
            <text:p>6</text:p>
          </table:table-cell>
          <table:table-cell table:formula="of:=[.B410]*2000" office:value-type="float" office:value="12000" calcext:value-type="float">
            <text:p>12000</text:p>
          </table:table-cell>
          <table:table-cell table:formula="of:=10 * [.A410]/[.B410]" office:value-type="float" office:value="6831.66666666667" calcext:value-type="float">
            <text:p>6831,66666666667</text:p>
          </table:table-cell>
          <table:table-cell table:formula="of:=[.A410]/[.B410]" office:value-type="float" office:value="683.166666666667" calcext:value-type="float">
            <text:p>683,166666666667</text:p>
          </table:table-cell>
          <table:table-cell table:formula="of:=LOG([.A410];2)-1.3219" office:value-type="float" office:value="10.6791562746348" calcext:value-type="float">
            <text:p>10,68</text:p>
          </table:table-cell>
          <table:table-cell table:formula="of:=[.$J$1] * LOG([.B410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6" calcext:value-type="float">
            <text:p>6</text:p>
          </table:table-cell>
          <table:table-cell table:formula="of:=[.B411]*2000" office:value-type="float" office:value="12000" calcext:value-type="float">
            <text:p>12000</text:p>
          </table:table-cell>
          <table:table-cell table:formula="of:=10 * [.A411]/[.B411]" office:value-type="float" office:value="7823.33333333333" calcext:value-type="float">
            <text:p>7823,33333333333</text:p>
          </table:table-cell>
          <table:table-cell table:formula="of:=[.A411]/[.B411]" office:value-type="float" office:value="782.333333333333" calcext:value-type="float">
            <text:p>782,333333333333</text:p>
          </table:table-cell>
          <table:table-cell table:formula="of:=LOG([.A411];2)-1.3219" office:value-type="float" office:value="10.8747021265232" calcext:value-type="float">
            <text:p>10,87</text:p>
          </table:table-cell>
          <table:table-cell table:formula="of:=[.$J$1] * LOG([.B411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5" calcext:value-type="float">
            <text:p>5</text:p>
          </table:table-cell>
          <table:table-cell table:formula="of:=[.B412]*2000" office:value-type="float" office:value="10000" calcext:value-type="float">
            <text:p>10000</text:p>
          </table:table-cell>
          <table:table-cell table:formula="of:=10 * [.A412]/[.B412]" office:value-type="float" office:value="9388" calcext:value-type="float">
            <text:p>9388</text:p>
          </table:table-cell>
          <table:table-cell table:formula="of:=[.A412]/[.B412]" office:value-type="float" office:value="938.8" calcext:value-type="float">
            <text:p>938,8</text:p>
          </table:table-cell>
          <table:table-cell table:formula="of:=LOG([.A412];2)-1.3219" office:value-type="float" office:value="10.8747021265232" calcext:value-type="float">
            <text:p>10,87</text:p>
          </table:table-cell>
          <table:table-cell table:formula="of:=[.$J$1] * LOG([.B412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9247" calcext:value-type="float">
            <text:p>9247</text:p>
          </table:table-cell>
          <table:table-cell office:value-type="float" office:value="5" calcext:value-type="float">
            <text:p>5</text:p>
          </table:table-cell>
          <table:table-cell table:formula="of:=[.B413]*2000" office:value-type="float" office:value="10000" calcext:value-type="float">
            <text:p>10000</text:p>
          </table:table-cell>
          <table:table-cell table:formula="of:=10 * [.A413]/[.B413]" office:value-type="float" office:value="18494" calcext:value-type="float">
            <text:p>18494</text:p>
          </table:table-cell>
          <table:table-cell table:formula="of:=[.A413]/[.B413]" office:value-type="float" office:value="1849.4" calcext:value-type="float">
            <text:p>1849,4</text:p>
          </table:table-cell>
          <table:table-cell table:formula="of:=LOG([.A413];2)-1.3219" office:value-type="float" office:value="11.8528696733044" calcext:value-type="float">
            <text:p>11,85</text:p>
          </table:table-cell>
          <table:table-cell table:formula="of:=[.$J$1] * LOG([.B413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9247" calcext:value-type="float">
            <text:p>9247</text:p>
          </table:table-cell>
          <table:table-cell office:value-type="float" office:value="4" calcext:value-type="float">
            <text:p>4</text:p>
          </table:table-cell>
          <table:table-cell table:formula="of:=[.B414]*2000" office:value-type="float" office:value="8000" calcext:value-type="float">
            <text:p>8000</text:p>
          </table:table-cell>
          <table:table-cell table:formula="of:=10 * [.A414]/[.B414]" office:value-type="float" office:value="23117.5" calcext:value-type="float">
            <text:p>23117,5</text:p>
          </table:table-cell>
          <table:table-cell table:formula="of:=[.A414]/[.B414]" office:value-type="float" office:value="2311.75" calcext:value-type="float">
            <text:p>2311,75</text:p>
          </table:table-cell>
          <table:table-cell table:formula="of:=LOG([.A414];2)-1.3219" office:value-type="float" office:value="11.8528696733044" calcext:value-type="float">
            <text:p>11,85</text:p>
          </table:table-cell>
          <table:table-cell table:formula="of:=[.$J$1] * LOG([.B414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0293" calcext:value-type="float">
            <text:p>10293</text:p>
          </table:table-cell>
          <table:table-cell office:value-type="float" office:value="4" calcext:value-type="float">
            <text:p>4</text:p>
          </table:table-cell>
          <table:table-cell table:formula="of:=[.B415]*2000" office:value-type="float" office:value="8000" calcext:value-type="float">
            <text:p>8000</text:p>
          </table:table-cell>
          <table:table-cell table:formula="of:=10 * [.A415]/[.B415]" office:value-type="float" office:value="25732.5" calcext:value-type="float">
            <text:p>25732,5</text:p>
          </table:table-cell>
          <table:table-cell table:formula="of:=[.A415]/[.B415]" office:value-type="float" office:value="2573.25" calcext:value-type="float">
            <text:p>2573,25</text:p>
          </table:table-cell>
          <table:table-cell table:formula="of:=LOG([.A415];2)-1.3219" office:value-type="float" office:value="12.0074759112788" calcext:value-type="float">
            <text:p>12,01</text:p>
          </table:table-cell>
          <table:table-cell table:formula="of:=[.$J$1] * LOG([.B415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0293" calcext:value-type="float">
            <text:p>10293</text:p>
          </table:table-cell>
          <table:table-cell office:value-type="float" office:value="4" calcext:value-type="float">
            <text:p>4</text:p>
          </table:table-cell>
          <table:table-cell table:formula="of:=[.B416]*2000" office:value-type="float" office:value="8000" calcext:value-type="float">
            <text:p>8000</text:p>
          </table:table-cell>
          <table:table-cell table:formula="of:=10 * [.A416]/[.B416]" office:value-type="float" office:value="25732.5" calcext:value-type="float">
            <text:p>25732,5</text:p>
          </table:table-cell>
          <table:table-cell table:formula="of:=[.A416]/[.B416]" office:value-type="float" office:value="2573.25" calcext:value-type="float">
            <text:p>2573,25</text:p>
          </table:table-cell>
          <table:table-cell table:formula="of:=LOG([.A416];2)-1.3219" office:value-type="float" office:value="12.0074759112788" calcext:value-type="float">
            <text:p>12,01</text:p>
          </table:table-cell>
          <table:table-cell table:formula="of:=[.$J$1] * LOG([.B416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0414" calcext:value-type="float">
            <text:p>10414</text:p>
          </table:table-cell>
          <table:table-cell office:value-type="float" office:value="4" calcext:value-type="float">
            <text:p>4</text:p>
          </table:table-cell>
          <table:table-cell table:formula="of:=[.B417]*2000" office:value-type="float" office:value="8000" calcext:value-type="float">
            <text:p>8000</text:p>
          </table:table-cell>
          <table:table-cell table:formula="of:=10 * [.A417]/[.B417]" office:value-type="float" office:value="26035" calcext:value-type="float">
            <text:p>26035</text:p>
          </table:table-cell>
          <table:table-cell table:formula="of:=[.A417]/[.B417]" office:value-type="float" office:value="2603.5" calcext:value-type="float">
            <text:p>2603,5</text:p>
          </table:table-cell>
          <table:table-cell table:formula="of:=LOG([.A417];2)-1.3219" office:value-type="float" office:value="12.0243366913903" calcext:value-type="float">
            <text:p>12,02</text:p>
          </table:table-cell>
          <table:table-cell table:formula="of:=[.$J$1] * LOG([.B417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0414" calcext:value-type="float">
            <text:p>10414</text:p>
          </table:table-cell>
          <table:table-cell office:value-type="float" office:value="3" calcext:value-type="float">
            <text:p>3</text:p>
          </table:table-cell>
          <table:table-cell table:formula="of:=[.B418]*2000" office:value-type="float" office:value="6000" calcext:value-type="float">
            <text:p>6000</text:p>
          </table:table-cell>
          <table:table-cell table:formula="of:=10 * [.A418]/[.B418]" office:value-type="float" office:value="34713.3333333333" calcext:value-type="float">
            <text:p>34713,3333333333</text:p>
          </table:table-cell>
          <table:table-cell table:formula="of:=[.A418]/[.B418]" office:value-type="float" office:value="3471.33333333333" calcext:value-type="float">
            <text:p>3471,33333333333</text:p>
          </table:table-cell>
          <table:table-cell table:formula="of:=LOG([.A418];2)-1.3219" office:value-type="float" office:value="12.0243366913903" calcext:value-type="float">
            <text:p>12,02</text:p>
          </table:table-cell>
          <table:table-cell table:formula="of:=[.$J$1] * LOG([.B418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float" office:value="3" calcext:value-type="float">
            <text:p>3</text:p>
          </table:table-cell>
          <table:table-cell table:formula="of:=[.B419]*2000" office:value-type="float" office:value="6000" calcext:value-type="float">
            <text:p>6000</text:p>
          </table:table-cell>
          <table:table-cell table:formula="of:=10 * [.A419]/[.B419]" office:value-type="float" office:value="33843.3333333333" calcext:value-type="float">
            <text:p>33843,3333333333</text:p>
          </table:table-cell>
          <table:table-cell table:formula="of:=[.A419]/[.B419]" office:value-type="float" office:value="3384.33333333333" calcext:value-type="float">
            <text:p>3384,33333333333</text:p>
          </table:table-cell>
          <table:table-cell table:formula="of:=LOG([.A419];2)-1.3219" office:value-type="float" office:value="11.9877184562831" calcext:value-type="float">
            <text:p>11,99</text:p>
          </table:table-cell>
          <table:table-cell table:formula="of:=[.$J$1] * LOG([.B419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float" office:value="3" calcext:value-type="float">
            <text:p>3</text:p>
          </table:table-cell>
          <table:table-cell table:formula="of:=[.B420]*2000" office:value-type="float" office:value="6000" calcext:value-type="float">
            <text:p>6000</text:p>
          </table:table-cell>
          <table:table-cell table:formula="of:=10 * [.A420]/[.B420]" office:value-type="float" office:value="33843.3333333333" calcext:value-type="float">
            <text:p>33843,3333333333</text:p>
          </table:table-cell>
          <table:table-cell table:formula="of:=[.A420]/[.B420]" office:value-type="float" office:value="3384.33333333333" calcext:value-type="float">
            <text:p>3384,33333333333</text:p>
          </table:table-cell>
          <table:table-cell table:formula="of:=LOG([.A420];2)-1.3219" office:value-type="float" office:value="11.9877184562831" calcext:value-type="float">
            <text:p>11,99</text:p>
          </table:table-cell>
          <table:table-cell table:formula="of:=[.$J$1] * LOG([.B420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3" calcext:value-type="float">
            <text:p>3</text:p>
          </table:table-cell>
          <table:table-cell table:formula="of:=[.B421]*2000" office:value-type="float" office:value="6000" calcext:value-type="float">
            <text:p>6000</text:p>
          </table:table-cell>
          <table:table-cell table:formula="of:=10 * [.A421]/[.B421]" office:value-type="float" office:value="29306.6666666667" calcext:value-type="float">
            <text:p>29306,6666666667</text:p>
          </table:table-cell>
          <table:table-cell table:formula="of:=[.A421]/[.B421]" office:value-type="float" office:value="2930.66666666667" calcext:value-type="float">
            <text:p>2930,66666666667</text:p>
          </table:table-cell>
          <table:table-cell table:formula="of:=LOG([.A421];2)-1.3219" office:value-type="float" office:value="11.7800756709492" calcext:value-type="float">
            <text:p>11,78</text:p>
          </table:table-cell>
          <table:table-cell table:formula="of:=[.$J$1] * LOG([.B421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3" calcext:value-type="float">
            <text:p>3</text:p>
          </table:table-cell>
          <table:table-cell table:formula="of:=[.B422]*2000" office:value-type="float" office:value="6000" calcext:value-type="float">
            <text:p>6000</text:p>
          </table:table-cell>
          <table:table-cell table:formula="of:=10 * [.A422]/[.B422]" office:value-type="float" office:value="29306.6666666667" calcext:value-type="float">
            <text:p>29306,6666666667</text:p>
          </table:table-cell>
          <table:table-cell table:formula="of:=[.A422]/[.B422]" office:value-type="float" office:value="2930.66666666667" calcext:value-type="float">
            <text:p>2930,66666666667</text:p>
          </table:table-cell>
          <table:table-cell table:formula="of:=LOG([.A422];2)-1.3219" office:value-type="float" office:value="11.7800756709492" calcext:value-type="float">
            <text:p>11,78</text:p>
          </table:table-cell>
          <table:table-cell table:formula="of:=[.$J$1] * LOG([.B422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3" calcext:value-type="float">
            <text:p>3</text:p>
          </table:table-cell>
          <table:table-cell table:formula="of:=[.B423]*2000" office:value-type="float" office:value="6000" calcext:value-type="float">
            <text:p>6000</text:p>
          </table:table-cell>
          <table:table-cell table:formula="of:=10 * [.A423]/[.B423]" office:value-type="float" office:value="29386.6666666667" calcext:value-type="float">
            <text:p>29386,6666666667</text:p>
          </table:table-cell>
          <table:table-cell table:formula="of:=[.A423]/[.B423]" office:value-type="float" office:value="2938.66666666667" calcext:value-type="float">
            <text:p>2938,66666666667</text:p>
          </table:table-cell>
          <table:table-cell table:formula="of:=LOG([.A423];2)-1.3219" office:value-type="float" office:value="11.7840085085712" calcext:value-type="float">
            <text:p>11,78</text:p>
          </table:table-cell>
          <table:table-cell table:formula="of:=[.$J$1] * LOG([.B423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3" calcext:value-type="float">
            <text:p>3</text:p>
          </table:table-cell>
          <table:table-cell table:formula="of:=[.B424]*2000" office:value-type="float" office:value="6000" calcext:value-type="float">
            <text:p>6000</text:p>
          </table:table-cell>
          <table:table-cell table:formula="of:=10 * [.A424]/[.B424]" office:value-type="float" office:value="29386.6666666667" calcext:value-type="float">
            <text:p>29386,6666666667</text:p>
          </table:table-cell>
          <table:table-cell table:formula="of:=[.A424]/[.B424]" office:value-type="float" office:value="2938.66666666667" calcext:value-type="float">
            <text:p>2938,66666666667</text:p>
          </table:table-cell>
          <table:table-cell table:formula="of:=LOG([.A424];2)-1.3219" office:value-type="float" office:value="11.7840085085712" calcext:value-type="float">
            <text:p>11,78</text:p>
          </table:table-cell>
          <table:table-cell table:formula="of:=[.$J$1] * LOG([.B424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float" office:value="3" calcext:value-type="float">
            <text:p>3</text:p>
          </table:table-cell>
          <table:table-cell table:formula="of:=[.B425]*2000" office:value-type="float" office:value="6000" calcext:value-type="float">
            <text:p>6000</text:p>
          </table:table-cell>
          <table:table-cell table:formula="of:=10 * [.A425]/[.B425]" office:value-type="float" office:value="27643.3333333333" calcext:value-type="float">
            <text:p>27643,3333333333</text:p>
          </table:table-cell>
          <table:table-cell table:formula="of:=[.A425]/[.B425]" office:value-type="float" office:value="2764.33333333333" calcext:value-type="float">
            <text:p>2764,33333333333</text:p>
          </table:table-cell>
          <table:table-cell table:formula="of:=LOG([.A425];2)-1.3219" office:value-type="float" office:value="11.6957783769964" calcext:value-type="float">
            <text:p>11,70</text:p>
          </table:table-cell>
          <table:table-cell table:formula="of:=[.$J$1] * LOG([.B425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float" office:value="3" calcext:value-type="float">
            <text:p>3</text:p>
          </table:table-cell>
          <table:table-cell table:formula="of:=[.B426]*2000" office:value-type="float" office:value="6000" calcext:value-type="float">
            <text:p>6000</text:p>
          </table:table-cell>
          <table:table-cell table:formula="of:=10 * [.A426]/[.B426]" office:value-type="float" office:value="27643.3333333333" calcext:value-type="float">
            <text:p>27643,3333333333</text:p>
          </table:table-cell>
          <table:table-cell table:formula="of:=[.A426]/[.B426]" office:value-type="float" office:value="2764.33333333333" calcext:value-type="float">
            <text:p>2764,33333333333</text:p>
          </table:table-cell>
          <table:table-cell table:formula="of:=LOG([.A426];2)-1.3219" office:value-type="float" office:value="11.6957783769964" calcext:value-type="float">
            <text:p>11,70</text:p>
          </table:table-cell>
          <table:table-cell table:formula="of:=[.$J$1] * LOG([.B426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float" office:value="3" calcext:value-type="float">
            <text:p>3</text:p>
          </table:table-cell>
          <table:table-cell table:formula="of:=[.B427]*2000" office:value-type="float" office:value="6000" calcext:value-type="float">
            <text:p>6000</text:p>
          </table:table-cell>
          <table:table-cell table:formula="of:=10 * [.A427]/[.B427]" office:value-type="float" office:value="27026.6666666667" calcext:value-type="float">
            <text:p>27026,6666666667</text:p>
          </table:table-cell>
          <table:table-cell table:formula="of:=[.A427]/[.B427]" office:value-type="float" office:value="2702.66666666667" calcext:value-type="float">
            <text:p>2702,66666666667</text:p>
          </table:table-cell>
          <table:table-cell table:formula="of:=LOG([.A427];2)-1.3219" office:value-type="float" office:value="11.6632303734669" calcext:value-type="float">
            <text:p>11,66</text:p>
          </table:table-cell>
          <table:table-cell table:formula="of:=[.$J$1] * LOG([.B427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float" office:value="3" calcext:value-type="float">
            <text:p>3</text:p>
          </table:table-cell>
          <table:table-cell table:formula="of:=[.B428]*2000" office:value-type="float" office:value="6000" calcext:value-type="float">
            <text:p>6000</text:p>
          </table:table-cell>
          <table:table-cell table:formula="of:=10 * [.A428]/[.B428]" office:value-type="float" office:value="27026.6666666667" calcext:value-type="float">
            <text:p>27026,6666666667</text:p>
          </table:table-cell>
          <table:table-cell table:formula="of:=[.A428]/[.B428]" office:value-type="float" office:value="2702.66666666667" calcext:value-type="float">
            <text:p>2702,66666666667</text:p>
          </table:table-cell>
          <table:table-cell table:formula="of:=LOG([.A428];2)-1.3219" office:value-type="float" office:value="11.6632303734669" calcext:value-type="float">
            <text:p>11,66</text:p>
          </table:table-cell>
          <table:table-cell table:formula="of:=[.$J$1] * LOG([.B428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7218" calcext:value-type="float">
            <text:p>7218</text:p>
          </table:table-cell>
          <table:table-cell office:value-type="float" office:value="3" calcext:value-type="float">
            <text:p>3</text:p>
          </table:table-cell>
          <table:table-cell table:formula="of:=[.B429]*2000" office:value-type="float" office:value="6000" calcext:value-type="float">
            <text:p>6000</text:p>
          </table:table-cell>
          <table:table-cell table:formula="of:=10 * [.A429]/[.B429]" office:value-type="float" office:value="24060" calcext:value-type="float">
            <text:p>24060</text:p>
          </table:table-cell>
          <table:table-cell table:formula="of:=[.A429]/[.B429]" office:value-type="float" office:value="2406" calcext:value-type="float">
            <text:p>2406</text:p>
          </table:table-cell>
          <table:table-cell table:formula="of:=LOG([.A429];2)-1.3219" office:value-type="float" office:value="11.4954834278972" calcext:value-type="float">
            <text:p>11,50</text:p>
          </table:table-cell>
          <table:table-cell table:formula="of:=[.$J$1] * LOG([.B429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7218" calcext:value-type="float">
            <text:p>7218</text:p>
          </table:table-cell>
          <table:table-cell office:value-type="float" office:value="3" calcext:value-type="float">
            <text:p>3</text:p>
          </table:table-cell>
          <table:table-cell table:formula="of:=[.B430]*2000" office:value-type="float" office:value="6000" calcext:value-type="float">
            <text:p>6000</text:p>
          </table:table-cell>
          <table:table-cell table:formula="of:=10 * [.A430]/[.B430]" office:value-type="float" office:value="24060" calcext:value-type="float">
            <text:p>24060</text:p>
          </table:table-cell>
          <table:table-cell table:formula="of:=[.A430]/[.B430]" office:value-type="float" office:value="2406" calcext:value-type="float">
            <text:p>2406</text:p>
          </table:table-cell>
          <table:table-cell table:formula="of:=LOG([.A430];2)-1.3219" office:value-type="float" office:value="11.4954834278972" calcext:value-type="float">
            <text:p>11,50</text:p>
          </table:table-cell>
          <table:table-cell table:formula="of:=[.$J$1] * LOG([.B430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3" calcext:value-type="float">
            <text:p>3</text:p>
          </table:table-cell>
          <table:table-cell table:formula="of:=[.B431]*2000" office:value-type="float" office:value="6000" calcext:value-type="float">
            <text:p>6000</text:p>
          </table:table-cell>
          <table:table-cell table:formula="of:=10 * [.A431]/[.B431]" office:value-type="float" office:value="24783.3333333333" calcext:value-type="float">
            <text:p>24783,3333333333</text:p>
          </table:table-cell>
          <table:table-cell table:formula="of:=[.A431]/[.B431]" office:value-type="float" office:value="2478.33333333333" calcext:value-type="float">
            <text:p>2478,33333333333</text:p>
          </table:table-cell>
          <table:table-cell table:formula="of:=LOG([.A431];2)-1.3219" office:value-type="float" office:value="11.5382170269398" calcext:value-type="float">
            <text:p>11,54</text:p>
          </table:table-cell>
          <table:table-cell table:formula="of:=[.$J$1] * LOG([.B431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3" calcext:value-type="float">
            <text:p>3</text:p>
          </table:table-cell>
          <table:table-cell table:formula="of:=[.B432]*2000" office:value-type="float" office:value="6000" calcext:value-type="float">
            <text:p>6000</text:p>
          </table:table-cell>
          <table:table-cell table:formula="of:=10 * [.A432]/[.B432]" office:value-type="float" office:value="24783.3333333333" calcext:value-type="float">
            <text:p>24783,3333333333</text:p>
          </table:table-cell>
          <table:table-cell table:formula="of:=[.A432]/[.B432]" office:value-type="float" office:value="2478.33333333333" calcext:value-type="float">
            <text:p>2478,33333333333</text:p>
          </table:table-cell>
          <table:table-cell table:formula="of:=LOG([.A432];2)-1.3219" office:value-type="float" office:value="11.5382170269398" calcext:value-type="float">
            <text:p>11,54</text:p>
          </table:table-cell>
          <table:table-cell table:formula="of:=[.$J$1] * LOG([.B432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float" office:value="3" calcext:value-type="float">
            <text:p>3</text:p>
          </table:table-cell>
          <table:table-cell table:formula="of:=[.B433]*2000" office:value-type="float" office:value="6000" calcext:value-type="float">
            <text:p>6000</text:p>
          </table:table-cell>
          <table:table-cell table:formula="of:=10 * [.A433]/[.B433]" office:value-type="float" office:value="26586.6666666667" calcext:value-type="float">
            <text:p>26586,6666666667</text:p>
          </table:table-cell>
          <table:table-cell table:formula="of:=[.A433]/[.B433]" office:value-type="float" office:value="2658.66666666667" calcext:value-type="float">
            <text:p>2658,66666666667</text:p>
          </table:table-cell>
          <table:table-cell table:formula="of:=LOG([.A433];2)-1.3219" office:value-type="float" office:value="11.6395496943982" calcext:value-type="float">
            <text:p>11,64</text:p>
          </table:table-cell>
          <table:table-cell table:formula="of:=[.$J$1] * LOG([.B433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float" office:value="3" calcext:value-type="float">
            <text:p>3</text:p>
          </table:table-cell>
          <table:table-cell table:formula="of:=[.B434]*2000" office:value-type="float" office:value="6000" calcext:value-type="float">
            <text:p>6000</text:p>
          </table:table-cell>
          <table:table-cell table:formula="of:=10 * [.A434]/[.B434]" office:value-type="float" office:value="26586.6666666667" calcext:value-type="float">
            <text:p>26586,6666666667</text:p>
          </table:table-cell>
          <table:table-cell table:formula="of:=[.A434]/[.B434]" office:value-type="float" office:value="2658.66666666667" calcext:value-type="float">
            <text:p>2658,66666666667</text:p>
          </table:table-cell>
          <table:table-cell table:formula="of:=LOG([.A434];2)-1.3219" office:value-type="float" office:value="11.6395496943982" calcext:value-type="float">
            <text:p>11,64</text:p>
          </table:table-cell>
          <table:table-cell table:formula="of:=[.$J$1] * LOG([.B434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float" office:value="3" calcext:value-type="float">
            <text:p>3</text:p>
          </table:table-cell>
          <table:table-cell table:formula="of:=[.B435]*2000" office:value-type="float" office:value="6000" calcext:value-type="float">
            <text:p>6000</text:p>
          </table:table-cell>
          <table:table-cell table:formula="of:=10 * [.A435]/[.B435]" office:value-type="float" office:value="25363.3333333333" calcext:value-type="float">
            <text:p>25363,3333333333</text:p>
          </table:table-cell>
          <table:table-cell table:formula="of:=[.A435]/[.B435]" office:value-type="float" office:value="2536.33333333333" calcext:value-type="float">
            <text:p>2536,33333333333</text:p>
          </table:table-cell>
          <table:table-cell table:formula="of:=LOG([.A435];2)-1.3219" office:value-type="float" office:value="11.5715911470849" calcext:value-type="float">
            <text:p>11,57</text:p>
          </table:table-cell>
          <table:table-cell table:formula="of:=[.$J$1] * LOG([.B435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float" office:value="3" calcext:value-type="float">
            <text:p>3</text:p>
          </table:table-cell>
          <table:table-cell table:formula="of:=[.B436]*2000" office:value-type="float" office:value="6000" calcext:value-type="float">
            <text:p>6000</text:p>
          </table:table-cell>
          <table:table-cell table:formula="of:=10 * [.A436]/[.B436]" office:value-type="float" office:value="25363.3333333333" calcext:value-type="float">
            <text:p>25363,3333333333</text:p>
          </table:table-cell>
          <table:table-cell table:formula="of:=[.A436]/[.B436]" office:value-type="float" office:value="2536.33333333333" calcext:value-type="float">
            <text:p>2536,33333333333</text:p>
          </table:table-cell>
          <table:table-cell table:formula="of:=LOG([.A436];2)-1.3219" office:value-type="float" office:value="11.5715911470849" calcext:value-type="float">
            <text:p>11,57</text:p>
          </table:table-cell>
          <table:table-cell table:formula="of:=[.$J$1] * LOG([.B436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7345" calcext:value-type="float">
            <text:p>7345</text:p>
          </table:table-cell>
          <table:table-cell office:value-type="float" office:value="3" calcext:value-type="float">
            <text:p>3</text:p>
          </table:table-cell>
          <table:table-cell table:formula="of:=[.B437]*2000" office:value-type="float" office:value="6000" calcext:value-type="float">
            <text:p>6000</text:p>
          </table:table-cell>
          <table:table-cell table:formula="of:=10 * [.A437]/[.B437]" office:value-type="float" office:value="24483.3333333333" calcext:value-type="float">
            <text:p>24483,3333333333</text:p>
          </table:table-cell>
          <table:table-cell table:formula="of:=[.A437]/[.B437]" office:value-type="float" office:value="2448.33333333333" calcext:value-type="float">
            <text:p>2448,33333333333</text:p>
          </table:table-cell>
          <table:table-cell table:formula="of:=LOG([.A437];2)-1.3219" office:value-type="float" office:value="11.5206467754436" calcext:value-type="float">
            <text:p>11,52</text:p>
          </table:table-cell>
          <table:table-cell table:formula="of:=[.$J$1] * LOG([.B437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7345" calcext:value-type="float">
            <text:p>7345</text:p>
          </table:table-cell>
          <table:table-cell office:value-type="float" office:value="3" calcext:value-type="float">
            <text:p>3</text:p>
          </table:table-cell>
          <table:table-cell table:formula="of:=[.B438]*2000" office:value-type="float" office:value="6000" calcext:value-type="float">
            <text:p>6000</text:p>
          </table:table-cell>
          <table:table-cell table:formula="of:=10 * [.A438]/[.B438]" office:value-type="float" office:value="24483.3333333333" calcext:value-type="float">
            <text:p>24483,3333333333</text:p>
          </table:table-cell>
          <table:table-cell table:formula="of:=[.A438]/[.B438]" office:value-type="float" office:value="2448.33333333333" calcext:value-type="float">
            <text:p>2448,33333333333</text:p>
          </table:table-cell>
          <table:table-cell table:formula="of:=LOG([.A438];2)-1.3219" office:value-type="float" office:value="11.5206467754436" calcext:value-type="float">
            <text:p>11,52</text:p>
          </table:table-cell>
          <table:table-cell table:formula="of:=[.$J$1] * LOG([.B438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7588" calcext:value-type="float">
            <text:p>7588</text:p>
          </table:table-cell>
          <table:table-cell office:value-type="float" office:value="3" calcext:value-type="float">
            <text:p>3</text:p>
          </table:table-cell>
          <table:table-cell table:formula="of:=[.B439]*2000" office:value-type="float" office:value="6000" calcext:value-type="float">
            <text:p>6000</text:p>
          </table:table-cell>
          <table:table-cell table:formula="of:=10 * [.A439]/[.B439]" office:value-type="float" office:value="25293.3333333333" calcext:value-type="float">
            <text:p>25293,3333333333</text:p>
          </table:table-cell>
          <table:table-cell table:formula="of:=[.A439]/[.B439]" office:value-type="float" office:value="2529.33333333333" calcext:value-type="float">
            <text:p>2529,33333333333</text:p>
          </table:table-cell>
          <table:table-cell table:formula="of:=LOG([.A439];2)-1.3219" office:value-type="float" office:value="11.5676039634115" calcext:value-type="float">
            <text:p>11,57</text:p>
          </table:table-cell>
          <table:table-cell table:formula="of:=[.$J$1] * LOG([.B439] + [.$J$2]; 2) + [.$J$3]" office:value-type="float" office:value="11.264536430999" calcext:value-type="float">
            <text:p>11,26</text:p>
          </table:table-cell>
          <table:table-cell table:number-columns-repeated="3"/>
        </table:table-row>
        <table:table-row table:style-name="ro1">
          <table:table-cell office:value-type="float" office:value="7588" calcext:value-type="float">
            <text:p>7588</text:p>
          </table:table-cell>
          <table:table-cell office:value-type="float" office:value="4" calcext:value-type="float">
            <text:p>4</text:p>
          </table:table-cell>
          <table:table-cell table:formula="of:=[.B440]*2000" office:value-type="float" office:value="8000" calcext:value-type="float">
            <text:p>8000</text:p>
          </table:table-cell>
          <table:table-cell table:formula="of:=10 * [.A440]/[.B440]" office:value-type="float" office:value="18970" calcext:value-type="float">
            <text:p>18970</text:p>
          </table:table-cell>
          <table:table-cell table:formula="of:=[.A440]/[.B440]" office:value-type="float" office:value="1897" calcext:value-type="float">
            <text:p>1897</text:p>
          </table:table-cell>
          <table:table-cell table:formula="of:=LOG([.A440];2)-1.3219" office:value-type="float" office:value="11.5676039634115" calcext:value-type="float">
            <text:p>11,57</text:p>
          </table:table-cell>
          <table:table-cell table:formula="of:=[.$J$1] * LOG([.B440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0246" calcext:value-type="float">
            <text:p>10246</text:p>
          </table:table-cell>
          <table:table-cell office:value-type="float" office:value="4" calcext:value-type="float">
            <text:p>4</text:p>
          </table:table-cell>
          <table:table-cell table:formula="of:=[.B441]*2000" office:value-type="float" office:value="8000" calcext:value-type="float">
            <text:p>8000</text:p>
          </table:table-cell>
          <table:table-cell table:formula="of:=10 * [.A441]/[.B441]" office:value-type="float" office:value="25615" calcext:value-type="float">
            <text:p>25615</text:p>
          </table:table-cell>
          <table:table-cell table:formula="of:=[.A441]/[.B441]" office:value-type="float" office:value="2561.5" calcext:value-type="float">
            <text:p>2561,5</text:p>
          </table:table-cell>
          <table:table-cell table:formula="of:=LOG([.A441];2)-1.3219" office:value-type="float" office:value="12.0008731764546" calcext:value-type="float">
            <text:p>12,00</text:p>
          </table:table-cell>
          <table:table-cell table:formula="of:=[.$J$1] * LOG([.B441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0246" calcext:value-type="float">
            <text:p>10246</text:p>
          </table:table-cell>
          <table:table-cell office:value-type="float" office:value="4" calcext:value-type="float">
            <text:p>4</text:p>
          </table:table-cell>
          <table:table-cell table:formula="of:=[.B442]*2000" office:value-type="float" office:value="8000" calcext:value-type="float">
            <text:p>8000</text:p>
          </table:table-cell>
          <table:table-cell table:formula="of:=10 * [.A442]/[.B442]" office:value-type="float" office:value="25615" calcext:value-type="float">
            <text:p>25615</text:p>
          </table:table-cell>
          <table:table-cell table:formula="of:=[.A442]/[.B442]" office:value-type="float" office:value="2561.5" calcext:value-type="float">
            <text:p>2561,5</text:p>
          </table:table-cell>
          <table:table-cell table:formula="of:=LOG([.A442];2)-1.3219" office:value-type="float" office:value="12.0008731764546" calcext:value-type="float">
            <text:p>12,00</text:p>
          </table:table-cell>
          <table:table-cell table:formula="of:=[.$J$1] * LOG([.B442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2643" calcext:value-type="float">
            <text:p>12643</text:p>
          </table:table-cell>
          <table:table-cell office:value-type="float" office:value="4" calcext:value-type="float">
            <text:p>4</text:p>
          </table:table-cell>
          <table:table-cell table:formula="of:=[.B443]*2000" office:value-type="float" office:value="8000" calcext:value-type="float">
            <text:p>8000</text:p>
          </table:table-cell>
          <table:table-cell table:formula="of:=10 * [.A443]/[.B443]" office:value-type="float" office:value="31607.5" calcext:value-type="float">
            <text:p>31607,5</text:p>
          </table:table-cell>
          <table:table-cell table:formula="of:=[.A443]/[.B443]" office:value-type="float" office:value="3160.75" calcext:value-type="float">
            <text:p>3160,75</text:p>
          </table:table-cell>
          <table:table-cell table:formula="of:=LOG([.A443];2)-1.3219" office:value-type="float" office:value="12.3041512142343" calcext:value-type="float">
            <text:p>12,30</text:p>
          </table:table-cell>
          <table:table-cell table:formula="of:=[.$J$1] * LOG([.B443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2643" calcext:value-type="float">
            <text:p>12643</text:p>
          </table:table-cell>
          <table:table-cell office:value-type="float" office:value="4" calcext:value-type="float">
            <text:p>4</text:p>
          </table:table-cell>
          <table:table-cell table:formula="of:=[.B444]*2000" office:value-type="float" office:value="8000" calcext:value-type="float">
            <text:p>8000</text:p>
          </table:table-cell>
          <table:table-cell table:formula="of:=10 * [.A444]/[.B444]" office:value-type="float" office:value="31607.5" calcext:value-type="float">
            <text:p>31607,5</text:p>
          </table:table-cell>
          <table:table-cell table:formula="of:=[.A444]/[.B444]" office:value-type="float" office:value="3160.75" calcext:value-type="float">
            <text:p>3160,75</text:p>
          </table:table-cell>
          <table:table-cell table:formula="of:=LOG([.A444];2)-1.3219" office:value-type="float" office:value="12.3041512142343" calcext:value-type="float">
            <text:p>12,30</text:p>
          </table:table-cell>
          <table:table-cell table:formula="of:=[.$J$1] * LOG([.B444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3655" calcext:value-type="float">
            <text:p>13655</text:p>
          </table:table-cell>
          <table:table-cell office:value-type="float" office:value="4" calcext:value-type="float">
            <text:p>4</text:p>
          </table:table-cell>
          <table:table-cell table:formula="of:=[.B445]*2000" office:value-type="float" office:value="8000" calcext:value-type="float">
            <text:p>8000</text:p>
          </table:table-cell>
          <table:table-cell table:formula="of:=10 * [.A445]/[.B445]" office:value-type="float" office:value="34137.5" calcext:value-type="float">
            <text:p>34137,5</text:p>
          </table:table-cell>
          <table:table-cell table:formula="of:=[.A445]/[.B445]" office:value-type="float" office:value="3413.75" calcext:value-type="float">
            <text:p>3413,75</text:p>
          </table:table-cell>
          <table:table-cell table:formula="of:=LOG([.A445];2)-1.3219" office:value-type="float" office:value="12.4152416936527" calcext:value-type="float">
            <text:p>12,42</text:p>
          </table:table-cell>
          <table:table-cell table:formula="of:=[.$J$1] * LOG([.B445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3655" calcext:value-type="float">
            <text:p>13655</text:p>
          </table:table-cell>
          <table:table-cell office:value-type="float" office:value="4" calcext:value-type="float">
            <text:p>4</text:p>
          </table:table-cell>
          <table:table-cell table:formula="of:=[.B446]*2000" office:value-type="float" office:value="8000" calcext:value-type="float">
            <text:p>8000</text:p>
          </table:table-cell>
          <table:table-cell table:formula="of:=10 * [.A446]/[.B446]" office:value-type="float" office:value="34137.5" calcext:value-type="float">
            <text:p>34137,5</text:p>
          </table:table-cell>
          <table:table-cell table:formula="of:=[.A446]/[.B446]" office:value-type="float" office:value="3413.75" calcext:value-type="float">
            <text:p>3413,75</text:p>
          </table:table-cell>
          <table:table-cell table:formula="of:=LOG([.A446];2)-1.3219" office:value-type="float" office:value="12.4152416936527" calcext:value-type="float">
            <text:p>12,42</text:p>
          </table:table-cell>
          <table:table-cell table:formula="of:=[.$J$1] * LOG([.B446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4694" calcext:value-type="float">
            <text:p>14694</text:p>
          </table:table-cell>
          <table:table-cell office:value-type="float" office:value="4" calcext:value-type="float">
            <text:p>4</text:p>
          </table:table-cell>
          <table:table-cell table:formula="of:=[.B447]*2000" office:value-type="float" office:value="8000" calcext:value-type="float">
            <text:p>8000</text:p>
          </table:table-cell>
          <table:table-cell table:formula="of:=10 * [.A447]/[.B447]" office:value-type="float" office:value="36735" calcext:value-type="float">
            <text:p>36735</text:p>
          </table:table-cell>
          <table:table-cell table:formula="of:=[.A447]/[.B447]" office:value-type="float" office:value="3673.5" calcext:value-type="float">
            <text:p>3673,5</text:p>
          </table:table-cell>
          <table:table-cell table:formula="of:=LOG([.A447];2)-1.3219" office:value-type="float" office:value="12.5210395592851" calcext:value-type="float">
            <text:p>12,52</text:p>
          </table:table-cell>
          <table:table-cell table:formula="of:=[.$J$1] * LOG([.B447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4694" calcext:value-type="float">
            <text:p>14694</text:p>
          </table:table-cell>
          <table:table-cell office:value-type="float" office:value="4" calcext:value-type="float">
            <text:p>4</text:p>
          </table:table-cell>
          <table:table-cell table:formula="of:=[.B448]*2000" office:value-type="float" office:value="8000" calcext:value-type="float">
            <text:p>8000</text:p>
          </table:table-cell>
          <table:table-cell table:formula="of:=10 * [.A448]/[.B448]" office:value-type="float" office:value="36735" calcext:value-type="float">
            <text:p>36735</text:p>
          </table:table-cell>
          <table:table-cell table:formula="of:=[.A448]/[.B448]" office:value-type="float" office:value="3673.5" calcext:value-type="float">
            <text:p>3673,5</text:p>
          </table:table-cell>
          <table:table-cell table:formula="of:=LOG([.A448];2)-1.3219" office:value-type="float" office:value="12.5210395592851" calcext:value-type="float">
            <text:p>12,52</text:p>
          </table:table-cell>
          <table:table-cell table:formula="of:=[.$J$1] * LOG([.B448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4851" calcext:value-type="float">
            <text:p>14851</text:p>
          </table:table-cell>
          <table:table-cell office:value-type="float" office:value="4" calcext:value-type="float">
            <text:p>4</text:p>
          </table:table-cell>
          <table:table-cell table:formula="of:=[.B449]*2000" office:value-type="float" office:value="8000" calcext:value-type="float">
            <text:p>8000</text:p>
          </table:table-cell>
          <table:table-cell table:formula="of:=10 * [.A449]/[.B449]" office:value-type="float" office:value="37127.5" calcext:value-type="float">
            <text:p>37127,5</text:p>
          </table:table-cell>
          <table:table-cell table:formula="of:=[.A449]/[.B449]" office:value-type="float" office:value="3712.75" calcext:value-type="float">
            <text:p>3712,75</text:p>
          </table:table-cell>
          <table:table-cell table:formula="of:=LOG([.A449];2)-1.3219" office:value-type="float" office:value="12.5363724584858" calcext:value-type="float">
            <text:p>12,54</text:p>
          </table:table-cell>
          <table:table-cell table:formula="of:=[.$J$1] * LOG([.B449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4851" calcext:value-type="float">
            <text:p>14851</text:p>
          </table:table-cell>
          <table:table-cell office:value-type="float" office:value="4" calcext:value-type="float">
            <text:p>4</text:p>
          </table:table-cell>
          <table:table-cell table:formula="of:=[.B450]*2000" office:value-type="float" office:value="8000" calcext:value-type="float">
            <text:p>8000</text:p>
          </table:table-cell>
          <table:table-cell table:formula="of:=10 * [.A450]/[.B450]" office:value-type="float" office:value="37127.5" calcext:value-type="float">
            <text:p>37127,5</text:p>
          </table:table-cell>
          <table:table-cell table:formula="of:=[.A450]/[.B450]" office:value-type="float" office:value="3712.75" calcext:value-type="float">
            <text:p>3712,75</text:p>
          </table:table-cell>
          <table:table-cell table:formula="of:=LOG([.A450];2)-1.3219" office:value-type="float" office:value="12.5363724584858" calcext:value-type="float">
            <text:p>12,54</text:p>
          </table:table-cell>
          <table:table-cell table:formula="of:=[.$J$1] * LOG([.B450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4748" calcext:value-type="float">
            <text:p>14748</text:p>
          </table:table-cell>
          <table:table-cell office:value-type="float" office:value="4" calcext:value-type="float">
            <text:p>4</text:p>
          </table:table-cell>
          <table:table-cell table:formula="of:=[.B451]*2000" office:value-type="float" office:value="8000" calcext:value-type="float">
            <text:p>8000</text:p>
          </table:table-cell>
          <table:table-cell table:formula="of:=10 * [.A451]/[.B451]" office:value-type="float" office:value="36870" calcext:value-type="float">
            <text:p>36870</text:p>
          </table:table-cell>
          <table:table-cell table:formula="of:=[.A451]/[.B451]" office:value-type="float" office:value="3687" calcext:value-type="float">
            <text:p>3687</text:p>
          </table:table-cell>
          <table:table-cell table:formula="of:=LOG([.A451];2)-1.3219" office:value-type="float" office:value="12.5263317010938" calcext:value-type="float">
            <text:p>12,53</text:p>
          </table:table-cell>
          <table:table-cell table:formula="of:=[.$J$1] * LOG([.B451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4748" calcext:value-type="float">
            <text:p>14748</text:p>
          </table:table-cell>
          <table:table-cell office:value-type="float" office:value="4" calcext:value-type="float">
            <text:p>4</text:p>
          </table:table-cell>
          <table:table-cell table:formula="of:=[.B452]*2000" office:value-type="float" office:value="8000" calcext:value-type="float">
            <text:p>8000</text:p>
          </table:table-cell>
          <table:table-cell table:formula="of:=10 * [.A452]/[.B452]" office:value-type="float" office:value="36870" calcext:value-type="float">
            <text:p>36870</text:p>
          </table:table-cell>
          <table:table-cell table:formula="of:=[.A452]/[.B452]" office:value-type="float" office:value="3687" calcext:value-type="float">
            <text:p>3687</text:p>
          </table:table-cell>
          <table:table-cell table:formula="of:=LOG([.A452];2)-1.3219" office:value-type="float" office:value="12.5263317010938" calcext:value-type="float">
            <text:p>12,53</text:p>
          </table:table-cell>
          <table:table-cell table:formula="of:=[.$J$1] * LOG([.B452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4926" calcext:value-type="float">
            <text:p>14926</text:p>
          </table:table-cell>
          <table:table-cell office:value-type="float" office:value="4" calcext:value-type="float">
            <text:p>4</text:p>
          </table:table-cell>
          <table:table-cell table:formula="of:=[.B453]*2000" office:value-type="float" office:value="8000" calcext:value-type="float">
            <text:p>8000</text:p>
          </table:table-cell>
          <table:table-cell table:formula="of:=10 * [.A453]/[.B453]" office:value-type="float" office:value="37315" calcext:value-type="float">
            <text:p>37315</text:p>
          </table:table-cell>
          <table:table-cell table:formula="of:=[.A453]/[.B453]" office:value-type="float" office:value="3731.5" calcext:value-type="float">
            <text:p>3731,5</text:p>
          </table:table-cell>
          <table:table-cell table:formula="of:=LOG([.A453];2)-1.3219" office:value-type="float" office:value="12.5436399707857" calcext:value-type="float">
            <text:p>12,54</text:p>
          </table:table-cell>
          <table:table-cell table:formula="of:=[.$J$1] * LOG([.B453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4926" calcext:value-type="float">
            <text:p>14926</text:p>
          </table:table-cell>
          <table:table-cell office:value-type="float" office:value="4" calcext:value-type="float">
            <text:p>4</text:p>
          </table:table-cell>
          <table:table-cell table:formula="of:=[.B454]*2000" office:value-type="float" office:value="8000" calcext:value-type="float">
            <text:p>8000</text:p>
          </table:table-cell>
          <table:table-cell table:formula="of:=10 * [.A454]/[.B454]" office:value-type="float" office:value="37315" calcext:value-type="float">
            <text:p>37315</text:p>
          </table:table-cell>
          <table:table-cell table:formula="of:=[.A454]/[.B454]" office:value-type="float" office:value="3731.5" calcext:value-type="float">
            <text:p>3731,5</text:p>
          </table:table-cell>
          <table:table-cell table:formula="of:=LOG([.A454];2)-1.3219" office:value-type="float" office:value="12.5436399707857" calcext:value-type="float">
            <text:p>12,54</text:p>
          </table:table-cell>
          <table:table-cell table:formula="of:=[.$J$1] * LOG([.B454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5201" calcext:value-type="float">
            <text:p>15201</text:p>
          </table:table-cell>
          <table:table-cell office:value-type="float" office:value="4" calcext:value-type="float">
            <text:p>4</text:p>
          </table:table-cell>
          <table:table-cell table:formula="of:=[.B455]*2000" office:value-type="float" office:value="8000" calcext:value-type="float">
            <text:p>8000</text:p>
          </table:table-cell>
          <table:table-cell table:formula="of:=10 * [.A455]/[.B455]" office:value-type="float" office:value="38002.5" calcext:value-type="float">
            <text:p>38002,5</text:p>
          </table:table-cell>
          <table:table-cell table:formula="of:=[.A455]/[.B455]" office:value-type="float" office:value="3800.25" calcext:value-type="float">
            <text:p>3800,25</text:p>
          </table:table-cell>
          <table:table-cell table:formula="of:=LOG([.A455];2)-1.3219" office:value-type="float" office:value="12.5699786142437" calcext:value-type="float">
            <text:p>12,57</text:p>
          </table:table-cell>
          <table:table-cell table:formula="of:=[.$J$1] * LOG([.B455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5201" calcext:value-type="float">
            <text:p>15201</text:p>
          </table:table-cell>
          <table:table-cell office:value-type="float" office:value="4" calcext:value-type="float">
            <text:p>4</text:p>
          </table:table-cell>
          <table:table-cell table:formula="of:=[.B456]*2000" office:value-type="float" office:value="8000" calcext:value-type="float">
            <text:p>8000</text:p>
          </table:table-cell>
          <table:table-cell table:formula="of:=10 * [.A456]/[.B456]" office:value-type="float" office:value="38002.5" calcext:value-type="float">
            <text:p>38002,5</text:p>
          </table:table-cell>
          <table:table-cell table:formula="of:=[.A456]/[.B456]" office:value-type="float" office:value="3800.25" calcext:value-type="float">
            <text:p>3800,25</text:p>
          </table:table-cell>
          <table:table-cell table:formula="of:=LOG([.A456];2)-1.3219" office:value-type="float" office:value="12.5699786142437" calcext:value-type="float">
            <text:p>12,57</text:p>
          </table:table-cell>
          <table:table-cell table:formula="of:=[.$J$1] * LOG([.B456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5110" calcext:value-type="float">
            <text:p>15110</text:p>
          </table:table-cell>
          <table:table-cell office:value-type="float" office:value="4" calcext:value-type="float">
            <text:p>4</text:p>
          </table:table-cell>
          <table:table-cell table:formula="of:=[.B457]*2000" office:value-type="float" office:value="8000" calcext:value-type="float">
            <text:p>8000</text:p>
          </table:table-cell>
          <table:table-cell table:formula="of:=10 * [.A457]/[.B457]" office:value-type="float" office:value="37775" calcext:value-type="float">
            <text:p>37775</text:p>
          </table:table-cell>
          <table:table-cell table:formula="of:=[.A457]/[.B457]" office:value-type="float" office:value="3777.5" calcext:value-type="float">
            <text:p>3777,5</text:p>
          </table:table-cell>
          <table:table-cell table:formula="of:=LOG([.A457];2)-1.3219" office:value-type="float" office:value="12.5613160400522" calcext:value-type="float">
            <text:p>12,56</text:p>
          </table:table-cell>
          <table:table-cell table:formula="of:=[.$J$1] * LOG([.B457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5110" calcext:value-type="float">
            <text:p>15110</text:p>
          </table:table-cell>
          <table:table-cell office:value-type="float" office:value="4" calcext:value-type="float">
            <text:p>4</text:p>
          </table:table-cell>
          <table:table-cell table:formula="of:=[.B458]*2000" office:value-type="float" office:value="8000" calcext:value-type="float">
            <text:p>8000</text:p>
          </table:table-cell>
          <table:table-cell table:formula="of:=10 * [.A458]/[.B458]" office:value-type="float" office:value="37775" calcext:value-type="float">
            <text:p>37775</text:p>
          </table:table-cell>
          <table:table-cell table:formula="of:=[.A458]/[.B458]" office:value-type="float" office:value="3777.5" calcext:value-type="float">
            <text:p>3777,5</text:p>
          </table:table-cell>
          <table:table-cell table:formula="of:=LOG([.A458];2)-1.3219" office:value-type="float" office:value="12.5613160400522" calcext:value-type="float">
            <text:p>12,56</text:p>
          </table:table-cell>
          <table:table-cell table:formula="of:=[.$J$1] * LOG([.B458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5076" calcext:value-type="float">
            <text:p>15076</text:p>
          </table:table-cell>
          <table:table-cell office:value-type="float" office:value="4" calcext:value-type="float">
            <text:p>4</text:p>
          </table:table-cell>
          <table:table-cell table:formula="of:=[.B459]*2000" office:value-type="float" office:value="8000" calcext:value-type="float">
            <text:p>8000</text:p>
          </table:table-cell>
          <table:table-cell table:formula="of:=10 * [.A459]/[.B459]" office:value-type="float" office:value="37690" calcext:value-type="float">
            <text:p>37690</text:p>
          </table:table-cell>
          <table:table-cell table:formula="of:=[.A459]/[.B459]" office:value-type="float" office:value="3769" calcext:value-type="float">
            <text:p>3769</text:p>
          </table:table-cell>
          <table:table-cell table:formula="of:=LOG([.A459];2)-1.3219" office:value-type="float" office:value="12.5580660796644" calcext:value-type="float">
            <text:p>12,56</text:p>
          </table:table-cell>
          <table:table-cell table:formula="of:=[.$J$1] * LOG([.B459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5076" calcext:value-type="float">
            <text:p>15076</text:p>
          </table:table-cell>
          <table:table-cell office:value-type="float" office:value="4" calcext:value-type="float">
            <text:p>4</text:p>
          </table:table-cell>
          <table:table-cell table:formula="of:=[.B460]*2000" office:value-type="float" office:value="8000" calcext:value-type="float">
            <text:p>8000</text:p>
          </table:table-cell>
          <table:table-cell table:formula="of:=10 * [.A460]/[.B460]" office:value-type="float" office:value="37690" calcext:value-type="float">
            <text:p>37690</text:p>
          </table:table-cell>
          <table:table-cell table:formula="of:=[.A460]/[.B460]" office:value-type="float" office:value="3769" calcext:value-type="float">
            <text:p>3769</text:p>
          </table:table-cell>
          <table:table-cell table:formula="of:=LOG([.A460];2)-1.3219" office:value-type="float" office:value="12.5580660796644" calcext:value-type="float">
            <text:p>12,56</text:p>
          </table:table-cell>
          <table:table-cell table:formula="of:=[.$J$1] * LOG([.B460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4884" calcext:value-type="float">
            <text:p>14884</text:p>
          </table:table-cell>
          <table:table-cell office:value-type="float" office:value="4" calcext:value-type="float">
            <text:p>4</text:p>
          </table:table-cell>
          <table:table-cell table:formula="of:=[.B461]*2000" office:value-type="float" office:value="8000" calcext:value-type="float">
            <text:p>8000</text:p>
          </table:table-cell>
          <table:table-cell table:formula="of:=10 * [.A461]/[.B461]" office:value-type="float" office:value="37210" calcext:value-type="float">
            <text:p>37210</text:p>
          </table:table-cell>
          <table:table-cell table:formula="of:=[.A461]/[.B461]" office:value-type="float" office:value="3721" calcext:value-type="float">
            <text:p>3721</text:p>
          </table:table-cell>
          <table:table-cell table:formula="of:=LOG([.A461];2)-1.3219" office:value-type="float" office:value="12.5395746751258" calcext:value-type="float">
            <text:p>12,54</text:p>
          </table:table-cell>
          <table:table-cell table:formula="of:=[.$J$1] * LOG([.B461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4884" calcext:value-type="float">
            <text:p>14884</text:p>
          </table:table-cell>
          <table:table-cell office:value-type="float" office:value="4" calcext:value-type="float">
            <text:p>4</text:p>
          </table:table-cell>
          <table:table-cell table:formula="of:=[.B462]*2000" office:value-type="float" office:value="8000" calcext:value-type="float">
            <text:p>8000</text:p>
          </table:table-cell>
          <table:table-cell table:formula="of:=10 * [.A462]/[.B462]" office:value-type="float" office:value="37210" calcext:value-type="float">
            <text:p>37210</text:p>
          </table:table-cell>
          <table:table-cell table:formula="of:=[.A462]/[.B462]" office:value-type="float" office:value="3721" calcext:value-type="float">
            <text:p>3721</text:p>
          </table:table-cell>
          <table:table-cell table:formula="of:=LOG([.A462];2)-1.3219" office:value-type="float" office:value="12.5395746751258" calcext:value-type="float">
            <text:p>12,54</text:p>
          </table:table-cell>
          <table:table-cell table:formula="of:=[.$J$1] * LOG([.B462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4770" calcext:value-type="float">
            <text:p>14770</text:p>
          </table:table-cell>
          <table:table-cell office:value-type="float" office:value="4" calcext:value-type="float">
            <text:p>4</text:p>
          </table:table-cell>
          <table:table-cell table:formula="of:=[.B463]*2000" office:value-type="float" office:value="8000" calcext:value-type="float">
            <text:p>8000</text:p>
          </table:table-cell>
          <table:table-cell table:formula="of:=10 * [.A463]/[.B463]" office:value-type="float" office:value="36925" calcext:value-type="float">
            <text:p>36925</text:p>
          </table:table-cell>
          <table:table-cell table:formula="of:=[.A463]/[.B463]" office:value-type="float" office:value="3692.5" calcext:value-type="float">
            <text:p>3692,5</text:p>
          </table:table-cell>
          <table:table-cell table:formula="of:=LOG([.A463];2)-1.3219" office:value-type="float" office:value="12.5284822056522" calcext:value-type="float">
            <text:p>12,53</text:p>
          </table:table-cell>
          <table:table-cell table:formula="of:=[.$J$1] * LOG([.B463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4770" calcext:value-type="float">
            <text:p>14770</text:p>
          </table:table-cell>
          <table:table-cell office:value-type="float" office:value="4" calcext:value-type="float">
            <text:p>4</text:p>
          </table:table-cell>
          <table:table-cell table:formula="of:=[.B464]*2000" office:value-type="float" office:value="8000" calcext:value-type="float">
            <text:p>8000</text:p>
          </table:table-cell>
          <table:table-cell table:formula="of:=10 * [.A464]/[.B464]" office:value-type="float" office:value="36925" calcext:value-type="float">
            <text:p>36925</text:p>
          </table:table-cell>
          <table:table-cell table:formula="of:=[.A464]/[.B464]" office:value-type="float" office:value="3692.5" calcext:value-type="float">
            <text:p>3692,5</text:p>
          </table:table-cell>
          <table:table-cell table:formula="of:=LOG([.A464];2)-1.3219" office:value-type="float" office:value="12.5284822056522" calcext:value-type="float">
            <text:p>12,53</text:p>
          </table:table-cell>
          <table:table-cell table:formula="of:=[.$J$1] * LOG([.B464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4425" calcext:value-type="float">
            <text:p>14425</text:p>
          </table:table-cell>
          <table:table-cell office:value-type="float" office:value="4" calcext:value-type="float">
            <text:p>4</text:p>
          </table:table-cell>
          <table:table-cell table:formula="of:=[.B465]*2000" office:value-type="float" office:value="8000" calcext:value-type="float">
            <text:p>8000</text:p>
          </table:table-cell>
          <table:table-cell table:formula="of:=10 * [.A465]/[.B465]" office:value-type="float" office:value="36062.5" calcext:value-type="float">
            <text:p>36062,5</text:p>
          </table:table-cell>
          <table:table-cell table:formula="of:=[.A465]/[.B465]" office:value-type="float" office:value="3606.25" calcext:value-type="float">
            <text:p>3606,25</text:p>
          </table:table-cell>
          <table:table-cell table:formula="of:=LOG([.A465];2)-1.3219" office:value-type="float" office:value="12.4943836984202" calcext:value-type="float">
            <text:p>12,49</text:p>
          </table:table-cell>
          <table:table-cell table:formula="of:=[.$J$1] * LOG([.B465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4425" calcext:value-type="float">
            <text:p>14425</text:p>
          </table:table-cell>
          <table:table-cell office:value-type="float" office:value="4" calcext:value-type="float">
            <text:p>4</text:p>
          </table:table-cell>
          <table:table-cell table:formula="of:=[.B466]*2000" office:value-type="float" office:value="8000" calcext:value-type="float">
            <text:p>8000</text:p>
          </table:table-cell>
          <table:table-cell table:formula="of:=10 * [.A466]/[.B466]" office:value-type="float" office:value="36062.5" calcext:value-type="float">
            <text:p>36062,5</text:p>
          </table:table-cell>
          <table:table-cell table:formula="of:=[.A466]/[.B466]" office:value-type="float" office:value="3606.25" calcext:value-type="float">
            <text:p>3606,25</text:p>
          </table:table-cell>
          <table:table-cell table:formula="of:=LOG([.A466];2)-1.3219" office:value-type="float" office:value="12.4943836984202" calcext:value-type="float">
            <text:p>12,49</text:p>
          </table:table-cell>
          <table:table-cell table:formula="of:=[.$J$1] * LOG([.B466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4337" calcext:value-type="float">
            <text:p>14337</text:p>
          </table:table-cell>
          <table:table-cell office:value-type="float" office:value="4" calcext:value-type="float">
            <text:p>4</text:p>
          </table:table-cell>
          <table:table-cell table:formula="of:=[.B467]*2000" office:value-type="float" office:value="8000" calcext:value-type="float">
            <text:p>8000</text:p>
          </table:table-cell>
          <table:table-cell table:formula="of:=10 * [.A467]/[.B467]" office:value-type="float" office:value="35842.5" calcext:value-type="float">
            <text:p>35842,5</text:p>
          </table:table-cell>
          <table:table-cell table:formula="of:=[.A467]/[.B467]" office:value-type="float" office:value="3584.25" calcext:value-type="float">
            <text:p>3584,25</text:p>
          </table:table-cell>
          <table:table-cell table:formula="of:=LOG([.A467];2)-1.3219" office:value-type="float" office:value="12.4855555529676" calcext:value-type="float">
            <text:p>12,49</text:p>
          </table:table-cell>
          <table:table-cell table:formula="of:=[.$J$1] * LOG([.B467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4337" calcext:value-type="float">
            <text:p>14337</text:p>
          </table:table-cell>
          <table:table-cell office:value-type="float" office:value="4" calcext:value-type="float">
            <text:p>4</text:p>
          </table:table-cell>
          <table:table-cell table:formula="of:=[.B468]*2000" office:value-type="float" office:value="8000" calcext:value-type="float">
            <text:p>8000</text:p>
          </table:table-cell>
          <table:table-cell table:formula="of:=10 * [.A468]/[.B468]" office:value-type="float" office:value="35842.5" calcext:value-type="float">
            <text:p>35842,5</text:p>
          </table:table-cell>
          <table:table-cell table:formula="of:=[.A468]/[.B468]" office:value-type="float" office:value="3584.25" calcext:value-type="float">
            <text:p>3584,25</text:p>
          </table:table-cell>
          <table:table-cell table:formula="of:=LOG([.A468];2)-1.3219" office:value-type="float" office:value="12.4855555529676" calcext:value-type="float">
            <text:p>12,49</text:p>
          </table:table-cell>
          <table:table-cell table:formula="of:=[.$J$1] * LOG([.B468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4259" calcext:value-type="float">
            <text:p>14259</text:p>
          </table:table-cell>
          <table:table-cell office:value-type="float" office:value="4" calcext:value-type="float">
            <text:p>4</text:p>
          </table:table-cell>
          <table:table-cell table:formula="of:=[.B469]*2000" office:value-type="float" office:value="8000" calcext:value-type="float">
            <text:p>8000</text:p>
          </table:table-cell>
          <table:table-cell table:formula="of:=10 * [.A469]/[.B469]" office:value-type="float" office:value="35647.5" calcext:value-type="float">
            <text:p>35647,5</text:p>
          </table:table-cell>
          <table:table-cell table:formula="of:=[.A469]/[.B469]" office:value-type="float" office:value="3564.75" calcext:value-type="float">
            <text:p>3564,75</text:p>
          </table:table-cell>
          <table:table-cell table:formula="of:=LOG([.A469];2)-1.3219" office:value-type="float" office:value="12.4776851870235" calcext:value-type="float">
            <text:p>12,48</text:p>
          </table:table-cell>
          <table:table-cell table:formula="of:=[.$J$1] * LOG([.B469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4259" calcext:value-type="float">
            <text:p>14259</text:p>
          </table:table-cell>
          <table:table-cell office:value-type="float" office:value="4" calcext:value-type="float">
            <text:p>4</text:p>
          </table:table-cell>
          <table:table-cell table:formula="of:=[.B470]*2000" office:value-type="float" office:value="8000" calcext:value-type="float">
            <text:p>8000</text:p>
          </table:table-cell>
          <table:table-cell table:formula="of:=10 * [.A470]/[.B470]" office:value-type="float" office:value="35647.5" calcext:value-type="float">
            <text:p>35647,5</text:p>
          </table:table-cell>
          <table:table-cell table:formula="of:=[.A470]/[.B470]" office:value-type="float" office:value="3564.75" calcext:value-type="float">
            <text:p>3564,75</text:p>
          </table:table-cell>
          <table:table-cell table:formula="of:=LOG([.A470];2)-1.3219" office:value-type="float" office:value="12.4776851870235" calcext:value-type="float">
            <text:p>12,48</text:p>
          </table:table-cell>
          <table:table-cell table:formula="of:=[.$J$1] * LOG([.B470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4341" calcext:value-type="float">
            <text:p>14341</text:p>
          </table:table-cell>
          <table:table-cell office:value-type="float" office:value="4" calcext:value-type="float">
            <text:p>4</text:p>
          </table:table-cell>
          <table:table-cell table:formula="of:=[.B471]*2000" office:value-type="float" office:value="8000" calcext:value-type="float">
            <text:p>8000</text:p>
          </table:table-cell>
          <table:table-cell table:formula="of:=10 * [.A471]/[.B471]" office:value-type="float" office:value="35852.5" calcext:value-type="float">
            <text:p>35852,5</text:p>
          </table:table-cell>
          <table:table-cell table:formula="of:=[.A471]/[.B471]" office:value-type="float" office:value="3585.25" calcext:value-type="float">
            <text:p>3585,25</text:p>
          </table:table-cell>
          <table:table-cell table:formula="of:=LOG([.A471];2)-1.3219" office:value-type="float" office:value="12.4859580064303" calcext:value-type="float">
            <text:p>12,49</text:p>
          </table:table-cell>
          <table:table-cell table:formula="of:=[.$J$1] * LOG([.B471] + [.$J$2]; 2) + [.$J$3]" office:value-type="float" office:value="12.0712478194614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float" office:value="14341" calcext:value-type="float">
            <text:p>14341</text:p>
          </table:table-cell>
          <table:table-cell office:value-type="float" office:value="7" calcext:value-type="float">
            <text:p>7</text:p>
          </table:table-cell>
          <table:table-cell table:formula="of:=[.B472]*2000" office:value-type="float" office:value="14000" calcext:value-type="float">
            <text:p>14000</text:p>
          </table:table-cell>
          <table:table-cell table:formula="of:=10 * [.A472]/[.B472]" office:value-type="float" office:value="20487.1428571429" calcext:value-type="float">
            <text:p>20487,1428571429</text:p>
          </table:table-cell>
          <table:table-cell table:formula="of:=[.A472]/[.B472]" office:value-type="float" office:value="2048.71428571429" calcext:value-type="float">
            <text:p>2048,71428571429</text:p>
          </table:table-cell>
          <table:table-cell table:formula="of:=LOG([.A472];2)-1.3219" office:value-type="float" office:value="12.4859580064303" calcext:value-type="float">
            <text:p>12,49</text:p>
          </table:table-cell>
          <table:table-cell table:formula="of:=[.$J$1] * LOG([.B472] + [.$J$2]; 2) + [.$J$3]" office:value-type="float" office:value="13.6556380492346" calcext:value-type="float">
            <text:p>13,66</text:p>
          </table:table-cell>
          <table:table-cell table:number-columns-repeated="3"/>
        </table:table-row>
        <table:table-row table:style-name="ro1">
          <table:table-cell office:value-type="float" office:value="312862" calcext:value-type="float">
            <text:p>312862</text:p>
          </table:table-cell>
          <table:table-cell office:value-type="float" office:value="7" calcext:value-type="float">
            <text:p>7</text:p>
          </table:table-cell>
          <table:table-cell table:formula="of:=[.B473]*2000" office:value-type="float" office:value="14000" calcext:value-type="float">
            <text:p>14000</text:p>
          </table:table-cell>
          <table:table-cell table:formula="of:=10 * [.A473]/[.B473]" office:value-type="float" office:value="446945.714285714" calcext:value-type="float">
            <text:p>446945,714285714</text:p>
          </table:table-cell>
          <table:table-cell table:formula="of:=[.A473]/[.B473]" office:value-type="float" office:value="44694.5714285714" calcext:value-type="float">
            <text:p>44694,5714285714</text:p>
          </table:table-cell>
          <table:table-cell table:formula="of:=LOG([.A473];2)-1.3219" office:value-type="float" office:value="16.9332669149244" calcext:value-type="float">
            <text:p>16,93</text:p>
          </table:table-cell>
          <table:table-cell table:formula="of:=[.$J$1] * LOG([.B473] + [.$J$2]; 2) + [.$J$3]" office:value-type="float" office:value="13.6556380492346" calcext:value-type="float">
            <text:p>13,66</text:p>
          </table:table-cell>
          <table:table-cell table:number-columns-repeated="3"/>
        </table:table-row>
        <table:table-row table:style-name="ro1">
          <table:table-cell office:value-type="float" office:value="312862" calcext:value-type="float">
            <text:p>312862</text:p>
          </table:table-cell>
          <table:table-cell office:value-type="float" office:value="9" calcext:value-type="float">
            <text:p>9</text:p>
          </table:table-cell>
          <table:table-cell table:formula="of:=[.B474]*2000" office:value-type="float" office:value="18000" calcext:value-type="float">
            <text:p>18000</text:p>
          </table:table-cell>
          <table:table-cell table:formula="of:=10 * [.A474]/[.B474]" office:value-type="float" office:value="347624.444444444" calcext:value-type="float">
            <text:p>347624,444444444</text:p>
          </table:table-cell>
          <table:table-cell table:formula="of:=[.A474]/[.B474]" office:value-type="float" office:value="34762.4444444444" calcext:value-type="float">
            <text:p>34762,4444444444</text:p>
          </table:table-cell>
          <table:table-cell table:formula="of:=LOG([.A474];2)-1.3219" office:value-type="float" office:value="16.9332669149244" calcext:value-type="float">
            <text:p>16,93</text:p>
          </table:table-cell>
          <table:table-cell table:formula="of:=[.$J$1] * LOG([.B474] + [.$J$2]; 2) + [.$J$3]" office:value-type="float" office:value="14.3717330906227" calcext:value-type="float">
            <text:p>14,37</text:p>
          </table:table-cell>
          <table:table-cell table:number-columns-repeated="3"/>
        </table:table-row>
        <table:table-row table:style-name="ro1">
          <table:table-cell office:value-type="float" office:value="37556" calcext:value-type="float">
            <text:p>37556</text:p>
          </table:table-cell>
          <table:table-cell office:value-type="float" office:value="9" calcext:value-type="float">
            <text:p>9</text:p>
          </table:table-cell>
          <table:table-cell table:formula="of:=[.B475]*2000" office:value-type="float" office:value="18000" calcext:value-type="float">
            <text:p>18000</text:p>
          </table:table-cell>
          <table:table-cell table:formula="of:=10 * [.A475]/[.B475]" office:value-type="float" office:value="41728.8888888889" calcext:value-type="float">
            <text:p>41728,8888888889</text:p>
          </table:table-cell>
          <table:table-cell table:formula="of:=[.A475]/[.B475]" office:value-type="float" office:value="4172.88888888889" calcext:value-type="float">
            <text:p>4172,88888888889</text:p>
          </table:table-cell>
          <table:table-cell table:formula="of:=LOG([.A475];2)-1.3219" office:value-type="float" office:value="13.874855792715" calcext:value-type="float">
            <text:p>13,87</text:p>
          </table:table-cell>
          <table:table-cell table:formula="of:=[.$J$1] * LOG([.B475] + [.$J$2]; 2) + [.$J$3]" office:value-type="float" office:value="14.3717330906227" calcext:value-type="float">
            <text:p>14,37</text:p>
          </table:table-cell>
          <table:table-cell table:number-columns-repeated="3"/>
        </table:table-row>
        <table:table-row table:style-name="ro1">
          <table:table-cell office:value-type="float" office:value="37556" calcext:value-type="float">
            <text:p>37556</text:p>
          </table:table-cell>
          <table:table-cell office:value-type="float" office:value="9" calcext:value-type="float">
            <text:p>9</text:p>
          </table:table-cell>
          <table:table-cell table:formula="of:=[.B476]*2000" office:value-type="float" office:value="18000" calcext:value-type="float">
            <text:p>18000</text:p>
          </table:table-cell>
          <table:table-cell table:formula="of:=10 * [.A476]/[.B476]" office:value-type="float" office:value="41728.8888888889" calcext:value-type="float">
            <text:p>41728,8888888889</text:p>
          </table:table-cell>
          <table:table-cell table:formula="of:=[.A476]/[.B476]" office:value-type="float" office:value="4172.88888888889" calcext:value-type="float">
            <text:p>4172,88888888889</text:p>
          </table:table-cell>
          <table:table-cell table:formula="of:=LOG([.A476];2)-1.3219" office:value-type="float" office:value="13.874855792715" calcext:value-type="float">
            <text:p>13,87</text:p>
          </table:table-cell>
          <table:table-cell table:formula="of:=[.$J$1] * LOG([.B476] + [.$J$2]; 2) + [.$J$3]" office:value-type="float" office:value="14.3717330906227" calcext:value-type="float">
            <text:p>14,37</text:p>
          </table:table-cell>
          <table:table-cell table:number-columns-repeated="3"/>
        </table:table-row>
        <table:table-row table:style-name="ro1">
          <table:table-cell office:value-type="float" office:value="15955" calcext:value-type="float">
            <text:p>15955</text:p>
          </table:table-cell>
          <table:table-cell office:value-type="float" office:value="9" calcext:value-type="float">
            <text:p>9</text:p>
          </table:table-cell>
          <table:table-cell table:formula="of:=[.B477]*2000" office:value-type="float" office:value="18000" calcext:value-type="float">
            <text:p>18000</text:p>
          </table:table-cell>
          <table:table-cell table:formula="of:=10 * [.A477]/[.B477]" office:value-type="float" office:value="17727.7777777778" calcext:value-type="float">
            <text:p>17727,7777777778</text:p>
          </table:table-cell>
          <table:table-cell table:formula="of:=[.A477]/[.B477]" office:value-type="float" office:value="1772.77777777778" calcext:value-type="float">
            <text:p>1772,77777777778</text:p>
          </table:table-cell>
          <table:table-cell table:formula="of:=LOG([.A477];2)-1.3219" office:value-type="float" office:value="12.6398209881667" calcext:value-type="float">
            <text:p>12,64</text:p>
          </table:table-cell>
          <table:table-cell table:formula="of:=[.$J$1] * LOG([.B477] + [.$J$2]; 2) + [.$J$3]" office:value-type="float" office:value="14.3717330906227" calcext:value-type="float">
            <text:p>14,37</text:p>
          </table:table-cell>
          <table:table-cell table:number-columns-repeated="3"/>
        </table:table-row>
        <table:table-row table:style-name="ro1">
          <table:table-cell office:value-type="float" office:value="15955" calcext:value-type="float">
            <text:p>15955</text:p>
          </table:table-cell>
          <table:table-cell office:value-type="float" office:value="8" calcext:value-type="float">
            <text:p>8</text:p>
          </table:table-cell>
          <table:table-cell table:formula="of:=[.B478]*2000" office:value-type="float" office:value="16000" calcext:value-type="float">
            <text:p>16000</text:p>
          </table:table-cell>
          <table:table-cell table:formula="of:=10 * [.A478]/[.B478]" office:value-type="float" office:value="19943.75" calcext:value-type="float">
            <text:p>19943,75</text:p>
          </table:table-cell>
          <table:table-cell table:formula="of:=[.A478]/[.B478]" office:value-type="float" office:value="1994.375" calcext:value-type="float">
            <text:p>1994,375</text:p>
          </table:table-cell>
          <table:table-cell table:formula="of:=LOG([.A478];2)-1.3219" office:value-type="float" office:value="12.6398209881667" calcext:value-type="float">
            <text:p>12,64</text:p>
          </table:table-cell>
          <table:table-cell table:formula="of:=[.$J$1] * LOG([.B478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6059" calcext:value-type="float">
            <text:p>16059</text:p>
          </table:table-cell>
          <table:table-cell office:value-type="float" office:value="8" calcext:value-type="float">
            <text:p>8</text:p>
          </table:table-cell>
          <table:table-cell table:formula="of:=[.B479]*2000" office:value-type="float" office:value="16000" calcext:value-type="float">
            <text:p>16000</text:p>
          </table:table-cell>
          <table:table-cell table:formula="of:=10 * [.A479]/[.B479]" office:value-type="float" office:value="20073.75" calcext:value-type="float">
            <text:p>20073,75</text:p>
          </table:table-cell>
          <table:table-cell table:formula="of:=[.A479]/[.B479]" office:value-type="float" office:value="2007.375" calcext:value-type="float">
            <text:p>2007,375</text:p>
          </table:table-cell>
          <table:table-cell table:formula="of:=LOG([.A479];2)-1.3219" office:value-type="float" office:value="12.6491944380362" calcext:value-type="float">
            <text:p>12,65</text:p>
          </table:table-cell>
          <table:table-cell table:formula="of:=[.$J$1] * LOG([.B479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6059" calcext:value-type="float">
            <text:p>16059</text:p>
          </table:table-cell>
          <table:table-cell office:value-type="float" office:value="8" calcext:value-type="float">
            <text:p>8</text:p>
          </table:table-cell>
          <table:table-cell table:formula="of:=[.B480]*2000" office:value-type="float" office:value="16000" calcext:value-type="float">
            <text:p>16000</text:p>
          </table:table-cell>
          <table:table-cell table:formula="of:=10 * [.A480]/[.B480]" office:value-type="float" office:value="20073.75" calcext:value-type="float">
            <text:p>20073,75</text:p>
          </table:table-cell>
          <table:table-cell table:formula="of:=[.A480]/[.B480]" office:value-type="float" office:value="2007.375" calcext:value-type="float">
            <text:p>2007,375</text:p>
          </table:table-cell>
          <table:table-cell table:formula="of:=LOG([.A480];2)-1.3219" office:value-type="float" office:value="12.6491944380362" calcext:value-type="float">
            <text:p>12,65</text:p>
          </table:table-cell>
          <table:table-cell table:formula="of:=[.$J$1] * LOG([.B480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6090" calcext:value-type="float">
            <text:p>16090</text:p>
          </table:table-cell>
          <table:table-cell office:value-type="float" office:value="8" calcext:value-type="float">
            <text:p>8</text:p>
          </table:table-cell>
          <table:table-cell table:formula="of:=[.B481]*2000" office:value-type="float" office:value="16000" calcext:value-type="float">
            <text:p>16000</text:p>
          </table:table-cell>
          <table:table-cell table:formula="of:=10 * [.A481]/[.B481]" office:value-type="float" office:value="20112.5" calcext:value-type="float">
            <text:p>20112,5</text:p>
          </table:table-cell>
          <table:table-cell table:formula="of:=[.A481]/[.B481]" office:value-type="float" office:value="2011.25" calcext:value-type="float">
            <text:p>2011,25</text:p>
          </table:table-cell>
          <table:table-cell table:formula="of:=LOG([.A481];2)-1.3219" office:value-type="float" office:value="12.6519767056108" calcext:value-type="float">
            <text:p>12,65</text:p>
          </table:table-cell>
          <table:table-cell table:formula="of:=[.$J$1] * LOG([.B481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6090" calcext:value-type="float">
            <text:p>16090</text:p>
          </table:table-cell>
          <table:table-cell office:value-type="float" office:value="8" calcext:value-type="float">
            <text:p>8</text:p>
          </table:table-cell>
          <table:table-cell table:formula="of:=[.B482]*2000" office:value-type="float" office:value="16000" calcext:value-type="float">
            <text:p>16000</text:p>
          </table:table-cell>
          <table:table-cell table:formula="of:=10 * [.A482]/[.B482]" office:value-type="float" office:value="20112.5" calcext:value-type="float">
            <text:p>20112,5</text:p>
          </table:table-cell>
          <table:table-cell table:formula="of:=[.A482]/[.B482]" office:value-type="float" office:value="2011.25" calcext:value-type="float">
            <text:p>2011,25</text:p>
          </table:table-cell>
          <table:table-cell table:formula="of:=LOG([.A482];2)-1.3219" office:value-type="float" office:value="12.6519767056108" calcext:value-type="float">
            <text:p>12,65</text:p>
          </table:table-cell>
          <table:table-cell table:formula="of:=[.$J$1] * LOG([.B482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float" office:value="8" calcext:value-type="float">
            <text:p>8</text:p>
          </table:table-cell>
          <table:table-cell table:formula="of:=[.B483]*2000" office:value-type="float" office:value="16000" calcext:value-type="float">
            <text:p>16000</text:p>
          </table:table-cell>
          <table:table-cell table:formula="of:=10 * [.A483]/[.B483]" office:value-type="float" office:value="20155" calcext:value-type="float">
            <text:p>20155</text:p>
          </table:table-cell>
          <table:table-cell table:formula="of:=[.A483]/[.B483]" office:value-type="float" office:value="2015.5" calcext:value-type="float">
            <text:p>2015,5</text:p>
          </table:table-cell>
          <table:table-cell table:formula="of:=LOG([.A483];2)-1.3219" office:value-type="float" office:value="12.6550220678511" calcext:value-type="float">
            <text:p>12,66</text:p>
          </table:table-cell>
          <table:table-cell table:formula="of:=[.$J$1] * LOG([.B483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float" office:value="8" calcext:value-type="float">
            <text:p>8</text:p>
          </table:table-cell>
          <table:table-cell table:formula="of:=[.B484]*2000" office:value-type="float" office:value="16000" calcext:value-type="float">
            <text:p>16000</text:p>
          </table:table-cell>
          <table:table-cell table:formula="of:=10 * [.A484]/[.B484]" office:value-type="float" office:value="20155" calcext:value-type="float">
            <text:p>20155</text:p>
          </table:table-cell>
          <table:table-cell table:formula="of:=[.A484]/[.B484]" office:value-type="float" office:value="2015.5" calcext:value-type="float">
            <text:p>2015,5</text:p>
          </table:table-cell>
          <table:table-cell table:formula="of:=LOG([.A484];2)-1.3219" office:value-type="float" office:value="12.6550220678511" calcext:value-type="float">
            <text:p>12,66</text:p>
          </table:table-cell>
          <table:table-cell table:formula="of:=[.$J$1] * LOG([.B484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6122" calcext:value-type="float">
            <text:p>16122</text:p>
          </table:table-cell>
          <table:table-cell office:value-type="float" office:value="8" calcext:value-type="float">
            <text:p>8</text:p>
          </table:table-cell>
          <table:table-cell table:formula="of:=[.B485]*2000" office:value-type="float" office:value="16000" calcext:value-type="float">
            <text:p>16000</text:p>
          </table:table-cell>
          <table:table-cell table:formula="of:=10 * [.A485]/[.B485]" office:value-type="float" office:value="20152.5" calcext:value-type="float">
            <text:p>20152,5</text:p>
          </table:table-cell>
          <table:table-cell table:formula="of:=[.A485]/[.B485]" office:value-type="float" office:value="2015.25" calcext:value-type="float">
            <text:p>2015,25</text:p>
          </table:table-cell>
          <table:table-cell table:formula="of:=LOG([.A485];2)-1.3219" office:value-type="float" office:value="12.6548431067343" calcext:value-type="float">
            <text:p>12,65</text:p>
          </table:table-cell>
          <table:table-cell table:formula="of:=[.$J$1] * LOG([.B485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6122" calcext:value-type="float">
            <text:p>16122</text:p>
          </table:table-cell>
          <table:table-cell office:value-type="float" office:value="8" calcext:value-type="float">
            <text:p>8</text:p>
          </table:table-cell>
          <table:table-cell table:formula="of:=[.B486]*2000" office:value-type="float" office:value="16000" calcext:value-type="float">
            <text:p>16000</text:p>
          </table:table-cell>
          <table:table-cell table:formula="of:=10 * [.A486]/[.B486]" office:value-type="float" office:value="20152.5" calcext:value-type="float">
            <text:p>20152,5</text:p>
          </table:table-cell>
          <table:table-cell table:formula="of:=[.A486]/[.B486]" office:value-type="float" office:value="2015.25" calcext:value-type="float">
            <text:p>2015,25</text:p>
          </table:table-cell>
          <table:table-cell table:formula="of:=LOG([.A486];2)-1.3219" office:value-type="float" office:value="12.6548431067343" calcext:value-type="float">
            <text:p>12,65</text:p>
          </table:table-cell>
          <table:table-cell table:formula="of:=[.$J$1] * LOG([.B486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float" office:value="8" calcext:value-type="float">
            <text:p>8</text:p>
          </table:table-cell>
          <table:table-cell table:formula="of:=[.B487]*2000" office:value-type="float" office:value="16000" calcext:value-type="float">
            <text:p>16000</text:p>
          </table:table-cell>
          <table:table-cell table:formula="of:=10 * [.A487]/[.B487]" office:value-type="float" office:value="20155" calcext:value-type="float">
            <text:p>20155</text:p>
          </table:table-cell>
          <table:table-cell table:formula="of:=[.A487]/[.B487]" office:value-type="float" office:value="2015.5" calcext:value-type="float">
            <text:p>2015,5</text:p>
          </table:table-cell>
          <table:table-cell table:formula="of:=LOG([.A487];2)-1.3219" office:value-type="float" office:value="12.6550220678511" calcext:value-type="float">
            <text:p>12,66</text:p>
          </table:table-cell>
          <table:table-cell table:formula="of:=[.$J$1] * LOG([.B487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float" office:value="8" calcext:value-type="float">
            <text:p>8</text:p>
          </table:table-cell>
          <table:table-cell table:formula="of:=[.B488]*2000" office:value-type="float" office:value="16000" calcext:value-type="float">
            <text:p>16000</text:p>
          </table:table-cell>
          <table:table-cell table:formula="of:=10 * [.A488]/[.B488]" office:value-type="float" office:value="20155" calcext:value-type="float">
            <text:p>20155</text:p>
          </table:table-cell>
          <table:table-cell table:formula="of:=[.A488]/[.B488]" office:value-type="float" office:value="2015.5" calcext:value-type="float">
            <text:p>2015,5</text:p>
          </table:table-cell>
          <table:table-cell table:formula="of:=LOG([.A488];2)-1.3219" office:value-type="float" office:value="12.6550220678511" calcext:value-type="float">
            <text:p>12,66</text:p>
          </table:table-cell>
          <table:table-cell table:formula="of:=[.$J$1] * LOG([.B488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6149" calcext:value-type="float">
            <text:p>16149</text:p>
          </table:table-cell>
          <table:table-cell office:value-type="float" office:value="8" calcext:value-type="float">
            <text:p>8</text:p>
          </table:table-cell>
          <table:table-cell table:formula="of:=[.B489]*2000" office:value-type="float" office:value="16000" calcext:value-type="float">
            <text:p>16000</text:p>
          </table:table-cell>
          <table:table-cell table:formula="of:=10 * [.A489]/[.B489]" office:value-type="float" office:value="20186.25" calcext:value-type="float">
            <text:p>20186,25</text:p>
          </table:table-cell>
          <table:table-cell table:formula="of:=[.A489]/[.B489]" office:value-type="float" office:value="2018.625" calcext:value-type="float">
            <text:p>2018,625</text:p>
          </table:table-cell>
          <table:table-cell table:formula="of:=LOG([.A489];2)-1.3219" office:value-type="float" office:value="12.6572572107406" calcext:value-type="float">
            <text:p>12,66</text:p>
          </table:table-cell>
          <table:table-cell table:formula="of:=[.$J$1] * LOG([.B489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6149" calcext:value-type="float">
            <text:p>16149</text:p>
          </table:table-cell>
          <table:table-cell office:value-type="float" office:value="8" calcext:value-type="float">
            <text:p>8</text:p>
          </table:table-cell>
          <table:table-cell table:formula="of:=[.B490]*2000" office:value-type="float" office:value="16000" calcext:value-type="float">
            <text:p>16000</text:p>
          </table:table-cell>
          <table:table-cell table:formula="of:=10 * [.A490]/[.B490]" office:value-type="float" office:value="20186.25" calcext:value-type="float">
            <text:p>20186,25</text:p>
          </table:table-cell>
          <table:table-cell table:formula="of:=[.A490]/[.B490]" office:value-type="float" office:value="2018.625" calcext:value-type="float">
            <text:p>2018,625</text:p>
          </table:table-cell>
          <table:table-cell table:formula="of:=LOG([.A490];2)-1.3219" office:value-type="float" office:value="12.6572572107406" calcext:value-type="float">
            <text:p>12,66</text:p>
          </table:table-cell>
          <table:table-cell table:formula="of:=[.$J$1] * LOG([.B490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float" office:value="8" calcext:value-type="float">
            <text:p>8</text:p>
          </table:table-cell>
          <table:table-cell table:formula="of:=[.B491]*2000" office:value-type="float" office:value="16000" calcext:value-type="float">
            <text:p>16000</text:p>
          </table:table-cell>
          <table:table-cell table:formula="of:=10 * [.A491]/[.B491]" office:value-type="float" office:value="20155" calcext:value-type="float">
            <text:p>20155</text:p>
          </table:table-cell>
          <table:table-cell table:formula="of:=[.A491]/[.B491]" office:value-type="float" office:value="2015.5" calcext:value-type="float">
            <text:p>2015,5</text:p>
          </table:table-cell>
          <table:table-cell table:formula="of:=LOG([.A491];2)-1.3219" office:value-type="float" office:value="12.6550220678511" calcext:value-type="float">
            <text:p>12,66</text:p>
          </table:table-cell>
          <table:table-cell table:formula="of:=[.$J$1] * LOG([.B491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float" office:value="8" calcext:value-type="float">
            <text:p>8</text:p>
          </table:table-cell>
          <table:table-cell table:formula="of:=[.B492]*2000" office:value-type="float" office:value="16000" calcext:value-type="float">
            <text:p>16000</text:p>
          </table:table-cell>
          <table:table-cell table:formula="of:=10 * [.A492]/[.B492]" office:value-type="float" office:value="20155" calcext:value-type="float">
            <text:p>20155</text:p>
          </table:table-cell>
          <table:table-cell table:formula="of:=[.A492]/[.B492]" office:value-type="float" office:value="2015.5" calcext:value-type="float">
            <text:p>2015,5</text:p>
          </table:table-cell>
          <table:table-cell table:formula="of:=LOG([.A492];2)-1.3219" office:value-type="float" office:value="12.6550220678511" calcext:value-type="float">
            <text:p>12,66</text:p>
          </table:table-cell>
          <table:table-cell table:formula="of:=[.$J$1] * LOG([.B492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6110" calcext:value-type="float">
            <text:p>16110</text:p>
          </table:table-cell>
          <table:table-cell office:value-type="float" office:value="8" calcext:value-type="float">
            <text:p>8</text:p>
          </table:table-cell>
          <table:table-cell table:formula="of:=[.B493]*2000" office:value-type="float" office:value="16000" calcext:value-type="float">
            <text:p>16000</text:p>
          </table:table-cell>
          <table:table-cell table:formula="of:=10 * [.A493]/[.B493]" office:value-type="float" office:value="20137.5" calcext:value-type="float">
            <text:p>20137,5</text:p>
          </table:table-cell>
          <table:table-cell table:formula="of:=[.A493]/[.B493]" office:value-type="float" office:value="2013.75" calcext:value-type="float">
            <text:p>2013,75</text:p>
          </table:table-cell>
          <table:table-cell table:formula="of:=LOG([.A493];2)-1.3219" office:value-type="float" office:value="12.6537688735939" calcext:value-type="float">
            <text:p>12,65</text:p>
          </table:table-cell>
          <table:table-cell table:formula="of:=[.$J$1] * LOG([.B493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6110" calcext:value-type="float">
            <text:p>16110</text:p>
          </table:table-cell>
          <table:table-cell office:value-type="float" office:value="8" calcext:value-type="float">
            <text:p>8</text:p>
          </table:table-cell>
          <table:table-cell table:formula="of:=[.B494]*2000" office:value-type="float" office:value="16000" calcext:value-type="float">
            <text:p>16000</text:p>
          </table:table-cell>
          <table:table-cell table:formula="of:=10 * [.A494]/[.B494]" office:value-type="float" office:value="20137.5" calcext:value-type="float">
            <text:p>20137,5</text:p>
          </table:table-cell>
          <table:table-cell table:formula="of:=[.A494]/[.B494]" office:value-type="float" office:value="2013.75" calcext:value-type="float">
            <text:p>2013,75</text:p>
          </table:table-cell>
          <table:table-cell table:formula="of:=LOG([.A494];2)-1.3219" office:value-type="float" office:value="12.6537688735939" calcext:value-type="float">
            <text:p>12,65</text:p>
          </table:table-cell>
          <table:table-cell table:formula="of:=[.$J$1] * LOG([.B494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6110" calcext:value-type="float">
            <text:p>16110</text:p>
          </table:table-cell>
          <table:table-cell office:value-type="float" office:value="8" calcext:value-type="float">
            <text:p>8</text:p>
          </table:table-cell>
          <table:table-cell table:formula="of:=[.B495]*2000" office:value-type="float" office:value="16000" calcext:value-type="float">
            <text:p>16000</text:p>
          </table:table-cell>
          <table:table-cell table:formula="of:=10 * [.A495]/[.B495]" office:value-type="float" office:value="20137.5" calcext:value-type="float">
            <text:p>20137,5</text:p>
          </table:table-cell>
          <table:table-cell table:formula="of:=[.A495]/[.B495]" office:value-type="float" office:value="2013.75" calcext:value-type="float">
            <text:p>2013,75</text:p>
          </table:table-cell>
          <table:table-cell table:formula="of:=LOG([.A495];2)-1.3219" office:value-type="float" office:value="12.6537688735939" calcext:value-type="float">
            <text:p>12,65</text:p>
          </table:table-cell>
          <table:table-cell table:formula="of:=[.$J$1] * LOG([.B495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6110" calcext:value-type="float">
            <text:p>16110</text:p>
          </table:table-cell>
          <table:table-cell office:value-type="float" office:value="8" calcext:value-type="float">
            <text:p>8</text:p>
          </table:table-cell>
          <table:table-cell table:formula="of:=[.B496]*2000" office:value-type="float" office:value="16000" calcext:value-type="float">
            <text:p>16000</text:p>
          </table:table-cell>
          <table:table-cell table:formula="of:=10 * [.A496]/[.B496]" office:value-type="float" office:value="20137.5" calcext:value-type="float">
            <text:p>20137,5</text:p>
          </table:table-cell>
          <table:table-cell table:formula="of:=[.A496]/[.B496]" office:value-type="float" office:value="2013.75" calcext:value-type="float">
            <text:p>2013,75</text:p>
          </table:table-cell>
          <table:table-cell table:formula="of:=LOG([.A496];2)-1.3219" office:value-type="float" office:value="12.6537688735939" calcext:value-type="float">
            <text:p>12,65</text:p>
          </table:table-cell>
          <table:table-cell table:formula="of:=[.$J$1] * LOG([.B496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6085" calcext:value-type="float">
            <text:p>16085</text:p>
          </table:table-cell>
          <table:table-cell office:value-type="float" office:value="8" calcext:value-type="float">
            <text:p>8</text:p>
          </table:table-cell>
          <table:table-cell table:formula="of:=[.B497]*2000" office:value-type="float" office:value="16000" calcext:value-type="float">
            <text:p>16000</text:p>
          </table:table-cell>
          <table:table-cell table:formula="of:=10 * [.A497]/[.B497]" office:value-type="float" office:value="20106.25" calcext:value-type="float">
            <text:p>20106,25</text:p>
          </table:table-cell>
          <table:table-cell table:formula="of:=[.A497]/[.B497]" office:value-type="float" office:value="2010.625" calcext:value-type="float">
            <text:p>2010,625</text:p>
          </table:table-cell>
          <table:table-cell table:formula="of:=LOG([.A497];2)-1.3219" office:value-type="float" office:value="12.6515283155401" calcext:value-type="float">
            <text:p>12,65</text:p>
          </table:table-cell>
          <table:table-cell table:formula="of:=[.$J$1] * LOG([.B497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6085" calcext:value-type="float">
            <text:p>16085</text:p>
          </table:table-cell>
          <table:table-cell office:value-type="float" office:value="8" calcext:value-type="float">
            <text:p>8</text:p>
          </table:table-cell>
          <table:table-cell table:formula="of:=[.B498]*2000" office:value-type="float" office:value="16000" calcext:value-type="float">
            <text:p>16000</text:p>
          </table:table-cell>
          <table:table-cell table:formula="of:=10 * [.A498]/[.B498]" office:value-type="float" office:value="20106.25" calcext:value-type="float">
            <text:p>20106,25</text:p>
          </table:table-cell>
          <table:table-cell table:formula="of:=[.A498]/[.B498]" office:value-type="float" office:value="2010.625" calcext:value-type="float">
            <text:p>2010,625</text:p>
          </table:table-cell>
          <table:table-cell table:formula="of:=LOG([.A498];2)-1.3219" office:value-type="float" office:value="12.6515283155401" calcext:value-type="float">
            <text:p>12,65</text:p>
          </table:table-cell>
          <table:table-cell table:formula="of:=[.$J$1] * LOG([.B498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4382" calcext:value-type="float">
            <text:p>14382</text:p>
          </table:table-cell>
          <table:table-cell office:value-type="float" office:value="8" calcext:value-type="float">
            <text:p>8</text:p>
          </table:table-cell>
          <table:table-cell table:formula="of:=[.B499]*2000" office:value-type="float" office:value="16000" calcext:value-type="float">
            <text:p>16000</text:p>
          </table:table-cell>
          <table:table-cell table:formula="of:=10 * [.A499]/[.B499]" office:value-type="float" office:value="17977.5" calcext:value-type="float">
            <text:p>17977,5</text:p>
          </table:table-cell>
          <table:table-cell table:formula="of:=[.A499]/[.B499]" office:value-type="float" office:value="1797.75" calcext:value-type="float">
            <text:p>1797,75</text:p>
          </table:table-cell>
          <table:table-cell table:formula="of:=LOG([.A499];2)-1.3219" office:value-type="float" office:value="12.4900766943703" calcext:value-type="float">
            <text:p>12,49</text:p>
          </table:table-cell>
          <table:table-cell table:formula="of:=[.$J$1] * LOG([.B499] + [.$J$2]; 2) + [.$J$3]" office:value-type="float" office:value="14.0358438159945" calcext:value-type="float">
            <text:p>14,04</text:p>
          </table:table-cell>
          <table:table-cell table:number-columns-repeated="3"/>
        </table:table-row>
        <table:table-row table:style-name="ro1">
          <table:table-cell office:value-type="float" office:value="14382" calcext:value-type="float">
            <text:p>14382</text:p>
          </table:table-cell>
          <table:table-cell office:value-type="float" office:value="6" calcext:value-type="float">
            <text:p>6</text:p>
          </table:table-cell>
          <table:table-cell table:formula="of:=[.B500]*2000" office:value-type="float" office:value="12000" calcext:value-type="float">
            <text:p>12000</text:p>
          </table:table-cell>
          <table:table-cell table:formula="of:=10 * [.A500]/[.B500]" office:value-type="float" office:value="23970" calcext:value-type="float">
            <text:p>23970</text:p>
          </table:table-cell>
          <table:table-cell table:formula="of:=[.A500]/[.B500]" office:value-type="float" office:value="2397" calcext:value-type="float">
            <text:p>2397</text:p>
          </table:table-cell>
          <table:table-cell table:formula="of:=LOG([.A500];2)-1.3219" office:value-type="float" office:value="12.4900766943703" calcext:value-type="float">
            <text:p>12,49</text:p>
          </table:table-cell>
          <table:table-cell table:formula="of:=[.$J$1] * LOG([.B500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2653" calcext:value-type="float">
            <text:p>12653</text:p>
          </table:table-cell>
          <table:table-cell office:value-type="float" office:value="6" calcext:value-type="float">
            <text:p>6</text:p>
          </table:table-cell>
          <table:table-cell table:formula="of:=[.B501]*2000" office:value-type="float" office:value="12000" calcext:value-type="float">
            <text:p>12000</text:p>
          </table:table-cell>
          <table:table-cell table:formula="of:=10 * [.A501]/[.B501]" office:value-type="float" office:value="21088.3333333333" calcext:value-type="float">
            <text:p>21088,3333333333</text:p>
          </table:table-cell>
          <table:table-cell table:formula="of:=[.A501]/[.B501]" office:value-type="float" office:value="2108.83333333333" calcext:value-type="float">
            <text:p>2108,83333333333</text:p>
          </table:table-cell>
          <table:table-cell table:formula="of:=LOG([.A501];2)-1.3219" office:value-type="float" office:value="12.3052918650218" calcext:value-type="float">
            <text:p>12,31</text:p>
          </table:table-cell>
          <table:table-cell table:formula="of:=[.$J$1] * LOG([.B501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2653" calcext:value-type="float">
            <text:p>12653</text:p>
          </table:table-cell>
          <table:table-cell office:value-type="float" office:value="6" calcext:value-type="float">
            <text:p>6</text:p>
          </table:table-cell>
          <table:table-cell table:formula="of:=[.B502]*2000" office:value-type="float" office:value="12000" calcext:value-type="float">
            <text:p>12000</text:p>
          </table:table-cell>
          <table:table-cell table:formula="of:=10 * [.A502]/[.B502]" office:value-type="float" office:value="21088.3333333333" calcext:value-type="float">
            <text:p>21088,3333333333</text:p>
          </table:table-cell>
          <table:table-cell table:formula="of:=[.A502]/[.B502]" office:value-type="float" office:value="2108.83333333333" calcext:value-type="float">
            <text:p>2108,83333333333</text:p>
          </table:table-cell>
          <table:table-cell table:formula="of:=LOG([.A502];2)-1.3219" office:value-type="float" office:value="12.3052918650218" calcext:value-type="float">
            <text:p>12,31</text:p>
          </table:table-cell>
          <table:table-cell table:formula="of:=[.$J$1] * LOG([.B502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2047" calcext:value-type="float">
            <text:p>12047</text:p>
          </table:table-cell>
          <table:table-cell office:value-type="float" office:value="6" calcext:value-type="float">
            <text:p>6</text:p>
          </table:table-cell>
          <table:table-cell table:formula="of:=[.B503]*2000" office:value-type="float" office:value="12000" calcext:value-type="float">
            <text:p>12000</text:p>
          </table:table-cell>
          <table:table-cell table:formula="of:=10 * [.A503]/[.B503]" office:value-type="float" office:value="20078.3333333333" calcext:value-type="float">
            <text:p>20078,3333333333</text:p>
          </table:table-cell>
          <table:table-cell table:formula="of:=[.A503]/[.B503]" office:value-type="float" office:value="2007.83333333333" calcext:value-type="float">
            <text:p>2007,83333333333</text:p>
          </table:table-cell>
          <table:table-cell table:formula="of:=LOG([.A503];2)-1.3219" office:value-type="float" office:value="12.2344863040978" calcext:value-type="float">
            <text:p>12,23</text:p>
          </table:table-cell>
          <table:table-cell table:formula="of:=[.$J$1] * LOG([.B503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2047" calcext:value-type="float">
            <text:p>12047</text:p>
          </table:table-cell>
          <table:table-cell office:value-type="float" office:value="6" calcext:value-type="float">
            <text:p>6</text:p>
          </table:table-cell>
          <table:table-cell table:formula="of:=[.B504]*2000" office:value-type="float" office:value="12000" calcext:value-type="float">
            <text:p>12000</text:p>
          </table:table-cell>
          <table:table-cell table:formula="of:=10 * [.A504]/[.B504]" office:value-type="float" office:value="20078.3333333333" calcext:value-type="float">
            <text:p>20078,3333333333</text:p>
          </table:table-cell>
          <table:table-cell table:formula="of:=[.A504]/[.B504]" office:value-type="float" office:value="2007.83333333333" calcext:value-type="float">
            <text:p>2007,83333333333</text:p>
          </table:table-cell>
          <table:table-cell table:formula="of:=LOG([.A504];2)-1.3219" office:value-type="float" office:value="12.2344863040978" calcext:value-type="float">
            <text:p>12,23</text:p>
          </table:table-cell>
          <table:table-cell table:formula="of:=[.$J$1] * LOG([.B504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1939" calcext:value-type="float">
            <text:p>11939</text:p>
          </table:table-cell>
          <table:table-cell office:value-type="float" office:value="6" calcext:value-type="float">
            <text:p>6</text:p>
          </table:table-cell>
          <table:table-cell table:formula="of:=[.B505]*2000" office:value-type="float" office:value="12000" calcext:value-type="float">
            <text:p>12000</text:p>
          </table:table-cell>
          <table:table-cell table:formula="of:=10 * [.A505]/[.B505]" office:value-type="float" office:value="19898.3333333333" calcext:value-type="float">
            <text:p>19898,3333333333</text:p>
          </table:table-cell>
          <table:table-cell table:formula="of:=[.A505]/[.B505]" office:value-type="float" office:value="1989.83333333333" calcext:value-type="float">
            <text:p>1989,83333333333</text:p>
          </table:table-cell>
          <table:table-cell table:formula="of:=LOG([.A505];2)-1.3219" office:value-type="float" office:value="12.2214943823617" calcext:value-type="float">
            <text:p>12,22</text:p>
          </table:table-cell>
          <table:table-cell table:formula="of:=[.$J$1] * LOG([.B505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1939" calcext:value-type="float">
            <text:p>11939</text:p>
          </table:table-cell>
          <table:table-cell office:value-type="float" office:value="6" calcext:value-type="float">
            <text:p>6</text:p>
          </table:table-cell>
          <table:table-cell table:formula="of:=[.B506]*2000" office:value-type="float" office:value="12000" calcext:value-type="float">
            <text:p>12000</text:p>
          </table:table-cell>
          <table:table-cell table:formula="of:=10 * [.A506]/[.B506]" office:value-type="float" office:value="19898.3333333333" calcext:value-type="float">
            <text:p>19898,3333333333</text:p>
          </table:table-cell>
          <table:table-cell table:formula="of:=[.A506]/[.B506]" office:value-type="float" office:value="1989.83333333333" calcext:value-type="float">
            <text:p>1989,83333333333</text:p>
          </table:table-cell>
          <table:table-cell table:formula="of:=LOG([.A506];2)-1.3219" office:value-type="float" office:value="12.2214943823617" calcext:value-type="float">
            <text:p>12,22</text:p>
          </table:table-cell>
          <table:table-cell table:formula="of:=[.$J$1] * LOG([.B506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1937" calcext:value-type="float">
            <text:p>11937</text:p>
          </table:table-cell>
          <table:table-cell office:value-type="float" office:value="6" calcext:value-type="float">
            <text:p>6</text:p>
          </table:table-cell>
          <table:table-cell table:formula="of:=[.B507]*2000" office:value-type="float" office:value="12000" calcext:value-type="float">
            <text:p>12000</text:p>
          </table:table-cell>
          <table:table-cell table:formula="of:=10 * [.A507]/[.B507]" office:value-type="float" office:value="19895" calcext:value-type="float">
            <text:p>19895</text:p>
          </table:table-cell>
          <table:table-cell table:formula="of:=[.A507]/[.B507]" office:value-type="float" office:value="1989.5" calcext:value-type="float">
            <text:p>1989,5</text:p>
          </table:table-cell>
          <table:table-cell table:formula="of:=LOG([.A507];2)-1.3219" office:value-type="float" office:value="12.2212526844149" calcext:value-type="float">
            <text:p>12,22</text:p>
          </table:table-cell>
          <table:table-cell table:formula="of:=[.$J$1] * LOG([.B507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1937" calcext:value-type="float">
            <text:p>11937</text:p>
          </table:table-cell>
          <table:table-cell office:value-type="float" office:value="6" calcext:value-type="float">
            <text:p>6</text:p>
          </table:table-cell>
          <table:table-cell table:formula="of:=[.B508]*2000" office:value-type="float" office:value="12000" calcext:value-type="float">
            <text:p>12000</text:p>
          </table:table-cell>
          <table:table-cell table:formula="of:=10 * [.A508]/[.B508]" office:value-type="float" office:value="19895" calcext:value-type="float">
            <text:p>19895</text:p>
          </table:table-cell>
          <table:table-cell table:formula="of:=[.A508]/[.B508]" office:value-type="float" office:value="1989.5" calcext:value-type="float">
            <text:p>1989,5</text:p>
          </table:table-cell>
          <table:table-cell table:formula="of:=LOG([.A508];2)-1.3219" office:value-type="float" office:value="12.2212526844149" calcext:value-type="float">
            <text:p>12,22</text:p>
          </table:table-cell>
          <table:table-cell table:formula="of:=[.$J$1] * LOG([.B508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1898" calcext:value-type="float">
            <text:p>11898</text:p>
          </table:table-cell>
          <table:table-cell office:value-type="float" office:value="6" calcext:value-type="float">
            <text:p>6</text:p>
          </table:table-cell>
          <table:table-cell table:formula="of:=[.B509]*2000" office:value-type="float" office:value="12000" calcext:value-type="float">
            <text:p>12000</text:p>
          </table:table-cell>
          <table:table-cell table:formula="of:=10 * [.A509]/[.B509]" office:value-type="float" office:value="19830" calcext:value-type="float">
            <text:p>19830</text:p>
          </table:table-cell>
          <table:table-cell table:formula="of:=[.A509]/[.B509]" office:value-type="float" office:value="1983" calcext:value-type="float">
            <text:p>1983</text:p>
          </table:table-cell>
          <table:table-cell table:formula="of:=LOG([.A509];2)-1.3219" office:value-type="float" office:value="12.21653146295" calcext:value-type="float">
            <text:p>12,22</text:p>
          </table:table-cell>
          <table:table-cell table:formula="of:=[.$J$1] * LOG([.B509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1898" calcext:value-type="float">
            <text:p>11898</text:p>
          </table:table-cell>
          <table:table-cell office:value-type="float" office:value="6" calcext:value-type="float">
            <text:p>6</text:p>
          </table:table-cell>
          <table:table-cell table:formula="of:=[.B510]*2000" office:value-type="float" office:value="12000" calcext:value-type="float">
            <text:p>12000</text:p>
          </table:table-cell>
          <table:table-cell table:formula="of:=10 * [.A510]/[.B510]" office:value-type="float" office:value="19830" calcext:value-type="float">
            <text:p>19830</text:p>
          </table:table-cell>
          <table:table-cell table:formula="of:=[.A510]/[.B510]" office:value-type="float" office:value="1983" calcext:value-type="float">
            <text:p>1983</text:p>
          </table:table-cell>
          <table:table-cell table:formula="of:=LOG([.A510];2)-1.3219" office:value-type="float" office:value="12.21653146295" calcext:value-type="float">
            <text:p>12,22</text:p>
          </table:table-cell>
          <table:table-cell table:formula="of:=[.$J$1] * LOG([.B510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1923" calcext:value-type="float">
            <text:p>11923</text:p>
          </table:table-cell>
          <table:table-cell office:value-type="float" office:value="6" calcext:value-type="float">
            <text:p>6</text:p>
          </table:table-cell>
          <table:table-cell table:formula="of:=[.B511]*2000" office:value-type="float" office:value="12000" calcext:value-type="float">
            <text:p>12000</text:p>
          </table:table-cell>
          <table:table-cell table:formula="of:=10 * [.A511]/[.B511]" office:value-type="float" office:value="19871.6666666667" calcext:value-type="float">
            <text:p>19871,6666666667</text:p>
          </table:table-cell>
          <table:table-cell table:formula="of:=[.A511]/[.B511]" office:value-type="float" office:value="1987.16666666667" calcext:value-type="float">
            <text:p>1987,16666666667</text:p>
          </table:table-cell>
          <table:table-cell table:formula="of:=LOG([.A511];2)-1.3219" office:value-type="float" office:value="12.2195596640553" calcext:value-type="float">
            <text:p>12,22</text:p>
          </table:table-cell>
          <table:table-cell table:formula="of:=[.$J$1] * LOG([.B511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1923" calcext:value-type="float">
            <text:p>11923</text:p>
          </table:table-cell>
          <table:table-cell office:value-type="float" office:value="6" calcext:value-type="float">
            <text:p>6</text:p>
          </table:table-cell>
          <table:table-cell table:formula="of:=[.B512]*2000" office:value-type="float" office:value="12000" calcext:value-type="float">
            <text:p>12000</text:p>
          </table:table-cell>
          <table:table-cell table:formula="of:=10 * [.A512]/[.B512]" office:value-type="float" office:value="19871.6666666667" calcext:value-type="float">
            <text:p>19871,6666666667</text:p>
          </table:table-cell>
          <table:table-cell table:formula="of:=[.A512]/[.B512]" office:value-type="float" office:value="1987.16666666667" calcext:value-type="float">
            <text:p>1987,16666666667</text:p>
          </table:table-cell>
          <table:table-cell table:formula="of:=LOG([.A512];2)-1.3219" office:value-type="float" office:value="12.2195596640553" calcext:value-type="float">
            <text:p>12,22</text:p>
          </table:table-cell>
          <table:table-cell table:formula="of:=[.$J$1] * LOG([.B512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1937" calcext:value-type="float">
            <text:p>11937</text:p>
          </table:table-cell>
          <table:table-cell office:value-type="float" office:value="6" calcext:value-type="float">
            <text:p>6</text:p>
          </table:table-cell>
          <table:table-cell table:formula="of:=[.B513]*2000" office:value-type="float" office:value="12000" calcext:value-type="float">
            <text:p>12000</text:p>
          </table:table-cell>
          <table:table-cell table:formula="of:=10 * [.A513]/[.B513]" office:value-type="float" office:value="19895" calcext:value-type="float">
            <text:p>19895</text:p>
          </table:table-cell>
          <table:table-cell table:formula="of:=[.A513]/[.B513]" office:value-type="float" office:value="1989.5" calcext:value-type="float">
            <text:p>1989,5</text:p>
          </table:table-cell>
          <table:table-cell table:formula="of:=LOG([.A513];2)-1.3219" office:value-type="float" office:value="12.2212526844149" calcext:value-type="float">
            <text:p>12,22</text:p>
          </table:table-cell>
          <table:table-cell table:formula="of:=[.$J$1] * LOG([.B513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1937" calcext:value-type="float">
            <text:p>11937</text:p>
          </table:table-cell>
          <table:table-cell office:value-type="float" office:value="6" calcext:value-type="float">
            <text:p>6</text:p>
          </table:table-cell>
          <table:table-cell table:formula="of:=[.B514]*2000" office:value-type="float" office:value="12000" calcext:value-type="float">
            <text:p>12000</text:p>
          </table:table-cell>
          <table:table-cell table:formula="of:=10 * [.A514]/[.B514]" office:value-type="float" office:value="19895" calcext:value-type="float">
            <text:p>19895</text:p>
          </table:table-cell>
          <table:table-cell table:formula="of:=[.A514]/[.B514]" office:value-type="float" office:value="1989.5" calcext:value-type="float">
            <text:p>1989,5</text:p>
          </table:table-cell>
          <table:table-cell table:formula="of:=LOG([.A514];2)-1.3219" office:value-type="float" office:value="12.2212526844149" calcext:value-type="float">
            <text:p>12,22</text:p>
          </table:table-cell>
          <table:table-cell table:formula="of:=[.$J$1] * LOG([.B514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1939" calcext:value-type="float">
            <text:p>11939</text:p>
          </table:table-cell>
          <table:table-cell office:value-type="float" office:value="6" calcext:value-type="float">
            <text:p>6</text:p>
          </table:table-cell>
          <table:table-cell table:formula="of:=[.B515]*2000" office:value-type="float" office:value="12000" calcext:value-type="float">
            <text:p>12000</text:p>
          </table:table-cell>
          <table:table-cell table:formula="of:=10 * [.A515]/[.B515]" office:value-type="float" office:value="19898.3333333333" calcext:value-type="float">
            <text:p>19898,3333333333</text:p>
          </table:table-cell>
          <table:table-cell table:formula="of:=[.A515]/[.B515]" office:value-type="float" office:value="1989.83333333333" calcext:value-type="float">
            <text:p>1989,83333333333</text:p>
          </table:table-cell>
          <table:table-cell table:formula="of:=LOG([.A515];2)-1.3219" office:value-type="float" office:value="12.2214943823617" calcext:value-type="float">
            <text:p>12,22</text:p>
          </table:table-cell>
          <table:table-cell table:formula="of:=[.$J$1] * LOG([.B515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1939" calcext:value-type="float">
            <text:p>11939</text:p>
          </table:table-cell>
          <table:table-cell office:value-type="float" office:value="6" calcext:value-type="float">
            <text:p>6</text:p>
          </table:table-cell>
          <table:table-cell table:formula="of:=[.B516]*2000" office:value-type="float" office:value="12000" calcext:value-type="float">
            <text:p>12000</text:p>
          </table:table-cell>
          <table:table-cell table:formula="of:=10 * [.A516]/[.B516]" office:value-type="float" office:value="19898.3333333333" calcext:value-type="float">
            <text:p>19898,3333333333</text:p>
          </table:table-cell>
          <table:table-cell table:formula="of:=[.A516]/[.B516]" office:value-type="float" office:value="1989.83333333333" calcext:value-type="float">
            <text:p>1989,83333333333</text:p>
          </table:table-cell>
          <table:table-cell table:formula="of:=LOG([.A516];2)-1.3219" office:value-type="float" office:value="12.2214943823617" calcext:value-type="float">
            <text:p>12,22</text:p>
          </table:table-cell>
          <table:table-cell table:formula="of:=[.$J$1] * LOG([.B516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1980" calcext:value-type="float">
            <text:p>11980</text:p>
          </table:table-cell>
          <table:table-cell office:value-type="float" office:value="6" calcext:value-type="float">
            <text:p>6</text:p>
          </table:table-cell>
          <table:table-cell table:formula="of:=[.B517]*2000" office:value-type="float" office:value="12000" calcext:value-type="float">
            <text:p>12000</text:p>
          </table:table-cell>
          <table:table-cell table:formula="of:=10 * [.A517]/[.B517]" office:value-type="float" office:value="19966.6666666667" calcext:value-type="float">
            <text:p>19966,6666666667</text:p>
          </table:table-cell>
          <table:table-cell table:formula="of:=[.A517]/[.B517]" office:value-type="float" office:value="1996.66666666667" calcext:value-type="float">
            <text:p>1996,66666666667</text:p>
          </table:table-cell>
          <table:table-cell table:formula="of:=LOG([.A517];2)-1.3219" office:value-type="float" office:value="12.2264402876762" calcext:value-type="float">
            <text:p>12,23</text:p>
          </table:table-cell>
          <table:table-cell table:formula="of:=[.$J$1] * LOG([.B517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1980" calcext:value-type="float">
            <text:p>11980</text:p>
          </table:table-cell>
          <table:table-cell office:value-type="float" office:value="6" calcext:value-type="float">
            <text:p>6</text:p>
          </table:table-cell>
          <table:table-cell table:formula="of:=[.B518]*2000" office:value-type="float" office:value="12000" calcext:value-type="float">
            <text:p>12000</text:p>
          </table:table-cell>
          <table:table-cell table:formula="of:=10 * [.A518]/[.B518]" office:value-type="float" office:value="19966.6666666667" calcext:value-type="float">
            <text:p>19966,6666666667</text:p>
          </table:table-cell>
          <table:table-cell table:formula="of:=[.A518]/[.B518]" office:value-type="float" office:value="1996.66666666667" calcext:value-type="float">
            <text:p>1996,66666666667</text:p>
          </table:table-cell>
          <table:table-cell table:formula="of:=LOG([.A518];2)-1.3219" office:value-type="float" office:value="12.2264402876762" calcext:value-type="float">
            <text:p>12,23</text:p>
          </table:table-cell>
          <table:table-cell table:formula="of:=[.$J$1] * LOG([.B518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1971" calcext:value-type="float">
            <text:p>11971</text:p>
          </table:table-cell>
          <table:table-cell office:value-type="float" office:value="6" calcext:value-type="float">
            <text:p>6</text:p>
          </table:table-cell>
          <table:table-cell table:formula="of:=[.B519]*2000" office:value-type="float" office:value="12000" calcext:value-type="float">
            <text:p>12000</text:p>
          </table:table-cell>
          <table:table-cell table:formula="of:=10 * [.A519]/[.B519]" office:value-type="float" office:value="19951.6666666667" calcext:value-type="float">
            <text:p>19951,6666666667</text:p>
          </table:table-cell>
          <table:table-cell table:formula="of:=[.A519]/[.B519]" office:value-type="float" office:value="1995.16666666667" calcext:value-type="float">
            <text:p>1995,16666666667</text:p>
          </table:table-cell>
          <table:table-cell table:formula="of:=LOG([.A519];2)-1.3219" office:value-type="float" office:value="12.2253560526981" calcext:value-type="float">
            <text:p>12,23</text:p>
          </table:table-cell>
          <table:table-cell table:formula="of:=[.$J$1] * LOG([.B519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1971" calcext:value-type="float">
            <text:p>11971</text:p>
          </table:table-cell>
          <table:table-cell office:value-type="float" office:value="6" calcext:value-type="float">
            <text:p>6</text:p>
          </table:table-cell>
          <table:table-cell table:formula="of:=[.B520]*2000" office:value-type="float" office:value="12000" calcext:value-type="float">
            <text:p>12000</text:p>
          </table:table-cell>
          <table:table-cell table:formula="of:=10 * [.A520]/[.B520]" office:value-type="float" office:value="19951.6666666667" calcext:value-type="float">
            <text:p>19951,6666666667</text:p>
          </table:table-cell>
          <table:table-cell table:formula="of:=[.A520]/[.B520]" office:value-type="float" office:value="1995.16666666667" calcext:value-type="float">
            <text:p>1995,16666666667</text:p>
          </table:table-cell>
          <table:table-cell table:formula="of:=LOG([.A520];2)-1.3219" office:value-type="float" office:value="12.2253560526981" calcext:value-type="float">
            <text:p>12,23</text:p>
          </table:table-cell>
          <table:table-cell table:formula="of:=[.$J$1] * LOG([.B520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2064" calcext:value-type="float">
            <text:p>12064</text:p>
          </table:table-cell>
          <table:table-cell office:value-type="float" office:value="6" calcext:value-type="float">
            <text:p>6</text:p>
          </table:table-cell>
          <table:table-cell table:formula="of:=[.B521]*2000" office:value-type="float" office:value="12000" calcext:value-type="float">
            <text:p>12000</text:p>
          </table:table-cell>
          <table:table-cell table:formula="of:=10 * [.A521]/[.B521]" office:value-type="float" office:value="20106.6666666667" calcext:value-type="float">
            <text:p>20106,6666666667</text:p>
          </table:table-cell>
          <table:table-cell table:formula="of:=[.A521]/[.B521]" office:value-type="float" office:value="2010.66666666667" calcext:value-type="float">
            <text:p>2010,66666666667</text:p>
          </table:table-cell>
          <table:table-cell table:formula="of:=LOG([.A521];2)-1.3219" office:value-type="float" office:value="12.2365207132687" calcext:value-type="float">
            <text:p>12,24</text:p>
          </table:table-cell>
          <table:table-cell table:formula="of:=[.$J$1] * LOG([.B521] + [.$J$2]; 2) + [.$J$3]" office:value-type="float" office:value="13.217618485351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12064" calcext:value-type="float">
            <text:p>12064</text:p>
          </table:table-cell>
          <table:table-cell office:value-type="float" office:value="5" calcext:value-type="float">
            <text:p>5</text:p>
          </table:table-cell>
          <table:table-cell table:formula="of:=[.B522]*2000" office:value-type="float" office:value="10000" calcext:value-type="float">
            <text:p>10000</text:p>
          </table:table-cell>
          <table:table-cell table:formula="of:=10 * [.A522]/[.B522]" office:value-type="float" office:value="24128" calcext:value-type="float">
            <text:p>24128</text:p>
          </table:table-cell>
          <table:table-cell table:formula="of:=[.A522]/[.B522]" office:value-type="float" office:value="2412.8" calcext:value-type="float">
            <text:p>2412,8</text:p>
          </table:table-cell>
          <table:table-cell table:formula="of:=LOG([.A522];2)-1.3219" office:value-type="float" office:value="12.2365207132687" calcext:value-type="float">
            <text:p>12,24</text:p>
          </table:table-cell>
          <table:table-cell table:formula="of:=[.$J$1] * LOG([.B522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2173" calcext:value-type="float">
            <text:p>12173</text:p>
          </table:table-cell>
          <table:table-cell office:value-type="float" office:value="5" calcext:value-type="float">
            <text:p>5</text:p>
          </table:table-cell>
          <table:table-cell table:formula="of:=[.B523]*2000" office:value-type="float" office:value="10000" calcext:value-type="float">
            <text:p>10000</text:p>
          </table:table-cell>
          <table:table-cell table:formula="of:=10 * [.A523]/[.B523]" office:value-type="float" office:value="24346" calcext:value-type="float">
            <text:p>24346</text:p>
          </table:table-cell>
          <table:table-cell table:formula="of:=[.A523]/[.B523]" office:value-type="float" office:value="2434.6" calcext:value-type="float">
            <text:p>2434,6</text:p>
          </table:table-cell>
          <table:table-cell table:formula="of:=LOG([.A523];2)-1.3219" office:value-type="float" office:value="12.2494971393642" calcext:value-type="float">
            <text:p>12,25</text:p>
          </table:table-cell>
          <table:table-cell table:formula="of:=[.$J$1] * LOG([.B523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2173" calcext:value-type="float">
            <text:p>12173</text:p>
          </table:table-cell>
          <table:table-cell office:value-type="float" office:value="5" calcext:value-type="float">
            <text:p>5</text:p>
          </table:table-cell>
          <table:table-cell table:formula="of:=[.B524]*2000" office:value-type="float" office:value="10000" calcext:value-type="float">
            <text:p>10000</text:p>
          </table:table-cell>
          <table:table-cell table:formula="of:=10 * [.A524]/[.B524]" office:value-type="float" office:value="24346" calcext:value-type="float">
            <text:p>24346</text:p>
          </table:table-cell>
          <table:table-cell table:formula="of:=[.A524]/[.B524]" office:value-type="float" office:value="2434.6" calcext:value-type="float">
            <text:p>2434,6</text:p>
          </table:table-cell>
          <table:table-cell table:formula="of:=LOG([.A524];2)-1.3219" office:value-type="float" office:value="12.2494971393642" calcext:value-type="float">
            <text:p>12,25</text:p>
          </table:table-cell>
          <table:table-cell table:formula="of:=[.$J$1] * LOG([.B524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2279" calcext:value-type="float">
            <text:p>12279</text:p>
          </table:table-cell>
          <table:table-cell office:value-type="float" office:value="5" calcext:value-type="float">
            <text:p>5</text:p>
          </table:table-cell>
          <table:table-cell table:formula="of:=[.B525]*2000" office:value-type="float" office:value="10000" calcext:value-type="float">
            <text:p>10000</text:p>
          </table:table-cell>
          <table:table-cell table:formula="of:=10 * [.A525]/[.B525]" office:value-type="float" office:value="24558" calcext:value-type="float">
            <text:p>24558</text:p>
          </table:table-cell>
          <table:table-cell table:formula="of:=[.A525]/[.B525]" office:value-type="float" office:value="2455.8" calcext:value-type="float">
            <text:p>2455,8</text:p>
          </table:table-cell>
          <table:table-cell table:formula="of:=LOG([.A525];2)-1.3219" office:value-type="float" office:value="12.2620054521642" calcext:value-type="float">
            <text:p>12,26</text:p>
          </table:table-cell>
          <table:table-cell table:formula="of:=[.$J$1] * LOG([.B525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2279" calcext:value-type="float">
            <text:p>12279</text:p>
          </table:table-cell>
          <table:table-cell office:value-type="float" office:value="5" calcext:value-type="float">
            <text:p>5</text:p>
          </table:table-cell>
          <table:table-cell table:formula="of:=[.B526]*2000" office:value-type="float" office:value="10000" calcext:value-type="float">
            <text:p>10000</text:p>
          </table:table-cell>
          <table:table-cell table:formula="of:=10 * [.A526]/[.B526]" office:value-type="float" office:value="24558" calcext:value-type="float">
            <text:p>24558</text:p>
          </table:table-cell>
          <table:table-cell table:formula="of:=[.A526]/[.B526]" office:value-type="float" office:value="2455.8" calcext:value-type="float">
            <text:p>2455,8</text:p>
          </table:table-cell>
          <table:table-cell table:formula="of:=LOG([.A526];2)-1.3219" office:value-type="float" office:value="12.2620054521642" calcext:value-type="float">
            <text:p>12,26</text:p>
          </table:table-cell>
          <table:table-cell table:formula="of:=[.$J$1] * LOG([.B526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2725" calcext:value-type="float">
            <text:p>12725</text:p>
          </table:table-cell>
          <table:table-cell office:value-type="float" office:value="5" calcext:value-type="float">
            <text:p>5</text:p>
          </table:table-cell>
          <table:table-cell table:formula="of:=[.B527]*2000" office:value-type="float" office:value="10000" calcext:value-type="float">
            <text:p>10000</text:p>
          </table:table-cell>
          <table:table-cell table:formula="of:=10 * [.A527]/[.B527]" office:value-type="float" office:value="25450" calcext:value-type="float">
            <text:p>25450</text:p>
          </table:table-cell>
          <table:table-cell table:formula="of:=[.A527]/[.B527]" office:value-type="float" office:value="2545" calcext:value-type="float">
            <text:p>2545</text:p>
          </table:table-cell>
          <table:table-cell table:formula="of:=LOG([.A527];2)-1.3219" office:value-type="float" office:value="12.3134780358504" calcext:value-type="float">
            <text:p>12,31</text:p>
          </table:table-cell>
          <table:table-cell table:formula="of:=[.$J$1] * LOG([.B527] + [.$J$2]; 2) + [.$J$3]" office:value-type="float" office:value="12.7009944941683" calcext:value-type="float">
            <text:p>12,70</text:p>
          </table:table-cell>
          <table:table-cell table:number-columns-repeated="3"/>
        </table:table-row>
        <table:table-row table:style-name="ro1">
          <table:table-cell office:value-type="float" office:value="12725" calcext:value-type="float">
            <text:p>12725</text:p>
          </table:table-cell>
          <table:table-cell office:value-type="float" office:value="10" calcext:value-type="float">
            <text:p>10</text:p>
          </table:table-cell>
          <table:table-cell table:formula="of:=[.B528]*2000" office:value-type="float" office:value="20000" calcext:value-type="float">
            <text:p>20000</text:p>
          </table:table-cell>
          <table:table-cell table:formula="of:=10 * [.A528]/[.B528]" office:value-type="float" office:value="12725" calcext:value-type="float">
            <text:p>12725</text:p>
          </table:table-cell>
          <table:table-cell table:formula="of:=[.A528]/[.B528]" office:value-type="float" office:value="1272.5" calcext:value-type="float">
            <text:p>1272,5</text:p>
          </table:table-cell>
          <table:table-cell table:formula="of:=LOG([.A528];2)-1.3219" office:value-type="float" office:value="12.3134780358504" calcext:value-type="float">
            <text:p>12,31</text:p>
          </table:table-cell>
          <table:table-cell table:formula="of:=[.$J$1] * LOG([.B528] + [.$J$2]; 2) + [.$J$3]" office:value-type="float" office:value="14.6725667757289" calcext:value-type="float">
            <text:p>14,67</text:p>
          </table:table-cell>
          <table:table-cell table:number-columns-repeated="3"/>
        </table:table-row>
        <table:table-row table:style-name="ro1">
          <table:table-cell office:value-type="float" office:value="13896" calcext:value-type="float">
            <text:p>13896</text:p>
          </table:table-cell>
          <table:table-cell office:value-type="float" office:value="10" calcext:value-type="float">
            <text:p>10</text:p>
          </table:table-cell>
          <table:table-cell table:formula="of:=[.B529]*2000" office:value-type="float" office:value="20000" calcext:value-type="float">
            <text:p>20000</text:p>
          </table:table-cell>
          <table:table-cell table:formula="of:=10 * [.A529]/[.B529]" office:value-type="float" office:value="13896" calcext:value-type="float">
            <text:p>13896</text:p>
          </table:table-cell>
          <table:table-cell table:formula="of:=[.A529]/[.B529]" office:value-type="float" office:value="1389.6" calcext:value-type="float">
            <text:p>1389,6</text:p>
          </table:table-cell>
          <table:table-cell table:formula="of:=LOG([.A529];2)-1.3219" office:value-type="float" office:value="12.4404820387104" calcext:value-type="float">
            <text:p>12,44</text:p>
          </table:table-cell>
          <table:table-cell table:formula="of:=[.$J$1] * LOG([.B529] + [.$J$2]; 2) + [.$J$3]" office:value-type="float" office:value="14.6725667757289" calcext:value-type="float">
            <text:p>14,67</text:p>
          </table:table-cell>
          <table:table-cell table:number-columns-repeated="3"/>
        </table:table-row>
        <table:table-row table:style-name="ro1">
          <table:table-cell office:value-type="float" office:value="13896" calcext:value-type="float">
            <text:p>13896</text:p>
          </table:table-cell>
          <table:table-cell office:value-type="float" office:value="12" calcext:value-type="float">
            <text:p>12</text:p>
          </table:table-cell>
          <table:table-cell table:formula="of:=[.B530]*2000" office:value-type="float" office:value="24000" calcext:value-type="float">
            <text:p>24000</text:p>
          </table:table-cell>
          <table:table-cell table:formula="of:=10 * [.A530]/[.B530]" office:value-type="float" office:value="11580" calcext:value-type="float">
            <text:p>11580</text:p>
          </table:table-cell>
          <table:table-cell table:formula="of:=[.A530]/[.B530]" office:value-type="float" office:value="1158" calcext:value-type="float">
            <text:p>1158</text:p>
          </table:table-cell>
          <table:table-cell table:formula="of:=LOG([.A530];2)-1.3219" office:value-type="float" office:value="12.4404820387104" calcext:value-type="float">
            <text:p>12,44</text:p>
          </table:table-cell>
          <table:table-cell table:formula="of:=[.$J$1] * LOG([.B530] + [.$J$2]; 2) + [.$J$3]" office:value-type="float" office:value="15.1938702847745" calcext:value-type="float">
            <text:p>15,19</text:p>
          </table:table-cell>
          <table:table-cell table:number-columns-repeated="3"/>
        </table:table-row>
        <table:table-row table:style-name="ro1">
          <table:table-cell office:value-type="float" office:value="14782" calcext:value-type="float">
            <text:p>14782</text:p>
          </table:table-cell>
          <table:table-cell office:value-type="float" office:value="12" calcext:value-type="float">
            <text:p>12</text:p>
          </table:table-cell>
          <table:table-cell table:formula="of:=[.B531]*2000" office:value-type="float" office:value="24000" calcext:value-type="float">
            <text:p>24000</text:p>
          </table:table-cell>
          <table:table-cell table:formula="of:=10 * [.A531]/[.B531]" office:value-type="float" office:value="12318.3333333333" calcext:value-type="float">
            <text:p>12318,3333333333</text:p>
          </table:table-cell>
          <table:table-cell table:formula="of:=[.A531]/[.B531]" office:value-type="float" office:value="1231.83333333333" calcext:value-type="float">
            <text:p>1231,83333333333</text:p>
          </table:table-cell>
          <table:table-cell table:formula="of:=LOG([.A531];2)-1.3219" office:value-type="float" office:value="12.5296538584298" calcext:value-type="float">
            <text:p>12,53</text:p>
          </table:table-cell>
          <table:table-cell table:formula="of:=[.$J$1] * LOG([.B531] + [.$J$2]; 2) + [.$J$3]" office:value-type="float" office:value="15.1938702847745" calcext:value-type="float">
            <text:p>15,19</text:p>
          </table:table-cell>
          <table:table-cell table:number-columns-repeated="3"/>
        </table:table-row>
        <table:table-row table:style-name="ro1">
          <table:table-cell office:value-type="float" office:value="14782" calcext:value-type="float">
            <text:p>14782</text:p>
          </table:table-cell>
          <table:table-cell office:value-type="float" office:value="12" calcext:value-type="float">
            <text:p>12</text:p>
          </table:table-cell>
          <table:table-cell table:formula="of:=[.B532]*2000" office:value-type="float" office:value="24000" calcext:value-type="float">
            <text:p>24000</text:p>
          </table:table-cell>
          <table:table-cell table:formula="of:=10 * [.A532]/[.B532]" office:value-type="float" office:value="12318.3333333333" calcext:value-type="float">
            <text:p>12318,3333333333</text:p>
          </table:table-cell>
          <table:table-cell table:formula="of:=[.A532]/[.B532]" office:value-type="float" office:value="1231.83333333333" calcext:value-type="float">
            <text:p>1231,83333333333</text:p>
          </table:table-cell>
          <table:table-cell table:formula="of:=LOG([.A532];2)-1.3219" office:value-type="float" office:value="12.5296538584298" calcext:value-type="float">
            <text:p>12,53</text:p>
          </table:table-cell>
          <table:table-cell table:formula="of:=[.$J$1] * LOG([.B532] + [.$J$2]; 2) + [.$J$3]" office:value-type="float" office:value="15.1938702847745" calcext:value-type="float">
            <text:p>15,19</text:p>
          </table:table-cell>
          <table:table-cell table:number-columns-repeated="3"/>
        </table:table-row>
        <table:table-row table:style-name="ro1">
          <table:table-cell office:value-type="float" office:value="13490" calcext:value-type="float">
            <text:p>13490</text:p>
          </table:table-cell>
          <table:table-cell office:value-type="float" office:value="12" calcext:value-type="float">
            <text:p>12</text:p>
          </table:table-cell>
          <table:table-cell table:formula="of:=[.B533]*2000" office:value-type="float" office:value="24000" calcext:value-type="float">
            <text:p>24000</text:p>
          </table:table-cell>
          <table:table-cell table:formula="of:=10 * [.A533]/[.B533]" office:value-type="float" office:value="11241.6666666667" calcext:value-type="float">
            <text:p>11241,6666666667</text:p>
          </table:table-cell>
          <table:table-cell table:formula="of:=[.A533]/[.B533]" office:value-type="float" office:value="1124.16666666667" calcext:value-type="float">
            <text:p>1124,16666666667</text:p>
          </table:table-cell>
          <table:table-cell table:formula="of:=LOG([.A533];2)-1.3219" office:value-type="float" office:value="12.3977027278356" calcext:value-type="float">
            <text:p>12,40</text:p>
          </table:table-cell>
          <table:table-cell table:formula="of:=[.$J$1] * LOG([.B533] + [.$J$2]; 2) + [.$J$3]" office:value-type="float" office:value="15.1938702847745" calcext:value-type="float">
            <text:p>15,19</text:p>
          </table:table-cell>
          <table:table-cell table:number-columns-repeated="3"/>
        </table:table-row>
        <table:table-row table:style-name="ro1">
          <table:table-cell office:value-type="float" office:value="13490" calcext:value-type="float">
            <text:p>13490</text:p>
          </table:table-cell>
          <table:table-cell office:value-type="float" office:value="14" calcext:value-type="float">
            <text:p>14</text:p>
          </table:table-cell>
          <table:table-cell table:formula="of:=[.B534]*2000" office:value-type="float" office:value="28000" calcext:value-type="float">
            <text:p>28000</text:p>
          </table:table-cell>
          <table:table-cell table:formula="of:=10 * [.A534]/[.B534]" office:value-type="float" office:value="9635.71428571429" calcext:value-type="float">
            <text:p>9635,71428571429</text:p>
          </table:table-cell>
          <table:table-cell table:formula="of:=[.A534]/[.B534]" office:value-type="float" office:value="963.571428571429" calcext:value-type="float">
            <text:p>963,571428571429</text:p>
          </table:table-cell>
          <table:table-cell table:formula="of:=LOG([.A534];2)-1.3219" office:value-type="float" office:value="12.3977027278356" calcext:value-type="float">
            <text:p>12,40</text:p>
          </table:table-cell>
          <table:table-cell table:formula="of:=[.$J$1] * LOG([.B534] + [.$J$2]; 2) + [.$J$3]" office:value-type="float" office:value="15.6352465150229" calcext:value-type="float">
            <text:p>15,64</text:p>
          </table:table-cell>
          <table:table-cell table:number-columns-repeated="3"/>
        </table:table-row>
        <table:table-row table:style-name="ro1">
          <table:table-cell office:value-type="float" office:value="14329" calcext:value-type="float">
            <text:p>14329</text:p>
          </table:table-cell>
          <table:table-cell office:value-type="float" office:value="14" calcext:value-type="float">
            <text:p>14</text:p>
          </table:table-cell>
          <table:table-cell table:formula="of:=[.B535]*2000" office:value-type="float" office:value="28000" calcext:value-type="float">
            <text:p>28000</text:p>
          </table:table-cell>
          <table:table-cell table:formula="of:=10 * [.A535]/[.B535]" office:value-type="float" office:value="10235" calcext:value-type="float">
            <text:p>10235</text:p>
          </table:table-cell>
          <table:table-cell table:formula="of:=[.A535]/[.B535]" office:value-type="float" office:value="1023.5" calcext:value-type="float">
            <text:p>1023,5</text:p>
          </table:table-cell>
          <table:table-cell table:formula="of:=LOG([.A535];2)-1.3219" office:value-type="float" office:value="12.484750309081" calcext:value-type="float">
            <text:p>12,48</text:p>
          </table:table-cell>
          <table:table-cell table:formula="of:=[.$J$1] * LOG([.B535] + [.$J$2]; 2) + [.$J$3]" office:value-type="float" office:value="15.6352465150229" calcext:value-type="float">
            <text:p>15,64</text:p>
          </table:table-cell>
          <table:table-cell table:number-columns-repeated="3"/>
        </table:table-row>
        <table:table-row table:style-name="ro1">
          <table:table-cell office:value-type="float" office:value="14329" calcext:value-type="float">
            <text:p>14329</text:p>
          </table:table-cell>
          <table:table-cell office:value-type="float" office:value="15" calcext:value-type="float">
            <text:p>15</text:p>
          </table:table-cell>
          <table:table-cell table:formula="of:=[.B536]*2000" office:value-type="float" office:value="30000" calcext:value-type="float">
            <text:p>30000</text:p>
          </table:table-cell>
          <table:table-cell table:formula="of:=10 * [.A536]/[.B536]" office:value-type="float" office:value="9552.66666666667" calcext:value-type="float">
            <text:p>9552,66666666667</text:p>
          </table:table-cell>
          <table:table-cell table:formula="of:=[.A536]/[.B536]" office:value-type="float" office:value="955.266666666667" calcext:value-type="float">
            <text:p>955,266666666667</text:p>
          </table:table-cell>
          <table:table-cell table:formula="of:=LOG([.A536];2)-1.3219" office:value-type="float" office:value="12.484750309081" calcext:value-type="float">
            <text:p>12,48</text:p>
          </table:table-cell>
          <table:table-cell table:formula="of:=[.$J$1] * LOG([.B536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4890" calcext:value-type="float">
            <text:p>14890</text:p>
          </table:table-cell>
          <table:table-cell office:value-type="float" office:value="15" calcext:value-type="float">
            <text:p>15</text:p>
          </table:table-cell>
          <table:table-cell table:formula="of:=[.B537]*2000" office:value-type="float" office:value="30000" calcext:value-type="float">
            <text:p>30000</text:p>
          </table:table-cell>
          <table:table-cell table:formula="of:=10 * [.A537]/[.B537]" office:value-type="float" office:value="9926.66666666667" calcext:value-type="float">
            <text:p>9926,66666666667</text:p>
          </table:table-cell>
          <table:table-cell table:formula="of:=[.A537]/[.B537]" office:value-type="float" office:value="992.666666666667" calcext:value-type="float">
            <text:p>992,666666666667</text:p>
          </table:table-cell>
          <table:table-cell table:formula="of:=LOG([.A537];2)-1.3219" office:value-type="float" office:value="12.5401561334695" calcext:value-type="float">
            <text:p>12,54</text:p>
          </table:table-cell>
          <table:table-cell table:formula="of:=[.$J$1] * LOG([.B537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4890" calcext:value-type="float">
            <text:p>14890</text:p>
          </table:table-cell>
          <table:table-cell office:value-type="float" office:value="15" calcext:value-type="float">
            <text:p>15</text:p>
          </table:table-cell>
          <table:table-cell table:formula="of:=[.B538]*2000" office:value-type="float" office:value="30000" calcext:value-type="float">
            <text:p>30000</text:p>
          </table:table-cell>
          <table:table-cell table:formula="of:=10 * [.A538]/[.B538]" office:value-type="float" office:value="9926.66666666667" calcext:value-type="float">
            <text:p>9926,66666666667</text:p>
          </table:table-cell>
          <table:table-cell table:formula="of:=[.A538]/[.B538]" office:value-type="float" office:value="992.666666666667" calcext:value-type="float">
            <text:p>992,666666666667</text:p>
          </table:table-cell>
          <table:table-cell table:formula="of:=LOG([.A538];2)-1.3219" office:value-type="float" office:value="12.5401561334695" calcext:value-type="float">
            <text:p>12,54</text:p>
          </table:table-cell>
          <table:table-cell table:formula="of:=[.$J$1] * LOG([.B538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5186" calcext:value-type="float">
            <text:p>15186</text:p>
          </table:table-cell>
          <table:table-cell office:value-type="float" office:value="15" calcext:value-type="float">
            <text:p>15</text:p>
          </table:table-cell>
          <table:table-cell table:formula="of:=[.B539]*2000" office:value-type="float" office:value="30000" calcext:value-type="float">
            <text:p>30000</text:p>
          </table:table-cell>
          <table:table-cell table:formula="of:=10 * [.A539]/[.B539]" office:value-type="float" office:value="10124" calcext:value-type="float">
            <text:p>10124</text:p>
          </table:table-cell>
          <table:table-cell table:formula="of:=[.A539]/[.B539]" office:value-type="float" office:value="1012.4" calcext:value-type="float">
            <text:p>1012,4</text:p>
          </table:table-cell>
          <table:table-cell table:formula="of:=LOG([.A539];2)-1.3219" office:value-type="float" office:value="12.5685542928318" calcext:value-type="float">
            <text:p>12,57</text:p>
          </table:table-cell>
          <table:table-cell table:formula="of:=[.$J$1] * LOG([.B539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5186" calcext:value-type="float">
            <text:p>15186</text:p>
          </table:table-cell>
          <table:table-cell office:value-type="float" office:value="15" calcext:value-type="float">
            <text:p>15</text:p>
          </table:table-cell>
          <table:table-cell table:formula="of:=[.B540]*2000" office:value-type="float" office:value="30000" calcext:value-type="float">
            <text:p>30000</text:p>
          </table:table-cell>
          <table:table-cell table:formula="of:=10 * [.A540]/[.B540]" office:value-type="float" office:value="10124" calcext:value-type="float">
            <text:p>10124</text:p>
          </table:table-cell>
          <table:table-cell table:formula="of:=[.A540]/[.B540]" office:value-type="float" office:value="1012.4" calcext:value-type="float">
            <text:p>1012,4</text:p>
          </table:table-cell>
          <table:table-cell table:formula="of:=LOG([.A540];2)-1.3219" office:value-type="float" office:value="12.5685542928318" calcext:value-type="float">
            <text:p>12,57</text:p>
          </table:table-cell>
          <table:table-cell table:formula="of:=[.$J$1] * LOG([.B540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5498" calcext:value-type="float">
            <text:p>15498</text:p>
          </table:table-cell>
          <table:table-cell office:value-type="float" office:value="15" calcext:value-type="float">
            <text:p>15</text:p>
          </table:table-cell>
          <table:table-cell table:formula="of:=[.B541]*2000" office:value-type="float" office:value="30000" calcext:value-type="float">
            <text:p>30000</text:p>
          </table:table-cell>
          <table:table-cell table:formula="of:=10 * [.A541]/[.B541]" office:value-type="float" office:value="10332" calcext:value-type="float">
            <text:p>10332</text:p>
          </table:table-cell>
          <table:table-cell table:formula="of:=[.A541]/[.B541]" office:value-type="float" office:value="1033.2" calcext:value-type="float">
            <text:p>1033,2</text:p>
          </table:table-cell>
          <table:table-cell table:formula="of:=LOG([.A541];2)-1.3219" office:value-type="float" office:value="12.5978944288392" calcext:value-type="float">
            <text:p>12,60</text:p>
          </table:table-cell>
          <table:table-cell table:formula="of:=[.$J$1] * LOG([.B541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5498" calcext:value-type="float">
            <text:p>15498</text:p>
          </table:table-cell>
          <table:table-cell office:value-type="float" office:value="15" calcext:value-type="float">
            <text:p>15</text:p>
          </table:table-cell>
          <table:table-cell table:formula="of:=[.B542]*2000" office:value-type="float" office:value="30000" calcext:value-type="float">
            <text:p>30000</text:p>
          </table:table-cell>
          <table:table-cell table:formula="of:=10 * [.A542]/[.B542]" office:value-type="float" office:value="10332" calcext:value-type="float">
            <text:p>10332</text:p>
          </table:table-cell>
          <table:table-cell table:formula="of:=[.A542]/[.B542]" office:value-type="float" office:value="1033.2" calcext:value-type="float">
            <text:p>1033,2</text:p>
          </table:table-cell>
          <table:table-cell table:formula="of:=LOG([.A542];2)-1.3219" office:value-type="float" office:value="12.5978944288392" calcext:value-type="float">
            <text:p>12,60</text:p>
          </table:table-cell>
          <table:table-cell table:formula="of:=[.$J$1] * LOG([.B542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5435" calcext:value-type="float">
            <text:p>15435</text:p>
          </table:table-cell>
          <table:table-cell office:value-type="float" office:value="15" calcext:value-type="float">
            <text:p>15</text:p>
          </table:table-cell>
          <table:table-cell table:formula="of:=[.B543]*2000" office:value-type="float" office:value="30000" calcext:value-type="float">
            <text:p>30000</text:p>
          </table:table-cell>
          <table:table-cell table:formula="of:=10 * [.A543]/[.B543]" office:value-type="float" office:value="10290" calcext:value-type="float">
            <text:p>10290</text:p>
          </table:table-cell>
          <table:table-cell table:formula="of:=[.A543]/[.B543]" office:value-type="float" office:value="1029" calcext:value-type="float">
            <text:p>1029</text:p>
          </table:table-cell>
          <table:table-cell table:formula="of:=LOG([.A543];2)-1.3219" office:value-type="float" office:value="12.5920178625025" calcext:value-type="float">
            <text:p>12,59</text:p>
          </table:table-cell>
          <table:table-cell table:formula="of:=[.$J$1] * LOG([.B543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5435" calcext:value-type="float">
            <text:p>15435</text:p>
          </table:table-cell>
          <table:table-cell office:value-type="float" office:value="15" calcext:value-type="float">
            <text:p>15</text:p>
          </table:table-cell>
          <table:table-cell table:formula="of:=[.B544]*2000" office:value-type="float" office:value="30000" calcext:value-type="float">
            <text:p>30000</text:p>
          </table:table-cell>
          <table:table-cell table:formula="of:=10 * [.A544]/[.B544]" office:value-type="float" office:value="10290" calcext:value-type="float">
            <text:p>10290</text:p>
          </table:table-cell>
          <table:table-cell table:formula="of:=[.A544]/[.B544]" office:value-type="float" office:value="1029" calcext:value-type="float">
            <text:p>1029</text:p>
          </table:table-cell>
          <table:table-cell table:formula="of:=LOG([.A544];2)-1.3219" office:value-type="float" office:value="12.5920178625025" calcext:value-type="float">
            <text:p>12,59</text:p>
          </table:table-cell>
          <table:table-cell table:formula="of:=[.$J$1] * LOG([.B544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5608" calcext:value-type="float">
            <text:p>15608</text:p>
          </table:table-cell>
          <table:table-cell office:value-type="float" office:value="15" calcext:value-type="float">
            <text:p>15</text:p>
          </table:table-cell>
          <table:table-cell table:formula="of:=[.B545]*2000" office:value-type="float" office:value="30000" calcext:value-type="float">
            <text:p>30000</text:p>
          </table:table-cell>
          <table:table-cell table:formula="of:=10 * [.A545]/[.B545]" office:value-type="float" office:value="10405.3333333333" calcext:value-type="float">
            <text:p>10405,3333333333</text:p>
          </table:table-cell>
          <table:table-cell table:formula="of:=[.A545]/[.B545]" office:value-type="float" office:value="1040.53333333333" calcext:value-type="float">
            <text:p>1040,53333333333</text:p>
          </table:table-cell>
          <table:table-cell table:formula="of:=LOG([.A545];2)-1.3219" office:value-type="float" office:value="12.608098062609" calcext:value-type="float">
            <text:p>12,61</text:p>
          </table:table-cell>
          <table:table-cell table:formula="of:=[.$J$1] * LOG([.B545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5608" calcext:value-type="float">
            <text:p>15608</text:p>
          </table:table-cell>
          <table:table-cell office:value-type="float" office:value="15" calcext:value-type="float">
            <text:p>15</text:p>
          </table:table-cell>
          <table:table-cell table:formula="of:=[.B546]*2000" office:value-type="float" office:value="30000" calcext:value-type="float">
            <text:p>30000</text:p>
          </table:table-cell>
          <table:table-cell table:formula="of:=10 * [.A546]/[.B546]" office:value-type="float" office:value="10405.3333333333" calcext:value-type="float">
            <text:p>10405,3333333333</text:p>
          </table:table-cell>
          <table:table-cell table:formula="of:=[.A546]/[.B546]" office:value-type="float" office:value="1040.53333333333" calcext:value-type="float">
            <text:p>1040,53333333333</text:p>
          </table:table-cell>
          <table:table-cell table:formula="of:=LOG([.A546];2)-1.3219" office:value-type="float" office:value="12.608098062609" calcext:value-type="float">
            <text:p>12,61</text:p>
          </table:table-cell>
          <table:table-cell table:formula="of:=[.$J$1] * LOG([.B546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5829" calcext:value-type="float">
            <text:p>15829</text:p>
          </table:table-cell>
          <table:table-cell office:value-type="float" office:value="15" calcext:value-type="float">
            <text:p>15</text:p>
          </table:table-cell>
          <table:table-cell table:formula="of:=[.B547]*2000" office:value-type="float" office:value="30000" calcext:value-type="float">
            <text:p>30000</text:p>
          </table:table-cell>
          <table:table-cell table:formula="of:=10 * [.A547]/[.B547]" office:value-type="float" office:value="10552.6666666667" calcext:value-type="float">
            <text:p>10552,6666666667</text:p>
          </table:table-cell>
          <table:table-cell table:formula="of:=[.A547]/[.B547]" office:value-type="float" office:value="1055.26666666667" calcext:value-type="float">
            <text:p>1055,26666666667</text:p>
          </table:table-cell>
          <table:table-cell table:formula="of:=LOG([.A547];2)-1.3219" office:value-type="float" office:value="12.6283824953776" calcext:value-type="float">
            <text:p>12,63</text:p>
          </table:table-cell>
          <table:table-cell table:formula="of:=[.$J$1] * LOG([.B547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5829" calcext:value-type="float">
            <text:p>15829</text:p>
          </table:table-cell>
          <table:table-cell office:value-type="float" office:value="15" calcext:value-type="float">
            <text:p>15</text:p>
          </table:table-cell>
          <table:table-cell table:formula="of:=[.B548]*2000" office:value-type="float" office:value="30000" calcext:value-type="float">
            <text:p>30000</text:p>
          </table:table-cell>
          <table:table-cell table:formula="of:=10 * [.A548]/[.B548]" office:value-type="float" office:value="10552.6666666667" calcext:value-type="float">
            <text:p>10552,6666666667</text:p>
          </table:table-cell>
          <table:table-cell table:formula="of:=[.A548]/[.B548]" office:value-type="float" office:value="1055.26666666667" calcext:value-type="float">
            <text:p>1055,26666666667</text:p>
          </table:table-cell>
          <table:table-cell table:formula="of:=LOG([.A548];2)-1.3219" office:value-type="float" office:value="12.6283824953776" calcext:value-type="float">
            <text:p>12,63</text:p>
          </table:table-cell>
          <table:table-cell table:formula="of:=[.$J$1] * LOG([.B548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5960" calcext:value-type="float">
            <text:p>15960</text:p>
          </table:table-cell>
          <table:table-cell office:value-type="float" office:value="15" calcext:value-type="float">
            <text:p>15</text:p>
          </table:table-cell>
          <table:table-cell table:formula="of:=[.B549]*2000" office:value-type="float" office:value="30000" calcext:value-type="float">
            <text:p>30000</text:p>
          </table:table-cell>
          <table:table-cell table:formula="of:=10 * [.A549]/[.B549]" office:value-type="float" office:value="10640" calcext:value-type="float">
            <text:p>10640</text:p>
          </table:table-cell>
          <table:table-cell table:formula="of:=[.A549]/[.B549]" office:value-type="float" office:value="1064" calcext:value-type="float">
            <text:p>1064</text:p>
          </table:table-cell>
          <table:table-cell table:formula="of:=LOG([.A549];2)-1.3219" office:value-type="float" office:value="12.6402730311097" calcext:value-type="float">
            <text:p>12,64</text:p>
          </table:table-cell>
          <table:table-cell table:formula="of:=[.$J$1] * LOG([.B549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5960" calcext:value-type="float">
            <text:p>15960</text:p>
          </table:table-cell>
          <table:table-cell office:value-type="float" office:value="15" calcext:value-type="float">
            <text:p>15</text:p>
          </table:table-cell>
          <table:table-cell table:formula="of:=[.B550]*2000" office:value-type="float" office:value="30000" calcext:value-type="float">
            <text:p>30000</text:p>
          </table:table-cell>
          <table:table-cell table:formula="of:=10 * [.A550]/[.B550]" office:value-type="float" office:value="10640" calcext:value-type="float">
            <text:p>10640</text:p>
          </table:table-cell>
          <table:table-cell table:formula="of:=[.A550]/[.B550]" office:value-type="float" office:value="1064" calcext:value-type="float">
            <text:p>1064</text:p>
          </table:table-cell>
          <table:table-cell table:formula="of:=LOG([.A550];2)-1.3219" office:value-type="float" office:value="12.6402730311097" calcext:value-type="float">
            <text:p>12,64</text:p>
          </table:table-cell>
          <table:table-cell table:formula="of:=[.$J$1] * LOG([.B550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6291" calcext:value-type="float">
            <text:p>16291</text:p>
          </table:table-cell>
          <table:table-cell office:value-type="float" office:value="15" calcext:value-type="float">
            <text:p>15</text:p>
          </table:table-cell>
          <table:table-cell table:formula="of:=[.B551]*2000" office:value-type="float" office:value="30000" calcext:value-type="float">
            <text:p>30000</text:p>
          </table:table-cell>
          <table:table-cell table:formula="of:=10 * [.A551]/[.B551]" office:value-type="float" office:value="10860.6666666667" calcext:value-type="float">
            <text:p>10860,6666666667</text:p>
          </table:table-cell>
          <table:table-cell table:formula="of:=[.A551]/[.B551]" office:value-type="float" office:value="1086.06666666667" calcext:value-type="float">
            <text:p>1086,06666666667</text:p>
          </table:table-cell>
          <table:table-cell table:formula="of:=LOG([.A551];2)-1.3219" office:value-type="float" office:value="12.6698875439261" calcext:value-type="float">
            <text:p>12,67</text:p>
          </table:table-cell>
          <table:table-cell table:formula="of:=[.$J$1] * LOG([.B551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6291" calcext:value-type="float">
            <text:p>16291</text:p>
          </table:table-cell>
          <table:table-cell office:value-type="float" office:value="15" calcext:value-type="float">
            <text:p>15</text:p>
          </table:table-cell>
          <table:table-cell table:formula="of:=[.B552]*2000" office:value-type="float" office:value="30000" calcext:value-type="float">
            <text:p>30000</text:p>
          </table:table-cell>
          <table:table-cell table:formula="of:=10 * [.A552]/[.B552]" office:value-type="float" office:value="10860.6666666667" calcext:value-type="float">
            <text:p>10860,6666666667</text:p>
          </table:table-cell>
          <table:table-cell table:formula="of:=[.A552]/[.B552]" office:value-type="float" office:value="1086.06666666667" calcext:value-type="float">
            <text:p>1086,06666666667</text:p>
          </table:table-cell>
          <table:table-cell table:formula="of:=LOG([.A552];2)-1.3219" office:value-type="float" office:value="12.6698875439261" calcext:value-type="float">
            <text:p>12,67</text:p>
          </table:table-cell>
          <table:table-cell table:formula="of:=[.$J$1] * LOG([.B552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6682" calcext:value-type="float">
            <text:p>16682</text:p>
          </table:table-cell>
          <table:table-cell office:value-type="float" office:value="15" calcext:value-type="float">
            <text:p>15</text:p>
          </table:table-cell>
          <table:table-cell table:formula="of:=[.B553]*2000" office:value-type="float" office:value="30000" calcext:value-type="float">
            <text:p>30000</text:p>
          </table:table-cell>
          <table:table-cell table:formula="of:=10 * [.A553]/[.B553]" office:value-type="float" office:value="11121.3333333333" calcext:value-type="float">
            <text:p>11121,3333333333</text:p>
          </table:table-cell>
          <table:table-cell table:formula="of:=[.A553]/[.B553]" office:value-type="float" office:value="1112.13333333333" calcext:value-type="float">
            <text:p>1112,13333333333</text:p>
          </table:table-cell>
          <table:table-cell table:formula="of:=LOG([.A553];2)-1.3219" office:value-type="float" office:value="12.7041046429789" calcext:value-type="float">
            <text:p>12,70</text:p>
          </table:table-cell>
          <table:table-cell table:formula="of:=[.$J$1] * LOG([.B553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6682" calcext:value-type="float">
            <text:p>16682</text:p>
          </table:table-cell>
          <table:table-cell office:value-type="float" office:value="15" calcext:value-type="float">
            <text:p>15</text:p>
          </table:table-cell>
          <table:table-cell table:formula="of:=[.B554]*2000" office:value-type="float" office:value="30000" calcext:value-type="float">
            <text:p>30000</text:p>
          </table:table-cell>
          <table:table-cell table:formula="of:=10 * [.A554]/[.B554]" office:value-type="float" office:value="11121.3333333333" calcext:value-type="float">
            <text:p>11121,3333333333</text:p>
          </table:table-cell>
          <table:table-cell table:formula="of:=[.A554]/[.B554]" office:value-type="float" office:value="1112.13333333333" calcext:value-type="float">
            <text:p>1112,13333333333</text:p>
          </table:table-cell>
          <table:table-cell table:formula="of:=LOG([.A554];2)-1.3219" office:value-type="float" office:value="12.7041046429789" calcext:value-type="float">
            <text:p>12,70</text:p>
          </table:table-cell>
          <table:table-cell table:formula="of:=[.$J$1] * LOG([.B554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6987" calcext:value-type="float">
            <text:p>16987</text:p>
          </table:table-cell>
          <table:table-cell office:value-type="float" office:value="15" calcext:value-type="float">
            <text:p>15</text:p>
          </table:table-cell>
          <table:table-cell table:formula="of:=[.B555]*2000" office:value-type="float" office:value="30000" calcext:value-type="float">
            <text:p>30000</text:p>
          </table:table-cell>
          <table:table-cell table:formula="of:=10 * [.A555]/[.B555]" office:value-type="float" office:value="11324.6666666667" calcext:value-type="float">
            <text:p>11324,6666666667</text:p>
          </table:table-cell>
          <table:table-cell table:formula="of:=[.A555]/[.B555]" office:value-type="float" office:value="1132.46666666667" calcext:value-type="float">
            <text:p>1132,46666666667</text:p>
          </table:table-cell>
          <table:table-cell table:formula="of:=LOG([.A555];2)-1.3219" office:value-type="float" office:value="12.730243466487" calcext:value-type="float">
            <text:p>12,73</text:p>
          </table:table-cell>
          <table:table-cell table:formula="of:=[.$J$1] * LOG([.B555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6987" calcext:value-type="float">
            <text:p>16987</text:p>
          </table:table-cell>
          <table:table-cell office:value-type="float" office:value="15" calcext:value-type="float">
            <text:p>15</text:p>
          </table:table-cell>
          <table:table-cell table:formula="of:=[.B556]*2000" office:value-type="float" office:value="30000" calcext:value-type="float">
            <text:p>30000</text:p>
          </table:table-cell>
          <table:table-cell table:formula="of:=10 * [.A556]/[.B556]" office:value-type="float" office:value="11324.6666666667" calcext:value-type="float">
            <text:p>11324,6666666667</text:p>
          </table:table-cell>
          <table:table-cell table:formula="of:=[.A556]/[.B556]" office:value-type="float" office:value="1132.46666666667" calcext:value-type="float">
            <text:p>1132,46666666667</text:p>
          </table:table-cell>
          <table:table-cell table:formula="of:=LOG([.A556];2)-1.3219" office:value-type="float" office:value="12.730243466487" calcext:value-type="float">
            <text:p>12,73</text:p>
          </table:table-cell>
          <table:table-cell table:formula="of:=[.$J$1] * LOG([.B556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7250" calcext:value-type="float">
            <text:p>17250</text:p>
          </table:table-cell>
          <table:table-cell office:value-type="float" office:value="15" calcext:value-type="float">
            <text:p>15</text:p>
          </table:table-cell>
          <table:table-cell table:formula="of:=[.B557]*2000" office:value-type="float" office:value="30000" calcext:value-type="float">
            <text:p>30000</text:p>
          </table:table-cell>
          <table:table-cell table:formula="of:=10 * [.A557]/[.B557]" office:value-type="float" office:value="11500" calcext:value-type="float">
            <text:p>11500</text:p>
          </table:table-cell>
          <table:table-cell table:formula="of:=[.A557]/[.B557]" office:value-type="float" office:value="1150" calcext:value-type="float">
            <text:p>1150</text:p>
          </table:table-cell>
          <table:table-cell table:formula="of:=LOG([.A557];2)-1.3219" office:value-type="float" office:value="12.7524087414403" calcext:value-type="float">
            <text:p>12,75</text:p>
          </table:table-cell>
          <table:table-cell table:formula="of:=[.$J$1] * LOG([.B557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7250" calcext:value-type="float">
            <text:p>17250</text:p>
          </table:table-cell>
          <table:table-cell office:value-type="float" office:value="15" calcext:value-type="float">
            <text:p>15</text:p>
          </table:table-cell>
          <table:table-cell table:formula="of:=[.B558]*2000" office:value-type="float" office:value="30000" calcext:value-type="float">
            <text:p>30000</text:p>
          </table:table-cell>
          <table:table-cell table:formula="of:=10 * [.A558]/[.B558]" office:value-type="float" office:value="11500" calcext:value-type="float">
            <text:p>11500</text:p>
          </table:table-cell>
          <table:table-cell table:formula="of:=[.A558]/[.B558]" office:value-type="float" office:value="1150" calcext:value-type="float">
            <text:p>1150</text:p>
          </table:table-cell>
          <table:table-cell table:formula="of:=LOG([.A558];2)-1.3219" office:value-type="float" office:value="12.7524087414403" calcext:value-type="float">
            <text:p>12,75</text:p>
          </table:table-cell>
          <table:table-cell table:formula="of:=[.$J$1] * LOG([.B558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7175" calcext:value-type="float">
            <text:p>17175</text:p>
          </table:table-cell>
          <table:table-cell office:value-type="float" office:value="15" calcext:value-type="float">
            <text:p>15</text:p>
          </table:table-cell>
          <table:table-cell table:formula="of:=[.B559]*2000" office:value-type="float" office:value="30000" calcext:value-type="float">
            <text:p>30000</text:p>
          </table:table-cell>
          <table:table-cell table:formula="of:=10 * [.A559]/[.B559]" office:value-type="float" office:value="11450" calcext:value-type="float">
            <text:p>11450</text:p>
          </table:table-cell>
          <table:table-cell table:formula="of:=[.A559]/[.B559]" office:value-type="float" office:value="1145" calcext:value-type="float">
            <text:p>1145</text:p>
          </table:table-cell>
          <table:table-cell table:formula="of:=LOG([.A559];2)-1.3219" office:value-type="float" office:value="12.7461224785928" calcext:value-type="float">
            <text:p>12,75</text:p>
          </table:table-cell>
          <table:table-cell table:formula="of:=[.$J$1] * LOG([.B559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7175" calcext:value-type="float">
            <text:p>17175</text:p>
          </table:table-cell>
          <table:table-cell office:value-type="float" office:value="15" calcext:value-type="float">
            <text:p>15</text:p>
          </table:table-cell>
          <table:table-cell table:formula="of:=[.B560]*2000" office:value-type="float" office:value="30000" calcext:value-type="float">
            <text:p>30000</text:p>
          </table:table-cell>
          <table:table-cell table:formula="of:=10 * [.A560]/[.B560]" office:value-type="float" office:value="11450" calcext:value-type="float">
            <text:p>11450</text:p>
          </table:table-cell>
          <table:table-cell table:formula="of:=[.A560]/[.B560]" office:value-type="float" office:value="1145" calcext:value-type="float">
            <text:p>1145</text:p>
          </table:table-cell>
          <table:table-cell table:formula="of:=LOG([.A560];2)-1.3219" office:value-type="float" office:value="12.7461224785928" calcext:value-type="float">
            <text:p>12,75</text:p>
          </table:table-cell>
          <table:table-cell table:formula="of:=[.$J$1] * LOG([.B560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7449" calcext:value-type="float">
            <text:p>17449</text:p>
          </table:table-cell>
          <table:table-cell office:value-type="float" office:value="15" calcext:value-type="float">
            <text:p>15</text:p>
          </table:table-cell>
          <table:table-cell table:formula="of:=[.B561]*2000" office:value-type="float" office:value="30000" calcext:value-type="float">
            <text:p>30000</text:p>
          </table:table-cell>
          <table:table-cell table:formula="of:=10 * [.A561]/[.B561]" office:value-type="float" office:value="11632.6666666667" calcext:value-type="float">
            <text:p>11632,6666666667</text:p>
          </table:table-cell>
          <table:table-cell table:formula="of:=[.A561]/[.B561]" office:value-type="float" office:value="1163.26666666667" calcext:value-type="float">
            <text:p>1163,26666666667</text:p>
          </table:table-cell>
          <table:table-cell table:formula="of:=LOG([.A561];2)-1.3219" office:value-type="float" office:value="12.7689567376818" calcext:value-type="float">
            <text:p>12,77</text:p>
          </table:table-cell>
          <table:table-cell table:formula="of:=[.$J$1] * LOG([.B561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7449" calcext:value-type="float">
            <text:p>17449</text:p>
          </table:table-cell>
          <table:table-cell office:value-type="float" office:value="15" calcext:value-type="float">
            <text:p>15</text:p>
          </table:table-cell>
          <table:table-cell table:formula="of:=[.B562]*2000" office:value-type="float" office:value="30000" calcext:value-type="float">
            <text:p>30000</text:p>
          </table:table-cell>
          <table:table-cell table:formula="of:=10 * [.A562]/[.B562]" office:value-type="float" office:value="11632.6666666667" calcext:value-type="float">
            <text:p>11632,6666666667</text:p>
          </table:table-cell>
          <table:table-cell table:formula="of:=[.A562]/[.B562]" office:value-type="float" office:value="1163.26666666667" calcext:value-type="float">
            <text:p>1163,26666666667</text:p>
          </table:table-cell>
          <table:table-cell table:formula="of:=LOG([.A562];2)-1.3219" office:value-type="float" office:value="12.7689567376818" calcext:value-type="float">
            <text:p>12,77</text:p>
          </table:table-cell>
          <table:table-cell table:formula="of:=[.$J$1] * LOG([.B562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7582" calcext:value-type="float">
            <text:p>17582</text:p>
          </table:table-cell>
          <table:table-cell office:value-type="float" office:value="15" calcext:value-type="float">
            <text:p>15</text:p>
          </table:table-cell>
          <table:table-cell table:formula="of:=[.B563]*2000" office:value-type="float" office:value="30000" calcext:value-type="float">
            <text:p>30000</text:p>
          </table:table-cell>
          <table:table-cell table:formula="of:=10 * [.A563]/[.B563]" office:value-type="float" office:value="11721.3333333333" calcext:value-type="float">
            <text:p>11721,3333333333</text:p>
          </table:table-cell>
          <table:table-cell table:formula="of:=[.A563]/[.B563]" office:value-type="float" office:value="1172.13333333333" calcext:value-type="float">
            <text:p>1172,13333333333</text:p>
          </table:table-cell>
          <table:table-cell table:formula="of:=LOG([.A563];2)-1.3219" office:value-type="float" office:value="12.779911569824" calcext:value-type="float">
            <text:p>12,78</text:p>
          </table:table-cell>
          <table:table-cell table:formula="of:=[.$J$1] * LOG([.B563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7582" calcext:value-type="float">
            <text:p>17582</text:p>
          </table:table-cell>
          <table:table-cell office:value-type="float" office:value="15" calcext:value-type="float">
            <text:p>15</text:p>
          </table:table-cell>
          <table:table-cell table:formula="of:=[.B564]*2000" office:value-type="float" office:value="30000" calcext:value-type="float">
            <text:p>30000</text:p>
          </table:table-cell>
          <table:table-cell table:formula="of:=10 * [.A564]/[.B564]" office:value-type="float" office:value="11721.3333333333" calcext:value-type="float">
            <text:p>11721,3333333333</text:p>
          </table:table-cell>
          <table:table-cell table:formula="of:=[.A564]/[.B564]" office:value-type="float" office:value="1172.13333333333" calcext:value-type="float">
            <text:p>1172,13333333333</text:p>
          </table:table-cell>
          <table:table-cell table:formula="of:=LOG([.A564];2)-1.3219" office:value-type="float" office:value="12.779911569824" calcext:value-type="float">
            <text:p>12,78</text:p>
          </table:table-cell>
          <table:table-cell table:formula="of:=[.$J$1] * LOG([.B564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8275" calcext:value-type="float">
            <text:p>18275</text:p>
          </table:table-cell>
          <table:table-cell office:value-type="float" office:value="15" calcext:value-type="float">
            <text:p>15</text:p>
          </table:table-cell>
          <table:table-cell table:formula="of:=[.B565]*2000" office:value-type="float" office:value="30000" calcext:value-type="float">
            <text:p>30000</text:p>
          </table:table-cell>
          <table:table-cell table:formula="of:=10 * [.A565]/[.B565]" office:value-type="float" office:value="12183.3333333333" calcext:value-type="float">
            <text:p>12183,3333333333</text:p>
          </table:table-cell>
          <table:table-cell table:formula="of:=[.A565]/[.B565]" office:value-type="float" office:value="1218.33333333333" calcext:value-type="float">
            <text:p>1218,33333333333</text:p>
          </table:table-cell>
          <table:table-cell table:formula="of:=LOG([.A565];2)-1.3219" office:value-type="float" office:value="12.8356837857272" calcext:value-type="float">
            <text:p>12,84</text:p>
          </table:table-cell>
          <table:table-cell table:formula="of:=[.$J$1] * LOG([.B565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8275" calcext:value-type="float">
            <text:p>18275</text:p>
          </table:table-cell>
          <table:table-cell office:value-type="float" office:value="15" calcext:value-type="float">
            <text:p>15</text:p>
          </table:table-cell>
          <table:table-cell table:formula="of:=[.B566]*2000" office:value-type="float" office:value="30000" calcext:value-type="float">
            <text:p>30000</text:p>
          </table:table-cell>
          <table:table-cell table:formula="of:=10 * [.A566]/[.B566]" office:value-type="float" office:value="12183.3333333333" calcext:value-type="float">
            <text:p>12183,3333333333</text:p>
          </table:table-cell>
          <table:table-cell table:formula="of:=[.A566]/[.B566]" office:value-type="float" office:value="1218.33333333333" calcext:value-type="float">
            <text:p>1218,33333333333</text:p>
          </table:table-cell>
          <table:table-cell table:formula="of:=LOG([.A566];2)-1.3219" office:value-type="float" office:value="12.8356837857272" calcext:value-type="float">
            <text:p>12,84</text:p>
          </table:table-cell>
          <table:table-cell table:formula="of:=[.$J$1] * LOG([.B566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8119" calcext:value-type="float">
            <text:p>18119</text:p>
          </table:table-cell>
          <table:table-cell office:value-type="float" office:value="15" calcext:value-type="float">
            <text:p>15</text:p>
          </table:table-cell>
          <table:table-cell table:formula="of:=[.B567]*2000" office:value-type="float" office:value="30000" calcext:value-type="float">
            <text:p>30000</text:p>
          </table:table-cell>
          <table:table-cell table:formula="of:=10 * [.A567]/[.B567]" office:value-type="float" office:value="12079.3333333333" calcext:value-type="float">
            <text:p>12079,3333333333</text:p>
          </table:table-cell>
          <table:table-cell table:formula="of:=[.A567]/[.B567]" office:value-type="float" office:value="1207.93333333333" calcext:value-type="float">
            <text:p>1207,93333333333</text:p>
          </table:table-cell>
          <table:table-cell table:formula="of:=LOG([.A567];2)-1.3219" office:value-type="float" office:value="12.8233157138049" calcext:value-type="float">
            <text:p>12,82</text:p>
          </table:table-cell>
          <table:table-cell table:formula="of:=[.$J$1] * LOG([.B567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8119" calcext:value-type="float">
            <text:p>18119</text:p>
          </table:table-cell>
          <table:table-cell office:value-type="float" office:value="16" calcext:value-type="float">
            <text:p>16</text:p>
          </table:table-cell>
          <table:table-cell table:formula="of:=[.B568]*2000" office:value-type="float" office:value="32000" calcext:value-type="float">
            <text:p>32000</text:p>
          </table:table-cell>
          <table:table-cell table:formula="of:=10 * [.A568]/[.B568]" office:value-type="float" office:value="11324.375" calcext:value-type="float">
            <text:p>11324,375</text:p>
          </table:table-cell>
          <table:table-cell table:formula="of:=[.A568]/[.B568]" office:value-type="float" office:value="1132.4375" calcext:value-type="float">
            <text:p>1132,4375</text:p>
          </table:table-cell>
          <table:table-cell table:formula="of:=LOG([.A568];2)-1.3219" office:value-type="float" office:value="12.8233157138049" calcext:value-type="float">
            <text:p>12,82</text:p>
          </table:table-cell>
          <table:table-cell table:formula="of:=[.$J$1] * LOG([.B568] + [.$J$2]; 2) + [.$J$3]" office:value-type="float" office:value="16.0179775664545" calcext:value-type="float">
            <text:p>16,02</text:p>
          </table:table-cell>
          <table:table-cell table:number-columns-repeated="3"/>
        </table:table-row>
        <table:table-row table:style-name="ro1">
          <table:table-cell office:value-type="float" office:value="18521" calcext:value-type="float">
            <text:p>18521</text:p>
          </table:table-cell>
          <table:table-cell office:value-type="float" office:value="16" calcext:value-type="float">
            <text:p>16</text:p>
          </table:table-cell>
          <table:table-cell table:formula="of:=[.B569]*2000" office:value-type="float" office:value="32000" calcext:value-type="float">
            <text:p>32000</text:p>
          </table:table-cell>
          <table:table-cell table:formula="of:=10 * [.A569]/[.B569]" office:value-type="float" office:value="11575.625" calcext:value-type="float">
            <text:p>11575,625</text:p>
          </table:table-cell>
          <table:table-cell table:formula="of:=[.A569]/[.B569]" office:value-type="float" office:value="1157.5625" calcext:value-type="float">
            <text:p>1157,5625</text:p>
          </table:table-cell>
          <table:table-cell table:formula="of:=LOG([.A569];2)-1.3219" office:value-type="float" office:value="12.8549743753448" calcext:value-type="float">
            <text:p>12,85</text:p>
          </table:table-cell>
          <table:table-cell table:formula="of:=[.$J$1] * LOG([.B569] + [.$J$2]; 2) + [.$J$3]" office:value-type="float" office:value="16.0179775664545" calcext:value-type="float">
            <text:p>16,02</text:p>
          </table:table-cell>
          <table:table-cell table:number-columns-repeated="3"/>
        </table:table-row>
        <table:table-row table:style-name="ro1">
          <table:table-cell office:value-type="float" office:value="18521" calcext:value-type="float">
            <text:p>18521</text:p>
          </table:table-cell>
          <table:table-cell office:value-type="float" office:value="15" calcext:value-type="float">
            <text:p>15</text:p>
          </table:table-cell>
          <table:table-cell table:formula="of:=[.B570]*2000" office:value-type="float" office:value="30000" calcext:value-type="float">
            <text:p>30000</text:p>
          </table:table-cell>
          <table:table-cell table:formula="of:=10 * [.A570]/[.B570]" office:value-type="float" office:value="12347.3333333333" calcext:value-type="float">
            <text:p>12347,3333333333</text:p>
          </table:table-cell>
          <table:table-cell table:formula="of:=[.A570]/[.B570]" office:value-type="float" office:value="1234.73333333333" calcext:value-type="float">
            <text:p>1234,73333333333</text:p>
          </table:table-cell>
          <table:table-cell table:formula="of:=LOG([.A570];2)-1.3219" office:value-type="float" office:value="12.8549743753448" calcext:value-type="float">
            <text:p>12,85</text:p>
          </table:table-cell>
          <table:table-cell table:formula="of:=[.$J$1] * LOG([.B570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9652" calcext:value-type="float">
            <text:p>19652</text:p>
          </table:table-cell>
          <table:table-cell office:value-type="float" office:value="15" calcext:value-type="float">
            <text:p>15</text:p>
          </table:table-cell>
          <table:table-cell table:formula="of:=[.B571]*2000" office:value-type="float" office:value="30000" calcext:value-type="float">
            <text:p>30000</text:p>
          </table:table-cell>
          <table:table-cell table:formula="of:=10 * [.A571]/[.B571]" office:value-type="float" office:value="13101.3333333333" calcext:value-type="float">
            <text:p>13101,3333333333</text:p>
          </table:table-cell>
          <table:table-cell table:formula="of:=[.A571]/[.B571]" office:value-type="float" office:value="1310.13333333333" calcext:value-type="float">
            <text:p>1310,13333333333</text:p>
          </table:table-cell>
          <table:table-cell table:formula="of:=LOG([.A571];2)-1.3219" office:value-type="float" office:value="12.940488523751" calcext:value-type="float">
            <text:p>12,94</text:p>
          </table:table-cell>
          <table:table-cell table:formula="of:=[.$J$1] * LOG([.B571] + [.$J$2]; 2) + [.$J$3]" office:value-type="float" office:value="15.8329532888754" calcext:value-type="float">
            <text:p>15,83</text:p>
          </table:table-cell>
          <table:table-cell table:number-columns-repeated="3"/>
        </table:table-row>
        <table:table-row table:style-name="ro1">
          <table:table-cell office:value-type="float" office:value="19652" calcext:value-type="float">
            <text:p>19652</text:p>
          </table:table-cell>
          <table:table-cell office:value-type="float" office:value="14" calcext:value-type="float">
            <text:p>14</text:p>
          </table:table-cell>
          <table:table-cell table:formula="of:=[.B572]*2000" office:value-type="float" office:value="28000" calcext:value-type="float">
            <text:p>28000</text:p>
          </table:table-cell>
          <table:table-cell table:formula="of:=10 * [.A572]/[.B572]" office:value-type="float" office:value="14037.1428571429" calcext:value-type="float">
            <text:p>14037,1428571429</text:p>
          </table:table-cell>
          <table:table-cell table:formula="of:=[.A572]/[.B572]" office:value-type="float" office:value="1403.71428571429" calcext:value-type="float">
            <text:p>1403,71428571429</text:p>
          </table:table-cell>
          <table:table-cell table:formula="of:=LOG([.A572];2)-1.3219" office:value-type="float" office:value="12.940488523751" calcext:value-type="float">
            <text:p>12,94</text:p>
          </table:table-cell>
          <table:table-cell table:formula="of:=[.$J$1] * LOG([.B572] + [.$J$2]; 2) + [.$J$3]" office:value-type="float" office:value="15.6352465150229" calcext:value-type="float">
            <text:p>15,64</text:p>
          </table:table-cell>
          <table:table-cell table:number-columns-repeated="3"/>
        </table:table-row>
        <table:table-row table:style-name="ro1">
          <table:table-cell office:value-type="float" office:value="21409" calcext:value-type="float">
            <text:p>21409</text:p>
          </table:table-cell>
          <table:table-cell office:value-type="float" office:value="14" calcext:value-type="float">
            <text:p>14</text:p>
          </table:table-cell>
          <table:table-cell table:formula="of:=[.B573]*2000" office:value-type="float" office:value="28000" calcext:value-type="float">
            <text:p>28000</text:p>
          </table:table-cell>
          <table:table-cell table:formula="of:=10 * [.A573]/[.B573]" office:value-type="float" office:value="15292.1428571429" calcext:value-type="float">
            <text:p>15292,1428571429</text:p>
          </table:table-cell>
          <table:table-cell table:formula="of:=[.A573]/[.B573]" office:value-type="float" office:value="1529.21428571429" calcext:value-type="float">
            <text:p>1529,21428571429</text:p>
          </table:table-cell>
          <table:table-cell table:formula="of:=LOG([.A573];2)-1.3219" office:value-type="float" office:value="13.064029789531" calcext:value-type="float">
            <text:p>13,06</text:p>
          </table:table-cell>
          <table:table-cell table:formula="of:=[.$J$1] * LOG([.B573] + [.$J$2]; 2) + [.$J$3]" office:value-type="float" office:value="15.6352465150229" calcext:value-type="float">
            <text:p>15,64</text:p>
          </table:table-cell>
          <table:table-cell table:number-columns-repeated="3"/>
        </table:table-row>
        <table:table-row table:style-name="ro1">
          <table:table-cell office:value-type="float" office:value="21409" calcext:value-type="float">
            <text:p>21409</text:p>
          </table:table-cell>
          <table:table-cell office:value-type="float" office:value="12" calcext:value-type="float">
            <text:p>12</text:p>
          </table:table-cell>
          <table:table-cell table:formula="of:=[.B574]*2000" office:value-type="float" office:value="24000" calcext:value-type="float">
            <text:p>24000</text:p>
          </table:table-cell>
          <table:table-cell table:formula="of:=10 * [.A574]/[.B574]" office:value-type="float" office:value="17840.8333333333" calcext:value-type="float">
            <text:p>17840,8333333333</text:p>
          </table:table-cell>
          <table:table-cell table:formula="of:=[.A574]/[.B574]" office:value-type="float" office:value="1784.08333333333" calcext:value-type="float">
            <text:p>1784,08333333333</text:p>
          </table:table-cell>
          <table:table-cell table:formula="of:=LOG([.A574];2)-1.3219" office:value-type="float" office:value="13.064029789531" calcext:value-type="float">
            <text:p>13,06</text:p>
          </table:table-cell>
          <table:table-cell table:formula="of:=[.$J$1] * LOG([.B574] + [.$J$2]; 2) + [.$J$3]" office:value-type="float" office:value="15.1938702847745" calcext:value-type="float">
            <text:p>15,19</text:p>
          </table:table-cell>
          <table:table-cell table:number-columns-repeated="3"/>
        </table:table-row>
        <table:table-row table:style-name="ro1">
          <table:table-cell office:value-type="float" office:value="23113" calcext:value-type="float">
            <text:p>23113</text:p>
          </table:table-cell>
          <table:table-cell office:value-type="float" office:value="12" calcext:value-type="float">
            <text:p>12</text:p>
          </table:table-cell>
          <table:table-cell table:formula="of:=[.B575]*2000" office:value-type="float" office:value="24000" calcext:value-type="float">
            <text:p>24000</text:p>
          </table:table-cell>
          <table:table-cell table:formula="of:=10 * [.A575]/[.B575]" office:value-type="float" office:value="19260.8333333333" calcext:value-type="float">
            <text:p>19260,8333333333</text:p>
          </table:table-cell>
          <table:table-cell table:formula="of:=[.A575]/[.B575]" office:value-type="float" office:value="1926.08333333333" calcext:value-type="float">
            <text:p>1926,08333333333</text:p>
          </table:table-cell>
          <table:table-cell table:formula="of:=LOG([.A575];2)-1.3219" office:value-type="float" office:value="13.174516909118" calcext:value-type="float">
            <text:p>13,17</text:p>
          </table:table-cell>
          <table:table-cell table:formula="of:=[.$J$1] * LOG([.B575] + [.$J$2]; 2) + [.$J$3]" office:value-type="float" office:value="15.1938702847745" calcext:value-type="float">
            <text:p>15,19</text:p>
          </table:table-cell>
          <table:table-cell table:number-columns-repeated="3"/>
        </table:table-row>
        <table:table-row table:style-name="ro1">
          <table:table-cell office:value-type="float" office:value="23113" calcext:value-type="float">
            <text:p>23113</text:p>
          </table:table-cell>
          <table:table-cell office:value-type="float" office:value="11" calcext:value-type="float">
            <text:p>11</text:p>
          </table:table-cell>
          <table:table-cell table:formula="of:=[.B576]*2000" office:value-type="float" office:value="22000" calcext:value-type="float">
            <text:p>22000</text:p>
          </table:table-cell>
          <table:table-cell table:formula="of:=10 * [.A576]/[.B576]" office:value-type="float" office:value="21011.8181818182" calcext:value-type="float">
            <text:p>21011,8181818182</text:p>
          </table:table-cell>
          <table:table-cell table:formula="of:=[.A576]/[.B576]" office:value-type="float" office:value="2101.18181818182" calcext:value-type="float">
            <text:p>2101,18181818182</text:p>
          </table:table-cell>
          <table:table-cell table:formula="of:=LOG([.A576];2)-1.3219" office:value-type="float" office:value="13.174516909118" calcext:value-type="float">
            <text:p>13,17</text:p>
          </table:table-cell>
          <table:table-cell table:formula="of:=[.$J$1] * LOG([.B576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24507" calcext:value-type="float">
            <text:p>24507</text:p>
          </table:table-cell>
          <table:table-cell office:value-type="float" office:value="11" calcext:value-type="float">
            <text:p>11</text:p>
          </table:table-cell>
          <table:table-cell table:formula="of:=[.B577]*2000" office:value-type="float" office:value="22000" calcext:value-type="float">
            <text:p>22000</text:p>
          </table:table-cell>
          <table:table-cell table:formula="of:=10 * [.A577]/[.B577]" office:value-type="float" office:value="22279.0909090909" calcext:value-type="float">
            <text:p>22279,0909090909</text:p>
          </table:table-cell>
          <table:table-cell table:formula="of:=[.A577]/[.B577]" office:value-type="float" office:value="2227.90909090909" calcext:value-type="float">
            <text:p>2227,90909090909</text:p>
          </table:table-cell>
          <table:table-cell table:formula="of:=LOG([.A577];2)-1.3219" office:value-type="float" office:value="13.2590062684861" calcext:value-type="float">
            <text:p>13,26</text:p>
          </table:table-cell>
          <table:table-cell table:formula="of:=[.$J$1] * LOG([.B577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24507" calcext:value-type="float">
            <text:p>24507</text:p>
          </table:table-cell>
          <table:table-cell office:value-type="float" office:value="11" calcext:value-type="float">
            <text:p>11</text:p>
          </table:table-cell>
          <table:table-cell table:formula="of:=[.B578]*2000" office:value-type="float" office:value="22000" calcext:value-type="float">
            <text:p>22000</text:p>
          </table:table-cell>
          <table:table-cell table:formula="of:=10 * [.A578]/[.B578]" office:value-type="float" office:value="22279.0909090909" calcext:value-type="float">
            <text:p>22279,0909090909</text:p>
          </table:table-cell>
          <table:table-cell table:formula="of:=[.A578]/[.B578]" office:value-type="float" office:value="2227.90909090909" calcext:value-type="float">
            <text:p>2227,90909090909</text:p>
          </table:table-cell>
          <table:table-cell table:formula="of:=LOG([.A578];2)-1.3219" office:value-type="float" office:value="13.2590062684861" calcext:value-type="float">
            <text:p>13,26</text:p>
          </table:table-cell>
          <table:table-cell table:formula="of:=[.$J$1] * LOG([.B578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26793" calcext:value-type="float">
            <text:p>26793</text:p>
          </table:table-cell>
          <table:table-cell office:value-type="float" office:value="11" calcext:value-type="float">
            <text:p>11</text:p>
          </table:table-cell>
          <table:table-cell table:formula="of:=[.B579]*2000" office:value-type="float" office:value="22000" calcext:value-type="float">
            <text:p>22000</text:p>
          </table:table-cell>
          <table:table-cell table:formula="of:=10 * [.A579]/[.B579]" office:value-type="float" office:value="24357.2727272727" calcext:value-type="float">
            <text:p>24357,2727272727</text:p>
          </table:table-cell>
          <table:table-cell table:formula="of:=[.A579]/[.B579]" office:value-type="float" office:value="2435.72727272727" calcext:value-type="float">
            <text:p>2435,72727272727</text:p>
          </table:table-cell>
          <table:table-cell table:formula="of:=LOG([.A579];2)-1.3219" office:value-type="float" office:value="13.3876685076803" calcext:value-type="float">
            <text:p>13,39</text:p>
          </table:table-cell>
          <table:table-cell table:formula="of:=[.$J$1] * LOG([.B579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26793" calcext:value-type="float">
            <text:p>26793</text:p>
          </table:table-cell>
          <table:table-cell office:value-type="float" office:value="11" calcext:value-type="float">
            <text:p>11</text:p>
          </table:table-cell>
          <table:table-cell table:formula="of:=[.B580]*2000" office:value-type="float" office:value="22000" calcext:value-type="float">
            <text:p>22000</text:p>
          </table:table-cell>
          <table:table-cell table:formula="of:=10 * [.A580]/[.B580]" office:value-type="float" office:value="24357.2727272727" calcext:value-type="float">
            <text:p>24357,2727272727</text:p>
          </table:table-cell>
          <table:table-cell table:formula="of:=[.A580]/[.B580]" office:value-type="float" office:value="2435.72727272727" calcext:value-type="float">
            <text:p>2435,72727272727</text:p>
          </table:table-cell>
          <table:table-cell table:formula="of:=LOG([.A580];2)-1.3219" office:value-type="float" office:value="13.3876685076803" calcext:value-type="float">
            <text:p>13,39</text:p>
          </table:table-cell>
          <table:table-cell table:formula="of:=[.$J$1] * LOG([.B580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27370" calcext:value-type="float">
            <text:p>27370</text:p>
          </table:table-cell>
          <table:table-cell office:value-type="float" office:value="11" calcext:value-type="float">
            <text:p>11</text:p>
          </table:table-cell>
          <table:table-cell table:formula="of:=[.B581]*2000" office:value-type="float" office:value="22000" calcext:value-type="float">
            <text:p>22000</text:p>
          </table:table-cell>
          <table:table-cell table:formula="of:=10 * [.A581]/[.B581]" office:value-type="float" office:value="24881.8181818182" calcext:value-type="float">
            <text:p>24881,8181818182</text:p>
          </table:table-cell>
          <table:table-cell table:formula="of:=[.A581]/[.B581]" office:value-type="float" office:value="2488.18181818182" calcext:value-type="float">
            <text:p>2488,18181818182</text:p>
          </table:table-cell>
          <table:table-cell table:formula="of:=LOG([.A581];2)-1.3219" office:value-type="float" office:value="13.4184078142523" calcext:value-type="float">
            <text:p>13,42</text:p>
          </table:table-cell>
          <table:table-cell table:formula="of:=[.$J$1] * LOG([.B581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27370" calcext:value-type="float">
            <text:p>27370</text:p>
          </table:table-cell>
          <table:table-cell office:value-type="float" office:value="11" calcext:value-type="float">
            <text:p>11</text:p>
          </table:table-cell>
          <table:table-cell table:formula="of:=[.B582]*2000" office:value-type="float" office:value="22000" calcext:value-type="float">
            <text:p>22000</text:p>
          </table:table-cell>
          <table:table-cell table:formula="of:=10 * [.A582]/[.B582]" office:value-type="float" office:value="24881.8181818182" calcext:value-type="float">
            <text:p>24881,8181818182</text:p>
          </table:table-cell>
          <table:table-cell table:formula="of:=[.A582]/[.B582]" office:value-type="float" office:value="2488.18181818182" calcext:value-type="float">
            <text:p>2488,18181818182</text:p>
          </table:table-cell>
          <table:table-cell table:formula="of:=LOG([.A582];2)-1.3219" office:value-type="float" office:value="13.4184078142523" calcext:value-type="float">
            <text:p>13,42</text:p>
          </table:table-cell>
          <table:table-cell table:formula="of:=[.$J$1] * LOG([.B582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27702" calcext:value-type="float">
            <text:p>27702</text:p>
          </table:table-cell>
          <table:table-cell office:value-type="float" office:value="11" calcext:value-type="float">
            <text:p>11</text:p>
          </table:table-cell>
          <table:table-cell table:formula="of:=[.B583]*2000" office:value-type="float" office:value="22000" calcext:value-type="float">
            <text:p>22000</text:p>
          </table:table-cell>
          <table:table-cell table:formula="of:=10 * [.A583]/[.B583]" office:value-type="float" office:value="25183.6363636364" calcext:value-type="float">
            <text:p>25183,6363636364</text:p>
          </table:table-cell>
          <table:table-cell table:formula="of:=[.A583]/[.B583]" office:value-type="float" office:value="2518.36363636364" calcext:value-type="float">
            <text:p>2518,36363636364</text:p>
          </table:table-cell>
          <table:table-cell table:formula="of:=LOG([.A583];2)-1.3219" office:value-type="float" office:value="13.4358025177705" calcext:value-type="float">
            <text:p>13,44</text:p>
          </table:table-cell>
          <table:table-cell table:formula="of:=[.$J$1] * LOG([.B583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27702" calcext:value-type="float">
            <text:p>27702</text:p>
          </table:table-cell>
          <table:table-cell office:value-type="float" office:value="10" calcext:value-type="float">
            <text:p>10</text:p>
          </table:table-cell>
          <table:table-cell table:formula="of:=[.B584]*2000" office:value-type="float" office:value="20000" calcext:value-type="float">
            <text:p>20000</text:p>
          </table:table-cell>
          <table:table-cell table:formula="of:=10 * [.A584]/[.B584]" office:value-type="float" office:value="27702" calcext:value-type="float">
            <text:p>27702</text:p>
          </table:table-cell>
          <table:table-cell table:formula="of:=[.A584]/[.B584]" office:value-type="float" office:value="2770.2" calcext:value-type="float">
            <text:p>2770,2</text:p>
          </table:table-cell>
          <table:table-cell table:formula="of:=LOG([.A584];2)-1.3219" office:value-type="float" office:value="13.4358025177705" calcext:value-type="float">
            <text:p>13,44</text:p>
          </table:table-cell>
          <table:table-cell table:formula="of:=[.$J$1] * LOG([.B584] + [.$J$2]; 2) + [.$J$3]" office:value-type="float" office:value="14.6725667757289" calcext:value-type="float">
            <text:p>14,67</text:p>
          </table:table-cell>
          <table:table-cell table:number-columns-repeated="3"/>
        </table:table-row>
        <table:table-row table:style-name="ro1">
          <table:table-cell office:value-type="float" office:value="27992" calcext:value-type="float">
            <text:p>27992</text:p>
          </table:table-cell>
          <table:table-cell office:value-type="float" office:value="10" calcext:value-type="float">
            <text:p>10</text:p>
          </table:table-cell>
          <table:table-cell table:formula="of:=[.B585]*2000" office:value-type="float" office:value="20000" calcext:value-type="float">
            <text:p>20000</text:p>
          </table:table-cell>
          <table:table-cell table:formula="of:=10 * [.A585]/[.B585]" office:value-type="float" office:value="27992" calcext:value-type="float">
            <text:p>27992</text:p>
          </table:table-cell>
          <table:table-cell table:formula="of:=[.A585]/[.B585]" office:value-type="float" office:value="2799.2" calcext:value-type="float">
            <text:p>2799,2</text:p>
          </table:table-cell>
          <table:table-cell table:formula="of:=LOG([.A585];2)-1.3219" office:value-type="float" office:value="13.4508269492399" calcext:value-type="float">
            <text:p>13,45</text:p>
          </table:table-cell>
          <table:table-cell table:formula="of:=[.$J$1] * LOG([.B585] + [.$J$2]; 2) + [.$J$3]" office:value-type="float" office:value="14.6725667757289" calcext:value-type="float">
            <text:p>14,67</text:p>
          </table:table-cell>
          <table:table-cell table:number-columns-repeated="3"/>
        </table:table-row>
        <table:table-row table:style-name="ro1">
          <table:table-cell office:value-type="float" office:value="27992" calcext:value-type="float">
            <text:p>27992</text:p>
          </table:table-cell>
          <table:table-cell office:value-type="float" office:value="10" calcext:value-type="float">
            <text:p>10</text:p>
          </table:table-cell>
          <table:table-cell table:formula="of:=[.B586]*2000" office:value-type="float" office:value="20000" calcext:value-type="float">
            <text:p>20000</text:p>
          </table:table-cell>
          <table:table-cell table:formula="of:=10 * [.A586]/[.B586]" office:value-type="float" office:value="27992" calcext:value-type="float">
            <text:p>27992</text:p>
          </table:table-cell>
          <table:table-cell table:formula="of:=[.A586]/[.B586]" office:value-type="float" office:value="2799.2" calcext:value-type="float">
            <text:p>2799,2</text:p>
          </table:table-cell>
          <table:table-cell table:formula="of:=LOG([.A586];2)-1.3219" office:value-type="float" office:value="13.4508269492399" calcext:value-type="float">
            <text:p>13,45</text:p>
          </table:table-cell>
          <table:table-cell table:formula="of:=[.$J$1] * LOG([.B586] + [.$J$2]; 2) + [.$J$3]" office:value-type="float" office:value="14.6725667757289" calcext:value-type="float">
            <text:p>14,67</text:p>
          </table:table-cell>
          <table:table-cell table:number-columns-repeated="3"/>
        </table:table-row>
        <table:table-row table:style-name="ro1">
          <table:table-cell office:value-type="float" office:value="29105" calcext:value-type="float">
            <text:p>29105</text:p>
          </table:table-cell>
          <table:table-cell office:value-type="float" office:value="10" calcext:value-type="float">
            <text:p>10</text:p>
          </table:table-cell>
          <table:table-cell table:formula="of:=[.B587]*2000" office:value-type="float" office:value="20000" calcext:value-type="float">
            <text:p>20000</text:p>
          </table:table-cell>
          <table:table-cell table:formula="of:=10 * [.A587]/[.B587]" office:value-type="float" office:value="29105" calcext:value-type="float">
            <text:p>29105</text:p>
          </table:table-cell>
          <table:table-cell table:formula="of:=[.A587]/[.B587]" office:value-type="float" office:value="2910.5" calcext:value-type="float">
            <text:p>2910,5</text:p>
          </table:table-cell>
          <table:table-cell table:formula="of:=LOG([.A587];2)-1.3219" office:value-type="float" office:value="13.5070793971353" calcext:value-type="float">
            <text:p>13,51</text:p>
          </table:table-cell>
          <table:table-cell table:formula="of:=[.$J$1] * LOG([.B587] + [.$J$2]; 2) + [.$J$3]" office:value-type="float" office:value="14.6725667757289" calcext:value-type="float">
            <text:p>14,67</text:p>
          </table:table-cell>
          <table:table-cell table:number-columns-repeated="3"/>
        </table:table-row>
        <table:table-row table:style-name="ro1">
          <table:table-cell office:value-type="float" office:value="29105" calcext:value-type="float">
            <text:p>29105</text:p>
          </table:table-cell>
          <table:table-cell office:value-type="float" office:value="9" calcext:value-type="float">
            <text:p>9</text:p>
          </table:table-cell>
          <table:table-cell table:formula="of:=[.B588]*2000" office:value-type="float" office:value="18000" calcext:value-type="float">
            <text:p>18000</text:p>
          </table:table-cell>
          <table:table-cell table:formula="of:=10 * [.A588]/[.B588]" office:value-type="float" office:value="32338.8888888889" calcext:value-type="float">
            <text:p>32338,8888888889</text:p>
          </table:table-cell>
          <table:table-cell table:formula="of:=[.A588]/[.B588]" office:value-type="float" office:value="3233.88888888889" calcext:value-type="float">
            <text:p>3233,88888888889</text:p>
          </table:table-cell>
          <table:table-cell table:formula="of:=LOG([.A588];2)-1.3219" office:value-type="float" office:value="13.5070793971353" calcext:value-type="float">
            <text:p>13,51</text:p>
          </table:table-cell>
          <table:table-cell table:formula="of:=[.$J$1] * LOG([.B588] + [.$J$2]; 2) + [.$J$3]" office:value-type="float" office:value="14.3717330906227" calcext:value-type="float">
            <text:p>14,37</text:p>
          </table:table-cell>
          <table:table-cell table:number-columns-repeated="3"/>
        </table:table-row>
        <table:table-row table:style-name="ro1">
          <table:table-cell office:value-type="float" office:value="29137" calcext:value-type="float">
            <text:p>29137</text:p>
          </table:table-cell>
          <table:table-cell office:value-type="float" office:value="9" calcext:value-type="float">
            <text:p>9</text:p>
          </table:table-cell>
          <table:table-cell table:formula="of:=[.B589]*2000" office:value-type="float" office:value="18000" calcext:value-type="float">
            <text:p>18000</text:p>
          </table:table-cell>
          <table:table-cell table:formula="of:=10 * [.A589]/[.B589]" office:value-type="float" office:value="32374.4444444444" calcext:value-type="float">
            <text:p>32374,4444444444</text:p>
          </table:table-cell>
          <table:table-cell table:formula="of:=[.A589]/[.B589]" office:value-type="float" office:value="3237.44444444444" calcext:value-type="float">
            <text:p>3237,44444444444</text:p>
          </table:table-cell>
          <table:table-cell table:formula="of:=LOG([.A589];2)-1.3219" office:value-type="float" office:value="13.5086647220195" calcext:value-type="float">
            <text:p>13,51</text:p>
          </table:table-cell>
          <table:table-cell table:formula="of:=[.$J$1] * LOG([.B589] + [.$J$2]; 2) + [.$J$3]" office:value-type="float" office:value="14.3717330906227" calcext:value-type="float">
            <text:p>14,37</text:p>
          </table:table-cell>
          <table:table-cell table:number-columns-repeated="3"/>
        </table:table-row>
        <table:table-row table:style-name="ro1">
          <table:table-cell office:value-type="float" office:value="29137" calcext:value-type="float">
            <text:p>29137</text:p>
          </table:table-cell>
          <table:table-cell office:value-type="float" office:value="9" calcext:value-type="float">
            <text:p>9</text:p>
          </table:table-cell>
          <table:table-cell table:formula="of:=[.B590]*2000" office:value-type="float" office:value="18000" calcext:value-type="float">
            <text:p>18000</text:p>
          </table:table-cell>
          <table:table-cell table:formula="of:=10 * [.A590]/[.B590]" office:value-type="float" office:value="32374.4444444444" calcext:value-type="float">
            <text:p>32374,4444444444</text:p>
          </table:table-cell>
          <table:table-cell table:formula="of:=[.A590]/[.B590]" office:value-type="float" office:value="3237.44444444444" calcext:value-type="float">
            <text:p>3237,44444444444</text:p>
          </table:table-cell>
          <table:table-cell table:formula="of:=LOG([.A590];2)-1.3219" office:value-type="float" office:value="13.5086647220195" calcext:value-type="float">
            <text:p>13,51</text:p>
          </table:table-cell>
          <table:table-cell table:formula="of:=[.$J$1] * LOG([.B590] + [.$J$2]; 2) + [.$J$3]" office:value-type="float" office:value="14.3717330906227" calcext:value-type="float">
            <text:p>14,37</text:p>
          </table:table-cell>
          <table:table-cell table:number-columns-repeated="3"/>
        </table:table-row>
        <table:table-row table:style-name="ro1">
          <table:table-cell office:value-type="float" office:value="29455" calcext:value-type="float">
            <text:p>29455</text:p>
          </table:table-cell>
          <table:table-cell office:value-type="float" office:value="9" calcext:value-type="float">
            <text:p>9</text:p>
          </table:table-cell>
          <table:table-cell table:formula="of:=[.B591]*2000" office:value-type="float" office:value="18000" calcext:value-type="float">
            <text:p>18000</text:p>
          </table:table-cell>
          <table:table-cell table:formula="of:=10 * [.A591]/[.B591]" office:value-type="float" office:value="32727.7777777778" calcext:value-type="float">
            <text:p>32727,7777777778</text:p>
          </table:table-cell>
          <table:table-cell table:formula="of:=[.A591]/[.B591]" office:value-type="float" office:value="3272.77777777778" calcext:value-type="float">
            <text:p>3272,77777777778</text:p>
          </table:table-cell>
          <table:table-cell table:formula="of:=LOG([.A591];2)-1.3219" office:value-type="float" office:value="13.52432493255" calcext:value-type="float">
            <text:p>13,52</text:p>
          </table:table-cell>
          <table:table-cell table:formula="of:=[.$J$1] * LOG([.B591] + [.$J$2]; 2) + [.$J$3]" office:value-type="float" office:value="14.3717330906227" calcext:value-type="float">
            <text:p>14,37</text:p>
          </table:table-cell>
          <table:table-cell table:number-columns-repeated="3"/>
        </table:table-row>
        <table:table-row table:style-name="ro1">
          <table:table-cell office:value-type="float" office:value="29455" calcext:value-type="float">
            <text:p>29455</text:p>
          </table:table-cell>
          <table:table-cell office:value-type="float" office:value="10" calcext:value-type="float">
            <text:p>10</text:p>
          </table:table-cell>
          <table:table-cell table:formula="of:=[.B592]*2000" office:value-type="float" office:value="20000" calcext:value-type="float">
            <text:p>20000</text:p>
          </table:table-cell>
          <table:table-cell table:formula="of:=10 * [.A592]/[.B592]" office:value-type="float" office:value="29455" calcext:value-type="float">
            <text:p>29455</text:p>
          </table:table-cell>
          <table:table-cell table:formula="of:=[.A592]/[.B592]" office:value-type="float" office:value="2945.5" calcext:value-type="float">
            <text:p>2945,5</text:p>
          </table:table-cell>
          <table:table-cell table:formula="of:=LOG([.A592];2)-1.3219" office:value-type="float" office:value="13.52432493255" calcext:value-type="float">
            <text:p>13,52</text:p>
          </table:table-cell>
          <table:table-cell table:formula="of:=[.$J$1] * LOG([.B592] + [.$J$2]; 2) + [.$J$3]" office:value-type="float" office:value="14.6725667757289" calcext:value-type="float">
            <text:p>14,67</text:p>
          </table:table-cell>
          <table:table-cell table:number-columns-repeated="3"/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float" office:value="10" calcext:value-type="float">
            <text:p>10</text:p>
          </table:table-cell>
          <table:table-cell table:formula="of:=[.B593]*2000" office:value-type="float" office:value="20000" calcext:value-type="float">
            <text:p>20000</text:p>
          </table:table-cell>
          <table:table-cell table:formula="of:=10 * [.A593]/[.B593]" office:value-type="float" office:value="30004" calcext:value-type="float">
            <text:p>30004</text:p>
          </table:table-cell>
          <table:table-cell table:formula="of:=[.A593]/[.B593]" office:value-type="float" office:value="3000.4" calcext:value-type="float">
            <text:p>3000,4</text:p>
          </table:table-cell>
          <table:table-cell table:formula="of:=LOG([.A593];2)-1.3219" office:value-type="float" office:value="13.5509672267866" calcext:value-type="float">
            <text:p>13,55</text:p>
          </table:table-cell>
          <table:table-cell table:formula="of:=[.$J$1] * LOG([.B593] + [.$J$2]; 2) + [.$J$3]" office:value-type="float" office:value="14.6725667757289" calcext:value-type="float">
            <text:p>14,67</text:p>
          </table:table-cell>
          <table:table-cell table:number-columns-repeated="3"/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float" office:value="10" calcext:value-type="float">
            <text:p>10</text:p>
          </table:table-cell>
          <table:table-cell table:formula="of:=[.B594]*2000" office:value-type="float" office:value="20000" calcext:value-type="float">
            <text:p>20000</text:p>
          </table:table-cell>
          <table:table-cell table:formula="of:=10 * [.A594]/[.B594]" office:value-type="float" office:value="30004" calcext:value-type="float">
            <text:p>30004</text:p>
          </table:table-cell>
          <table:table-cell table:formula="of:=[.A594]/[.B594]" office:value-type="float" office:value="3000.4" calcext:value-type="float">
            <text:p>3000,4</text:p>
          </table:table-cell>
          <table:table-cell table:formula="of:=LOG([.A594];2)-1.3219" office:value-type="float" office:value="13.5509672267866" calcext:value-type="float">
            <text:p>13,55</text:p>
          </table:table-cell>
          <table:table-cell table:formula="of:=[.$J$1] * LOG([.B594] + [.$J$2]; 2) + [.$J$3]" office:value-type="float" office:value="14.6725667757289" calcext:value-type="float">
            <text:p>14,67</text:p>
          </table:table-cell>
          <table:table-cell table:number-columns-repeated="3"/>
        </table:table-row>
        <table:table-row table:style-name="ro1">
          <table:table-cell office:value-type="float" office:value="31295" calcext:value-type="float">
            <text:p>31295</text:p>
          </table:table-cell>
          <table:table-cell office:value-type="float" office:value="10" calcext:value-type="float">
            <text:p>10</text:p>
          </table:table-cell>
          <table:table-cell table:formula="of:=[.B595]*2000" office:value-type="float" office:value="20000" calcext:value-type="float">
            <text:p>20000</text:p>
          </table:table-cell>
          <table:table-cell table:formula="of:=10 * [.A595]/[.B595]" office:value-type="float" office:value="31295" calcext:value-type="float">
            <text:p>31295</text:p>
          </table:table-cell>
          <table:table-cell table:formula="of:=[.A595]/[.B595]" office:value-type="float" office:value="3129.5" calcext:value-type="float">
            <text:p>3129,5</text:p>
          </table:table-cell>
          <table:table-cell table:formula="of:=LOG([.A595];2)-1.3219" office:value-type="float" office:value="13.6117445558312" calcext:value-type="float">
            <text:p>13,61</text:p>
          </table:table-cell>
          <table:table-cell table:formula="of:=[.$J$1] * LOG([.B595] + [.$J$2]; 2) + [.$J$3]" office:value-type="float" office:value="14.6725667757289" calcext:value-type="float">
            <text:p>14,67</text:p>
          </table:table-cell>
          <table:table-cell table:number-columns-repeated="3"/>
        </table:table-row>
        <table:table-row table:style-name="ro1">
          <table:table-cell office:value-type="float" office:value="31295" calcext:value-type="float">
            <text:p>31295</text:p>
          </table:table-cell>
          <table:table-cell office:value-type="float" office:value="10" calcext:value-type="float">
            <text:p>10</text:p>
          </table:table-cell>
          <table:table-cell table:formula="of:=[.B596]*2000" office:value-type="float" office:value="20000" calcext:value-type="float">
            <text:p>20000</text:p>
          </table:table-cell>
          <table:table-cell table:formula="of:=10 * [.A596]/[.B596]" office:value-type="float" office:value="31295" calcext:value-type="float">
            <text:p>31295</text:p>
          </table:table-cell>
          <table:table-cell table:formula="of:=[.A596]/[.B596]" office:value-type="float" office:value="3129.5" calcext:value-type="float">
            <text:p>3129,5</text:p>
          </table:table-cell>
          <table:table-cell table:formula="of:=LOG([.A596];2)-1.3219" office:value-type="float" office:value="13.6117445558312" calcext:value-type="float">
            <text:p>13,61</text:p>
          </table:table-cell>
          <table:table-cell table:formula="of:=[.$J$1] * LOG([.B596] + [.$J$2]; 2) + [.$J$3]" office:value-type="float" office:value="14.6725667757289" calcext:value-type="float">
            <text:p>14,67</text:p>
          </table:table-cell>
          <table:table-cell table:number-columns-repeated="3"/>
        </table:table-row>
        <table:table-row table:style-name="ro1">
          <table:table-cell office:value-type="float" office:value="32169" calcext:value-type="float">
            <text:p>32169</text:p>
          </table:table-cell>
          <table:table-cell office:value-type="float" office:value="10" calcext:value-type="float">
            <text:p>10</text:p>
          </table:table-cell>
          <table:table-cell table:formula="of:=[.B597]*2000" office:value-type="float" office:value="20000" calcext:value-type="float">
            <text:p>20000</text:p>
          </table:table-cell>
          <table:table-cell table:formula="of:=10 * [.A597]/[.B597]" office:value-type="float" office:value="32169" calcext:value-type="float">
            <text:p>32169</text:p>
          </table:table-cell>
          <table:table-cell table:formula="of:=[.A597]/[.B597]" office:value-type="float" office:value="3216.9" calcext:value-type="float">
            <text:p>3216,9</text:p>
          </table:table-cell>
          <table:table-cell table:formula="of:=LOG([.A597];2)-1.3219" office:value-type="float" office:value="13.6514834688673" calcext:value-type="float">
            <text:p>13,65</text:p>
          </table:table-cell>
          <table:table-cell table:formula="of:=[.$J$1] * LOG([.B597] + [.$J$2]; 2) + [.$J$3]" office:value-type="float" office:value="14.6725667757289" calcext:value-type="float">
            <text:p>14,67</text:p>
          </table:table-cell>
          <table:table-cell table:number-columns-repeated="3"/>
        </table:table-row>
        <table:table-row table:style-name="ro1">
          <table:table-cell office:value-type="float" office:value="32169" calcext:value-type="float">
            <text:p>32169</text:p>
          </table:table-cell>
          <table:table-cell office:value-type="float" office:value="11" calcext:value-type="float">
            <text:p>11</text:p>
          </table:table-cell>
          <table:table-cell table:formula="of:=[.B598]*2000" office:value-type="float" office:value="22000" calcext:value-type="float">
            <text:p>22000</text:p>
          </table:table-cell>
          <table:table-cell table:formula="of:=10 * [.A598]/[.B598]" office:value-type="float" office:value="29244.5454545455" calcext:value-type="float">
            <text:p>29244,5454545455</text:p>
          </table:table-cell>
          <table:table-cell table:formula="of:=[.A598]/[.B598]" office:value-type="float" office:value="2924.45454545455" calcext:value-type="float">
            <text:p>2924,45454545455</text:p>
          </table:table-cell>
          <table:table-cell table:formula="of:=LOG([.A598];2)-1.3219" office:value-type="float" office:value="13.6514834688673" calcext:value-type="float">
            <text:p>13,65</text:p>
          </table:table-cell>
          <table:table-cell table:formula="of:=[.$J$1] * LOG([.B598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33053" calcext:value-type="float">
            <text:p>33053</text:p>
          </table:table-cell>
          <table:table-cell office:value-type="float" office:value="11" calcext:value-type="float">
            <text:p>11</text:p>
          </table:table-cell>
          <table:table-cell table:formula="of:=[.B599]*2000" office:value-type="float" office:value="22000" calcext:value-type="float">
            <text:p>22000</text:p>
          </table:table-cell>
          <table:table-cell table:formula="of:=10 * [.A599]/[.B599]" office:value-type="float" office:value="30048.1818181818" calcext:value-type="float">
            <text:p>30048,1818181818</text:p>
          </table:table-cell>
          <table:table-cell table:formula="of:=[.A599]/[.B599]" office:value-type="float" office:value="3004.81818181818" calcext:value-type="float">
            <text:p>3004,81818181818</text:p>
          </table:table-cell>
          <table:table-cell table:formula="of:=LOG([.A599];2)-1.3219" office:value-type="float" office:value="13.6905936010162" calcext:value-type="float">
            <text:p>13,69</text:p>
          </table:table-cell>
          <table:table-cell table:formula="of:=[.$J$1] * LOG([.B599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33053" calcext:value-type="float">
            <text:p>33053</text:p>
          </table:table-cell>
          <table:table-cell office:value-type="float" office:value="11" calcext:value-type="float">
            <text:p>11</text:p>
          </table:table-cell>
          <table:table-cell table:formula="of:=[.B600]*2000" office:value-type="float" office:value="22000" calcext:value-type="float">
            <text:p>22000</text:p>
          </table:table-cell>
          <table:table-cell table:formula="of:=10 * [.A600]/[.B600]" office:value-type="float" office:value="30048.1818181818" calcext:value-type="float">
            <text:p>30048,1818181818</text:p>
          </table:table-cell>
          <table:table-cell table:formula="of:=[.A600]/[.B600]" office:value-type="float" office:value="3004.81818181818" calcext:value-type="float">
            <text:p>3004,81818181818</text:p>
          </table:table-cell>
          <table:table-cell table:formula="of:=LOG([.A600];2)-1.3219" office:value-type="float" office:value="13.6905936010162" calcext:value-type="float">
            <text:p>13,69</text:p>
          </table:table-cell>
          <table:table-cell table:formula="of:=[.$J$1] * LOG([.B600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33898" calcext:value-type="float">
            <text:p>33898</text:p>
          </table:table-cell>
          <table:table-cell office:value-type="float" office:value="11" calcext:value-type="float">
            <text:p>11</text:p>
          </table:table-cell>
          <table:table-cell table:formula="of:=[.B601]*2000" office:value-type="float" office:value="22000" calcext:value-type="float">
            <text:p>22000</text:p>
          </table:table-cell>
          <table:table-cell table:formula="of:=10 * [.A601]/[.B601]" office:value-type="float" office:value="30816.3636363636" calcext:value-type="float">
            <text:p>30816,3636363636</text:p>
          </table:table-cell>
          <table:table-cell table:formula="of:=[.A601]/[.B601]" office:value-type="float" office:value="3081.63636363636" calcext:value-type="float">
            <text:p>3081,63636363636</text:p>
          </table:table-cell>
          <table:table-cell table:formula="of:=LOG([.A601];2)-1.3219" office:value-type="float" office:value="13.7270125356485" calcext:value-type="float">
            <text:p>13,73</text:p>
          </table:table-cell>
          <table:table-cell table:formula="of:=[.$J$1] * LOG([.B601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33898" calcext:value-type="float">
            <text:p>33898</text:p>
          </table:table-cell>
          <table:table-cell office:value-type="float" office:value="11" calcext:value-type="float">
            <text:p>11</text:p>
          </table:table-cell>
          <table:table-cell table:formula="of:=[.B602]*2000" office:value-type="float" office:value="22000" calcext:value-type="float">
            <text:p>22000</text:p>
          </table:table-cell>
          <table:table-cell table:formula="of:=10 * [.A602]/[.B602]" office:value-type="float" office:value="30816.3636363636" calcext:value-type="float">
            <text:p>30816,3636363636</text:p>
          </table:table-cell>
          <table:table-cell table:formula="of:=[.A602]/[.B602]" office:value-type="float" office:value="3081.63636363636" calcext:value-type="float">
            <text:p>3081,63636363636</text:p>
          </table:table-cell>
          <table:table-cell table:formula="of:=LOG([.A602];2)-1.3219" office:value-type="float" office:value="13.7270125356485" calcext:value-type="float">
            <text:p>13,73</text:p>
          </table:table-cell>
          <table:table-cell table:formula="of:=[.$J$1] * LOG([.B602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34642" calcext:value-type="float">
            <text:p>34642</text:p>
          </table:table-cell>
          <table:table-cell office:value-type="float" office:value="11" calcext:value-type="float">
            <text:p>11</text:p>
          </table:table-cell>
          <table:table-cell table:formula="of:=[.B603]*2000" office:value-type="float" office:value="22000" calcext:value-type="float">
            <text:p>22000</text:p>
          </table:table-cell>
          <table:table-cell table:formula="of:=10 * [.A603]/[.B603]" office:value-type="float" office:value="31492.7272727273" calcext:value-type="float">
            <text:p>31492,7272727273</text:p>
          </table:table-cell>
          <table:table-cell table:formula="of:=[.A603]/[.B603]" office:value-type="float" office:value="3149.27272727273" calcext:value-type="float">
            <text:p>3149,27272727273</text:p>
          </table:table-cell>
          <table:table-cell table:formula="of:=LOG([.A603];2)-1.3219" office:value-type="float" office:value="13.75833460369" calcext:value-type="float">
            <text:p>13,76</text:p>
          </table:table-cell>
          <table:table-cell table:formula="of:=[.$J$1] * LOG([.B603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34642" calcext:value-type="float">
            <text:p>34642</text:p>
          </table:table-cell>
          <table:table-cell office:value-type="float" office:value="11" calcext:value-type="float">
            <text:p>11</text:p>
          </table:table-cell>
          <table:table-cell table:formula="of:=[.B604]*2000" office:value-type="float" office:value="22000" calcext:value-type="float">
            <text:p>22000</text:p>
          </table:table-cell>
          <table:table-cell table:formula="of:=10 * [.A604]/[.B604]" office:value-type="float" office:value="31492.7272727273" calcext:value-type="float">
            <text:p>31492,7272727273</text:p>
          </table:table-cell>
          <table:table-cell table:formula="of:=[.A604]/[.B604]" office:value-type="float" office:value="3149.27272727273" calcext:value-type="float">
            <text:p>3149,27272727273</text:p>
          </table:table-cell>
          <table:table-cell table:formula="of:=LOG([.A604];2)-1.3219" office:value-type="float" office:value="13.75833460369" calcext:value-type="float">
            <text:p>13,76</text:p>
          </table:table-cell>
          <table:table-cell table:formula="of:=[.$J$1] * LOG([.B604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35970" calcext:value-type="float">
            <text:p>35970</text:p>
          </table:table-cell>
          <table:table-cell office:value-type="float" office:value="11" calcext:value-type="float">
            <text:p>11</text:p>
          </table:table-cell>
          <table:table-cell table:formula="of:=[.B605]*2000" office:value-type="float" office:value="22000" calcext:value-type="float">
            <text:p>22000</text:p>
          </table:table-cell>
          <table:table-cell table:formula="of:=10 * [.A605]/[.B605]" office:value-type="float" office:value="32700" calcext:value-type="float">
            <text:p>32700</text:p>
          </table:table-cell>
          <table:table-cell table:formula="of:=[.A605]/[.B605]" office:value-type="float" office:value="3270" calcext:value-type="float">
            <text:p>3270</text:p>
          </table:table-cell>
          <table:table-cell table:formula="of:=LOG([.A605];2)-1.3219" office:value-type="float" office:value="13.8126065390227" calcext:value-type="float">
            <text:p>13,81</text:p>
          </table:table-cell>
          <table:table-cell table:formula="of:=[.$J$1] * LOG([.B605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35970" calcext:value-type="float">
            <text:p>35970</text:p>
          </table:table-cell>
          <table:table-cell office:value-type="float" office:value="11" calcext:value-type="float">
            <text:p>11</text:p>
          </table:table-cell>
          <table:table-cell table:formula="of:=[.B606]*2000" office:value-type="float" office:value="22000" calcext:value-type="float">
            <text:p>22000</text:p>
          </table:table-cell>
          <table:table-cell table:formula="of:=10 * [.A606]/[.B606]" office:value-type="float" office:value="32700" calcext:value-type="float">
            <text:p>32700</text:p>
          </table:table-cell>
          <table:table-cell table:formula="of:=[.A606]/[.B606]" office:value-type="float" office:value="3270" calcext:value-type="float">
            <text:p>3270</text:p>
          </table:table-cell>
          <table:table-cell table:formula="of:=LOG([.A606];2)-1.3219" office:value-type="float" office:value="13.8126065390227" calcext:value-type="float">
            <text:p>13,81</text:p>
          </table:table-cell>
          <table:table-cell table:formula="of:=[.$J$1] * LOG([.B606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36533" calcext:value-type="float">
            <text:p>36533</text:p>
          </table:table-cell>
          <table:table-cell office:value-type="float" office:value="11" calcext:value-type="float">
            <text:p>11</text:p>
          </table:table-cell>
          <table:table-cell table:formula="of:=[.B607]*2000" office:value-type="float" office:value="22000" calcext:value-type="float">
            <text:p>22000</text:p>
          </table:table-cell>
          <table:table-cell table:formula="of:=10 * [.A607]/[.B607]" office:value-type="float" office:value="33211.8181818182" calcext:value-type="float">
            <text:p>33211,8181818182</text:p>
          </table:table-cell>
          <table:table-cell table:formula="of:=[.A607]/[.B607]" office:value-type="float" office:value="3321.18181818182" calcext:value-type="float">
            <text:p>3321,18181818182</text:p>
          </table:table-cell>
          <table:table-cell table:formula="of:=LOG([.A607];2)-1.3219" office:value-type="float" office:value="13.8350126086781" calcext:value-type="float">
            <text:p>13,84</text:p>
          </table:table-cell>
          <table:table-cell table:formula="of:=[.$J$1] * LOG([.B607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36533" calcext:value-type="float">
            <text:p>36533</text:p>
          </table:table-cell>
          <table:table-cell office:value-type="float" office:value="10" calcext:value-type="float">
            <text:p>10</text:p>
          </table:table-cell>
          <table:table-cell table:formula="of:=[.B608]*2000" office:value-type="float" office:value="20000" calcext:value-type="float">
            <text:p>20000</text:p>
          </table:table-cell>
          <table:table-cell table:formula="of:=10 * [.A608]/[.B608]" office:value-type="float" office:value="36533" calcext:value-type="float">
            <text:p>36533</text:p>
          </table:table-cell>
          <table:table-cell table:formula="of:=[.A608]/[.B608]" office:value-type="float" office:value="3653.3" calcext:value-type="float">
            <text:p>3653,3</text:p>
          </table:table-cell>
          <table:table-cell table:formula="of:=LOG([.A608];2)-1.3219" office:value-type="float" office:value="13.8350126086781" calcext:value-type="float">
            <text:p>13,84</text:p>
          </table:table-cell>
          <table:table-cell table:formula="of:=[.$J$1] * LOG([.B608] + [.$J$2]; 2) + [.$J$3]" office:value-type="float" office:value="14.6725667757289" calcext:value-type="float">
            <text:p>14,67</text:p>
          </table:table-cell>
          <table:table-cell table:number-columns-repeated="3"/>
        </table:table-row>
        <table:table-row table:style-name="ro1">
          <table:table-cell office:value-type="float" office:value="37205" calcext:value-type="float">
            <text:p>37205</text:p>
          </table:table-cell>
          <table:table-cell office:value-type="float" office:value="10" calcext:value-type="float">
            <text:p>10</text:p>
          </table:table-cell>
          <table:table-cell table:formula="of:=[.B609]*2000" office:value-type="float" office:value="20000" calcext:value-type="float">
            <text:p>20000</text:p>
          </table:table-cell>
          <table:table-cell table:formula="of:=10 * [.A609]/[.B609]" office:value-type="float" office:value="37205" calcext:value-type="float">
            <text:p>37205</text:p>
          </table:table-cell>
          <table:table-cell table:formula="of:=[.A609]/[.B609]" office:value-type="float" office:value="3720.5" calcext:value-type="float">
            <text:p>3720,5</text:p>
          </table:table-cell>
          <table:table-cell table:formula="of:=LOG([.A609];2)-1.3219" office:value-type="float" office:value="13.8613088984761" calcext:value-type="float">
            <text:p>13,86</text:p>
          </table:table-cell>
          <table:table-cell table:formula="of:=[.$J$1] * LOG([.B609] + [.$J$2]; 2) + [.$J$3]" office:value-type="float" office:value="14.6725667757289" calcext:value-type="float">
            <text:p>14,67</text:p>
          </table:table-cell>
          <table:table-cell table:number-columns-repeated="3"/>
        </table:table-row>
        <table:table-row table:style-name="ro1">
          <table:table-cell office:value-type="float" office:value="37205" calcext:value-type="float">
            <text:p>37205</text:p>
          </table:table-cell>
          <table:table-cell office:value-type="float" office:value="12" calcext:value-type="float">
            <text:p>12</text:p>
          </table:table-cell>
          <table:table-cell table:formula="of:=[.B610]*2000" office:value-type="float" office:value="24000" calcext:value-type="float">
            <text:p>24000</text:p>
          </table:table-cell>
          <table:table-cell table:formula="of:=10 * [.A610]/[.B610]" office:value-type="float" office:value="31004.1666666667" calcext:value-type="float">
            <text:p>31004,1666666667</text:p>
          </table:table-cell>
          <table:table-cell table:formula="of:=[.A610]/[.B610]" office:value-type="float" office:value="3100.41666666667" calcext:value-type="float">
            <text:p>3100,41666666667</text:p>
          </table:table-cell>
          <table:table-cell table:formula="of:=LOG([.A610];2)-1.3219" office:value-type="float" office:value="13.8613088984761" calcext:value-type="float">
            <text:p>13,86</text:p>
          </table:table-cell>
          <table:table-cell table:formula="of:=[.$J$1] * LOG([.B610] + [.$J$2]; 2) + [.$J$3]" office:value-type="float" office:value="15.1938702847745" calcext:value-type="float">
            <text:p>15,19</text:p>
          </table:table-cell>
          <table:table-cell table:number-columns-repeated="3"/>
        </table:table-row>
        <table:table-row table:style-name="ro1">
          <table:table-cell office:value-type="float" office:value="37922" calcext:value-type="float">
            <text:p>37922</text:p>
          </table:table-cell>
          <table:table-cell office:value-type="float" office:value="12" calcext:value-type="float">
            <text:p>12</text:p>
          </table:table-cell>
          <table:table-cell table:formula="of:=[.B611]*2000" office:value-type="float" office:value="24000" calcext:value-type="float">
            <text:p>24000</text:p>
          </table:table-cell>
          <table:table-cell table:formula="of:=10 * [.A611]/[.B611]" office:value-type="float" office:value="31601.6666666667" calcext:value-type="float">
            <text:p>31601,6666666667</text:p>
          </table:table-cell>
          <table:table-cell table:formula="of:=[.A611]/[.B611]" office:value-type="float" office:value="3160.16666666667" calcext:value-type="float">
            <text:p>3160,16666666667</text:p>
          </table:table-cell>
          <table:table-cell table:formula="of:=LOG([.A611];2)-1.3219" office:value-type="float" office:value="13.8888474332897" calcext:value-type="float">
            <text:p>13,89</text:p>
          </table:table-cell>
          <table:table-cell table:formula="of:=[.$J$1] * LOG([.B611] + [.$J$2]; 2) + [.$J$3]" office:value-type="float" office:value="15.1938702847745" calcext:value-type="float">
            <text:p>15,19</text:p>
          </table:table-cell>
          <table:table-cell table:number-columns-repeated="3"/>
        </table:table-row>
        <table:table-row table:style-name="ro1">
          <table:table-cell office:value-type="float" office:value="37922" calcext:value-type="float">
            <text:p>37922</text:p>
          </table:table-cell>
          <table:table-cell office:value-type="float" office:value="13" calcext:value-type="float">
            <text:p>13</text:p>
          </table:table-cell>
          <table:table-cell table:formula="of:=[.B612]*2000" office:value-type="float" office:value="26000" calcext:value-type="float">
            <text:p>26000</text:p>
          </table:table-cell>
          <table:table-cell table:formula="of:=10 * [.A612]/[.B612]" office:value-type="float" office:value="29170.7692307692" calcext:value-type="float">
            <text:p>29170,7692307692</text:p>
          </table:table-cell>
          <table:table-cell table:formula="of:=[.A612]/[.B612]" office:value-type="float" office:value="2917.07692307692" calcext:value-type="float">
            <text:p>2917,07692307692</text:p>
          </table:table-cell>
          <table:table-cell table:formula="of:=LOG([.A612];2)-1.3219" office:value-type="float" office:value="13.8888474332897" calcext:value-type="float">
            <text:p>13,89</text:p>
          </table:table-cell>
          <table:table-cell table:formula="of:=[.$J$1] * LOG([.B612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35314" calcext:value-type="float">
            <text:p>35314</text:p>
          </table:table-cell>
          <table:table-cell office:value-type="float" office:value="13" calcext:value-type="float">
            <text:p>13</text:p>
          </table:table-cell>
          <table:table-cell table:formula="of:=[.B613]*2000" office:value-type="float" office:value="26000" calcext:value-type="float">
            <text:p>26000</text:p>
          </table:table-cell>
          <table:table-cell table:formula="of:=10 * [.A613]/[.B613]" office:value-type="float" office:value="27164.6153846154" calcext:value-type="float">
            <text:p>27164,6153846154</text:p>
          </table:table-cell>
          <table:table-cell table:formula="of:=[.A613]/[.B613]" office:value-type="float" office:value="2716.46153846154" calcext:value-type="float">
            <text:p>2716,46153846154</text:p>
          </table:table-cell>
          <table:table-cell table:formula="of:=LOG([.A613];2)-1.3219" office:value-type="float" office:value="13.7860526232843" calcext:value-type="float">
            <text:p>13,79</text:p>
          </table:table-cell>
          <table:table-cell table:formula="of:=[.$J$1] * LOG([.B613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35314" calcext:value-type="float">
            <text:p>35314</text:p>
          </table:table-cell>
          <table:table-cell office:value-type="float" office:value="13" calcext:value-type="float">
            <text:p>13</text:p>
          </table:table-cell>
          <table:table-cell table:formula="of:=[.B614]*2000" office:value-type="float" office:value="26000" calcext:value-type="float">
            <text:p>26000</text:p>
          </table:table-cell>
          <table:table-cell table:formula="of:=10 * [.A614]/[.B614]" office:value-type="float" office:value="27164.6153846154" calcext:value-type="float">
            <text:p>27164,6153846154</text:p>
          </table:table-cell>
          <table:table-cell table:formula="of:=[.A614]/[.B614]" office:value-type="float" office:value="2716.46153846154" calcext:value-type="float">
            <text:p>2716,46153846154</text:p>
          </table:table-cell>
          <table:table-cell table:formula="of:=LOG([.A614];2)-1.3219" office:value-type="float" office:value="13.7860526232843" calcext:value-type="float">
            <text:p>13,79</text:p>
          </table:table-cell>
          <table:table-cell table:formula="of:=[.$J$1] * LOG([.B614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32153" calcext:value-type="float">
            <text:p>32153</text:p>
          </table:table-cell>
          <table:table-cell office:value-type="float" office:value="13" calcext:value-type="float">
            <text:p>13</text:p>
          </table:table-cell>
          <table:table-cell table:formula="of:=[.B615]*2000" office:value-type="float" office:value="26000" calcext:value-type="float">
            <text:p>26000</text:p>
          </table:table-cell>
          <table:table-cell table:formula="of:=10 * [.A615]/[.B615]" office:value-type="float" office:value="24733.0769230769" calcext:value-type="float">
            <text:p>24733,0769230769</text:p>
          </table:table-cell>
          <table:table-cell table:formula="of:=[.A615]/[.B615]" office:value-type="float" office:value="2473.30769230769" calcext:value-type="float">
            <text:p>2473,30769230769</text:p>
          </table:table-cell>
          <table:table-cell table:formula="of:=LOG([.A615];2)-1.3219" office:value-type="float" office:value="13.6507657324434" calcext:value-type="float">
            <text:p>13,65</text:p>
          </table:table-cell>
          <table:table-cell table:formula="of:=[.$J$1] * LOG([.B615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32153" calcext:value-type="float">
            <text:p>32153</text:p>
          </table:table-cell>
          <table:table-cell office:value-type="float" office:value="12" calcext:value-type="float">
            <text:p>12</text:p>
          </table:table-cell>
          <table:table-cell table:formula="of:=[.B616]*2000" office:value-type="float" office:value="24000" calcext:value-type="float">
            <text:p>24000</text:p>
          </table:table-cell>
          <table:table-cell table:formula="of:=10 * [.A616]/[.B616]" office:value-type="float" office:value="26794.1666666667" calcext:value-type="float">
            <text:p>26794,1666666667</text:p>
          </table:table-cell>
          <table:table-cell table:formula="of:=[.A616]/[.B616]" office:value-type="float" office:value="2679.41666666667" calcext:value-type="float">
            <text:p>2679,41666666667</text:p>
          </table:table-cell>
          <table:table-cell table:formula="of:=LOG([.A616];2)-1.3219" office:value-type="float" office:value="13.6507657324434" calcext:value-type="float">
            <text:p>13,65</text:p>
          </table:table-cell>
          <table:table-cell table:formula="of:=[.$J$1] * LOG([.B616] + [.$J$2]; 2) + [.$J$3]" office:value-type="float" office:value="15.1938702847745" calcext:value-type="float">
            <text:p>15,19</text:p>
          </table:table-cell>
          <table:table-cell table:number-columns-repeated="3"/>
        </table:table-row>
        <table:table-row table:style-name="ro1">
          <table:table-cell office:value-type="float" office:value="29491" calcext:value-type="float">
            <text:p>29491</text:p>
          </table:table-cell>
          <table:table-cell office:value-type="float" office:value="12" calcext:value-type="float">
            <text:p>12</text:p>
          </table:table-cell>
          <table:table-cell table:formula="of:=[.B617]*2000" office:value-type="float" office:value="24000" calcext:value-type="float">
            <text:p>24000</text:p>
          </table:table-cell>
          <table:table-cell table:formula="of:=10 * [.A617]/[.B617]" office:value-type="float" office:value="24575.8333333333" calcext:value-type="float">
            <text:p>24575,8333333333</text:p>
          </table:table-cell>
          <table:table-cell table:formula="of:=[.A617]/[.B617]" office:value-type="float" office:value="2457.58333333333" calcext:value-type="float">
            <text:p>2457,58333333333</text:p>
          </table:table-cell>
          <table:table-cell table:formula="of:=LOG([.A617];2)-1.3219" office:value-type="float" office:value="13.5260871226199" calcext:value-type="float">
            <text:p>13,53</text:p>
          </table:table-cell>
          <table:table-cell table:formula="of:=[.$J$1] * LOG([.B617] + [.$J$2]; 2) + [.$J$3]" office:value-type="float" office:value="15.1938702847745" calcext:value-type="float">
            <text:p>15,19</text:p>
          </table:table-cell>
          <table:table-cell table:number-columns-repeated="3"/>
        </table:table-row>
        <table:table-row table:style-name="ro1">
          <table:table-cell office:value-type="float" office:value="29491" calcext:value-type="float">
            <text:p>29491</text:p>
          </table:table-cell>
          <table:table-cell office:value-type="float" office:value="11" calcext:value-type="float">
            <text:p>11</text:p>
          </table:table-cell>
          <table:table-cell table:formula="of:=[.B618]*2000" office:value-type="float" office:value="22000" calcext:value-type="float">
            <text:p>22000</text:p>
          </table:table-cell>
          <table:table-cell table:formula="of:=10 * [.A618]/[.B618]" office:value-type="float" office:value="26810" calcext:value-type="float">
            <text:p>26810</text:p>
          </table:table-cell>
          <table:table-cell table:formula="of:=[.A618]/[.B618]" office:value-type="float" office:value="2681" calcext:value-type="float">
            <text:p>2681</text:p>
          </table:table-cell>
          <table:table-cell table:formula="of:=LOG([.A618];2)-1.3219" office:value-type="float" office:value="13.5260871226199" calcext:value-type="float">
            <text:p>13,53</text:p>
          </table:table-cell>
          <table:table-cell table:formula="of:=[.$J$1] * LOG([.B618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24526" calcext:value-type="float">
            <text:p>24526</text:p>
          </table:table-cell>
          <table:table-cell office:value-type="float" office:value="11" calcext:value-type="float">
            <text:p>11</text:p>
          </table:table-cell>
          <table:table-cell table:formula="of:=[.B619]*2000" office:value-type="float" office:value="22000" calcext:value-type="float">
            <text:p>22000</text:p>
          </table:table-cell>
          <table:table-cell table:formula="of:=10 * [.A619]/[.B619]" office:value-type="float" office:value="22296.3636363636" calcext:value-type="float">
            <text:p>22296,3636363636</text:p>
          </table:table-cell>
          <table:table-cell table:formula="of:=[.A619]/[.B619]" office:value-type="float" office:value="2229.63636363636" calcext:value-type="float">
            <text:p>2229,63636363636</text:p>
          </table:table-cell>
          <table:table-cell table:formula="of:=LOG([.A619];2)-1.3219" office:value-type="float" office:value="13.2601243402806" calcext:value-type="float">
            <text:p>13,26</text:p>
          </table:table-cell>
          <table:table-cell table:formula="of:=[.$J$1] * LOG([.B619] + [.$J$2]; 2) + [.$J$3]" office:value-type="float" office:value="14.9449755429255" calcext:value-type="float">
            <text:p>14,94</text:p>
          </table:table-cell>
          <table:table-cell table:number-columns-repeated="3"/>
        </table:table-row>
        <table:table-row table:style-name="ro1">
          <table:table-cell office:value-type="float" office:value="24526" calcext:value-type="float">
            <text:p>24526</text:p>
          </table:table-cell>
          <table:table-cell office:value-type="float" office:value="13" calcext:value-type="float">
            <text:p>13</text:p>
          </table:table-cell>
          <table:table-cell table:formula="of:=[.B620]*2000" office:value-type="float" office:value="26000" calcext:value-type="float">
            <text:p>26000</text:p>
          </table:table-cell>
          <table:table-cell table:formula="of:=10 * [.A620]/[.B620]" office:value-type="float" office:value="18866.1538461538" calcext:value-type="float">
            <text:p>18866,1538461538</text:p>
          </table:table-cell>
          <table:table-cell table:formula="of:=[.A620]/[.B620]" office:value-type="float" office:value="1886.61538461538" calcext:value-type="float">
            <text:p>1886,61538461538</text:p>
          </table:table-cell>
          <table:table-cell table:formula="of:=LOG([.A620];2)-1.3219" office:value-type="float" office:value="13.2601243402806" calcext:value-type="float">
            <text:p>13,26</text:p>
          </table:table-cell>
          <table:table-cell table:formula="of:=[.$J$1] * LOG([.B620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float" office:value="26402" calcext:value-type="float">
            <text:p>26402</text:p>
          </table:table-cell>
          <table:table-cell office:value-type="float" office:value="13" calcext:value-type="float">
            <text:p>13</text:p>
          </table:table-cell>
          <table:table-cell table:formula="of:=[.B621]*2000" office:value-type="float" office:value="26000" calcext:value-type="float">
            <text:p>26000</text:p>
          </table:table-cell>
          <table:table-cell table:formula="of:=10 * [.A621]/[.B621]" office:value-type="float" office:value="20309.2307692308" calcext:value-type="float">
            <text:p>20309,2307692308</text:p>
          </table:table-cell>
          <table:table-cell table:formula="of:=[.A621]/[.B621]" office:value-type="float" office:value="2030.92307692308" calcext:value-type="float">
            <text:p>2030,92307692308</text:p>
          </table:table-cell>
          <table:table-cell table:formula="of:=LOG([.A621];2)-1.3219" office:value-type="float" office:value="13.3664596000723" calcext:value-type="float">
            <text:p>13,37</text:p>
          </table:table-cell>
          <table:table-cell table:formula="of:=[.$J$1] * LOG([.B621] + [.$J$2]; 2) + [.$J$3]" office:value-type="float" office:value="15.4229898133002" calcext:value-type="float">
            <text:p>15,42</text:p>
          </table:table-cell>
          <table:table-cell table:number-columns-repeated="3"/>
        </table:table-row>
        <table:table-row table:style-name="ro1" table:number-rows-repeated="160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</table:table>
      <table:table table:name="table" table:style-name="ta1">
        <table:shapes>
          <draw:frame draw:z-index="0" draw:style-name="gr1" draw:text-style-name="P1" svg:width="289.1mm" svg:height="132.27mm" svg:x="0.01mm" svg:y="0.01mm">
            <draw:object draw:notify-on-update-of-ranges="'Mesures, extérieures, plein soleil, ombre, végétation'.A1:'Mesures, extérieures, plein soleil, ombre, végétation'.A1 'Mesures, extérieures, plein soleil, ombre, végétation'.A2:'Mesures, extérieures, plein soleil, ombre, végétation'.A621 'Mesures, extérieures, plein soleil, ombre, végétation'.B1:'Mesures, extérieures, plein soleil, ombre, végétation'.B1 'Mesures, extérieures, plein soleil, ombre, végétation'.B2:'Mesures, extérieures, plein soleil, ombre, végétation'.B621 'Mesures, extérieures, plein soleil, ombre, végétation'.C1:'Mesures, extérieures, plein soleil, ombre, végétation'.C1 'Mesures, extérieures, plein soleil, ombre, végétation'.C2:'Mesures, extérieures, plein soleil, ombre, végétation'.C621 'Mesures, extérieures, plein soleil, ombre, végétation'.D1:'Mesures, extérieures, plein soleil, ombre, végétation'.D1 'Mesures, extérieures, plein soleil, ombre, végétation'.D2:'Mesures, extérieures, plein soleil, ombre, végétation'.D6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 style:data-style-name="N2" text:time-value="19:32:22.938367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19:22:25.640647597</meta:creation-date>
    <dc:date>2018-08-11T22:48:00.212714570</dc:date>
    <meta:editing-duration>PT2H4M24S</meta:editing-duration>
    <meta:editing-cycles>11</meta:editing-cycles>
    <meta:generator>LibreOffice/6.0.2.1$Linux_X86_64 LibreOffice_project/f7f06a8f319e4b62f9bc5095aa112a65d2f3ac89</meta:generator>
    <meta:document-statistic meta:table-count="2" meta:cell-count="43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1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911cm" svg:height="13.228cm" xlink:href=".." xlink:type="simple" chart:class="chart:line" chart:style-name="ch1">
        <chart:legend chart:legend-position="end" svg:x="27.117cm" svg:y="6.066cm" style:legend-expansion="high" chart:style-name="ch2"/>
        <chart:plot-area chart:style-name="ch3" table:cell-range-address="'Mesures, extérieures, plein soleil, ombre, végétation'.A1:'Mesures, extérieures, plein soleil, ombre, végétation'.D621" chart:data-source-has-labels="row" svg:x="0.578cm" svg:y="0.264cm" svg:width="25.961cm" svg:height="12.7cm">
          <chartooo:coordinate-region svg:x="1.94cm" svg:y="0.385cm" svg:width="24.599cm" svg:height="11.5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sures, extérieures, plein soleil, ombre, végétation'.A2:'Mesures, extérieures, plein soleil, ombre, végétation'.A621" chart:label-cell-address="'Mesures, extérieures, plein soleil, ombre, végétation'.A1:'Mesures, extérieures, plein soleil, ombre, végétation'.A1" chart:class="chart:line">
            <chart:data-point chart:repeated="620"/>
          </chart:series>
          <chart:series chart:style-name="ch7" chart:values-cell-range-address="'Mesures, extérieures, plein soleil, ombre, végétation'.B2:'Mesures, extérieures, plein soleil, ombre, végétation'.B621" chart:label-cell-address="'Mesures, extérieures, plein soleil, ombre, végétation'.B1:'Mesures, extérieures, plein soleil, ombre, végétation'.B1" chart:class="chart:line">
            <chart:data-point chart:repeated="620"/>
          </chart:series>
          <chart:series chart:style-name="ch7" chart:values-cell-range-address="'Mesures, extérieures, plein soleil, ombre, végétation'.C2:'Mesures, extérieures, plein soleil, ombre, végétation'.C621" chart:label-cell-address="'Mesures, extérieures, plein soleil, ombre, végétation'.C1:'Mesures, extérieures, plein soleil, ombre, végétation'.C1" chart:class="chart:line">
            <chart:data-point/>
          </chart:series>
          <chart:series chart:style-name="ch8" chart:values-cell-range-address="'Mesures, extérieures, plein soleil, ombre, végétation'.D2:'Mesures, extérieures, plein soleil, ombre, végétation'.D621" chart:label-cell-address="'Mesures, extérieures, plein soleil, ombre, végétation'.D1:'Mesures, extérieures, plein soleil, ombre, végétation'.D1" chart:class="chart:line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</text:p>
                <draw:g>
                  <svg:desc>'Mesures, extérieures, plein soleil, ombre, végétation'.A1:'Mesures, extérieures, plein soleil, ombre, végétation'.A1</svg:desc>
                </draw:g>
              </table:table-cell>
              <table:table-cell office:value-type="string">
                <text:p>uv</text:p>
                <draw:g>
                  <svg:desc>'Mesures, extérieures, plein soleil, ombre, végétation'.B1:'Mesures, extérieures, plein soleil, ombre, végétation'.B1</svg:desc>
                </draw:g>
              </table:table-cell>
              <table:table-cell office:value-type="string">
                <text:p/>
                <draw:g>
                  <svg:desc>'Mesures, extérieures, plein soleil, ombre, végétation'.C1:'Mesures, extérieures, plein soleil, ombre, végétation'.C1</svg:desc>
                </draw:g>
              </table:table-cell>
              <table:table-cell office:value-type="string">
                <text:p/>
                <draw:g>
                  <svg:desc>'Mesures, extérieures, plein soleil, ombre, végétation'.D1:'Mesures, extérieures, plein soleil, ombre, végétatio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55">
                <text:p>6455</text:p>
                <draw:g>
                  <svg:desc>'Mesures, extérieures, plein soleil, ombre, végétation'.A2:'Mesures, extérieures, plein soleil, ombre, végétation'.A621</svg:desc>
                </draw:g>
              </table:table-cell>
              <table:table-cell office:value-type="float" office:value="3">
                <text:p>3</text:p>
                <draw:g>
                  <svg:desc>'Mesures, extérieures, plein soleil, ombre, végétation'.B2:'Mesures, extérieures, plein soleil, ombre, végétation'.B621</svg:desc>
                </draw:g>
              </table:table-cell>
              <table:table-cell office:value-type="float" office:value="NaN">
                <text:p>NaN</text:p>
                <draw:g>
                  <svg:desc>'Mesures, extérieures, plein soleil, ombre, végétation'.C2:'Mesures, extérieures, plein soleil, ombre, végétation'.C621</svg:desc>
                </draw:g>
              </table:table-cell>
              <table:table-cell office:value-type="float" office:value="NaN">
                <text:p>NaN</text:p>
                <draw:g>
                  <svg:desc>'Mesures, extérieures, plein soleil, ombre, végétation'.D2:'Mesures, extérieures, plein soleil, ombre, végétation'.D6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52">
                <text:p>64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52">
                <text:p>64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31">
                <text:p>643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31">
                <text:p>643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68">
                <text:p>636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68">
                <text:p>636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36">
                <text:p>633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36">
                <text:p>633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24">
                <text:p>63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24">
                <text:p>63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13">
                <text:p>63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13">
                <text:p>63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27">
                <text:p>632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27">
                <text:p>632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65">
                <text:p>626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65">
                <text:p>626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63">
                <text:p>616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63">
                <text:p>616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75">
                <text:p>61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75">
                <text:p>61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22">
                <text:p>622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22">
                <text:p>622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46">
                <text:p>604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46">
                <text:p>604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91">
                <text:p>539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91">
                <text:p>539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98">
                <text:p>589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98">
                <text:p>589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88">
                <text:p>618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88">
                <text:p>618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80">
                <text:p>678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80">
                <text:p>678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09">
                <text:p>730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09">
                <text:p>730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09">
                <text:p>660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09">
                <text:p>660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23">
                <text:p>61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23">
                <text:p>61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23">
                <text:p>58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23">
                <text:p>58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46">
                <text:p>594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46">
                <text:p>594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14">
                <text:p>601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14">
                <text:p>601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32">
                <text:p>613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32">
                <text:p>613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98">
                <text:p>879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798">
                <text:p>879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413">
                <text:p>1441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413">
                <text:p>1441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665">
                <text:p>1666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665">
                <text:p>1666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072">
                <text:p>1707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072">
                <text:p>1707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350">
                <text:p>1735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350">
                <text:p>1735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356">
                <text:p>1735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356">
                <text:p>1735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092">
                <text:p>1709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092">
                <text:p>1709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138">
                <text:p>1713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138">
                <text:p>1713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550">
                <text:p>1755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550">
                <text:p>1755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754">
                <text:p>1775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754">
                <text:p>1775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632">
                <text:p>1763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632">
                <text:p>1763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612">
                <text:p>1761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612">
                <text:p>1761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546">
                <text:p>1754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546">
                <text:p>1754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666">
                <text:p>1766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666">
                <text:p>1766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889">
                <text:p>1788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889">
                <text:p>1788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949">
                <text:p>1794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949">
                <text:p>1794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009">
                <text:p>1800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009">
                <text:p>1800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128">
                <text:p>181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128">
                <text:p>181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078">
                <text:p>1807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078">
                <text:p>1807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43">
                <text:p>1804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043">
                <text:p>1804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146">
                <text:p>1814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146">
                <text:p>1814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70">
                <text:p>1807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70">
                <text:p>1807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965">
                <text:p>1796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965">
                <text:p>1796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111">
                <text:p>1811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111">
                <text:p>1811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177">
                <text:p>1817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177">
                <text:p>1817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172">
                <text:p>1817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172">
                <text:p>1817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129">
                <text:p>1812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129">
                <text:p>1812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026">
                <text:p>1802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026">
                <text:p>1802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298">
                <text:p>1729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298">
                <text:p>1729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192">
                <text:p>1319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192">
                <text:p>1319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214">
                <text:p>142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214">
                <text:p>142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699">
                <text:p>16699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99">
                <text:p>16699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408">
                <text:p>1740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408">
                <text:p>1740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610">
                <text:p>1761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610">
                <text:p>1761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431">
                <text:p>1743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431">
                <text:p>1743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292">
                <text:p>1729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292">
                <text:p>1729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230">
                <text:p>1723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230">
                <text:p>1723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461">
                <text:p>1746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461">
                <text:p>1746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589">
                <text:p>1758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589">
                <text:p>1758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624">
                <text:p>1762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624">
                <text:p>176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467">
                <text:p>1746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467">
                <text:p>1746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274">
                <text:p>1827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274">
                <text:p>1827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497">
                <text:p>2349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497">
                <text:p>2349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982">
                <text:p>2398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982">
                <text:p>2398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117">
                <text:p>2411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117">
                <text:p>2411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432">
                <text:p>2443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432">
                <text:p>2443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387">
                <text:p>2438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387">
                <text:p>2438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582">
                <text:p>2258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582">
                <text:p>2258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309">
                <text:p>1930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309">
                <text:p>1930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666">
                <text:p>1566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666">
                <text:p>1566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076">
                <text:p>1307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076">
                <text:p>1307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197">
                <text:p>1319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197">
                <text:p>1319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996">
                <text:p>1299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996">
                <text:p>1299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765">
                <text:p>1276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765">
                <text:p>1276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401">
                <text:p>1240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401">
                <text:p>1240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429">
                <text:p>1142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429">
                <text:p>114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053">
                <text:p>1105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053">
                <text:p>1105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683">
                <text:p>1068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683">
                <text:p>1068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548">
                <text:p>1054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548">
                <text:p>1054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217">
                <text:p>1121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217">
                <text:p>1121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824">
                <text:p>1482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824">
                <text:p>1482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8843">
                <text:p>22884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8843">
                <text:p>22884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318">
                <text:p>68318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8318">
                <text:p>6831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553">
                <text:p>9455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4553">
                <text:p>9455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3234">
                <text:p>9323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3234">
                <text:p>9323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555">
                <text:p>8955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555">
                <text:p>8955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114">
                <text:p>90114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114">
                <text:p>90114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2798">
                <text:p>9279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2798">
                <text:p>9279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089">
                <text:p>100089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089">
                <text:p>10008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568">
                <text:p>10056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568">
                <text:p>10056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2153">
                <text:p>102153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2153">
                <text:p>102153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4558">
                <text:p>104558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4558">
                <text:p>104558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9835">
                <text:p>109835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9835">
                <text:p>10983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0875">
                <text:p>11087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0875">
                <text:p>110875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1915">
                <text:p>111915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1915">
                <text:p>11191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3529">
                <text:p>11352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3529">
                <text:p>11352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3567">
                <text:p>113567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3567">
                <text:p>113567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8354">
                <text:p>118354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8354">
                <text:p>118354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3466">
                <text:p>123466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3466">
                <text:p>123466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5156">
                <text:p>125156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5156">
                <text:p>12515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4386">
                <text:p>12438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4386">
                <text:p>12438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5152">
                <text:p>115152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5152">
                <text:p>11515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4693">
                <text:p>114693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4693">
                <text:p>11469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0063">
                <text:p>11006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0063">
                <text:p>11006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077">
                <text:p>5907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9077">
                <text:p>5907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788">
                <text:p>2578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788">
                <text:p>2578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899">
                <text:p>20899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899">
                <text:p>2089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935">
                <text:p>1693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935">
                <text:p>1693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323">
                <text:p>1632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323">
                <text:p>1632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137">
                <text:p>1613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137">
                <text:p>1613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813">
                <text:p>178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813">
                <text:p>178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827">
                <text:p>1782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827">
                <text:p>1782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945">
                <text:p>1794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945">
                <text:p>1794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011">
                <text:p>1801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011">
                <text:p>1801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050">
                <text:p>1805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050">
                <text:p>1805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193">
                <text:p>1819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193">
                <text:p>1819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555">
                <text:p>1855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555">
                <text:p>1855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191">
                <text:p>1819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191">
                <text:p>1819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192">
                <text:p>1619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192">
                <text:p>1619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892">
                <text:p>1489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892">
                <text:p>1489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898">
                <text:p>1389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898">
                <text:p>13898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639">
                <text:p>1363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639">
                <text:p>1363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219">
                <text:p>1721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219">
                <text:p>1721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7686">
                <text:p>3768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7686">
                <text:p>37686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7153">
                <text:p>4715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7153">
                <text:p>47153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007">
                <text:p>55007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007">
                <text:p>55007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61748">
                <text:p>461748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61748">
                <text:p>461748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93193">
                <text:p>793193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93193">
                <text:p>79319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7502">
                <text:p>807502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07502">
                <text:p>807502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14018">
                <text:p>814018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14018">
                <text:p>81401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02098">
                <text:p>80209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02098">
                <text:p>80209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94420">
                <text:p>79442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94420">
                <text:p>79442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84987">
                <text:p>784987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84987">
                <text:p>784987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92994">
                <text:p>792994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92994">
                <text:p>792994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92811">
                <text:p>792811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92811">
                <text:p>792811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89191">
                <text:p>789191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89191">
                <text:p>789191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88204">
                <text:p>788204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8204">
                <text:p>788204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83268">
                <text:p>783268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83268">
                <text:p>783268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02719">
                <text:p>802719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02719">
                <text:p>802719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23377">
                <text:p>823377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23377">
                <text:p>823377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26923">
                <text:p>826923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26923">
                <text:p>826923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13432">
                <text:p>813432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13432">
                <text:p>813432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98807">
                <text:p>798807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98807">
                <text:p>798807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99282">
                <text:p>799282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99282">
                <text:p>799282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16174">
                <text:p>816174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16174">
                <text:p>81617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471">
                <text:p>2647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471">
                <text:p>2647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075">
                <text:p>2207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2075">
                <text:p>2207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702">
                <text:p>1770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702">
                <text:p>1770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288">
                <text:p>2028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288">
                <text:p>2028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737">
                <text:p>2073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737">
                <text:p>2073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693">
                <text:p>2069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693">
                <text:p>2069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325">
                <text:p>1732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325">
                <text:p>173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970">
                <text:p>797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970">
                <text:p>797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7">
                <text:p>15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">
                <text:p>15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95">
                <text:p>339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395">
                <text:p>339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68">
                <text:p>326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68">
                <text:p>326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54">
                <text:p>315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54">
                <text:p>315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106">
                <text:p>310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106">
                <text:p>310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92">
                <text:p>289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92">
                <text:p>289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790">
                <text:p>279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790">
                <text:p>279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62">
                <text:p>276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62">
                <text:p>276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99">
                <text:p>26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699">
                <text:p>26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93">
                <text:p>249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493">
                <text:p>249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64">
                <text:p>24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64">
                <text:p>24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476">
                <text:p>247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76">
                <text:p>247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567">
                <text:p>256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567">
                <text:p>256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657">
                <text:p>265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657">
                <text:p>265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84">
                <text:p>248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84">
                <text:p>248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677">
                <text:p>267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677">
                <text:p>267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23">
                <text:p>252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23">
                <text:p>252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570">
                <text:p>257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70">
                <text:p>257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98">
                <text:p>369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98">
                <text:p>369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115">
                <text:p>31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115">
                <text:p>31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920">
                <text:p>29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920">
                <text:p>29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21">
                <text:p>282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21">
                <text:p>282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57">
                <text:p>265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657">
                <text:p>265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590">
                <text:p>259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590">
                <text:p>259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36">
                <text:p>253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536">
                <text:p>253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18">
                <text:p>251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518">
                <text:p>251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520">
                <text:p>25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520">
                <text:p>25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02">
                <text:p>260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602">
                <text:p>260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56">
                <text:p>245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56">
                <text:p>245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83">
                <text:p>238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83">
                <text:p>238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66">
                <text:p>236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66">
                <text:p>236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20">
                <text:p>252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520">
                <text:p>252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54">
                <text:p>375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54">
                <text:p>375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016">
                <text:p>601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016">
                <text:p>601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366">
                <text:p>836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366">
                <text:p>836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323">
                <text:p>1132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323">
                <text:p>1132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2591">
                <text:p>20259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2591">
                <text:p>20259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5186">
                <text:p>8518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5186">
                <text:p>8518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866">
                <text:p>1586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866">
                <text:p>1586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186">
                <text:p>1618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186">
                <text:p>1618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9">
                <text:p>8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46">
                <text:p>164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46">
                <text:p>164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93">
                <text:p>229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93">
                <text:p>229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891">
                <text:p>889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891">
                <text:p>889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19">
                <text:p>191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19">
                <text:p>191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43">
                <text:p>174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43">
                <text:p>174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12">
                <text:p>281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12">
                <text:p>281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99">
                <text:p>40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9">
                <text:p>40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694">
                <text:p>469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94">
                <text:p>469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247">
                <text:p>924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247">
                <text:p>924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293">
                <text:p>1029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293">
                <text:p>1029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14">
                <text:p>1041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414">
                <text:p>1041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153">
                <text:p>1015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153">
                <text:p>1015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792">
                <text:p>879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792">
                <text:p>879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816">
                <text:p>881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816">
                <text:p>881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293">
                <text:p>829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293">
                <text:p>829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108">
                <text:p>810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108">
                <text:p>810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218">
                <text:p>721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218">
                <text:p>721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435">
                <text:p>743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435">
                <text:p>743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976">
                <text:p>797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976">
                <text:p>797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609">
                <text:p>760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609">
                <text:p>760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345">
                <text:p>734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345">
                <text:p>734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588">
                <text:p>758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588">
                <text:p>758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246">
                <text:p>1024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246">
                <text:p>1024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643">
                <text:p>1264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643">
                <text:p>1264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655">
                <text:p>1365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655">
                <text:p>1365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694">
                <text:p>1469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694">
                <text:p>1469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851">
                <text:p>1485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851">
                <text:p>1485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748">
                <text:p>1474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748">
                <text:p>1474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926">
                <text:p>1492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926">
                <text:p>1492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201">
                <text:p>1520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201">
                <text:p>1520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110">
                <text:p>1511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110">
                <text:p>1511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076">
                <text:p>1507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076">
                <text:p>1507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884">
                <text:p>1488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884">
                <text:p>1488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770">
                <text:p>1477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770">
                <text:p>1477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425">
                <text:p>144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425">
                <text:p>144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337">
                <text:p>1433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337">
                <text:p>1433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259">
                <text:p>1425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259">
                <text:p>1425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341">
                <text:p>1434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341">
                <text:p>1434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12862">
                <text:p>31286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12862">
                <text:p>31286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7556">
                <text:p>3755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7556">
                <text:p>3755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955">
                <text:p>1595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955">
                <text:p>1595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059">
                <text:p>1605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059">
                <text:p>1605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090">
                <text:p>1609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090">
                <text:p>1609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124">
                <text:p>161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124">
                <text:p>161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122">
                <text:p>1612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122">
                <text:p>1612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124">
                <text:p>161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124">
                <text:p>161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149">
                <text:p>1614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149">
                <text:p>1614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124">
                <text:p>161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124">
                <text:p>161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110">
                <text:p>161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110">
                <text:p>161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110">
                <text:p>161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110">
                <text:p>161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085">
                <text:p>1608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085">
                <text:p>1608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382">
                <text:p>1438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382">
                <text:p>1438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653">
                <text:p>1265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653">
                <text:p>1265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047">
                <text:p>1204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047">
                <text:p>1204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939">
                <text:p>1193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939">
                <text:p>1193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937">
                <text:p>1193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937">
                <text:p>1193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898">
                <text:p>1189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898">
                <text:p>1189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923">
                <text:p>1192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923">
                <text:p>1192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937">
                <text:p>1193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937">
                <text:p>1193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939">
                <text:p>1193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939">
                <text:p>1193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980">
                <text:p>1198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980">
                <text:p>1198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971">
                <text:p>1197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971">
                <text:p>1197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064">
                <text:p>1206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064">
                <text:p>1206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173">
                <text:p>1217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173">
                <text:p>1217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279">
                <text:p>1227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2279">
                <text:p>1227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725">
                <text:p>1272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725">
                <text:p>1272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896">
                <text:p>1389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896">
                <text:p>1389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782">
                <text:p>1478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782">
                <text:p>1478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490">
                <text:p>1349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490">
                <text:p>1349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329">
                <text:p>1432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329">
                <text:p>1432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890">
                <text:p>1489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890">
                <text:p>1489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186">
                <text:p>1518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186">
                <text:p>1518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5498">
                <text:p>1549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498">
                <text:p>1549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435">
                <text:p>1543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435">
                <text:p>1543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608">
                <text:p>1560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5608">
                <text:p>1560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829">
                <text:p>1582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829">
                <text:p>1582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960">
                <text:p>1596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960">
                <text:p>1596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291">
                <text:p>1629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291">
                <text:p>1629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682">
                <text:p>1668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682">
                <text:p>1668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987">
                <text:p>1698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987">
                <text:p>1698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250">
                <text:p>1725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250">
                <text:p>1725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175">
                <text:p>1717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175">
                <text:p>1717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449">
                <text:p>1744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449">
                <text:p>1744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582">
                <text:p>1758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582">
                <text:p>1758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275">
                <text:p>1827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275">
                <text:p>1827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119">
                <text:p>1811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119">
                <text:p>1811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521">
                <text:p>1852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521">
                <text:p>1852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652">
                <text:p>1965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652">
                <text:p>19652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1409">
                <text:p>2140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1409">
                <text:p>2140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3113">
                <text:p>231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3113">
                <text:p>2311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4507">
                <text:p>2450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4507">
                <text:p>2450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6793">
                <text:p>2679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6793">
                <text:p>2679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7370">
                <text:p>2737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7370">
                <text:p>2737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7702">
                <text:p>2770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702">
                <text:p>2770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7992">
                <text:p>2799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7992">
                <text:p>2799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105">
                <text:p>2910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105">
                <text:p>2910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137">
                <text:p>2913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137">
                <text:p>2913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455">
                <text:p>2945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455">
                <text:p>2945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0004">
                <text:p>3000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0004">
                <text:p>3000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1295">
                <text:p>3129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1295">
                <text:p>3129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2169">
                <text:p>3216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2169">
                <text:p>3216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3053">
                <text:p>3305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3053">
                <text:p>3305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3898">
                <text:p>3389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3898">
                <text:p>3389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4642">
                <text:p>3464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4642">
                <text:p>3464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5970">
                <text:p>3597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5970">
                <text:p>3597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6533">
                <text:p>3653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6533">
                <text:p>3653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7205">
                <text:p>3720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7205">
                <text:p>3720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7922">
                <text:p>3792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7922">
                <text:p>3792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5314">
                <text:p>353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5314">
                <text:p>353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2153">
                <text:p>3215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2153">
                <text:p>3215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9491">
                <text:p>2949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9491">
                <text:p>2949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4526">
                <text:p>2452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4526">
                <text:p>24526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6402">
                <text:p>2640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3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1cm" svg:stroke-color="#fdb94d" draw:fill-color="#fdb94d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1cm" svg:stroke-color="#a3238e" draw:fill-color="#a3238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84cm" svg:height="12.271cm" xlink:href=".." xlink:type="simple" chart:class="chart:line" chart:style-name="ch1">
        <chart:legend chart:legend-position="bottom" svg:x="8.833cm" svg:y="11.672cm" style:legend-expansion="wide" chart:style-name="ch2"/>
        <chart:plot-area chart:style-name="ch3" table:cell-range-address="'Mesures, extérieures, plein soleil, ombre, végétation'.F1:'Mesures, extérieures, plein soleil, ombre, végétation'.G621" chart:data-source-has-labels="row" svg:x="0.425cm" svg:y="0.245cm" svg:width="20.434cm" svg:height="10.998cm">
          <chartooo:coordinate-region svg:x="1.523cm" svg:y="0.245cm" svg:width="19.336cm" svg:height="10.0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sures, extérieures, plein soleil, ombre, végétation'.F2:'Mesures, extérieures, plein soleil, ombre, végétation'.F621" chart:label-cell-address="'Mesures, extérieures, plein soleil, ombre, végétation'.F1:'Mesures, extérieures, plein soleil, ombre, végétation'.F1" chart:class="chart:line">
            <chart:data-point chart:repeated="620"/>
          </chart:series>
          <chart:series chart:style-name="ch8" chart:values-cell-range-address="'Mesures, extérieures, plein soleil, ombre, végétation'.G2:'Mesures, extérieures, plein soleil, ombre, végétation'.G621" chart:label-cell-address="'Mesures, extérieures, plein soleil, ombre, végétation'.G1:'Mesures, extérieures, plein soleil, ombre, végétation'.G1" chart:class="chart:line">
            <chart:data-point chart:repeated="6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V</text:p>
                <draw:g>
                  <svg:desc>'Mesures, extérieures, plein soleil, ombre, végétation'.F1:'Mesures, extérieures, plein soleil, ombre, végétation'.F1</svg:desc>
                </draw:g>
              </table:table-cell>
              <table:table-cell office:value-type="string">
                <text:p>log uv</text:p>
                <draw:g>
                  <svg:desc>'Mesures, extérieures, plein soleil, ombre, végétation'.G1:'Mesures, extérieures, plein soleil, ombre, végétation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3343013801946">
                <text:p>11.3343013801946</text:p>
                <draw:g>
                  <svg:desc>'Mesures, extérieures, plein soleil, ombre, végétation'.F2:'Mesures, extérieures, plein soleil, ombre, végétation'.F621</svg:desc>
                </draw:g>
              </table:table-cell>
              <table:table-cell office:value-type="float" office:value="11.264536430999">
                <text:p>11.264536430999</text:p>
                <draw:g>
                  <svg:desc>'Mesures, extérieures, plein soleil, ombre, végétation'.G2:'Mesures, extérieures, plein soleil, ombre, végétation'.G6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3336307231556">
                <text:p>11.3336307231556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3336307231556">
                <text:p>11.3336307231556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3289273741388">
                <text:p>11.3289273741388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3289273741388">
                <text:p>11.3289273741388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3147246205437">
                <text:p>11.3147246205437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3147246205437">
                <text:p>11.3147246205437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3074566200796">
                <text:p>11.3074566200796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3074566200796">
                <text:p>11.3074566200796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3047216523584">
                <text:p>11.3047216523584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3047216523584">
                <text:p>11.3047216523584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302210035763">
                <text:p>11.302210035763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302210035763">
                <text:p>11.302210035763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3054058805149">
                <text:p>11.3054058805149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3054058805149">
                <text:p>11.3054058805149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2911987942092">
                <text:p>11.2911987942092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2911987942092">
                <text:p>11.2911987942092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2675170757686">
                <text:p>11.2675170757686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2675170757686">
                <text:p>11.2675170757686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2703234213594">
                <text:p>11.2703234213594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2703234213594">
                <text:p>11.2703234213594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2812626795344">
                <text:p>11.2812626795344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2812626795344">
                <text:p>11.2812626795344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2398652636277">
                <text:p>11.2398652636277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2398652636277">
                <text:p>11.2398652636277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0744371942311">
                <text:p>11.0744371942311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0744371942311">
                <text:p>11.0744371942311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2041101070617">
                <text:p>11.2041101070617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2041101070617">
                <text:p>11.2041101070617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273357481449">
                <text:p>11.273357481449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273357481449">
                <text:p>11.273357481449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4051695580237">
                <text:p>11.4051695580237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4051695580237">
                <text:p>11.4051695580237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5135583182366">
                <text:p>11.5135583182366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5135583182366">
                <text:p>11.5135583182366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368316280422">
                <text:p>11.368316280422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368316280422">
                <text:p>11.368316280422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2581229677539">
                <text:p>11.2581229677539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2581229677539">
                <text:p>11.2581229677539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1856469034348">
                <text:p>11.1856469034348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1856469034348">
                <text:p>11.1856469034348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2158037479076">
                <text:p>11.2158037479076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2158037479076">
                <text:p>11.2158037479076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232209152574">
                <text:p>11.232209152574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232209152574">
                <text:p>11.232209152574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2602419816588">
                <text:p>11.2602419816588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2602419816588">
                <text:p>11.2602419816588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7810598859101">
                <text:p>11.7810598859101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7810598859101">
                <text:p>11.7810598859101</text:p>
              </table:table-cell>
              <table:table-cell office:value-type="float" office:value="13.6556380492346">
                <text:p>13.65563804923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4931830366899">
                <text:p>12.4931830366899</text:p>
              </table:table-cell>
              <table:table-cell office:value-type="float" office:value="13.6556380492346">
                <text:p>13.65563804923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4931830366899">
                <text:p>12.4931830366899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7026336969976">
                <text:p>12.7026336969976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7026336969976">
                <text:p>12.7026336969976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7374444608244">
                <text:p>12.7374444608244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7374444608244">
                <text:p>12.7374444608244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760748042353">
                <text:p>12.760748042353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760748042353">
                <text:p>12.760748042353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7612468708167">
                <text:p>12.7612468708167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7612468708167">
                <text:p>12.7612468708167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7391336016811">
                <text:p>12.7391336016811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7391336016811">
                <text:p>12.7391336016811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743011136699">
                <text:p>12.743011136699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743011136699">
                <text:p>12.743011136699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7772834100793">
                <text:p>12.7772834100793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7772834100793">
                <text:p>12.7772834100793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7939564819151">
                <text:p>12.7939564819151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7939564819151">
                <text:p>12.7939564819151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7840085085712">
                <text:p>12.7840085085712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7840085085712">
                <text:p>12.7840085085712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7823711289369">
                <text:p>12.7823711289369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7823711289369">
                <text:p>12.7823711289369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7769545532188">
                <text:p>12.7769545532188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7769545532188">
                <text:p>12.7769545532188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7867877961546">
                <text:p>12.7867877961546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7867877961546">
                <text:p>12.7867877961546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8048851221453">
                <text:p>12.8048851221453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8048851221453">
                <text:p>12.8048851221453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8097158483761">
                <text:p>12.8097158483761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8097158483761">
                <text:p>12.8097158483761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8145304533481">
                <text:p>12.8145304533481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8145304533481">
                <text:p>12.8145304533481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8240321458205">
                <text:p>12.8240321458205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8240321458205">
                <text:p>12.8240321458205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8200474583156">
                <text:p>12.8200474583156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8200474583156">
                <text:p>12.8200474583156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817251614223">
                <text:p>12.817251614223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817251614223">
                <text:p>12.817251614223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8254639434093">
                <text:p>12.8254639434093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8254639434093">
                <text:p>12.8254639434093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819408885752">
                <text:p>12.819408885752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819408885752">
                <text:p>12.819408885752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8110013148895">
                <text:p>12.8110013148895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8110013148895">
                <text:p>12.8110013148895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8226785865339">
                <text:p>12.8226785865339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8226785865339">
                <text:p>12.8226785865339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8279264909481">
                <text:p>12.8279264909481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8279264909481">
                <text:p>12.8279264909481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8275295900567">
                <text:p>12.8275295900567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8275295900567">
                <text:p>12.8275295900567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8241117274208">
                <text:p>12.8241117274208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8241117274208">
                <text:p>12.8241117274208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8158916753552">
                <text:p>12.8158916753552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8158916753552">
                <text:p>12.8158916753552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7564176222161">
                <text:p>12.7564176222161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7564176222161">
                <text:p>12.7564176222161</text:p>
              </table:table-cell>
              <table:table-cell office:value-type="float" office:value="15.1938702847745">
                <text:p>15.19387028477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3654756834375">
                <text:p>12.3654756834375</text:p>
              </table:table-cell>
              <table:table-cell office:value-type="float" office:value="15.1938702847745">
                <text:p>15.19387028477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3654756834375">
                <text:p>12.3654756834375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4731249839614">
                <text:p>12.4731249839614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4731249839614">
                <text:p>12.4731249839614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7055740907376">
                <text:p>12.7055740907376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7055740907376">
                <text:p>12.7055740907376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7655628412503">
                <text:p>12.7655628412503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7655628412503">
                <text:p>12.7655628412503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7822072887186">
                <text:p>12.7822072887186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7822072887186">
                <text:p>12.7822072887186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7674677174386">
                <text:p>12.7674677174386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7674677174386">
                <text:p>12.7674677174386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7559171208959">
                <text:p>12.7559171208959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7559171208959">
                <text:p>12.7559171208959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7507350811123">
                <text:p>12.7507350811123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7507350811123">
                <text:p>12.7507350811123</text:p>
              </table:table-cell>
              <table:table-cell office:value-type="float" office:value="15.1938702847745">
                <text:p>15.19387028477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7699485647326">
                <text:p>12.7699485647326</text:p>
              </table:table-cell>
              <table:table-cell office:value-type="float" office:value="15.1938702847745">
                <text:p>15.19387028477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7699485647326">
                <text:p>12.7699485647326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7804858421176">
                <text:p>12.7804858421176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7804858421176">
                <text:p>12.7804858421176</text:p>
              </table:table-cell>
              <table:table-cell office:value-type="float" office:value="14.6725667757289">
                <text:p>14.67256677572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7833537797009">
                <text:p>12.7833537797009</text:p>
              </table:table-cell>
              <table:table-cell office:value-type="float" office:value="14.6725667757289">
                <text:p>14.67256677572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7833537797009">
                <text:p>12.7833537797009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704442226764">
                <text:p>12.7704442226764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7704442226764">
                <text:p>12.7704442226764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8356048399261">
                <text:p>12.8356048399261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8356048399261">
                <text:p>12.8356048399261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982889507479">
                <text:p>13.1982889507479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1982889507479">
                <text:p>13.1982889507479</text:p>
              </table:table-cell>
              <table:table-cell office:value-type="float" office:value="13.6556380492346">
                <text:p>13.65563804923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2277643581416">
                <text:p>13.2277643581416</text:p>
              </table:table-cell>
              <table:table-cell office:value-type="float" office:value="13.6556380492346">
                <text:p>13.65563804923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2277643581416">
                <text:p>13.2277643581416</text:p>
              </table:table-cell>
              <table:table-cell office:value-type="float" office:value="13.6556380492346">
                <text:p>13.65563804923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2358628359456">
                <text:p>13.2358628359456</text:p>
              </table:table-cell>
              <table:table-cell office:value-type="float" office:value="13.6556380492346">
                <text:p>13.65563804923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2358628359456">
                <text:p>13.2358628359456</text:p>
              </table:table-cell>
              <table:table-cell office:value-type="float" office:value="13.6556380492346">
                <text:p>13.65563804923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2545843467969">
                <text:p>13.2545843467969</text:p>
              </table:table-cell>
              <table:table-cell office:value-type="float" office:value="13.6556380492346">
                <text:p>13.65563804923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2545843467969">
                <text:p>13.2545843467969</text:p>
              </table:table-cell>
              <table:table-cell office:value-type="float" office:value="13.6556380492346">
                <text:p>13.65563804923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2519246735046">
                <text:p>13.2519246735046</text:p>
              </table:table-cell>
              <table:table-cell office:value-type="float" office:value="13.6556380492346">
                <text:p>13.65563804923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2519246735046">
                <text:p>13.2519246735046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1409856452132">
                <text:p>13.1409856452132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1409856452132">
                <text:p>13.1409856452132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.9150858295761">
                <text:p>12.9150858295761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.9150858295761">
                <text:p>12.9150858295761</text:p>
              </table:table-cell>
              <table:table-cell office:value-type="float" office:value="13.6556380492346">
                <text:p>13.65563804923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.613449243034">
                <text:p>12.613449243034</text:p>
              </table:table-cell>
              <table:table-cell office:value-type="float" office:value="13.6556380492346">
                <text:p>13.65563804923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.613449243034">
                <text:p>12.613449243034</text:p>
              </table:table-cell>
              <table:table-cell office:value-type="float" office:value="13.6556380492346">
                <text:p>13.65563804923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.3527336617673">
                <text:p>12.3527336617673</text:p>
              </table:table-cell>
              <table:table-cell office:value-type="float" office:value="13.6556380492346">
                <text:p>13.65563804923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.3527336617673">
                <text:p>12.3527336617673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.3660223866313">
                <text:p>12.3660223866313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3660223866313">
                <text:p>12.3660223866313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.3438800283295">
                <text:p>12.3438800283295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.3438800283295">
                <text:p>12.3438800283295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3180059172945">
                <text:p>12.3180059172945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.3180059172945">
                <text:p>12.3180059172945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2762688418447">
                <text:p>12.2762688418447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2762688418447">
                <text:p>12.2762688418447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1585115575415">
                <text:p>12.1585115575415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.1585115575415">
                <text:p>12.1585115575415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.1102503779178">
                <text:p>12.1102503779178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.1102503779178">
                <text:p>12.1102503779178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.0611292210842">
                <text:p>12.0611292210842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.0611292210842">
                <text:p>12.0611292210842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.0427818558646">
                <text:p>12.0427818558646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.0427818558646">
                <text:p>12.0427818558646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.1314992565793">
                <text:p>12.1314992565793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1314992565793">
                <text:p>12.1314992565793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5337471660273">
                <text:p>12.5337471660273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5337471660273">
                <text:p>12.5337471660273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4820986369468">
                <text:p>16.4820986369468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.4820986369468">
                <text:p>16.4820986369468</text:p>
              </table:table-cell>
              <table:table-cell office:value-type="float" office:value="17.0596418930574">
                <text:p>17.05964189305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.7380781204283">
                <text:p>14.7380781204283</text:p>
              </table:table-cell>
              <table:table-cell office:value-type="float" office:value="17.0596418930574">
                <text:p>17.05964189305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.7380781204283">
                <text:p>14.7380781204283</text:p>
              </table:table-cell>
              <table:table-cell office:value-type="float" office:value="17.2992309181268">
                <text:p>17.29923091812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.206935612621">
                <text:p>15.206935612621</text:p>
              </table:table-cell>
              <table:table-cell office:value-type="float" office:value="17.2992309181268">
                <text:p>17.29923091812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.206935612621">
                <text:p>15.206935612621</text:p>
              </table:table-cell>
              <table:table-cell office:value-type="float" office:value="17.2992309181268">
                <text:p>17.29923091812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.1866685435103">
                <text:p>15.1866685435103</text:p>
              </table:table-cell>
              <table:table-cell office:value-type="float" office:value="17.2992309181268">
                <text:p>17.29923091812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.1866685435103">
                <text:p>15.1866685435103</text:p>
              </table:table-cell>
              <table:table-cell office:value-type="float" office:value="17.2992309181268">
                <text:p>17.29923091812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.1285863619989">
                <text:p>15.1285863619989</text:p>
              </table:table-cell>
              <table:table-cell office:value-type="float" office:value="17.2992309181268">
                <text:p>17.29923091812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.1285863619989">
                <text:p>15.1285863619989</text:p>
              </table:table-cell>
              <table:table-cell office:value-type="float" office:value="17.411955803365">
                <text:p>17.4119558033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.1375636383246">
                <text:p>15.1375636383246</text:p>
              </table:table-cell>
              <table:table-cell office:value-type="float" office:value="17.411955803365">
                <text:p>17.4119558033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.1375636383246">
                <text:p>15.1375636383246</text:p>
              </table:table-cell>
              <table:table-cell office:value-type="float" office:value="17.520441892933">
                <text:p>17.5204418929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.1799060920017">
                <text:p>15.1799060920017</text:p>
              </table:table-cell>
              <table:table-cell office:value-type="float" office:value="17.520441892933">
                <text:p>17.5204418929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.1799060920017">
                <text:p>15.1799060920017</text:p>
              </table:table-cell>
              <table:table-cell office:value-type="float" office:value="17.520441892933">
                <text:p>17.5204418929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.2890239019826">
                <text:p>15.2890239019826</text:p>
              </table:table-cell>
              <table:table-cell office:value-type="float" office:value="17.520441892933">
                <text:p>17.5204418929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.2890239019826">
                <text:p>15.2890239019826</text:p>
              </table:table-cell>
              <table:table-cell office:value-type="float" office:value="17.6249964506671">
                <text:p>17.62499645066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.2959117976179">
                <text:p>15.2959117976179</text:p>
              </table:table-cell>
              <table:table-cell office:value-type="float" office:value="17.6249964506671">
                <text:p>17.62499645066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.2959117976179">
                <text:p>15.2959117976179</text:p>
              </table:table-cell>
              <table:table-cell office:value-type="float" office:value="17.6249964506671">
                <text:p>17.62499645066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.3184720477842">
                <text:p>15.3184720477842</text:p>
              </table:table-cell>
              <table:table-cell office:value-type="float" office:value="17.6249964506671">
                <text:p>17.62499645066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.3184720477842">
                <text:p>15.3184720477842</text:p>
              </table:table-cell>
              <table:table-cell office:value-type="float" office:value="17.7258944960418">
                <text:p>17.72589449604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.3520439248749">
                <text:p>15.3520439248749</text:p>
              </table:table-cell>
              <table:table-cell office:value-type="float" office:value="17.7258944960418">
                <text:p>17.72589449604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.3520439248749">
                <text:p>15.3520439248749</text:p>
              </table:table-cell>
              <table:table-cell office:value-type="float" office:value="17.9176853504865">
                <text:p>17.91768535048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.4230783309686">
                <text:p>15.4230783309686</text:p>
              </table:table-cell>
              <table:table-cell office:value-type="float" office:value="17.9176853504865">
                <text:p>17.91768535048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.4230783309686">
                <text:p>15.4230783309686</text:p>
              </table:table-cell>
              <table:table-cell office:value-type="float" office:value="17.8233831637447">
                <text:p>17.82338316374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.4366745789632">
                <text:p>15.4366745789632</text:p>
              </table:table-cell>
              <table:table-cell office:value-type="float" office:value="17.8233831637447">
                <text:p>17.82338316374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.4366745789632">
                <text:p>15.4366745789632</text:p>
              </table:table-cell>
              <table:table-cell office:value-type="float" office:value="17.7258944960418">
                <text:p>17.72589449604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.4501438885466">
                <text:p>15.4501438885466</text:p>
              </table:table-cell>
              <table:table-cell office:value-type="float" office:value="17.7258944960418">
                <text:p>17.72589449604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.4501438885466">
                <text:p>15.4501438885466</text:p>
              </table:table-cell>
              <table:table-cell office:value-type="float" office:value="17.8233831637447">
                <text:p>17.82338316374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.470801342985">
                <text:p>15.470801342985</text:p>
              </table:table-cell>
              <table:table-cell office:value-type="float" office:value="17.8233831637447">
                <text:p>17.82338316374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.470801342985">
                <text:p>15.470801342985</text:p>
              </table:table-cell>
              <table:table-cell office:value-type="float" office:value="17.8233831637447">
                <text:p>17.82338316374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.4712841556463">
                <text:p>15.4712841556463</text:p>
              </table:table-cell>
              <table:table-cell office:value-type="float" office:value="17.8233831637447">
                <text:p>17.82338316374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.4712841556463">
                <text:p>15.4712841556463</text:p>
              </table:table-cell>
              <table:table-cell office:value-type="float" office:value="17.8233831637447">
                <text:p>17.82338316374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.530848939974">
                <text:p>15.530848939974</text:p>
              </table:table-cell>
              <table:table-cell office:value-type="float" office:value="17.8233831637447">
                <text:p>17.82338316374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.530848939974">
                <text:p>15.530848939974</text:p>
              </table:table-cell>
              <table:table-cell office:value-type="float" office:value="17.9176853504865">
                <text:p>17.91768535048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.5918542823627">
                <text:p>15.5918542823627</text:p>
              </table:table-cell>
              <table:table-cell office:value-type="float" office:value="17.9176853504865">
                <text:p>17.91768535048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.5918542823627">
                <text:p>15.5918542823627</text:p>
              </table:table-cell>
              <table:table-cell office:value-type="float" office:value="17.9176853504865">
                <text:p>17.91768535048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.6114679301674">
                <text:p>15.6114679301674</text:p>
              </table:table-cell>
              <table:table-cell office:value-type="float" office:value="17.9176853504865">
                <text:p>17.91768535048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.6114679301674">
                <text:p>15.6114679301674</text:p>
              </table:table-cell>
              <table:table-cell office:value-type="float" office:value="17.8233831637447">
                <text:p>17.82338316374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.6025645895903">
                <text:p>15.6025645895903</text:p>
              </table:table-cell>
              <table:table-cell office:value-type="float" office:value="17.8233831637447">
                <text:p>17.82338316374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.6025645895903">
                <text:p>15.6025645895903</text:p>
              </table:table-cell>
              <table:table-cell office:value-type="float" office:value="17.6249964506671">
                <text:p>17.62499645066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.4912799430146">
                <text:p>15.4912799430146</text:p>
              </table:table-cell>
              <table:table-cell office:value-type="float" office:value="17.6249964506671">
                <text:p>17.62499645066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.4912799430146">
                <text:p>15.4912799430146</text:p>
              </table:table-cell>
              <table:table-cell office:value-type="float" office:value="17.7258944960418">
                <text:p>17.72589449604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.4855178171989">
                <text:p>15.4855178171989</text:p>
              </table:table-cell>
              <table:table-cell office:value-type="float" office:value="17.7258944960418">
                <text:p>17.72589449604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.4855178171989">
                <text:p>15.4855178171989</text:p>
              </table:table-cell>
              <table:table-cell office:value-type="float" office:value="16.9319489290081">
                <text:p>16.93194892900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.4260700324593">
                <text:p>15.4260700324593</text:p>
              </table:table-cell>
              <table:table-cell office:value-type="float" office:value="16.9319489290081">
                <text:p>16.93194892900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.4260700324593">
                <text:p>15.4260700324593</text:p>
              </table:table-cell>
              <table:table-cell office:value-type="float" office:value="16.0179775664545">
                <text:p>16.01797756645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.5284089457501">
                <text:p>14.5284089457501</text:p>
              </table:table-cell>
              <table:table-cell office:value-type="float" office:value="16.0179775664545">
                <text:p>16.01797756645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.5284089457501">
                <text:p>14.5284089457501</text:p>
              </table:table-cell>
              <table:table-cell office:value-type="float" office:value="16.1918488399971">
                <text:p>16.19184883999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.3325122681489">
                <text:p>13.3325122681489</text:p>
              </table:table-cell>
              <table:table-cell office:value-type="float" office:value="16.1918488399971">
                <text:p>16.19184883999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.3325122681489">
                <text:p>13.3325122681489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.0292462917333">
                <text:p>13.0292462917333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.0292462917333">
                <text:p>13.0292462917333</text:p>
              </table:table-cell>
              <table:table-cell office:value-type="float" office:value="15.1938702847745">
                <text:p>15.19387028477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7258203663815">
                <text:p>12.7258203663815</text:p>
              </table:table-cell>
              <table:table-cell office:value-type="float" office:value="15.1938702847745">
                <text:p>15.19387028477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.7258203663815">
                <text:p>12.7258203663815</text:p>
              </table:table-cell>
              <table:table-cell office:value-type="float" office:value="15.1938702847745">
                <text:p>15.19387028477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.672718613781">
                <text:p>12.672718613781</text:p>
              </table:table-cell>
              <table:table-cell office:value-type="float" office:value="15.1938702847745">
                <text:p>15.19387028477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.672718613781">
                <text:p>12.672718613781</text:p>
              </table:table-cell>
              <table:table-cell office:value-type="float" office:value="15.1938702847745">
                <text:p>15.19387028477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6561847743107">
                <text:p>12.6561847743107</text:p>
              </table:table-cell>
              <table:table-cell office:value-type="float" office:value="15.1938702847745">
                <text:p>15.19387028477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.6561847743107">
                <text:p>12.6561847743107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.7987428898487">
                <text:p>12.7987428898487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.7987428898487">
                <text:p>12.7987428898487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7998763203544">
                <text:p>12.7998763203544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.7998763203544">
                <text:p>12.7998763203544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.8093943027034">
                <text:p>12.8093943027034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.8093943027034">
                <text:p>12.8093943027034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.8146906637914">
                <text:p>12.8146906637914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.8146906637914">
                <text:p>12.8146906637914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.8178112166619">
                <text:p>12.8178112166619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.8178112166619">
                <text:p>12.8178112166619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.8291958405298">
                <text:p>12.8291958405298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.8291958405298">
                <text:p>12.8291958405298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.8576203805849">
                <text:p>12.8576203805849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.8576203805849">
                <text:p>12.8576203805849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8290372328954">
                <text:p>12.8290372328954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8290372328954">
                <text:p>12.8290372328954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6610935746943">
                <text:p>12.6610935746943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.6610935746943">
                <text:p>12.6610935746943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.5403499008515">
                <text:p>12.5403499008515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.5403499008515">
                <text:p>12.5403499008515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4406896655426">
                <text:p>12.4406896655426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4406896655426">
                <text:p>12.4406896655426</text:p>
              </table:table-cell>
              <table:table-cell office:value-type="float" office:value="15.6352465150229">
                <text:p>15.63524651502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.413550250603">
                <text:p>12.413550250603</text:p>
              </table:table-cell>
              <table:table-cell office:value-type="float" office:value="15.6352465150229">
                <text:p>15.63524651502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.413550250603">
                <text:p>12.413550250603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7498137396517">
                <text:p>12.7498137396517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7498137396517">
                <text:p>12.7498137396517</text:p>
              </table:table-cell>
              <table:table-cell office:value-type="float" office:value="16.6582471925831">
                <text:p>16.65824719258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.8798410547213">
                <text:p>13.8798410547213</text:p>
              </table:table-cell>
              <table:table-cell office:value-type="float" office:value="16.6582471925831">
                <text:p>16.65824719258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.8798410547213">
                <text:p>13.8798410547213</text:p>
              </table:table-cell>
              <table:table-cell office:value-type="float" office:value="17.0596418930574">
                <text:p>17.05964189305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2031619414877">
                <text:p>14.2031619414877</text:p>
              </table:table-cell>
              <table:table-cell office:value-type="float" office:value="17.0596418930574">
                <text:p>17.05964189305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.2031619414877">
                <text:p>14.2031619414877</text:p>
              </table:table-cell>
              <table:table-cell office:value-type="float" office:value="17.6249964506671">
                <text:p>17.62499645066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.4254276022356">
                <text:p>14.4254276022356</text:p>
              </table:table-cell>
              <table:table-cell office:value-type="float" office:value="17.6249964506671">
                <text:p>17.62499645066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.4254276022356">
                <text:p>14.4254276022356</text:p>
              </table:table-cell>
              <table:table-cell office:value-type="float" office:value="18.0975186238397">
                <text:p>18.09751862383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.4948461868165">
                <text:p>17.4948461868165</text:p>
              </table:table-cell>
              <table:table-cell office:value-type="float" office:value="18.0975186238397">
                <text:p>18.09751862383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.4948461868165">
                <text:p>17.4948461868165</text:p>
              </table:table-cell>
              <table:table-cell office:value-type="float" office:value="23.5901311653192">
                <text:p>23.59013116531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.2754124201455">
                <text:p>18.2754124201455</text:p>
              </table:table-cell>
              <table:table-cell office:value-type="float" office:value="23.5901311653192">
                <text:p>23.59013116531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.2754124201455">
                <text:p>18.2754124201455</text:p>
              </table:table-cell>
              <table:table-cell office:value-type="float" office:value="23.7665084626826">
                <text:p>23.76650846268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.3012063074774">
                <text:p>18.3012063074774</text:p>
              </table:table-cell>
              <table:table-cell office:value-type="float" office:value="23.7665084626826">
                <text:p>23.76650846268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.3012063074774">
                <text:p>18.3012063074774</text:p>
              </table:table-cell>
              <table:table-cell office:value-type="float" office:value="23.7787037051893">
                <text:p>23.77870370518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.312801170923">
                <text:p>18.312801170923</text:p>
              </table:table-cell>
              <table:table-cell office:value-type="float" office:value="23.7787037051893">
                <text:p>23.77870370518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.312801170923">
                <text:p>18.312801170923</text:p>
              </table:table-cell>
              <table:table-cell office:value-type="float" office:value="23.8149831866861">
                <text:p>23.81498318668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.2915189897661">
                <text:p>18.2915189897661</text:p>
              </table:table-cell>
              <table:table-cell office:value-type="float" office:value="23.8149831866861">
                <text:p>23.81498318668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.2915189897661">
                <text:p>18.2915189897661</text:p>
              </table:table-cell>
              <table:table-cell office:value-type="float" office:value="23.8149831866861">
                <text:p>23.814983186686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.2776424184733">
                <text:p>18.2776424184733</text:p>
              </table:table-cell>
              <table:table-cell office:value-type="float" office:value="23.8149831866861">
                <text:p>23.81498318668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.2776424184733">
                <text:p>18.2776424184733</text:p>
              </table:table-cell>
              <table:table-cell office:value-type="float" office:value="23.8149831866861">
                <text:p>23.81498318668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.2604092364782">
                <text:p>18.2604092364782</text:p>
              </table:table-cell>
              <table:table-cell office:value-type="float" office:value="23.8149831866861">
                <text:p>23.81498318668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.2604092364782">
                <text:p>18.2604092364782</text:p>
              </table:table-cell>
              <table:table-cell office:value-type="float" office:value="23.7908476207659">
                <text:p>23.79084762076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.2750504245994">
                <text:p>18.2750504245994</text:p>
              </table:table-cell>
              <table:table-cell office:value-type="float" office:value="23.7908476207659">
                <text:p>23.790847620765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.2750504245994">
                <text:p>18.2750504245994</text:p>
              </table:table-cell>
              <table:table-cell office:value-type="float" office:value="23.8269756814303">
                <text:p>23.82697568143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.2747174540341">
                <text:p>18.2747174540341</text:p>
              </table:table-cell>
              <table:table-cell office:value-type="float" office:value="23.8269756814303">
                <text:p>23.82697568143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.2747174540341">
                <text:p>18.2747174540341</text:p>
              </table:table-cell>
              <table:table-cell office:value-type="float" office:value="23.7908476207659">
                <text:p>23.79084762076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.2681149779775">
                <text:p>18.2681149779775</text:p>
              </table:table-cell>
              <table:table-cell office:value-type="float" office:value="23.7908476207659">
                <text:p>23.79084762076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.2681149779775">
                <text:p>18.2681149779775</text:p>
              </table:table-cell>
              <table:table-cell office:value-type="float" office:value="23.729610388483">
                <text:p>23.7296103884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.2663095453608">
                <text:p>18.2663095453608</text:p>
              </table:table-cell>
              <table:table-cell office:value-type="float" office:value="23.729610388483">
                <text:p>23.7296103884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.2663095453608">
                <text:p>18.2663095453608</text:p>
              </table:table-cell>
              <table:table-cell office:value-type="float" office:value="23.8626569697876">
                <text:p>23.86265696978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.2572464934696">
                <text:p>18.2572464934696</text:p>
              </table:table-cell>
              <table:table-cell office:value-type="float" office:value="23.8626569697876">
                <text:p>23.86265696978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.2572464934696">
                <text:p>18.2572464934696</text:p>
              </table:table-cell>
              <table:table-cell office:value-type="float" office:value="24.056917294851">
                <text:p>24.0569172948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.2926355203924">
                <text:p>18.2926355203924</text:p>
              </table:table-cell>
              <table:table-cell office:value-type="float" office:value="24.056917294851">
                <text:p>24.0569172948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.2926355203924">
                <text:p>18.2926355203924</text:p>
              </table:table-cell>
              <table:table-cell office:value-type="float" office:value="24.056917294851">
                <text:p>24.0569172948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.329293623789">
                <text:p>18.329293623789</text:p>
              </table:table-cell>
              <table:table-cell office:value-type="float" office:value="24.056917294851">
                <text:p>24.0569172948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329293623789">
                <text:p>18.329293623789</text:p>
              </table:table-cell>
              <table:table-cell office:value-type="float" office:value="24.0011268854202">
                <text:p>24.00112688542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.335493471681">
                <text:p>18.335493471681</text:p>
              </table:table-cell>
              <table:table-cell office:value-type="float" office:value="24.0011268854202">
                <text:p>24.00112688542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335493471681">
                <text:p>18.335493471681</text:p>
              </table:table-cell>
              <table:table-cell office:value-type="float" office:value="23.9557046159423">
                <text:p>23.95570461594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.3117622212403">
                <text:p>18.3117622212403</text:p>
              </table:table-cell>
              <table:table-cell office:value-type="float" office:value="23.9557046159423">
                <text:p>23.95570461594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.3117622212403">
                <text:p>18.3117622212403</text:p>
              </table:table-cell>
              <table:table-cell office:value-type="float" office:value="23.9557046159423">
                <text:p>23.95570461594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.2855874497087">
                <text:p>18.2855874497087</text:p>
              </table:table-cell>
              <table:table-cell office:value-type="float" office:value="23.9557046159423">
                <text:p>23.95570461594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.2855874497087">
                <text:p>18.2855874497087</text:p>
              </table:table-cell>
              <table:table-cell office:value-type="float" office:value="23.978505130332">
                <text:p>23.9785051303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.2864450742398">
                <text:p>18.2864450742398</text:p>
              </table:table-cell>
              <table:table-cell office:value-type="float" office:value="23.978505130332">
                <text:p>23.9785051303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.2864450742398">
                <text:p>18.2864450742398</text:p>
              </table:table-cell>
              <table:table-cell office:value-type="float" office:value="23.6796672968346">
                <text:p>23.67966729683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.3166172273405">
                <text:p>18.3166172273405</text:p>
              </table:table-cell>
              <table:table-cell office:value-type="float" office:value="23.6796672968346">
                <text:p>23.67966729683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.3166172273405">
                <text:p>18.3166172273405</text:p>
              </table:table-cell>
              <table:table-cell office:value-type="float" office:value="16.6582471925831">
                <text:p>16.65824719258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.3702250763771">
                <text:p>13.3702250763771</text:p>
              </table:table-cell>
              <table:table-cell office:value-type="float" office:value="16.6582471925831">
                <text:p>16.65824719258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.3702250763771">
                <text:p>13.3702250763771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.1082258174232">
                <text:p>13.1082258174232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.1082258174232">
                <text:p>13.1082258174232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.7897247470373">
                <text:p>12.7897247470373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.7897247470373">
                <text:p>12.7897247470373</text:p>
              </table:table-cell>
              <table:table-cell office:value-type="float" office:value="14.6725667757289">
                <text:p>14.67256677572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.9864390301394">
                <text:p>12.9864390301394</text:p>
              </table:table-cell>
              <table:table-cell office:value-type="float" office:value="14.6725667757289">
                <text:p>14.67256677572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.9864390301394">
                <text:p>12.9864390301394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.0180195756207">
                <text:p>13.0180195756207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.0180195756207">
                <text:p>13.0180195756207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.0149551968775">
                <text:p>13.0149551968775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.0149551968775">
                <text:p>13.0149551968775</text:p>
              </table:table-cell>
              <table:table-cell office:value-type="float" office:value="13.6556380492346">
                <text:p>13.65563804923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.7586677319119">
                <text:p>12.7586677319119</text:p>
              </table:table-cell>
              <table:table-cell office:value-type="float" office:value="13.6556380492346">
                <text:p>13.65563804923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.7586677319119">
                <text:p>12.7586677319119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.6384640088778">
                <text:p>11.6384640088778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.6384640088778">
                <text:p>11.6384640088778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97272074889163">
                <text:p>5.97272074889163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97272074889163">
                <text:p>5.97272074889163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4072958591321">
                <text:p>10.4072958591321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4072958591321">
                <text:p>10.4072958591321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3522922681457">
                <text:p>10.3522922681457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3522922681457">
                <text:p>10.3522922681457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3010669447905">
                <text:p>10.3010669447905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3010669447905">
                <text:p>10.3010669447905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2789421143873">
                <text:p>10.2789421143873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2789421143873">
                <text:p>10.2789421143873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1759518369511">
                <text:p>10.1759518369511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1759518369511">
                <text:p>10.1759518369511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1241494067166">
                <text:p>10.1241494067166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.1241494067166">
                <text:p>10.1241494067166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.1095976042581">
                <text:p>10.1095976042581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.1095976042581">
                <text:p>10.1095976042581</text:p>
              </table:table-cell>
              <table:table-cell office:value-type="float" office:value="8.27500704749987">
                <text:p>8.275007047499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.0763092614669">
                <text:p>10.0763092614669</text:p>
              </table:table-cell>
              <table:table-cell office:value-type="float" office:value="8.27500704749987">
                <text:p>8.275007047499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.0763092614669">
                <text:p>10.0763092614669</text:p>
              </table:table-cell>
              <table:table-cell office:value-type="float" office:value="8.27500704749987">
                <text:p>8.275007047499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.9617671674915">
                <text:p>9.9617671674915</text:p>
              </table:table-cell>
              <table:table-cell office:value-type="float" office:value="8.27500704749987">
                <text:p>8.2750070474998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.9617671674915">
                <text:p>9.9617671674915</text:p>
              </table:table-cell>
              <table:table-cell office:value-type="float" office:value="8.27500704749987">
                <text:p>8.275007047499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.9448865406949">
                <text:p>9.9448865406949</text:p>
              </table:table-cell>
              <table:table-cell office:value-type="float" office:value="8.27500704749987">
                <text:p>8.275007047499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.9448865406949">
                <text:p>9.9448865406949</text:p>
              </table:table-cell>
              <table:table-cell office:value-type="float" office:value="8.27500704749987">
                <text:p>8.275007047499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.95189559921427">
                <text:p>9.95189559921427</text:p>
              </table:table-cell>
              <table:table-cell office:value-type="float" office:value="8.27500704749987">
                <text:p>8.275007047499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.95189559921427">
                <text:p>9.95189559921427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.0039675805754">
                <text:p>10.0039675805754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.0039675805754">
                <text:p>10.0039675805754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.0536825124905">
                <text:p>10.0536825124905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.0536825124905">
                <text:p>10.0536825124905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.95654945822048">
                <text:p>9.95654945822048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.95654945822048">
                <text:p>9.95654945822048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.0645014236408">
                <text:p>10.0645014236408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.0645014236408">
                <text:p>10.0645014236408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.9790244909763">
                <text:p>9.9790244909763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9790244909763">
                <text:p>9.9790244909763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.0056526440812">
                <text:p>10.0056526440812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.0056526440812">
                <text:p>10.0056526440812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.5306295094042">
                <text:p>10.5306295094042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.5306295094042">
                <text:p>10.5306295094042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.2831164479114">
                <text:p>10.2831164479114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.2831164479114">
                <text:p>10.2831164479114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.1898526537674">
                <text:p>10.1898526537674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.1898526537674">
                <text:p>10.1898526537674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.1400909505856">
                <text:p>10.1400909505856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.1400909505856">
                <text:p>10.1400909505856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.0536825124905">
                <text:p>10.0536825124905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.0536825124905">
                <text:p>10.0536825124905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.0168363825739">
                <text:p>10.0168363825739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.0168363825739">
                <text:p>10.0168363825739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.98643903013941">
                <text:p>9.98643903013941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.98643903013941">
                <text:p>9.98643903013941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.97616256771902">
                <text:p>9.97616256771902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.97616256771902">
                <text:p>9.97616256771902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.97730801838728">
                <text:p>9.97730801838728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.97730801838728">
                <text:p>9.97730801838728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.0235052467178">
                <text:p>10.0235052467178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.0235052467178">
                <text:p>10.0235052467178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.94019484537018">
                <text:p>9.94019484537018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.94019484537018">
                <text:p>9.94019484537018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.89666323619027">
                <text:p>9.89666323619027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.89666323619027">
                <text:p>9.89666323619027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.88633435833979">
                <text:p>9.88633435833979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.88633435833979">
                <text:p>9.88633435833979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.97730801838728">
                <text:p>9.97730801838728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.97730801838728">
                <text:p>9.97730801838728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.5523129348309">
                <text:p>10.5523129348309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.5523129348309">
                <text:p>10.5523129348309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.2326888516776">
                <text:p>11.2326888516776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.2326888516776">
                <text:p>11.2326888516776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.708422282644">
                <text:p>11.708422282644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.708422282644">
                <text:p>11.708422282644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.14506862674">
                <text:p>12.14506862674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.14506862674">
                <text:p>12.14506862674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.3063105590212">
                <text:p>16.3063105590212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.3063105590212">
                <text:p>16.3063105590212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.0564287279561">
                <text:p>15.0564287279561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.0564287279561">
                <text:p>15.0564287279561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.6317508336493">
                <text:p>12.6317508336493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.6317508336493">
                <text:p>12.6317508336493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.6605588801274">
                <text:p>12.6605588801274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.6605588801274">
                <text:p>12.6605588801274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.1538334309664">
                <text:p>5.1538334309664</text:p>
              </table:table-cell>
              <table:table-cell office:value-type="float" office:value="10.1407786557828">
                <text:p>10.14077865578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1538334309664">
                <text:p>5.1538334309664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.36284862042163">
                <text:p>9.36284862042163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.36284862042163">
                <text:p>9.36284862042163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.84112063958079">
                <text:p>9.84112063958079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.84112063958079">
                <text:p>9.84112063958079</text:p>
              </table:table-cell>
              <table:table-cell office:value-type="float" office:value="13.6556380492346">
                <text:p>13.65563804923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.7962299774973">
                <text:p>11.7962299774973</text:p>
              </table:table-cell>
              <table:table-cell office:value-type="float" office:value="13.6556380492346">
                <text:p>13.65563804923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.7962299774973">
                <text:p>11.7962299774973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.58423899619538">
                <text:p>9.58423899619538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.58423899619538">
                <text:p>9.58423899619538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.44545685412569">
                <text:p>9.44545685412569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.44545685412569">
                <text:p>9.44545685412569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.1354808790725">
                <text:p>10.1354808790725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.1354808790725">
                <text:p>10.1354808790725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.6791562746348">
                <text:p>10.6791562746348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.6791562746348">
                <text:p>10.6791562746348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.8747021265232">
                <text:p>10.8747021265232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.8747021265232">
                <text:p>10.8747021265232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.8528696733044">
                <text:p>11.8528696733044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.8528696733044">
                <text:p>11.8528696733044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.0074759112788">
                <text:p>12.0074759112788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.0074759112788">
                <text:p>12.0074759112788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.0243366913903">
                <text:p>12.0243366913903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.0243366913903">
                <text:p>12.0243366913903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.9877184562831">
                <text:p>11.9877184562831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.9877184562831">
                <text:p>11.9877184562831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.7800756709492">
                <text:p>11.7800756709492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.7800756709492">
                <text:p>11.7800756709492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.7840085085712">
                <text:p>11.7840085085712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.7840085085712">
                <text:p>11.7840085085712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.6957783769964">
                <text:p>11.6957783769964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.6957783769964">
                <text:p>11.6957783769964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.6632303734669">
                <text:p>11.6632303734669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.6632303734669">
                <text:p>11.6632303734669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.4954834278972">
                <text:p>11.4954834278972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.4954834278972">
                <text:p>11.4954834278972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.5382170269398">
                <text:p>11.5382170269398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.5382170269398">
                <text:p>11.5382170269398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.6395496943982">
                <text:p>11.6395496943982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.6395496943982">
                <text:p>11.6395496943982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.5715911470849">
                <text:p>11.5715911470849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.5715911470849">
                <text:p>11.5715911470849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.5206467754436">
                <text:p>11.5206467754436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.5206467754436">
                <text:p>11.5206467754436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.5676039634115">
                <text:p>11.5676039634115</text:p>
              </table:table-cell>
              <table:table-cell office:value-type="float" office:value="11.264536430999">
                <text:p>11.2645364309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.5676039634115">
                <text:p>11.5676039634115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.0008731764546">
                <text:p>12.0008731764546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.0008731764546">
                <text:p>12.0008731764546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.3041512142343">
                <text:p>12.3041512142343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.3041512142343">
                <text:p>12.3041512142343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.4152416936527">
                <text:p>12.4152416936527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.4152416936527">
                <text:p>12.4152416936527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.5210395592851">
                <text:p>12.5210395592851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.5210395592851">
                <text:p>12.5210395592851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.5363724584858">
                <text:p>12.5363724584858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.5363724584858">
                <text:p>12.5363724584858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.5263317010938">
                <text:p>12.5263317010938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.5263317010938">
                <text:p>12.5263317010938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.5436399707857">
                <text:p>12.5436399707857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.5436399707857">
                <text:p>12.5436399707857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.5699786142437">
                <text:p>12.5699786142437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.5699786142437">
                <text:p>12.5699786142437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.5613160400522">
                <text:p>12.5613160400522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.5613160400522">
                <text:p>12.5613160400522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.5580660796644">
                <text:p>12.5580660796644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.5580660796644">
                <text:p>12.5580660796644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.5395746751258">
                <text:p>12.5395746751258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.5395746751258">
                <text:p>12.5395746751258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.5284822056522">
                <text:p>12.5284822056522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.5284822056522">
                <text:p>12.5284822056522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.4943836984202">
                <text:p>12.4943836984202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.4943836984202">
                <text:p>12.4943836984202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.4855555529676">
                <text:p>12.4855555529676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.4855555529676">
                <text:p>12.4855555529676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.4776851870235">
                <text:p>12.4776851870235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.4776851870235">
                <text:p>12.4776851870235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.4859580064303">
                <text:p>12.4859580064303</text:p>
              </table:table-cell>
              <table:table-cell office:value-type="float" office:value="12.0712478194614">
                <text:p>12.07124781946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.4859580064303">
                <text:p>12.4859580064303</text:p>
              </table:table-cell>
              <table:table-cell office:value-type="float" office:value="13.6556380492346">
                <text:p>13.655638049234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.9332669149244">
                <text:p>16.9332669149244</text:p>
              </table:table-cell>
              <table:table-cell office:value-type="float" office:value="13.6556380492346">
                <text:p>13.655638049234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.9332669149244">
                <text:p>16.9332669149244</text:p>
              </table:table-cell>
              <table:table-cell office:value-type="float" office:value="14.3717330906227">
                <text:p>14.37173309062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.874855792715">
                <text:p>13.874855792715</text:p>
              </table:table-cell>
              <table:table-cell office:value-type="float" office:value="14.3717330906227">
                <text:p>14.371733090622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.874855792715">
                <text:p>13.874855792715</text:p>
              </table:table-cell>
              <table:table-cell office:value-type="float" office:value="14.3717330906227">
                <text:p>14.371733090622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.6398209881667">
                <text:p>12.6398209881667</text:p>
              </table:table-cell>
              <table:table-cell office:value-type="float" office:value="14.3717330906227">
                <text:p>14.37173309062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.6398209881667">
                <text:p>12.6398209881667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.6491944380362">
                <text:p>12.6491944380362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.6491944380362">
                <text:p>12.6491944380362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.6519767056108">
                <text:p>12.6519767056108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.6519767056108">
                <text:p>12.6519767056108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.6550220678511">
                <text:p>12.6550220678511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.6550220678511">
                <text:p>12.6550220678511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.6548431067343">
                <text:p>12.6548431067343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.6548431067343">
                <text:p>12.6548431067343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.6550220678511">
                <text:p>12.6550220678511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.6550220678511">
                <text:p>12.6550220678511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.6572572107406">
                <text:p>12.6572572107406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.6572572107406">
                <text:p>12.6572572107406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.6550220678511">
                <text:p>12.6550220678511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.6550220678511">
                <text:p>12.6550220678511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.6537688735939">
                <text:p>12.6537688735939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.6537688735939">
                <text:p>12.6537688735939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.6537688735939">
                <text:p>12.6537688735939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.6537688735939">
                <text:p>12.6537688735939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.6515283155401">
                <text:p>12.6515283155401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.6515283155401">
                <text:p>12.6515283155401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.4900766943703">
                <text:p>12.4900766943703</text:p>
              </table:table-cell>
              <table:table-cell office:value-type="float" office:value="14.0358438159945">
                <text:p>14.035843815994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.4900766943703">
                <text:p>12.4900766943703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.3052918650218">
                <text:p>12.3052918650218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.3052918650218">
                <text:p>12.3052918650218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.2344863040978">
                <text:p>12.2344863040978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.2344863040978">
                <text:p>12.2344863040978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.2214943823617">
                <text:p>12.2214943823617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.2214943823617">
                <text:p>12.2214943823617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.2212526844149">
                <text:p>12.2212526844149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.2212526844149">
                <text:p>12.2212526844149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.21653146295">
                <text:p>12.21653146295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.21653146295">
                <text:p>12.21653146295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.2195596640553">
                <text:p>12.2195596640553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.2195596640553">
                <text:p>12.2195596640553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.2212526844149">
                <text:p>12.2212526844149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.2212526844149">
                <text:p>12.2212526844149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.2214943823617">
                <text:p>12.2214943823617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.2214943823617">
                <text:p>12.2214943823617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.2264402876762">
                <text:p>12.2264402876762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.2264402876762">
                <text:p>12.2264402876762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.2253560526981">
                <text:p>12.2253560526981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.2253560526981">
                <text:p>12.2253560526981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.2365207132687">
                <text:p>12.2365207132687</text:p>
              </table:table-cell>
              <table:table-cell office:value-type="float" office:value="13.217618485351">
                <text:p>13.21761848535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.2365207132687">
                <text:p>12.2365207132687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.2494971393642">
                <text:p>12.2494971393642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.2494971393642">
                <text:p>12.2494971393642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.2620054521642">
                <text:p>12.2620054521642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2.2620054521642">
                <text:p>12.2620054521642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.3134780358504">
                <text:p>12.3134780358504</text:p>
              </table:table-cell>
              <table:table-cell office:value-type="float" office:value="12.7009944941683">
                <text:p>12.700994494168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.3134780358504">
                <text:p>12.3134780358504</text:p>
              </table:table-cell>
              <table:table-cell office:value-type="float" office:value="14.6725667757289">
                <text:p>14.672566775728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.4404820387104">
                <text:p>12.4404820387104</text:p>
              </table:table-cell>
              <table:table-cell office:value-type="float" office:value="14.6725667757289">
                <text:p>14.672566775728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.4404820387104">
                <text:p>12.4404820387104</text:p>
              </table:table-cell>
              <table:table-cell office:value-type="float" office:value="15.1938702847745">
                <text:p>15.19387028477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2.5296538584298">
                <text:p>12.5296538584298</text:p>
              </table:table-cell>
              <table:table-cell office:value-type="float" office:value="15.1938702847745">
                <text:p>15.19387028477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2.5296538584298">
                <text:p>12.5296538584298</text:p>
              </table:table-cell>
              <table:table-cell office:value-type="float" office:value="15.1938702847745">
                <text:p>15.193870284774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2.3977027278356">
                <text:p>12.3977027278356</text:p>
              </table:table-cell>
              <table:table-cell office:value-type="float" office:value="15.1938702847745">
                <text:p>15.193870284774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2.3977027278356">
                <text:p>12.3977027278356</text:p>
              </table:table-cell>
              <table:table-cell office:value-type="float" office:value="15.6352465150229">
                <text:p>15.635246515022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2.484750309081">
                <text:p>12.484750309081</text:p>
              </table:table-cell>
              <table:table-cell office:value-type="float" office:value="15.6352465150229">
                <text:p>15.635246515022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2.484750309081">
                <text:p>12.484750309081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2.5401561334695">
                <text:p>12.5401561334695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2.5401561334695">
                <text:p>12.5401561334695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.5685542928318">
                <text:p>12.5685542928318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.5685542928318">
                <text:p>12.5685542928318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.5978944288392">
                <text:p>12.5978944288392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.5978944288392">
                <text:p>12.5978944288392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2.5920178625025">
                <text:p>12.5920178625025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2.5920178625025">
                <text:p>12.5920178625025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.608098062609">
                <text:p>12.608098062609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2.608098062609">
                <text:p>12.608098062609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2.6283824953776">
                <text:p>12.6283824953776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2.6283824953776">
                <text:p>12.6283824953776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2.6402730311097">
                <text:p>12.6402730311097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2.6402730311097">
                <text:p>12.6402730311097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2.6698875439261">
                <text:p>12.6698875439261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.6698875439261">
                <text:p>12.6698875439261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2.7041046429789">
                <text:p>12.7041046429789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.7041046429789">
                <text:p>12.7041046429789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.730243466487">
                <text:p>12.730243466487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.730243466487">
                <text:p>12.730243466487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.7524087414403">
                <text:p>12.7524087414403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.7524087414403">
                <text:p>12.7524087414403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.7461224785928">
                <text:p>12.7461224785928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.7461224785928">
                <text:p>12.7461224785928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.7689567376818">
                <text:p>12.7689567376818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.7689567376818">
                <text:p>12.7689567376818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.779911569824">
                <text:p>12.779911569824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.779911569824">
                <text:p>12.779911569824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.8356837857272">
                <text:p>12.8356837857272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.8356837857272">
                <text:p>12.8356837857272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.8233157138049">
                <text:p>12.8233157138049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.8233157138049">
                <text:p>12.8233157138049</text:p>
              </table:table-cell>
              <table:table-cell office:value-type="float" office:value="16.0179775664545">
                <text:p>16.017977566454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2.8549743753448">
                <text:p>12.8549743753448</text:p>
              </table:table-cell>
              <table:table-cell office:value-type="float" office:value="16.0179775664545">
                <text:p>16.017977566454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.8549743753448">
                <text:p>12.8549743753448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.940488523751">
                <text:p>12.940488523751</text:p>
              </table:table-cell>
              <table:table-cell office:value-type="float" office:value="15.8329532888754">
                <text:p>15.832953288875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.940488523751">
                <text:p>12.940488523751</text:p>
              </table:table-cell>
              <table:table-cell office:value-type="float" office:value="15.6352465150229">
                <text:p>15.635246515022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.064029789531">
                <text:p>13.064029789531</text:p>
              </table:table-cell>
              <table:table-cell office:value-type="float" office:value="15.6352465150229">
                <text:p>15.635246515022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3.064029789531">
                <text:p>13.064029789531</text:p>
              </table:table-cell>
              <table:table-cell office:value-type="float" office:value="15.1938702847745">
                <text:p>15.193870284774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.174516909118">
                <text:p>13.174516909118</text:p>
              </table:table-cell>
              <table:table-cell office:value-type="float" office:value="15.1938702847745">
                <text:p>15.193870284774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.174516909118">
                <text:p>13.174516909118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.2590062684861">
                <text:p>13.2590062684861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.2590062684861">
                <text:p>13.2590062684861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.3876685076803">
                <text:p>13.3876685076803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3.3876685076803">
                <text:p>13.3876685076803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3.4184078142523">
                <text:p>13.4184078142523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.4184078142523">
                <text:p>13.4184078142523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3.4358025177705">
                <text:p>13.4358025177705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3.4358025177705">
                <text:p>13.4358025177705</text:p>
              </table:table-cell>
              <table:table-cell office:value-type="float" office:value="14.6725667757289">
                <text:p>14.672566775728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3.4508269492399">
                <text:p>13.4508269492399</text:p>
              </table:table-cell>
              <table:table-cell office:value-type="float" office:value="14.6725667757289">
                <text:p>14.672566775728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.4508269492399">
                <text:p>13.4508269492399</text:p>
              </table:table-cell>
              <table:table-cell office:value-type="float" office:value="14.6725667757289">
                <text:p>14.672566775728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.5070793971353">
                <text:p>13.5070793971353</text:p>
              </table:table-cell>
              <table:table-cell office:value-type="float" office:value="14.6725667757289">
                <text:p>14.672566775728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.5070793971353">
                <text:p>13.5070793971353</text:p>
              </table:table-cell>
              <table:table-cell office:value-type="float" office:value="14.3717330906227">
                <text:p>14.371733090622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.5086647220195">
                <text:p>13.5086647220195</text:p>
              </table:table-cell>
              <table:table-cell office:value-type="float" office:value="14.3717330906227">
                <text:p>14.371733090622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.5086647220195">
                <text:p>13.5086647220195</text:p>
              </table:table-cell>
              <table:table-cell office:value-type="float" office:value="14.3717330906227">
                <text:p>14.371733090622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3.52432493255">
                <text:p>13.52432493255</text:p>
              </table:table-cell>
              <table:table-cell office:value-type="float" office:value="14.3717330906227">
                <text:p>14.371733090622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.52432493255">
                <text:p>13.52432493255</text:p>
              </table:table-cell>
              <table:table-cell office:value-type="float" office:value="14.6725667757289">
                <text:p>14.672566775728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.5509672267866">
                <text:p>13.5509672267866</text:p>
              </table:table-cell>
              <table:table-cell office:value-type="float" office:value="14.6725667757289">
                <text:p>14.672566775728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.5509672267866">
                <text:p>13.5509672267866</text:p>
              </table:table-cell>
              <table:table-cell office:value-type="float" office:value="14.6725667757289">
                <text:p>14.672566775728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.6117445558312">
                <text:p>13.6117445558312</text:p>
              </table:table-cell>
              <table:table-cell office:value-type="float" office:value="14.6725667757289">
                <text:p>14.672566775728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.6117445558312">
                <text:p>13.6117445558312</text:p>
              </table:table-cell>
              <table:table-cell office:value-type="float" office:value="14.6725667757289">
                <text:p>14.672566775728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.6514834688673">
                <text:p>13.6514834688673</text:p>
              </table:table-cell>
              <table:table-cell office:value-type="float" office:value="14.6725667757289">
                <text:p>14.672566775728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.6514834688673">
                <text:p>13.6514834688673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.6905936010162">
                <text:p>13.6905936010162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.6905936010162">
                <text:p>13.6905936010162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.7270125356485">
                <text:p>13.7270125356485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.7270125356485">
                <text:p>13.7270125356485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.75833460369">
                <text:p>13.75833460369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.75833460369">
                <text:p>13.75833460369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.8126065390227">
                <text:p>13.8126065390227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.8126065390227">
                <text:p>13.8126065390227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.8350126086781">
                <text:p>13.8350126086781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.8350126086781">
                <text:p>13.8350126086781</text:p>
              </table:table-cell>
              <table:table-cell office:value-type="float" office:value="14.6725667757289">
                <text:p>14.672566775728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.8613088984761">
                <text:p>13.8613088984761</text:p>
              </table:table-cell>
              <table:table-cell office:value-type="float" office:value="14.6725667757289">
                <text:p>14.672566775728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.8613088984761">
                <text:p>13.8613088984761</text:p>
              </table:table-cell>
              <table:table-cell office:value-type="float" office:value="15.1938702847745">
                <text:p>15.193870284774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.8888474332897">
                <text:p>13.8888474332897</text:p>
              </table:table-cell>
              <table:table-cell office:value-type="float" office:value="15.1938702847745">
                <text:p>15.193870284774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.8888474332897">
                <text:p>13.8888474332897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.7860526232843">
                <text:p>13.7860526232843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.7860526232843">
                <text:p>13.7860526232843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.6507657324434">
                <text:p>13.6507657324434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.6507657324434">
                <text:p>13.6507657324434</text:p>
              </table:table-cell>
              <table:table-cell office:value-type="float" office:value="15.1938702847745">
                <text:p>15.193870284774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.5260871226199">
                <text:p>13.5260871226199</text:p>
              </table:table-cell>
              <table:table-cell office:value-type="float" office:value="15.1938702847745">
                <text:p>15.193870284774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.5260871226199">
                <text:p>13.5260871226199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.2601243402806">
                <text:p>13.2601243402806</text:p>
              </table:table-cell>
              <table:table-cell office:value-type="float" office:value="14.9449755429255">
                <text:p>14.94497554292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.2601243402806">
                <text:p>13.2601243402806</text:p>
              </table:table-cell>
              <table:table-cell office:value-type="float" office:value="15.4229898133002">
                <text:p>15.422989813300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.3664596000723">
                <text:p>13.3664596000723</text:p>
              </table:table-cell>
              <table:table-cell office:value-type="float" office:value="15.4229898133002">
                <text:p>15.4229898133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f7f06a8f319e4b62f9bc5095aa112a65d2f3ac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